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row table:style-name="ro1">
          <table:table-cell office:value-type="string" table:style-name="ce1">
            <text:p>rta_id</text:p>
          </table:table-cell>
          <table:table-cell office:value-type="string" table:style-name="ce1">
            <text:p>agreement_name</text:p>
          </table:table-cell>
          <table:table-cell office:value-type="string" table:style-name="ce1">
            <text:p>url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agreement_text_en</text:p>
          </table:table-cell>
          <table:table-cell office:value-type="string" table:style-name="ce1">
            <text:p>agreement_text_fr</text:p>
          </table:table-cell>
          <table:table-cell office:value-type="string" table:style-name="ce1">
            <text:p>agreement_text_es</text:p>
          </table:table-cell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Japan - Thailand</text:p>
          </table:table-cell>
          <table:table-cell office:value-type="string" table:style-name="ce1">
            <text:p>https://rtais.wto.org/UI/PublicShowRTAIDCard.aspx?rtaid=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mofa.go.jp/region/asia-paci/thailand/epa0704/agreemen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Egypt - Türkiye</text:p>
          </table:table-cell>
          <table:table-cell office:value-type="string" table:style-name="ce1">
            <text:p>https://rtais.wto.org/UI/PublicShowRTAIDCard.aspx?rtaid=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2/TOA/English/Egypt-TurkeyAgreement.doc</text:p>
          </table:table-cell>
          <table:table-cell/>
          <table:table-cell/>
        </table:table-row>
        <table:table-row table:style-name="ro1">
          <table:table-cell office:value-type="string" table:style-name="ce1">
            <text:p>3</text:p>
          </table:table-cell>
          <table:table-cell office:value-type="string" table:style-name="ce1">
            <text:p>Chile - Japan</text:p>
          </table:table-cell>
          <table:table-cell office:value-type="string" table:style-name="ce1">
            <text:p>https://rtais.wto.org/UI/PublicShowRTAIDCard.aspx?rtaid=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mofa.go.jp/region/latin/chile/joint0703/agreement.pdf</text:p>
          </table:table-cell>
          <table:table-cell/>
          <table:table-cell office:value-type="string" table:style-name="ce1">
            <text:p>https://www.subrei.gob.cl/acuerdos-comerciales/acuerdos-comerciales-vigentes/japon</text:p>
          </table:table-cell>
        </table:table-row>
        <table:table-row table:style-name="ro1">
          <table:table-cell office:value-type="string" table:style-name="ce1">
            <text:p>4</text:p>
          </table:table-cell>
          <table:table-cell office:value-type="string" table:style-name="ce1">
            <text:p>Central European Free Trade Agreement (CEFTA) 2006</text:p>
          </table:table-cell>
          <table:table-cell office:value-type="string" table:style-name="ce1">
            <text:p>https://rtais.wto.org/UI/PublicShowRTAIDCard.aspx?rtaid=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cefta.int/legal-documents/#1463498231136-8f9d234f-15f9</text:p>
          </table:table-cell>
          <table:table-cell/>
          <table:table-cell/>
        </table:table-row>
        <table:table-row table:style-name="ro1">
          <table:table-cell office:value-type="string" table:style-name="ce1">
            <text:p>5</text:p>
          </table:table-cell>
          <table:table-cell office:value-type="string" table:style-name="ce1">
            <text:p>EFTA - Egypt</text:p>
          </table:table-cell>
          <table:table-cell office:value-type="string" table:style-name="ce1">
            <text:p>https://rtais.wto.org/UI/PublicShowRTAIDCard.aspx?rtaid=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efta.int/trade-relations/free-trade-network/egypt</text:p>
          </table:table-cell>
          <table:table-cell/>
          <table:table-cell/>
        </table:table-row>
        <table:table-row table:style-name="ro1">
          <table:table-cell office:value-type="string" table:style-name="ce1">
            <text:p>6</text:p>
          </table:table-cell>
          <table:table-cell office:value-type="string" table:style-name="ce1">
            <text:p>EC (27) Enlargement</text:p>
          </table:table-cell>
          <table:table-cell office:value-type="string" table:style-name="ce1">
            <text:p>https://rtais.wto.org/UI/PublicShowRTAIDCard.aspx?rtaid=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qid=1398341783245&amp;uri=CELEX:12005S/TTE</text:p>
          </table:table-cell>
          <table:table-cell office:value-type="string" table:style-name="ce1">
            <text:p>http://eur-lex.europa.eu/legal-content/EN/TXT/?qid=1398341783245&amp;uri=CELEX:12005S/TTE</text:p>
          </table:table-cell>
          <table:table-cell office:value-type="string" table:style-name="ce1">
            <text:p>http://eur-lex.europa.eu/legal-content/EN/TXT/?qid=1398341783245&amp;uri=CELEX:12005S/TTE</text:p>
          </table:table-cell>
        </table:table-row>
        <table:table-row table:style-name="ro1">
          <table:table-cell office:value-type="string" table:style-name="ce1">
            <text:p>7</text:p>
          </table:table-cell>
          <table:table-cell office:value-type="string" table:style-name="ce1">
            <text:p>Southern African Customs Union (SACU)</text:p>
          </table:table-cell>
          <table:table-cell office:value-type="string" table:style-name="ce1">
            <text:p>https://rtais.wto.org/UI/PublicShowRTAIDCard.aspx?rtaid=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sacu.int/uploads/documents/6a7ae39b41cba945b083e93a2e1a103d7cee629c.pdf</text:p>
          </table:table-cell>
          <table:table-cell/>
          <table:table-cell/>
        </table:table-row>
        <table:table-row table:style-name="ro1">
          <table:table-cell office:value-type="string" table:style-name="ce1">
            <text:p>8</text:p>
          </table:table-cell>
          <table:table-cell office:value-type="string" table:style-name="ce1">
            <text:p>Chile - China</text:p>
          </table:table-cell>
          <table:table-cell office:value-type="string" table:style-name="ce1">
            <text:p>https://rtais.wto.org/UI/PublicShowRTAIDCard.aspx?rtaid=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fta.mofcom.gov.cn/topic/enchile.shtml</text:p>
          </table:table-cell>
          <table:table-cell/>
          <table:table-cell office:value-type="string" table:style-name="ce1">
            <text:p>https://www.subrei.gob.cl/2017/06/tratado-de-libre-comercio-chile-china/</text:p>
          </table:table-cell>
        </table:table-row>
        <table:table-row table:style-name="ro1">
          <table:table-cell office:value-type="string" table:style-name="ce1">
            <text:p>9</text:p>
          </table:table-cell>
          <table:table-cell office:value-type="string" table:style-name="ce1">
            <text:p>Trans-Pacific Strategic Economic Partnership</text:p>
          </table:table-cell>
          <table:table-cell office:value-type="string" table:style-name="ce1">
            <text:p>https://rtais.wto.org/UI/PublicShowRTAIDCard.aspx?rtaid=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mfat.govt.nz/assets/Trade-agreements/P4/Full-text-of-P4-agreement.pdf</text:p>
          </table:table-cell>
          <table:table-cell/>
          <table:table-cell office:value-type="string" table:style-name="ce1">
            <text:p>https://www.subrei.gob.cl/acuerdos-comerciales/acuerdos-comerciales-vigentes/p4</text:p>
          </table:table-cell>
        </table:table-row>
        <table:table-row table:style-name="ro1">
          <table:table-cell office:value-type="string" table:style-name="ce1">
            <text:p>10</text:p>
          </table:table-cell>
          <table:table-cell office:value-type="string" table:style-name="ce1">
            <text:p>India - Singapore</text:p>
          </table:table-cell>
          <table:table-cell office:value-type="string" table:style-name="ce1">
            <text:p>https://rtais.wto.org/UI/PublicShowRTAIDCard.aspx?rtaid=1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enterprisesg.gov.sg/non-financial-assistance/for-singapore-companies/free-trade-agreements/ftas/singapore-ftas/-/media/ESG/Files/Non-Financial-Assistance/For-Companies/Free-Trade-Agreements/CECA_India/Legal_Text/CECA_Legal_Tex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1</text:p>
          </table:table-cell>
          <table:table-cell office:value-type="string" table:style-name="ce1">
            <text:p>Panama - Singapore</text:p>
          </table:table-cell>
          <table:table-cell office:value-type="string" table:style-name="ce1">
            <text:p>https://rtais.wto.org/UI/PublicShowRTAIDCard.aspx?rtaid=1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enterprisesg.gov.sg/-/media/esg/files/non-financial-assistance/for-companies/free-trade-agreements/PSFTA/Legal_text//PSFTA_Legal_Text.pdf</text:p>
          </table:table-cell>
          <table:table-cell/>
          <table:table-cell office:value-type="string" table:style-name="ce1">
            <text:p>https://www.mici.gob.pa/tratados-comerciales-vigentes/tlc-panama-singapur</text:p>
          </table:table-cell>
        </table:table-row>
        <table:table-row table:style-name="ro1">
          <table:table-cell office:value-type="string" table:style-name="ce1">
            <text:p>12</text:p>
          </table:table-cell>
          <table:table-cell office:value-type="string" table:style-name="ce1">
            <text:p>EU - Albania</text:p>
          </table:table-cell>
          <table:table-cell office:value-type="string" table:style-name="ce1">
            <text:p>https://rtais.wto.org/UI/PublicShowRTAIDCard.aspx?rtaid=1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eur-lex.europa.eu/legal-content/EN/TXT/?uri=uriserv%3AOJ.L_.2009.107.01.0165.01.ENG&amp;toc=OJ%3AL%3A2009%3A107%3ATOC#L_2009107EN.01016601</text:p>
          </table:table-cell>
          <table:table-cell/>
          <table:table-cell/>
        </table:table-row>
        <table:table-row table:style-name="ro1">
          <table:table-cell office:value-type="string" table:style-name="ce1">
            <text:p>13</text:p>
          </table:table-cell>
          <table:table-cell office:value-type="string" table:style-name="ce1">
            <text:p>Türkiye - Syria</text:p>
          </table:table-cell>
          <table:table-cell office:value-type="string" table:style-name="ce1">
            <text:p>https://rtais.wto.org/UI/PublicShowRTAIDCard.aspx?rtaid=1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13/TOA/English/Turkey%20-%20Syrian%20Arab%20Republic%20Agreement.zip</text:p>
          </table:table-cell>
          <table:table-cell/>
          <table:table-cell/>
        </table:table-row>
        <table:table-row table:style-name="ro1">
          <table:table-cell office:value-type="string" table:style-name="ce1">
            <text:p>15</text:p>
          </table:table-cell>
          <table:table-cell office:value-type="string" table:style-name="ce1">
            <text:p>EFTA - Lebanon</text:p>
          </table:table-cell>
          <table:table-cell office:value-type="string" table:style-name="ce1">
            <text:p>https://rtais.wto.org/UI/PublicShowRTAIDCard.aspx?rtaid=1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efta.int/trade-relations/free-trade-network/lebanon</text:p>
          </table:table-cell>
          <table:table-cell/>
          <table:table-cell/>
        </table:table-row>
        <table:table-row table:style-name="ro1">
          <table:table-cell office:value-type="string" table:style-name="ce1">
            <text:p>16</text:p>
          </table:table-cell>
          <table:table-cell office:value-type="string" table:style-name="ce1">
            <text:p>Pan-Arab Free Trade Area (PAFTA)</text:p>
          </table:table-cell>
          <table:table-cell office:value-type="string" table:style-name="ce1">
            <text:p>https://rtais.wto.org/UI/PublicShowRTAIDCard.aspx?rtaid=1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16/TOA/English/Pan-Arab%20Free%20Trade%20Area%20Agreement%20(1997)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7</text:p>
          </table:table-cell>
          <table:table-cell office:value-type="string" table:style-name="ce1">
            <text:p>Gulf Cooperation Council (GCC)</text:p>
          </table:table-cell>
          <table:table-cell office:value-type="string" table:style-name="ce1">
            <text:p>https://rtais.wto.org/UI/PublicShowRTAIDCard.aspx?rtaid=1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17/TOA/English/The%20Economic%20Agreement%20Between%20the%20GCC%20States.doc</text:p>
          </table:table-cell>
          <table:table-cell/>
          <table:table-cell/>
        </table:table-row>
        <table:table-row table:style-name="ro1">
          <table:table-cell office:value-type="string" table:style-name="ce1">
            <text:p>18</text:p>
          </table:table-cell>
          <table:table-cell office:value-type="string" table:style-name="ce1">
            <text:p>EU - Algeria</text:p>
          </table:table-cell>
          <table:table-cell office:value-type="string" table:style-name="ce1">
            <text:p>https://rtais.wto.org/UI/PublicShowRTAIDCard.aspx?rtaid=1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qid=1398350436383&amp;uri=CELEX:22005A1010(01)</text:p>
          </table:table-cell>
          <table:table-cell office:value-type="string" table:style-name="ce1">
            <text:p>http://eur-lex.europa.eu/legal-content/EN/TXT/?qid=1398350436383&amp;uri=CELEX:22005A1010(01)</text:p>
          </table:table-cell>
          <table:table-cell office:value-type="string" table:style-name="ce1">
            <text:p>http://eur-lex.europa.eu/legal-content/EN/TXT/?qid=1398350436383&amp;uri=CELEX:22005A1010(01)</text:p>
          </table:table-cell>
        </table:table-row>
        <table:table-row table:style-name="ro1">
          <table:table-cell office:value-type="string" table:style-name="ce1">
            <text:p>19</text:p>
          </table:table-cell>
          <table:table-cell office:value-type="string" table:style-name="ce1">
            <text:p>United States - Bahrain</text:p>
          </table:table-cell>
          <table:table-cell office:value-type="string" table:style-name="ce1">
            <text:p>https://rtais.wto.org/UI/PublicShowRTAIDCard.aspx?rtaid=1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ustr.gov/trade-agreements/free-trade-agreements/bahrain-fta/final-text</text:p>
          </table:table-cell>
          <table:table-cell/>
          <table:table-cell/>
        </table:table-row>
        <table:table-row table:style-name="ro1">
          <table:table-cell office:value-type="string" table:style-name="ce1">
            <text:p>20</text:p>
          </table:table-cell>
          <table:table-cell office:value-type="string" table:style-name="ce1">
            <text:p>Costa Rica - Mexico</text:p>
          </table:table-cell>
          <table:table-cell office:value-type="string" table:style-name="ce1">
            <text:p>https://rtais.wto.org/UI/PublicShowRTAIDCard.aspx?rtaid=2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21</text:p>
          </table:table-cell>
          <table:table-cell office:value-type="string" table:style-name="ce1">
            <text:p>EFTA - Korea, Republic of</text:p>
          </table:table-cell>
          <table:table-cell office:value-type="string" table:style-name="ce1">
            <text:p>https://rtais.wto.org/UI/PublicShowRTAIDCard.aspx?rtaid=2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efta.int/trade-relations/free-trade-network/republic-korea</text:p>
          </table:table-cell>
          <table:table-cell/>
          <table:table-cell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Japan - Malaysia</text:p>
          </table:table-cell>
          <table:table-cell office:value-type="string" table:style-name="ce1">
            <text:p>https://rtais.wto.org/UI/PublicShowRTAIDCard.aspx?rtaid=2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mofa.go.jp/region/asia-paci/malaysia/epa/conten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23</text:p>
          </table:table-cell>
          <table:table-cell office:value-type="string" table:style-name="ce1">
            <text:p>Jordan - Singapore</text:p>
          </table:table-cell>
          <table:table-cell office:value-type="string" table:style-name="ce1">
            <text:p>https://rtais.wto.org/UI/PublicShowRTAIDCard.aspx?rtaid=2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enterprisesg.gov.sg/-/media/esg/files/non-financial-assistance/for-companies/free-trade-agreements/hashemite_kingdom_of_jordan/legal_text/sjfta_legal_text.pdf?la=en</text:p>
          </table:table-cell>
          <table:table-cell/>
          <table:table-cell/>
        </table:table-row>
        <table:table-row table:style-name="ro1">
          <table:table-cell office:value-type="string" table:style-name="ce1">
            <text:p>24</text:p>
          </table:table-cell>
          <table:table-cell office:value-type="string" table:style-name="ce1">
            <text:p>Mexico - Guatemala (Mexico - Northern Triangle)</text:p>
          </table:table-cell>
          <table:table-cell office:value-type="string" table:style-name="ce1">
            <text:p>https://rtais.wto.org/UI/PublicShowRTAIDCard.aspx?rtaid=24</text:p>
          </table:table-cell>
          <table:table-cell office:value-type="string" table:style-name="ce1">
            <text:p>Inactive</text:p>
          </table:table-cell>
          <table:table-cell/>
          <table:table-cell/>
          <table:table-cell office:value-type="string" table:style-name="ce1">
            <text:p>http://www.sice.oas.org/Trade/mextnorte/indice.asp</text:p>
          </table:table-cell>
        </table:table-row>
        <table:table-row table:style-name="ro1">
          <table:table-cell office:value-type="string" table:style-name="ce1">
            <text:p>25</text:p>
          </table:table-cell>
          <table:table-cell office:value-type="string" table:style-name="ce1">
            <text:p>Mexico - Honduras (Mexico - Northern Triangle)</text:p>
          </table:table-cell>
          <table:table-cell office:value-type="string" table:style-name="ce1">
            <text:p>https://rtais.wto.org/UI/PublicShowRTAIDCard.aspx?rtaid=25</text:p>
          </table:table-cell>
          <table:table-cell office:value-type="string" table:style-name="ce1">
            <text:p>Inactive</text:p>
          </table:table-cell>
          <table:table-cell/>
          <table:table-cell/>
          <table:table-cell office:value-type="string" table:style-name="ce1">
            <text:p>http://www.sice.oas.org/Trade/mextnorte/indice.asp</text:p>
          </table:table-cell>
        </table:table-row>
        <table:table-row table:style-name="ro1">
          <table:table-cell office:value-type="string" table:style-name="ce1">
            <text:p>26</text:p>
          </table:table-cell>
          <table:table-cell office:value-type="string" table:style-name="ce1">
            <text:p>Mexico - El Salvador (Mexico - Northern Triangle)</text:p>
          </table:table-cell>
          <table:table-cell office:value-type="string" table:style-name="ce1">
            <text:p>https://rtais.wto.org/UI/PublicShowRTAIDCard.aspx?rtaid=26</text:p>
          </table:table-cell>
          <table:table-cell office:value-type="string" table:style-name="ce1">
            <text:p>Inactive</text:p>
          </table:table-cell>
          <table:table-cell/>
          <table:table-cell/>
          <table:table-cell office:value-type="string" table:style-name="ce1">
            <text:p>http://www.sice.oas.org/Trade/mextnorte/indice.asp</text:p>
          </table:table-cell>
        </table:table-row>
        <table:table-row table:style-name="ro1">
          <table:table-cell office:value-type="string" table:style-name="ce1">
            <text:p>27</text:p>
          </table:table-cell>
          <table:table-cell office:value-type="string" table:style-name="ce1">
            <text:p>Dominican Republic - Central America - United States Free Trade Agreement (CAFTA-DR)</text:p>
          </table:table-cell>
          <table:table-cell office:value-type="string" table:style-name="ce1">
            <text:p>https://rtais.wto.org/UI/PublicShowRTAIDCard.aspx?rtaid=2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ustr.gov/trade-agreements/free-trade-agreements/cafta-dr-dominican-republic-central-america-fta/final-text</text:p>
          </table:table-cell>
          <table:table-cell/>
          <table:table-cell office:value-type="string" table:style-name="ce1">
            <text:p>http://www.sice.oas.org/Trade/CAFTA/CAFTADR/CAFTADRin_s.asp</text:p>
          </table:table-cell>
        </table:table-row>
        <table:table-row table:style-name="ro1">
          <table:table-cell office:value-type="string" table:style-name="ce1">
            <text:p>28</text:p>
          </table:table-cell>
          <table:table-cell office:value-type="string" table:style-name="ce1">
            <text:p>Korea, Republic of - Singapore</text:p>
          </table:table-cell>
          <table:table-cell office:value-type="string" table:style-name="ce1">
            <text:p>https://rtais.wto.org/UI/PublicShowRTAIDCard.aspx?rtaid=2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enterprisesg.gov.sg/-/media/esg/files/non-financial-assistance/for-companies/free-trade-agreements/korea-singapore-fta/legal-text/ksfta20legal20text1.pdf</text:p>
          </table:table-cell>
          <table:table-cell/>
          <table:table-cell/>
        </table:table-row>
        <table:table-row table:style-name="ro1">
          <table:table-cell office:value-type="string" table:style-name="ce1">
            <text:p>29</text:p>
          </table:table-cell>
          <table:table-cell office:value-type="string" table:style-name="ce1">
            <text:p>Türkiye - Morocco</text:p>
          </table:table-cell>
          <table:table-cell office:value-type="string" table:style-name="ce1">
            <text:p>https://rtais.wto.org/UI/PublicShowRTAIDCard.aspx?rtaid=2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docsonline.wto.org/imrd/gen_redirectsearchdirect.asp?RN=0&amp;searchtype=browse&amp;query=@meta_Symbol"WT/REG209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209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209/1"&amp;language=3&amp;ct=DDFSpanish</text:p>
          </table:table-cell>
        </table:table-row>
        <table:table-row table:style-name="ro1">
          <table:table-cell office:value-type="string" table:style-name="ce1">
            <text:p>30</text:p>
          </table:table-cell>
          <table:table-cell office:value-type="string" table:style-name="ce1">
            <text:p>United States - Morocco</text:p>
          </table:table-cell>
          <table:table-cell office:value-type="string" table:style-name="ce1">
            <text:p>https://rtais.wto.org/UI/PublicShowRTAIDCard.aspx?rtaid=3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ustr.gov/trade-agreements/free-trade-agreements/morocco-fta/final-text</text:p>
          </table:table-cell>
          <table:table-cell/>
          <table:table-cell/>
        </table:table-row>
        <table:table-row table:style-name="ro1">
          <table:table-cell office:value-type="string" table:style-name="ce1">
            <text:p>31</text:p>
          </table:table-cell>
          <table:table-cell office:value-type="string" table:style-name="ce1">
            <text:p>Thailand - New Zealand</text:p>
          </table:table-cell>
          <table:table-cell office:value-type="string" table:style-name="ce1">
            <text:p>https://rtais.wto.org/UI/PublicShowRTAIDCard.aspx?rtaid=3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mfatgovtnz2020.cwp.govt.nz/assets/Trade-agreements/Thailand-NZ-CEP/thainzcep-agreemen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32</text:p>
          </table:table-cell>
          <table:table-cell office:value-type="string" table:style-name="ce1">
            <text:p>Mexico - Nicaragua</text:p>
          </table:table-cell>
          <table:table-cell office:value-type="string" table:style-name="ce1">
            <text:p>https://rtais.wto.org/UI/PublicShowRTAIDCard.aspx?rtaid=32</text:p>
          </table:table-cell>
          <table:table-cell office:value-type="string" table:style-name="ce1">
            <text:p>Inactive</text:p>
          </table:table-cell>
          <table:table-cell/>
          <table:table-cell/>
          <table:table-cell office:value-type="string" table:style-name="ce1">
            <text:p>http://www.mific.gob.ni/INICIO/COMERCIOEXTERIOR/ACUERDOSCOMERCIALESVIGENTES/TLCNicaraguaM%c3%a9xico/tabid/338/language/en-US/Default.aspx</text:p>
          </table:table-cell>
        </table:table-row>
        <table:table-row table:style-name="ro1">
          <table:table-cell office:value-type="string" table:style-name="ce1">
            <text:p>33</text:p>
          </table:table-cell>
          <table:table-cell office:value-type="string" table:style-name="ce1">
            <text:p>EU - Chile</text:p>
          </table:table-cell>
          <table:table-cell office:value-type="string" table:style-name="ce1">
            <text:p>https://rtais.wto.org/UI/PublicShowRTAIDCard.aspx?rtaid=3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eur-lex.europa.eu/resource.html?uri=cellar:f83a503c-fa20-4b3a-9535-f1074175eaf0.0004.02/DOC_2&amp;format=PDF</text:p>
          </table:table-cell>
          <table:table-cell/>
          <table:table-cell office:value-type="string" table:style-name="ce1">
            <text:p>https://www.subrei.gob.cl/acuerdos-comerciales/acuerdos-comerciales-vigentes/uni%C3%B3n-europea</text:p>
          </table:table-cell>
        </table:table-row>
        <table:table-row table:style-name="ro1">
          <table:table-cell office:value-type="string" table:style-name="ce1">
            <text:p>34</text:p>
          </table:table-cell>
          <table:table-cell office:value-type="string" table:style-name="ce1">
            <text:p>Türkiye - Palestine</text:p>
          </table:table-cell>
          <table:table-cell office:value-type="string" table:style-name="ce1">
            <text:p>https://rtais.wto.org/UI/PublicShowRTAIDCard.aspx?rtaid=3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docsonline.wto.org/imrd/gen_redirectsearchdirect.asp?RN=0&amp;searchtype=browse&amp;query=@meta_Symbol"WT/REG204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204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204/1"&amp;language=3&amp;ct=DDFSpanish</text:p>
          </table:table-cell>
        </table:table-row>
        <table:table-row table:style-name="ro1">
          <table:table-cell office:value-type="string" table:style-name="ce1">
            <text:p>35</text:p>
          </table:table-cell>
          <table:table-cell office:value-type="string" table:style-name="ce1">
            <text:p>Türkiye - Tunisia</text:p>
          </table:table-cell>
          <table:table-cell office:value-type="string" table:style-name="ce1">
            <text:p>https://rtais.wto.org/UI/PublicShowRTAIDCard.aspx?rtaid=3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docsonline.wto.org/imrd/gen_redirectsearchdirect.asp?RN=0&amp;searchtype=browse&amp;query=@meta_Symbol"WT/REG203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203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203/1"&amp;language=3&amp;ct=DDFSpanish</text:p>
          </table:table-cell>
        </table:table-row>
        <table:table-row table:style-name="ro1">
          <table:table-cell office:value-type="string" table:style-name="ce1">
            <text:p>36</text:p>
          </table:table-cell>
          <table:table-cell office:value-type="string" table:style-name="ce1">
            <text:p>Economic Community of West African States (ECOWAS)</text:p>
          </table:table-cell>
          <table:table-cell office:value-type="string" table:style-name="ce1">
            <text:p>https://rtais.wto.org/UI/PublicShowRTAIDCard.aspx?rtaid=3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ecowas.int/wp-content/uploads/2022/08/Revised-treaty-1.pdf</text:p>
          </table:table-cell>
          <table:table-cell/>
          <table:table-cell/>
        </table:table-row>
        <table:table-row table:style-name="ro1">
          <table:table-cell office:value-type="string" table:style-name="ce1">
            <text:p>37</text:p>
          </table:table-cell>
          <table:table-cell office:value-type="string" table:style-name="ce1">
            <text:p>EFTA - Tunisia</text:p>
          </table:table-cell>
          <table:table-cell office:value-type="string" table:style-name="ce1">
            <text:p>https://rtais.wto.org/UI/PublicShowRTAIDCard.aspx?rtaid=3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efta.int/trade-relations/free-trade-network/tunisia</text:p>
          </table:table-cell>
          <table:table-cell office:value-type="string" table:style-name="ce1">
            <text:p>https://www.efta.int/trade-relations/free-trade-network/tunisia</text:p>
          </table:table-cell>
          <table:table-cell/>
        </table:table-row>
        <table:table-row table:style-name="ro1">
          <table:table-cell office:value-type="string" table:style-name="ce1">
            <text:p>38</text:p>
          </table:table-cell>
          <table:table-cell office:value-type="string" table:style-name="ce1">
            <text:p>Japan - Mexico</text:p>
          </table:table-cell>
          <table:table-cell office:value-type="string" table:style-name="ce1">
            <text:p>https://rtais.wto.org/UI/PublicShowRTAIDCard.aspx?rtaid=3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mofa.go.jp/region/latin/mexico/agreement/agreemen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39</text:p>
          </table:table-cell>
          <table:table-cell office:value-type="string" table:style-name="ce1">
            <text:p>Panama - El Salvador (Panama - Central America)</text:p>
          </table:table-cell>
          <table:table-cell office:value-type="string" table:style-name="ce1">
            <text:p>https://rtais.wto.org/UI/PublicShowRTAIDCard.aspx?rtaid=39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://www.sice.oas.org/Trade/Capan/indice.asp</text:p>
          </table:table-cell>
        </table:table-row>
        <table:table-row table:style-name="ro1">
          <table:table-cell office:value-type="string" table:style-name="ce1">
            <text:p>40</text:p>
          </table:table-cell>
          <table:table-cell office:value-type="string" table:style-name="ce1">
            <text:p>Thailand - Australia</text:p>
          </table:table-cell>
          <table:table-cell office:value-type="string" table:style-name="ce1">
            <text:p>https://rtais.wto.org/UI/PublicShowRTAIDCard.aspx?rtaid=4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dfat.gov.au/trade/agreements/in-force/tafta/fta-text-and-implementation/download</text:p>
          </table:table-cell>
          <table:table-cell/>
          <table:table-cell/>
        </table:table-row>
        <table:table-row table:style-name="ro1">
          <table:table-cell office:value-type="string" table:style-name="ce1">
            <text:p>41</text:p>
          </table:table-cell>
          <table:table-cell office:value-type="string" table:style-name="ce1">
            <text:p>United States - Australia</text:p>
          </table:table-cell>
          <table:table-cell office:value-type="string" table:style-name="ce1">
            <text:p>https://rtais.wto.org/UI/PublicShowRTAIDCard.aspx?rtaid=4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ustr.gov/trade-agreements/free-trade-agreements/australian-fta/final-text</text:p>
          </table:table-cell>
          <table:table-cell/>
          <table:table-cell/>
        </table:table-row>
        <table:table-row table:style-name="ro1">
          <table:table-cell office:value-type="string" table:style-name="ce1">
            <text:p>42</text:p>
          </table:table-cell>
          <table:table-cell office:value-type="string" table:style-name="ce1">
            <text:p>ASEAN - China</text:p>
          </table:table-cell>
          <table:table-cell office:value-type="string" table:style-name="ce1">
            <text:p>https://rtais.wto.org/UI/PublicShowRTAIDCard.aspx?rtaid=4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fta.mofcom.gov.cn/topic/chinaasean.shtml</text:p>
          </table:table-cell>
          <table:table-cell/>
          <table:table-cell/>
        </table:table-row>
        <table:table-row table:style-name="ro1">
          <table:table-cell office:value-type="string" table:style-name="ce1">
            <text:p>43</text:p>
          </table:table-cell>
          <table:table-cell office:value-type="string" table:style-name="ce1">
            <text:p>EFTA - Chile</text:p>
          </table:table-cell>
          <table:table-cell office:value-type="string" table:style-name="ce1">
            <text:p>https://rtais.wto.org/UI/PublicShowRTAIDCard.aspx?rtaid=4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efta.int/trade-relations/free-trade-network/chile</text:p>
          </table:table-cell>
          <table:table-cell/>
          <table:table-cell office:value-type="string" table:style-name="ce1">
            <text:p>https://www.subrei.gob.cl/acuerdos-comerciales/acuerdos-comerciales-vigentes/efta</text:p>
          </table:table-cell>
        </table:table-row>
        <table:table-row table:style-name="ro1">
          <table:table-cell office:value-type="string" table:style-name="ce1">
            <text:p>44</text:p>
          </table:table-cell>
          <table:table-cell office:value-type="string" table:style-name="ce1">
            <text:p>EU - Egypt</text:p>
          </table:table-cell>
          <table:table-cell office:value-type="string" table:style-name="ce1">
            <text:p>https://rtais.wto.org/UI/PublicShowRTAIDCard.aspx?rtaid=4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qid=1398411944881&amp;uri=CELEX:22004A0930(03)</text:p>
          </table:table-cell>
          <table:table-cell office:value-type="string" table:style-name="ce1">
            <text:p>http://eur-lex.europa.eu/legal-content/EN/TXT/?qid=1398411944881&amp;uri=CELEX:22004A0930(03)</text:p>
          </table:table-cell>
          <table:table-cell office:value-type="string" table:style-name="ce1">
            <text:p>http://eur-lex.europa.eu/legal-content/EN/TXT/?qid=1398411944881&amp;uri=CELEX:22004A0930(03)</text:p>
          </table:table-cell>
        </table:table-row>
        <table:table-row table:style-name="ro1">
          <table:table-cell office:value-type="string" table:style-name="ce1">
            <text:p>45</text:p>
          </table:table-cell>
          <table:table-cell office:value-type="string" table:style-name="ce1">
            <text:p>Southern African Development Community (SADC)</text:p>
          </table:table-cell>
          <table:table-cell office:value-type="string" table:style-name="ce1">
            <text:p>https://rtais.wto.org/UI/PublicShowRTAIDCard.aspx?rtaid=45</text:p>
          </table:table-cell>
          <table:table-cell office:value-type="string" table:style-name="ce1">
            <text:p>In force for at least one Party</text:p>
          </table:table-cell>
          <table:table-cell office:value-type="string" table:style-name="ce1">
            <text:p>https://tis.sadc.int/files/6213/2808/8365/CONSOLIDATED_PROTOCOL_ON_TRADE_vers_30-01-2012.pdf</text:p>
          </table:table-cell>
          <table:table-cell/>
          <table:table-cell/>
        </table:table-row>
        <table:table-row table:style-name="ro1">
          <table:table-cell office:value-type="string" table:style-name="ce1">
            <text:p>46</text:p>
          </table:table-cell>
          <table:table-cell office:value-type="string" table:style-name="ce1">
            <text:p>Asia Pacific Trade Agreement (APTA) - Accession of China</text:p>
          </table:table-cell>
          <table:table-cell office:value-type="string" table:style-name="ce1">
            <text:p>https://rtais.wto.org/UI/PublicShowRTAIDCard.aspx?rtaid=4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unescap.org/apta/agreement-text</text:p>
          </table:table-cell>
          <table:table-cell/>
          <table:table-cell/>
        </table:table-row>
        <table:table-row table:style-name="ro1">
          <table:table-cell office:value-type="string" table:style-name="ce1">
            <text:p>47</text:p>
          </table:table-cell>
          <table:table-cell office:value-type="string" table:style-name="ce1">
            <text:p>Armenia - Turkmenistan</text:p>
          </table:table-cell>
          <table:table-cell office:value-type="string" table:style-name="ce1">
            <text:p>https://rtais.wto.org/UI/PublicShowRTAIDCard.aspx?rtaid=4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docsonline.wto.org/imrd/gen_redirectsearchdirect.asp?RN=0&amp;searchtype=browse&amp;query=@meta_Symbol"WT/REG175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75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75/1"&amp;language=3&amp;ct=DDFSpanish</text:p>
          </table:table-cell>
        </table:table-row>
        <table:table-row table:style-name="ro1">
          <table:table-cell office:value-type="string" table:style-name="ce1">
            <text:p>48</text:p>
          </table:table-cell>
          <table:table-cell office:value-type="string" table:style-name="ce1">
            <text:p>Armenia - Russian Federation</text:p>
          </table:table-cell>
          <table:table-cell office:value-type="string" table:style-name="ce1">
            <text:p>https://rtais.wto.org/UI/PublicShowRTAIDCard.aspx?rtaid=48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74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74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74/1"&amp;language=3&amp;ct=DDFSpanish</text:p>
          </table:table-cell>
        </table:table-row>
        <table:table-row table:style-name="ro1">
          <table:table-cell office:value-type="string" table:style-name="ce1">
            <text:p>49</text:p>
          </table:table-cell>
          <table:table-cell office:value-type="string" table:style-name="ce1">
            <text:p>Armenia - Moldova, Republic of</text:p>
          </table:table-cell>
          <table:table-cell office:value-type="string" table:style-name="ce1">
            <text:p>https://rtais.wto.org/UI/PublicShowRTAIDCard.aspx?rtaid=4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docsonline.wto.org/imrd/gen_redirectsearchdirect.asp?RN=0&amp;searchtype=browse&amp;query=@meta_Symbol"WT/REG173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73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73/1"&amp;language=3&amp;ct=DDFSpanish</text:p>
          </table:table-cell>
        </table:table-row>
        <table:table-row table:style-name="ro1">
          <table:table-cell office:value-type="string" table:style-name="ce1">
            <text:p>50</text:p>
          </table:table-cell>
          <table:table-cell office:value-type="string" table:style-name="ce1">
            <text:p>Armenia - Kazakhstan</text:p>
          </table:table-cell>
          <table:table-cell office:value-type="string" table:style-name="ce1">
            <text:p>https://rtais.wto.org/UI/PublicShowRTAIDCard.aspx?rtaid=5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docsonline.wto.org/imrd/gen_redirectsearchdirect.asp?RN=0&amp;searchtype=browse&amp;query=@meta_Symbol"WT/REG172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72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72/1"&amp;language=3&amp;ct=DDFSpanish</text:p>
          </table:table-cell>
        </table:table-row>
        <table:table-row table:style-name="ro1">
          <table:table-cell office:value-type="string" table:style-name="ce1">
            <text:p>51</text:p>
          </table:table-cell>
          <table:table-cell office:value-type="string" table:style-name="ce1">
            <text:p>Armenia - Ukraine</text:p>
          </table:table-cell>
          <table:table-cell office:value-type="string" table:style-name="ce1">
            <text:p>https://rtais.wto.org/UI/PublicShowRTAIDCard.aspx?rtaid=5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docsonline.wto.org/imrd/gen_redirectsearchdirect.asp?RN=0&amp;searchtype=browse&amp;query=@meta_Symbol"WT/REG171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71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71/1"&amp;language=3&amp;ct=DDFSpanish</text:p>
          </table:table-cell>
        </table:table-row>
        <table:table-row table:style-name="ro1">
          <table:table-cell office:value-type="string" table:style-name="ce1">
            <text:p>52</text:p>
          </table:table-cell>
          <table:table-cell office:value-type="string" table:style-name="ce1">
            <text:p>EC (25) Enlargement</text:p>
          </table:table-cell>
          <table:table-cell office:value-type="string" table:style-name="ce1">
            <text:p>https://rtais.wto.org/UI/PublicShowRTAIDCard.aspx?rtaid=5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qid=1398333422810&amp;uri=CELEX:12003T/TTE</text:p>
          </table:table-cell>
          <table:table-cell office:value-type="string" table:style-name="ce1">
            <text:p>http://eur-lex.europa.eu/legal-content/EN/TXT/?qid=1398333422810&amp;uri=CELEX:12003T/TTE</text:p>
          </table:table-cell>
          <table:table-cell office:value-type="string" table:style-name="ce1">
            <text:p>http://eur-lex.europa.eu/legal-content/EN/TXT/?qid=1398333422810&amp;uri=CELEX:12003T/TTE</text:p>
          </table:table-cell>
        </table:table-row>
        <table:table-row table:style-name="ro1">
          <table:table-cell office:value-type="string" table:style-name="ce1">
            <text:p>53</text:p>
          </table:table-cell>
          <table:table-cell office:value-type="string" table:style-name="ce1">
            <text:p>Korea, Republic of - Chile</text:p>
          </table:table-cell>
          <table:table-cell office:value-type="string" table:style-name="ce1">
            <text:p>https://rtais.wto.org/UI/PublicShowRTAIDCard.aspx?rtaid=5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fta.go.kr//webmodule/_PSD_FTA/cl/1/Text_of_Agreement_eng.pdf</text:p>
          </table:table-cell>
          <table:table-cell/>
          <table:table-cell office:value-type="string" table:style-name="ce1">
            <text:p>https://www.subrei.gob.cl/acuerdos-comerciales/acuerdos-comerciales-vigentes/corea-del-sur</text:p>
          </table:table-cell>
        </table:table-row>
        <table:table-row table:style-name="ro1">
          <table:table-cell office:value-type="string" table:style-name="ce1">
            <text:p>54</text:p>
          </table:table-cell>
          <table:table-cell office:value-type="string" table:style-name="ce1">
            <text:p>Central European Free Trade Agreement (CEFTA) - Accession of Croatia</text:p>
          </table:table-cell>
          <table:table-cell office:value-type="string" table:style-name="ce1">
            <text:p>https://rtais.wto.org/UI/PublicShowRTAIDCard.aspx?rtaid=54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1/12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1/12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1/12"&amp;language=3&amp;ct=DDFSpanish</text:p>
          </table:table-cell>
        </table:table-row>
        <table:table-row table:style-name="ro1">
          <table:table-cell office:value-type="string" table:style-name="ce1">
            <text:p>55</text:p>
          </table:table-cell>
          <table:table-cell office:value-type="string" table:style-name="ce1">
            <text:p>Chile - El Salvador (Chile - Central America)</text:p>
          </table:table-cell>
          <table:table-cell office:value-type="string" table:style-name="ce1">
            <text:p>https://rtais.wto.org/UI/PublicShowRTAIDCard.aspx?rtaid=55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s://www.subrei.gob.cl/acuerdos-comerciales/acuerdos-comerciales-vigentes/centroamerica</text:p>
          </table:table-cell>
        </table:table-row>
        <table:table-row table:style-name="ro1">
          <table:table-cell office:value-type="string" table:style-name="ce1">
            <text:p>56</text:p>
          </table:table-cell>
          <table:table-cell office:value-type="string" table:style-name="ce1">
            <text:p>China - Macao, China</text:p>
          </table:table-cell>
          <table:table-cell office:value-type="string" table:style-name="ce1">
            <text:p>https://rtais.wto.org/UI/PublicShowRTAIDCard.aspx?rtaid=5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fta.mofcom.gov.cn/topic/enmacau.shtml</text:p>
          </table:table-cell>
          <table:table-cell/>
          <table:table-cell/>
        </table:table-row>
        <table:table-row table:style-name="ro1">
          <table:table-cell office:value-type="string" table:style-name="ce1">
            <text:p>57</text:p>
          </table:table-cell>
          <table:table-cell office:value-type="string" table:style-name="ce1">
            <text:p>China - Hong Kong, China</text:p>
          </table:table-cell>
          <table:table-cell office:value-type="string" table:style-name="ce1">
            <text:p>https://rtais.wto.org/UI/PublicShowRTAIDCard.aspx?rtaid=5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tid.gov.hk/english/cepa/legaltext/cepa_legaltext.html</text:p>
          </table:table-cell>
          <table:table-cell/>
          <table:table-cell/>
        </table:table-row>
        <table:table-row table:style-name="ro1">
          <table:table-cell office:value-type="string" table:style-name="ce1">
            <text:p>58</text:p>
          </table:table-cell>
          <table:table-cell office:value-type="string" table:style-name="ce1">
            <text:p>United States - Singapore</text:p>
          </table:table-cell>
          <table:table-cell office:value-type="string" table:style-name="ce1">
            <text:p>https://rtais.wto.org/UI/PublicShowRTAIDCard.aspx?rtaid=5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ustr.gov/trade-agreements/free-trade-agreements/singapore-fta/final-text</text:p>
          </table:table-cell>
          <table:table-cell/>
          <table:table-cell/>
        </table:table-row>
        <table:table-row table:style-name="ro1">
          <table:table-cell office:value-type="string" table:style-name="ce1">
            <text:p>59</text:p>
          </table:table-cell>
          <table:table-cell office:value-type="string" table:style-name="ce1">
            <text:p>United States - Chile</text:p>
          </table:table-cell>
          <table:table-cell office:value-type="string" table:style-name="ce1">
            <text:p>https://rtais.wto.org/UI/PublicShowRTAIDCard.aspx?rtaid=5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ustr.gov/trade-agreements/free-trade-agreements/chile-fta/final-text</text:p>
          </table:table-cell>
          <table:table-cell/>
          <table:table-cell office:value-type="string" table:style-name="ce1">
            <text:p>https://www.subrei.gob.cl/acuerdos-comerciales/acuerdos-comerciales-vigentes/ee-uu</text:p>
          </table:table-cell>
        </table:table-row>
        <table:table-row table:style-name="ro1">
          <table:table-cell office:value-type="string" table:style-name="ce1">
            <text:p>60</text:p>
          </table:table-cell>
          <table:table-cell office:value-type="string" table:style-name="ce1">
            <text:p>Singapore - Australia</text:p>
          </table:table-cell>
          <table:table-cell office:value-type="string" table:style-name="ce1">
            <text:p>https://rtais.wto.org/UI/PublicShowRTAIDCard.aspx?rtaid=6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enterprisesg.gov.sg/-/media/esg/files/Non-Financial-Assistance/For-Companies/Free-Trade-Agreements/Singapore-Australia-FTA/Legal-Text/SAFTA-Legal-Text</text:p>
          </table:table-cell>
          <table:table-cell/>
          <table:table-cell/>
        </table:table-row>
        <table:table-row table:style-name="ro1">
          <table:table-cell office:value-type="string" table:style-name="ce1">
            <text:p>61</text:p>
          </table:table-cell>
          <table:table-cell office:value-type="string" table:style-name="ce1">
            <text:p>Türkiye - Bosnia and Herzegovina</text:p>
          </table:table-cell>
          <table:table-cell office:value-type="string" table:style-name="ce1">
            <text:p>https://rtais.wto.org/UI/PublicShowRTAIDCard.aspx?rtaid=61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../rtadocs/61/TOA/English/157-1.doc</text:p>
          </table:table-cell>
          <table:table-cell/>
          <table:table-cell/>
        </table:table-row>
        <table:table-row table:style-name="ro1">
          <table:table-cell office:value-type="string" table:style-name="ce1">
            <text:p>62</text:p>
          </table:table-cell>
          <table:table-cell office:value-type="string" table:style-name="ce1">
            <text:p>Türkiye - Croatia</text:p>
          </table:table-cell>
          <table:table-cell office:value-type="string" table:style-name="ce1">
            <text:p>https://rtais.wto.org/UI/PublicShowRTAIDCard.aspx?rtaid=62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63</text:p>
          </table:table-cell>
          <table:table-cell office:value-type="string" table:style-name="ce1">
            <text:p>EU - Lebanon</text:p>
          </table:table-cell>
          <table:table-cell office:value-type="string" table:style-name="ce1">
            <text:p>https://rtais.wto.org/UI/PublicShowRTAIDCard.aspx?rtaid=6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ALL/?uri=OJ:L:2006:143:TOC</text:p>
          </table:table-cell>
          <table:table-cell office:value-type="string" table:style-name="ce1">
            <text:p>http://eur-lex.europa.eu/legal-content/EN/ALL/?uri=OJ:L:2006:143:TOC</text:p>
          </table:table-cell>
          <table:table-cell office:value-type="string" table:style-name="ce1">
            <text:p>http://eur-lex.europa.eu/legal-content/EN/ALL/?uri=OJ:L:2006:143:TOC</text:p>
          </table:table-cell>
        </table:table-row>
        <table:table-row table:style-name="ro1">
          <table:table-cell office:value-type="string" table:style-name="ce1">
            <text:p>65</text:p>
          </table:table-cell>
          <table:table-cell office:value-type="string" table:style-name="ce1">
            <text:p>EFTA - Singapore</text:p>
          </table:table-cell>
          <table:table-cell office:value-type="string" table:style-name="ce1">
            <text:p>https://rtais.wto.org/UI/PublicShowRTAIDCard.aspx?rtaid=6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efta.int/trade-relations/free-trade-network/singapore</text:p>
          </table:table-cell>
          <table:table-cell/>
          <table:table-cell/>
        </table:table-row>
        <table:table-row table:style-name="ro1">
          <table:table-cell office:value-type="string" table:style-name="ce1">
            <text:p>66</text:p>
          </table:table-cell>
          <table:table-cell office:value-type="string" table:style-name="ce1">
            <text:p>Canada - Costa Rica</text:p>
          </table:table-cell>
          <table:table-cell office:value-type="string" table:style-name="ce1">
            <text:p>https://rtais.wto.org/UI/PublicShowRTAIDCard.aspx?rtaid=6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international.gc.ca/trade-commerce/trade-agreements-accords-commerciaux/agr-acc/costa_rica/fta-ale/index.aspx?lang=eng</text:p>
          </table:table-cell>
          <table:table-cell office:value-type="string" table:style-name="ce1">
            <text:p>http://international.gc.ca/trade-commerce/trade-agreements-accords-commerciaux/agr-acc/costa_rica/fta-ale/index.aspx?lang=fra</text:p>
          </table:table-cell>
          <table:table-cell office:value-type="string" table:style-name="ce1">
            <text:p>http://www.comex.go.cr/media/5154/canada-ley-7870.pdf</text:p>
          </table:table-cell>
        </table:table-row>
        <table:table-row table:style-name="ro1">
          <table:table-cell office:value-type="string" table:style-name="ce1">
            <text:p>67</text:p>
          </table:table-cell>
          <table:table-cell office:value-type="string" table:style-name="ce1">
            <text:p>EU - Croatia</text:p>
          </table:table-cell>
          <table:table-cell office:value-type="string" table:style-name="ce1">
            <text:p>https://rtais.wto.org/UI/PublicShowRTAIDCard.aspx?rtaid=67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eur-lex.europa.eu/LexUriServ/LexUriServ.do?uri=OJ:L:2005:026:0003:0220:EN:PDF</text:p>
          </table:table-cell>
          <table:table-cell office:value-type="string" table:style-name="ce1">
            <text:p>http://eur-lex.europa.eu/LexUriServ/LexUriServ.do?uri=OJ:L:2005:026:0003:0220:fr:PDF</text:p>
          </table:table-cell>
          <table:table-cell office:value-type="string" table:style-name="ce1">
            <text:p>http://eur-lex.europa.eu/LexUriServ/LexUriServ.do?uri=OJ:L:2005:026:0003:0220:ES:PDF</text:p>
          </table:table-cell>
        </table:table-row>
        <table:table-row table:style-name="ro1">
          <table:table-cell office:value-type="string" table:style-name="ce1">
            <text:p>68</text:p>
          </table:table-cell>
          <table:table-cell office:value-type="string" table:style-name="ce1">
            <text:p>EU - Jordan</text:p>
          </table:table-cell>
          <table:table-cell office:value-type="string" table:style-name="ce1">
            <text:p>https://rtais.wto.org/UI/PublicShowRTAIDCard.aspx?rtaid=6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uri=OJ:L:2002:129:TOC</text:p>
          </table:table-cell>
          <table:table-cell office:value-type="string" table:style-name="ce1">
            <text:p>https://eur-lex.europa.eu/legal-content/EN/TXT/?uri=OJ:L:2002:129:TOC</text:p>
          </table:table-cell>
          <table:table-cell office:value-type="string" table:style-name="ce1">
            <text:p>https://eur-lex.europa.eu/legal-content/EN/TXT/?uri=OJ:L:2002:129:TOC</text:p>
          </table:table-cell>
        </table:table-row>
        <table:table-row table:style-name="ro1">
          <table:table-cell office:value-type="string" table:style-name="ce1">
            <text:p>70</text:p>
          </table:table-cell>
          <table:table-cell office:value-type="string" table:style-name="ce1">
            <text:p>Japan - Singapore</text:p>
          </table:table-cell>
          <table:table-cell office:value-type="string" table:style-name="ce1">
            <text:p>https://rtais.wto.org/UI/PublicShowRTAIDCard.aspx?rtaid=7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mofa.go.jp/region/asia-paci/singapore/jsepa-1.pdf</text:p>
          </table:table-cell>
          <table:table-cell/>
          <table:table-cell/>
        </table:table-row>
        <table:table-row table:style-name="ro1">
          <table:table-cell office:value-type="string" table:style-name="ce1">
            <text:p>71</text:p>
          </table:table-cell>
          <table:table-cell office:value-type="string" table:style-name="ce1">
            <text:p>United States - Jordan</text:p>
          </table:table-cell>
          <table:table-cell office:value-type="string" table:style-name="ce1">
            <text:p>https://rtais.wto.org/UI/PublicShowRTAIDCard.aspx?rtaid=7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ustr.gov/trade-agreements/free-trade-agreements/jordan-fta/final-text</text:p>
          </table:table-cell>
          <table:table-cell/>
          <table:table-cell/>
        </table:table-row>
        <table:table-row table:style-name="ro1">
          <table:table-cell office:value-type="string" table:style-name="ce1">
            <text:p>72</text:p>
          </table:table-cell>
          <table:table-cell office:value-type="string" table:style-name="ce1">
            <text:p>India - Sri Lanka</text:p>
          </table:table-cell>
          <table:table-cell office:value-type="string" table:style-name="ce1">
            <text:p>https://rtais.wto.org/UI/PublicShowRTAIDCard.aspx?rtaid=7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commerce.gov.in/international-trade/trade-agreements/india-sri-lanka-fta/</text:p>
          </table:table-cell>
          <table:table-cell/>
          <table:table-cell/>
        </table:table-row>
        <table:table-row table:style-name="ro1">
          <table:table-cell office:value-type="string" table:style-name="ce1">
            <text:p>73</text:p>
          </table:table-cell>
          <table:table-cell office:value-type="string" table:style-name="ce1">
            <text:p>EU - Mexico</text:p>
          </table:table-cell>
          <table:table-cell office:value-type="string" table:style-name="ce1">
            <text:p>https://rtais.wto.org/UI/PublicShowRTAIDCard.aspx?rtaid=7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eur-lex.europa.eu/legal-content/EN/TXT/?uri=OJ:L:2001:070:TOC</text:p>
          </table:table-cell>
          <table:table-cell office:value-type="string" table:style-name="ce1">
            <text:p>https://eur-lex.europa.eu/legal-content/EN/TXT/?uri=OJ:L:2001:070:TOC</text:p>
          </table:table-cell>
          <table:table-cell office:value-type="string" table:style-name="ce1">
            <text:p>http://www.sice.oas.org/Trade/mex_eu/Spanish/index_s.asp</text:p>
          </table:table-cell>
        </table:table-row>
        <table:table-row table:style-name="ro1">
          <table:table-cell office:value-type="string" table:style-name="ce1">
            <text:p>74</text:p>
          </table:table-cell>
          <table:table-cell office:value-type="string" table:style-name="ce1">
            <text:p>Chile - Costa Rica (Chile - Central America)</text:p>
          </table:table-cell>
          <table:table-cell office:value-type="string" table:style-name="ce1">
            <text:p>https://rtais.wto.org/UI/PublicShowRTAIDCard.aspx?rtaid=74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s://www.subrei.gob.cl/acuerdos-comerciales/acuerdos-comerciales-vigentes/centroamerica</text:p>
          </table:table-cell>
        </table:table-row>
        <table:table-row table:style-name="ro1">
          <table:table-cell office:value-type="string" table:style-name="ce1">
            <text:p>75</text:p>
          </table:table-cell>
          <table:table-cell office:value-type="string" table:style-name="ce1">
            <text:p>EFTA - Jordan</text:p>
          </table:table-cell>
          <table:table-cell office:value-type="string" table:style-name="ce1">
            <text:p>https://rtais.wto.org/UI/PublicShowRTAIDCard.aspx?rtaid=7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efta.int/trade-relations/free-trade-network/jordan</text:p>
          </table:table-cell>
          <table:table-cell/>
          <table:table-cell/>
        </table:table-row>
        <table:table-row table:style-name="ro1">
          <table:table-cell office:value-type="string" table:style-name="ce1">
            <text:p>76</text:p>
          </table:table-cell>
          <table:table-cell office:value-type="string" table:style-name="ce1">
            <text:p>EFTA - Croatia</text:p>
          </table:table-cell>
          <table:table-cell office:value-type="string" table:style-name="ce1">
            <text:p>https://rtais.wto.org/UI/PublicShowRTAIDCard.aspx?rtaid=76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www.efta.int/~/media/Documents/legal-texts/free-trade-relations/croatia/EFTA-Croatia%20Free%20Trade%20Agreemen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77</text:p>
          </table:table-cell>
          <table:table-cell office:value-type="string" table:style-name="ce1">
            <text:p>EU - North Macedonia</text:p>
          </table:table-cell>
          <table:table-cell office:value-type="string" table:style-name="ce1">
            <text:p>https://rtais.wto.org/UI/PublicShowRTAIDCard.aspx?rtaid=7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uri=uriserv:OJ.L_.2004.084.01.0013.01.ENG</text:p>
          </table:table-cell>
          <table:table-cell office:value-type="string" table:style-name="ce1">
            <text:p>http://eur-lex.europa.eu/legal-content/EN/TXT/?uri=uriserv:OJ.L_.2004.084.01.0013.01.ENG</text:p>
          </table:table-cell>
          <table:table-cell office:value-type="string" table:style-name="ce1">
            <text:p>http://eur-lex.europa.eu/legal-content/EN/TXT/?uri=uriserv:OJ.L_.2004.084.01.0013.01.ENG</text:p>
          </table:table-cell>
        </table:table-row>
        <table:table-row table:style-name="ro1">
          <table:table-cell office:value-type="string" table:style-name="ce1">
            <text:p>78</text:p>
          </table:table-cell>
          <table:table-cell office:value-type="string" table:style-name="ce1">
            <text:p>New Zealand - Singapore</text:p>
          </table:table-cell>
          <table:table-cell office:value-type="string" table:style-name="ce1">
            <text:p>https://rtais.wto.org/UI/PublicShowRTAIDCard.aspx?rtaid=7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mfat.govt.nz/en/trade/free-trade-agreements/free-trade-agreements-in-force/nz-singapore-closer-economic-partnership/cep-text/</text:p>
          </table:table-cell>
          <table:table-cell/>
          <table:table-cell/>
        </table:table-row>
        <table:table-row table:style-name="ro1">
          <table:table-cell office:value-type="string" table:style-name="ce1">
            <text:p>79</text:p>
          </table:table-cell>
          <table:table-cell office:value-type="string" table:style-name="ce1">
            <text:p>EFTA - Mexico</text:p>
          </table:table-cell>
          <table:table-cell office:value-type="string" table:style-name="ce1">
            <text:p>https://rtais.wto.org/UI/PublicShowRTAIDCard.aspx?rtaid=7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efta.int/trade-relations/free-trade-network/mexico</text:p>
          </table:table-cell>
          <table:table-cell/>
          <table:table-cell office:value-type="string" table:style-name="ce1">
            <text:p>http://www.efta.int/trade-relations/free-trade-network/mexico</text:p>
          </table:table-cell>
        </table:table-row>
        <table:table-row table:style-name="ro1">
          <table:table-cell office:value-type="string" table:style-name="ce1">
            <text:p>80</text:p>
          </table:table-cell>
          <table:table-cell office:value-type="string" table:style-name="ce1">
            <text:p>Chile - Mexico</text:p>
          </table:table-cell>
          <table:table-cell office:value-type="string" table:style-name="ce1">
            <text:p>https://rtais.wto.org/UI/PublicShowRTAIDCard.aspx?rtaid=80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s://www.subrei.gob.cl/acuerdos-comerciales/acuerdos-comerciales-vigentes/mexico</text:p>
          </table:table-cell>
        </table:table-row>
        <table:table-row table:style-name="ro1">
          <table:table-cell office:value-type="string" table:style-name="ce1">
            <text:p>81</text:p>
          </table:table-cell>
          <table:table-cell office:value-type="string" table:style-name="ce1">
            <text:p>Israel - Mexico</text:p>
          </table:table-cell>
          <table:table-cell office:value-type="string" table:style-name="ce1">
            <text:p>https://rtais.wto.org/UI/PublicShowRTAIDCard.aspx?rtaid=8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sice.oas.org/Trade/meis_e/isr_mexind_e.asp</text:p>
          </table:table-cell>
          <table:table-cell/>
          <table:table-cell office:value-type="string" table:style-name="ce1">
            <text:p>http://www.sice.oas.org/Trade/meis_s/index.asp</text:p>
          </table:table-cell>
        </table:table-row>
        <table:table-row table:style-name="ro1">
          <table:table-cell office:value-type="string" table:style-name="ce1">
            <text:p>82</text:p>
          </table:table-cell>
          <table:table-cell office:value-type="string" table:style-name="ce1">
            <text:p>Georgia - Armenia</text:p>
          </table:table-cell>
          <table:table-cell office:value-type="string" table:style-name="ce1">
            <text:p>https://rtais.wto.org/UI/PublicShowRTAIDCard.aspx?rtaid=8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docsonline.wto.org/imrd/gen_redirectsearchdirect.asp?RN=0&amp;searchtype=browse&amp;query=@meta_Symbol"WT/REG119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19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19/1"&amp;language=3&amp;ct=DDFSpanish</text:p>
          </table:table-cell>
        </table:table-row>
        <table:table-row table:style-name="ro1">
          <table:table-cell office:value-type="string" table:style-name="ce1">
            <text:p>83</text:p>
          </table:table-cell>
          <table:table-cell office:value-type="string" table:style-name="ce1">
            <text:p>Georgia - Azerbaijan</text:p>
          </table:table-cell>
          <table:table-cell office:value-type="string" table:style-name="ce1">
            <text:p>https://rtais.wto.org/UI/PublicShowRTAIDCard.aspx?rtaid=8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docsonline.wto.org/imrd/gen_redirectsearchdirect.asp?RN=0&amp;searchtype=browse&amp;query=@meta_Symbol"WT/REG120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20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20/1"&amp;language=3&amp;ct=DDFSpanish</text:p>
          </table:table-cell>
        </table:table-row>
        <table:table-row table:style-name="ro1">
          <table:table-cell office:value-type="string" table:style-name="ce1">
            <text:p>84</text:p>
          </table:table-cell>
          <table:table-cell office:value-type="string" table:style-name="ce1">
            <text:p>Georgia - Kazakhstan</text:p>
          </table:table-cell>
          <table:table-cell office:value-type="string" table:style-name="ce1">
            <text:p>https://rtais.wto.org/UI/PublicShowRTAIDCard.aspx?rtaid=8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docsonline.wto.org/imrd/gen_redirectsearchdirect.asp?RN=0&amp;searchtype=browse&amp;query=@meta_Symbol"WT/REG123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23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23/1"&amp;language=3&amp;ct=DDFSpanish</text:p>
          </table:table-cell>
        </table:table-row>
        <table:table-row table:style-name="ro1">
          <table:table-cell office:value-type="string" table:style-name="ce1">
            <text:p>85</text:p>
          </table:table-cell>
          <table:table-cell office:value-type="string" table:style-name="ce1">
            <text:p>Georgia - Russian Federation</text:p>
          </table:table-cell>
          <table:table-cell office:value-type="string" table:style-name="ce1">
            <text:p>https://rtais.wto.org/UI/PublicShowRTAIDCard.aspx?rtaid=8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docsonline.wto.org/imrd/gen_redirectsearchdirect.asp?RN=0&amp;searchtype=browse&amp;query=@meta_Symbol"WT/REG118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18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18/1"&amp;language=3&amp;ct=DDFSpanish</text:p>
          </table:table-cell>
        </table:table-row>
        <table:table-row table:style-name="ro1">
          <table:table-cell office:value-type="string" table:style-name="ce1">
            <text:p>86</text:p>
          </table:table-cell>
          <table:table-cell office:value-type="string" table:style-name="ce1">
            <text:p>Georgia - Turkmenistan</text:p>
          </table:table-cell>
          <table:table-cell office:value-type="string" table:style-name="ce1">
            <text:p>https://rtais.wto.org/UI/PublicShowRTAIDCard.aspx?rtaid=8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docsonline.wto.org/imrd/gen_redirectsearchdirect.asp?RN=0&amp;searchtype=browse&amp;query=@meta_Symbol"WT/REG122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22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22/1"&amp;language=3&amp;ct=DDFSpanish</text:p>
          </table:table-cell>
        </table:table-row>
        <table:table-row table:style-name="ro1">
          <table:table-cell office:value-type="string" table:style-name="ce1">
            <text:p>87</text:p>
          </table:table-cell>
          <table:table-cell office:value-type="string" table:style-name="ce1">
            <text:p>Georgia - Ukraine</text:p>
          </table:table-cell>
          <table:table-cell office:value-type="string" table:style-name="ce1">
            <text:p>https://rtais.wto.org/UI/PublicShowRTAIDCard.aspx?rtaid=8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docsonline.wto.org/imrd/gen_redirectsearchdirect.asp?RN=0&amp;searchtype=browse&amp;query=@meta_Symbol"WT/REG121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21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21/1"&amp;language=3&amp;ct=DDFSpanish</text:p>
          </table:table-cell>
        </table:table-row>
        <table:table-row table:style-name="ro1">
          <table:table-cell office:value-type="string" table:style-name="ce1">
            <text:p>88</text:p>
          </table:table-cell>
          <table:table-cell office:value-type="string" table:style-name="ce1">
            <text:p>EFTA - North Macedonia</text:p>
          </table:table-cell>
          <table:table-cell office:value-type="string" table:style-name="ce1">
            <text:p>https://rtais.wto.org/UI/PublicShowRTAIDCard.aspx?rtaid=8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efta.int/trade-relations/free-trade-network/north-macedonia</text:p>
          </table:table-cell>
          <table:table-cell/>
          <table:table-cell/>
        </table:table-row>
        <table:table-row table:style-name="ro1">
          <table:table-cell office:value-type="string" table:style-name="ce1">
            <text:p>89</text:p>
          </table:table-cell>
          <table:table-cell office:value-type="string" table:style-name="ce1">
            <text:p>Türkiye - North Macedonia</text:p>
          </table:table-cell>
          <table:table-cell office:value-type="string" table:style-name="ce1">
            <text:p>https://rtais.wto.org/UI/PublicShowRTAIDCard.aspx?rtaid=8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trade.gov.tr/free-trade-agreements/macedonia</text:p>
          </table:table-cell>
          <table:table-cell/>
          <table:table-cell/>
        </table:table-row>
        <table:table-row table:style-name="ro1">
          <table:table-cell office:value-type="string" table:style-name="ce1">
            <text:p>90</text:p>
          </table:table-cell>
          <table:table-cell office:value-type="string" table:style-name="ce1">
            <text:p>Kyrgyz Republic - Armenia</text:p>
          </table:table-cell>
          <table:table-cell office:value-type="string" table:style-name="ce1">
            <text:p>https://rtais.wto.org/UI/PublicShowRTAIDCard.aspx?rtaid=9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docsonline.wto.org/imrd/gen_redirectsearchdirect.asp?RN=0&amp;searchtype=browse&amp;query=@meta_Symbol"WT/REG114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14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14/1"&amp;language=3&amp;ct=DDFSpanish</text:p>
          </table:table-cell>
        </table:table-row>
        <table:table-row table:style-name="ro1">
          <table:table-cell office:value-type="string" table:style-name="ce1">
            <text:p>91</text:p>
          </table:table-cell>
          <table:table-cell office:value-type="string" table:style-name="ce1">
            <text:p>EU - South Africa</text:p>
          </table:table-cell>
          <table:table-cell office:value-type="string" table:style-name="ce1">
            <text:p>https://rtais.wto.org/UI/PublicShowRTAIDCard.aspx?rtaid=9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eur-lex.europa.eu/legal-content/EN/TXT/?uri=OJ:L:1999:311:TOC</text:p>
          </table:table-cell>
          <table:table-cell office:value-type="string" table:style-name="ce1">
            <text:p>https://eur-lex.europa.eu/legal-content/EN/TXT/?uri=OJ:L:1999:311:TOC</text:p>
          </table:table-cell>
          <table:table-cell office:value-type="string" table:style-name="ce1">
            <text:p>https://eur-lex.europa.eu/legal-content/EN/TXT/?uri=OJ:L:1999:311:TOC</text:p>
          </table:table-cell>
        </table:table-row>
        <table:table-row table:style-name="ro1">
          <table:table-cell office:value-type="string" table:style-name="ce1">
            <text:p>92</text:p>
          </table:table-cell>
          <table:table-cell office:value-type="string" table:style-name="ce1">
            <text:p>EU - Morocco</text:p>
          </table:table-cell>
          <table:table-cell office:value-type="string" table:style-name="ce1">
            <text:p>https://rtais.wto.org/UI/PublicShowRTAIDCard.aspx?rtaid=9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eur-lex.europa.eu/legal-content/EN/TXT/PDF/?uri=CELEX:02000A0318(01)-20190719</text:p>
          </table:table-cell>
          <table:table-cell office:value-type="string" table:style-name="ce1">
            <text:p>https://eur-lex.europa.eu/legal-content/FR/TXT/PDF/?uri=CELEX:02000A0318(01)-20190719</text:p>
          </table:table-cell>
          <table:table-cell office:value-type="string" table:style-name="ce1">
            <text:p>https://eur-lex.europa.eu/legal-content/ES/TXT/PDF/?uri=CELEX:02000A0318(01)-20190719</text:p>
          </table:table-cell>
        </table:table-row>
        <table:table-row table:style-name="ro1">
          <table:table-cell office:value-type="string" table:style-name="ce1">
            <text:p>93</text:p>
          </table:table-cell>
          <table:table-cell office:value-type="string" table:style-name="ce1">
            <text:p>EU - Israel</text:p>
          </table:table-cell>
          <table:table-cell office:value-type="string" table:style-name="ce1">
            <text:p>https://rtais.wto.org/UI/PublicShowRTAIDCard.aspx?rtaid=9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eur-lex.europa.eu/legal-content/EN/TXT/?uri=CELEX%3A22000A0621%2801%29&amp;qid=1612177181225</text:p>
          </table:table-cell>
          <table:table-cell office:value-type="string" table:style-name="ce1">
            <text:p>https://eur-lex.europa.eu/legal-content/EN/TXT/?uri=CELEX%3A22000A0621%2801%29&amp;qid=1612177181225</text:p>
          </table:table-cell>
          <table:table-cell office:value-type="string" table:style-name="ce1">
            <text:p>https://eur-lex.europa.eu/legal-content/EN/TXT/?uri=CELEX%3A22000A0621%2801%29&amp;qid=1612177181225</text:p>
          </table:table-cell>
        </table:table-row>
        <table:table-row table:style-name="ro1">
          <table:table-cell office:value-type="string" table:style-name="ce1">
            <text:p>94</text:p>
          </table:table-cell>
          <table:table-cell office:value-type="string" table:style-name="ce1">
            <text:p>East African Community (EAC)</text:p>
          </table:table-cell>
          <table:table-cell office:value-type="string" table:style-name="ce1">
            <text:p>https://rtais.wto.org/UI/PublicShowRTAIDCard.aspx?rtaid=9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94/TOA/English/EAC%20TREATY.pdf</text:p>
          </table:table-cell>
          <table:table-cell/>
          <table:table-cell/>
        </table:table-row>
        <table:table-row table:style-name="ro1">
          <table:table-cell office:value-type="string" table:style-name="ce1">
            <text:p>95</text:p>
          </table:table-cell>
          <table:table-cell office:value-type="string" table:style-name="ce1">
            <text:p>Economic and Monetary Community of Central Africa (CEMAC)</text:p>
          </table:table-cell>
          <table:table-cell office:value-type="string" table:style-name="ce1">
            <text:p>https://rtais.wto.org/UI/PublicShowRTAIDCard.aspx?rtaid=9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docsonline.wto.org/imrd/gen_redirectsearchdirect.asp?RN=0&amp;searchtype=browse&amp;query=@meta_Symbol"WT/COMTD/24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COMTD/24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COMTD/24"&amp;language=3&amp;ct=DDFSpanish</text:p>
          </table:table-cell>
        </table:table-row>
        <table:table-row table:style-name="ro1">
          <table:table-cell office:value-type="string" table:style-name="ce1">
            <text:p>96</text:p>
          </table:table-cell>
          <table:table-cell office:value-type="string" table:style-name="ce1">
            <text:p>EFTA - Morocco</text:p>
          </table:table-cell>
          <table:table-cell office:value-type="string" table:style-name="ce1">
            <text:p>https://rtais.wto.org/UI/PublicShowRTAIDCard.aspx?rtaid=9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efta.int/trade-relations/free-trade-network/morocco</text:p>
          </table:table-cell>
          <table:table-cell office:value-type="string" table:style-name="ce1">
            <text:p>http://www.efta.int/trade-relations/free-trade-network/morocco</text:p>
          </table:table-cell>
          <table:table-cell/>
        </table:table-row>
        <table:table-row table:style-name="ro1">
          <table:table-cell office:value-type="string" table:style-name="ce1">
            <text:p>97</text:p>
          </table:table-cell>
          <table:table-cell office:value-type="string" table:style-name="ce1">
            <text:p>West African Economic and Monetary Union (WAEMU)</text:p>
          </table:table-cell>
          <table:table-cell office:value-type="string" table:style-name="ce1">
            <text:p>https://rtais.wto.org/UI/PublicShowRTAIDCard.aspx?rtaid=97</text:p>
          </table:table-cell>
          <table:table-cell office:value-type="string" table:style-name="ce1">
            <text:p>In Force</text:p>
          </table:table-cell>
          <table:table-cell/>
          <table:table-cell office:value-type="string" table:style-name="ce1">
            <text:p>http://www.uemoa.int/fr/le-traite-modifie</text:p>
          </table:table-cell>
          <table:table-cell/>
        </table:table-row>
        <table:table-row table:style-name="ro1">
          <table:table-cell office:value-type="string" table:style-name="ce1">
            <text:p>98</text:p>
          </table:table-cell>
          <table:table-cell office:value-type="string" table:style-name="ce1">
            <text:p>Melanesian Spearhead Group (MSG)</text:p>
          </table:table-cell>
          <table:table-cell office:value-type="string" table:style-name="ce1">
            <text:p>https://rtais.wto.org/UI/PublicShowRTAIDCard.aspx?rtaid=9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docsonline.wto.org/imrd/gen_redirectsearchdirect.asp?RN=0&amp;searchtype=browse&amp;query=@meta_Symbol"WT/COMTD/2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COMTD/2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COMTD/21"&amp;language=3&amp;ct=DDFSpanish</text:p>
          </table:table-cell>
        </table:table-row>
        <table:table-row table:style-name="ro1">
          <table:table-cell office:value-type="string" table:style-name="ce1">
            <text:p>99</text:p>
          </table:table-cell>
          <table:table-cell office:value-type="string" table:style-name="ce1">
            <text:p>Commonwealth of Independent States (CIS)</text:p>
          </table:table-cell>
          <table:table-cell office:value-type="string" table:style-name="ce1">
            <text:p>https://rtais.wto.org/UI/PublicShowRTAIDCard.aspx?rtaid=9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docsonline.wto.org/imrd/gen_redirectsearchdirect.asp?RN=0&amp;searchtype=browse&amp;query=@meta_Symbol"WT/REG82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82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82/1"&amp;language=3&amp;ct=DDFSpanish</text:p>
          </table:table-cell>
        </table:table-row>
        <table:table-row table:style-name="ro1">
          <table:table-cell office:value-type="string" table:style-name="ce1">
            <text:p>100</text:p>
          </table:table-cell>
          <table:table-cell office:value-type="string" table:style-name="ce1">
            <text:p>Kyrgyz Republic - Kazakhstan</text:p>
          </table:table-cell>
          <table:table-cell office:value-type="string" table:style-name="ce1">
            <text:p>https://rtais.wto.org/UI/PublicShowRTAIDCard.aspx?rtaid=10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docsonline.wto.org/imrd/gen_redirectsearchdirect.asp?RN=0&amp;searchtype=browse&amp;query=@meta_Symbol"WT/REG81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81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81/1"&amp;language=3&amp;ct=DDFSpanish</text:p>
          </table:table-cell>
        </table:table-row>
        <table:table-row table:style-name="ro1">
          <table:table-cell office:value-type="string" table:style-name="ce1">
            <text:p>101</text:p>
          </table:table-cell>
          <table:table-cell office:value-type="string" table:style-name="ce1">
            <text:p>EFTA - Palestine</text:p>
          </table:table-cell>
          <table:table-cell office:value-type="string" table:style-name="ce1">
            <text:p>https://rtais.wto.org/UI/PublicShowRTAIDCard.aspx?rtaid=10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efta.int/trade-relations/free-trade-network/palestinian-authority</text:p>
          </table:table-cell>
          <table:table-cell/>
          <table:table-cell/>
        </table:table-row>
        <table:table-row table:style-name="ro1">
          <table:table-cell office:value-type="string" table:style-name="ce1">
            <text:p>102</text:p>
          </table:table-cell>
          <table:table-cell office:value-type="string" table:style-name="ce1">
            <text:p>Kyrgyz Republic - Moldova, Republic of</text:p>
          </table:table-cell>
          <table:table-cell office:value-type="string" table:style-name="ce1">
            <text:p>https://rtais.wto.org/UI/PublicShowRTAIDCard.aspx?rtaid=10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docsonline.wto.org/imrd/gen_redirectsearchdirect.asp?RN=0&amp;searchtype=browse&amp;query=@meta_Symbol"WT/REG76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76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76/1"&amp;language=3&amp;ct=DDFSpanish</text:p>
          </table:table-cell>
        </table:table-row>
        <table:table-row table:style-name="ro1">
          <table:table-cell office:value-type="string" table:style-name="ce1">
            <text:p>103</text:p>
          </table:table-cell>
          <table:table-cell office:value-type="string" table:style-name="ce1">
            <text:p>Kyrgyz Republic - Russian Federation</text:p>
          </table:table-cell>
          <table:table-cell office:value-type="string" table:style-name="ce1">
            <text:p>https://rtais.wto.org/UI/PublicShowRTAIDCard.aspx?rtaid=103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73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73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73/1"&amp;language=3&amp;ct=DDFSpanish</text:p>
          </table:table-cell>
        </table:table-row>
        <table:table-row table:style-name="ro1">
          <table:table-cell office:value-type="string" table:style-name="ce1">
            <text:p>104</text:p>
          </table:table-cell>
          <table:table-cell office:value-type="string" table:style-name="ce1">
            <text:p>Kyrgyz Republic - Ukraine</text:p>
          </table:table-cell>
          <table:table-cell office:value-type="string" table:style-name="ce1">
            <text:p>https://rtais.wto.org/UI/PublicShowRTAIDCard.aspx?rtaid=10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docsonline.wto.org/imrd/gen_redirectsearchdirect.asp?RN=0&amp;searchtype=browse&amp;query=@meta_Symbol"WT/REG74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74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74/1"&amp;language=3&amp;ct=DDFSpanish</text:p>
          </table:table-cell>
        </table:table-row>
        <table:table-row table:style-name="ro1">
          <table:table-cell office:value-type="string" table:style-name="ce1">
            <text:p>105</text:p>
          </table:table-cell>
          <table:table-cell office:value-type="string" table:style-name="ce1">
            <text:p>Kyrgyz Republic - Uzbekistan</text:p>
          </table:table-cell>
          <table:table-cell office:value-type="string" table:style-name="ce1">
            <text:p>https://rtais.wto.org/UI/PublicShowRTAIDCard.aspx?rtaid=10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docsonline.wto.org/imrd/gen_redirectsearchdirect.asp?RN=0&amp;searchtype=browse&amp;query=@meta_Symbol"WT/REG75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75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75/1"&amp;language=3&amp;ct=DDFSpanish</text:p>
          </table:table-cell>
        </table:table-row>
        <table:table-row table:style-name="ro1">
          <table:table-cell office:value-type="string" table:style-name="ce1">
            <text:p>106</text:p>
          </table:table-cell>
          <table:table-cell office:value-type="string" table:style-name="ce1">
            <text:p>Eurasian Economic Community (EAEC)</text:p>
          </table:table-cell>
          <table:table-cell office:value-type="string" table:style-name="ce1">
            <text:p>https://rtais.wto.org/UI/PublicShowRTAIDCard.aspx?rtaid=106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71/5/Rev.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71/5/Rev.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71/5/Rev.1"&amp;language=3&amp;ct=DDFSpanish</text:p>
          </table:table-cell>
        </table:table-row>
        <table:table-row table:style-name="ro1">
          <table:table-cell office:value-type="string" table:style-name="ce1">
            <text:p>107</text:p>
          </table:table-cell>
          <table:table-cell office:value-type="string" table:style-name="ce1">
            <text:p>EU - Tunisia</text:p>
          </table:table-cell>
          <table:table-cell office:value-type="string" table:style-name="ce1">
            <text:p>https://rtais.wto.org/UI/PublicShowRTAIDCard.aspx?rtaid=10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qid=1399544134573&amp;uri=CELEX:21998A0330(01)</text:p>
          </table:table-cell>
          <table:table-cell office:value-type="string" table:style-name="ce1">
            <text:p>http://eur-lex.europa.eu/legal-content/EN/TXT/?qid=1399544134573&amp;uri=CELEX:21998A0330(01)</text:p>
          </table:table-cell>
          <table:table-cell office:value-type="string" table:style-name="ce1">
            <text:p>http://eur-lex.europa.eu/legal-content/EN/TXT/?qid=1399544134573&amp;uri=CELEX:21998A0330(01)</text:p>
          </table:table-cell>
        </table:table-row>
        <table:table-row table:style-name="ro1">
          <table:table-cell office:value-type="string" table:style-name="ce1">
            <text:p>108</text:p>
          </table:table-cell>
          <table:table-cell office:value-type="string" table:style-name="ce1">
            <text:p>Türkiye - Israel</text:p>
          </table:table-cell>
          <table:table-cell office:value-type="string" table:style-name="ce1">
            <text:p>https://rtais.wto.org/UI/PublicShowRTAIDCard.aspx?rtaid=10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trade.gov.tr/data/5b9111bc13b8770becf1e745/426f0d88a6abd3d657519ad455099e95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09</text:p>
          </table:table-cell>
          <table:table-cell office:value-type="string" table:style-name="ce1">
            <text:p>EU - Andorra</text:p>
          </table:table-cell>
          <table:table-cell office:value-type="string" table:style-name="ce1">
            <text:p>https://rtais.wto.org/UI/PublicShowRTAIDCard.aspx?rtaid=10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qid=1398350679054&amp;uri=CELEX:21990A1231(02)</text:p>
          </table:table-cell>
          <table:table-cell office:value-type="string" table:style-name="ce1">
            <text:p>http://eur-lex.europa.eu/legal-content/EN/TXT/?qid=1398350679054&amp;uri=CELEX:21990A1231(02)</text:p>
          </table:table-cell>
          <table:table-cell office:value-type="string" table:style-name="ce1">
            <text:p>http://eur-lex.europa.eu/legal-content/EN/TXT/?qid=1398350679054&amp;uri=CELEX:21990A1231(02)</text:p>
          </table:table-cell>
        </table:table-row>
        <table:table-row table:style-name="ro1">
          <table:table-cell office:value-type="string" table:style-name="ce1">
            <text:p>110</text:p>
          </table:table-cell>
          <table:table-cell office:value-type="string" table:style-name="ce1">
            <text:p>Canada - Chile</text:p>
          </table:table-cell>
          <table:table-cell office:value-type="string" table:style-name="ce1">
            <text:p>https://rtais.wto.org/UI/PublicShowRTAIDCard.aspx?rtaid=11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international.gc.ca/trade-commerce/trade-agreements-accords-commerciaux/agr-acc/chile-chili/fta-ale/index.aspx?lang=eng</text:p>
          </table:table-cell>
          <table:table-cell office:value-type="string" table:style-name="ce1">
            <text:p>http://international.gc.ca/trade-commerce/trade-agreements-accords-commerciaux/agr-acc/chile-chili/fta-ale/index.aspx?lang=fra</text:p>
          </table:table-cell>
          <table:table-cell office:value-type="string" table:style-name="ce1">
            <text:p>https://www.subrei.gob.cl/acuerdos-comerciales/acuerdos-comerciales-vigentes/canada/</text:p>
          </table:table-cell>
        </table:table-row>
        <table:table-row table:style-name="ro1">
          <table:table-cell office:value-type="string" table:style-name="ce1">
            <text:p>111</text:p>
          </table:table-cell>
          <table:table-cell office:value-type="string" table:style-name="ce1">
            <text:p>EU - Palestine</text:p>
          </table:table-cell>
          <table:table-cell office:value-type="string" table:style-name="ce1">
            <text:p>https://rtais.wto.org/UI/PublicShowRTAIDCard.aspx?rtaid=11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qid=1399391758208&amp;uri=CELEX:21997A0716(01)</text:p>
          </table:table-cell>
          <table:table-cell office:value-type="string" table:style-name="ce1">
            <text:p>http://eur-lex.europa.eu/legal-content/EN/TXT/?qid=1399391758208&amp;uri=CELEX:21997A0716(01)</text:p>
          </table:table-cell>
          <table:table-cell office:value-type="string" table:style-name="ce1">
            <text:p>http://eur-lex.europa.eu/legal-content/EN/TXT/?qid=1399391758208&amp;uri=CELEX:21997A0716(01)</text:p>
          </table:table-cell>
        </table:table-row>
        <table:table-row table:style-name="ro1">
          <table:table-cell office:value-type="string" table:style-name="ce1">
            <text:p>112</text:p>
          </table:table-cell>
          <table:table-cell office:value-type="string" table:style-name="ce1">
            <text:p>EU - Faeroe Islands</text:p>
          </table:table-cell>
          <table:table-cell office:value-type="string" table:style-name="ce1">
            <text:p>https://rtais.wto.org/UI/PublicShowRTAIDCard.aspx?rtaid=11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qid=1398412647857&amp;uri=CELEX:21997A0222(01)</text:p>
          </table:table-cell>
          <table:table-cell office:value-type="string" table:style-name="ce1">
            <text:p>http://eur-lex.europa.eu/legal-content/EN/TXT/?qid=1398412647857&amp;uri=CELEX:21997A0222(01)</text:p>
          </table:table-cell>
          <table:table-cell office:value-type="string" table:style-name="ce1">
            <text:p>http://eur-lex.europa.eu/legal-content/EN/TXT/?qid=1398412647857&amp;uri=CELEX:21997A0222(01)</text:p>
          </table:table-cell>
        </table:table-row>
        <table:table-row table:style-name="ro1">
          <table:table-cell office:value-type="string" table:style-name="ce1">
            <text:p>113</text:p>
          </table:table-cell>
          <table:table-cell office:value-type="string" table:style-name="ce1">
            <text:p>Canada - Israel</text:p>
          </table:table-cell>
          <table:table-cell office:value-type="string" table:style-name="ce1">
            <text:p>https://rtais.wto.org/UI/PublicShowRTAIDCard.aspx?rtaid=11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international.gc.ca/trade-commerce/trade-agreements-accords-commerciaux/agr-acc/israel/fta-ale/text-texte/toc-tdm.aspx?lang=eng&amp;_ga=2.56681578.1125609168.1568312262-1394131750.1568312262</text:p>
          </table:table-cell>
          <table:table-cell office:value-type="string" table:style-name="ce1">
            <text:p>https://www.international.gc.ca/trade-commerce/trade-agreements-accords-commerciaux/agr-acc/israel/fta-ale/text-texte/toc-tdm.aspx?lang=fra</text:p>
          </table:table-cell>
          <table:table-cell/>
        </table:table-row>
        <table:table-row table:style-name="ro1">
          <table:table-cell office:value-type="string" table:style-name="ce1">
            <text:p>114</text:p>
          </table:table-cell>
          <table:table-cell office:value-type="string" table:style-name="ce1">
            <text:p>European Economic Area (EEA)</text:p>
          </table:table-cell>
          <table:table-cell office:value-type="string" table:style-name="ce1">
            <text:p>https://rtais.wto.org/UI/PublicShowRTAIDCard.aspx?rtaid=11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efta.int/media/documents/legal-texts/eea/the-eea-agreement/Main%20Text%20of%20the%20Agreement/EEAagreemen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15</text:p>
          </table:table-cell>
          <table:table-cell office:value-type="string" table:style-name="ce1">
            <text:p>Faeroe Islands - Norway</text:p>
          </table:table-cell>
          <table:table-cell office:value-type="string" table:style-name="ce1">
            <text:p>https://rtais.wto.org/UI/PublicShowRTAIDCard.aspx?rtaid=11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docsonline.wto.org/imrd/gen_redirectsearchdirect.asp?RN=0&amp;searchtype=browse&amp;query=@meta_Symbol"WT/REG25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25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25/1"&amp;language=3&amp;ct=DDFSpanish</text:p>
          </table:table-cell>
        </table:table-row>
        <table:table-row table:style-name="ro1">
          <table:table-cell office:value-type="string" table:style-name="ce1">
            <text:p>116</text:p>
          </table:table-cell>
          <table:table-cell office:value-type="string" table:style-name="ce1">
            <text:p>Faeroe Islands - Switzerland</text:p>
          </table:table-cell>
          <table:table-cell office:value-type="string" table:style-name="ce1">
            <text:p>https://rtais.wto.org/UI/PublicShowRTAIDCard.aspx?rtaid=11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docsonline.wto.org/imrd/gen_redirectsearchdirect.asp?RN=0&amp;searchtype=browse&amp;query=@meta_Symbol"WT/REG24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24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24/1"&amp;language=3&amp;ct=DDFSpanish</text:p>
          </table:table-cell>
        </table:table-row>
        <table:table-row table:style-name="ro1">
          <table:table-cell office:value-type="string" table:style-name="ce1">
            <text:p>117</text:p>
          </table:table-cell>
          <table:table-cell office:value-type="string" table:style-name="ce1">
            <text:p>Faeroe Islands - Iceland</text:p>
          </table:table-cell>
          <table:table-cell office:value-type="string" table:style-name="ce1">
            <text:p>https://rtais.wto.org/UI/PublicShowRTAIDCard.aspx?rtaid=117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23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23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23/1"&amp;language=3&amp;ct=DDFSpanish</text:p>
          </table:table-cell>
        </table:table-row>
        <table:table-row table:style-name="ro1">
          <table:table-cell office:value-type="string" table:style-name="ce1">
            <text:p>118</text:p>
          </table:table-cell>
          <table:table-cell office:value-type="string" table:style-name="ce1">
            <text:p>EU - Türkiye</text:p>
          </table:table-cell>
          <table:table-cell office:value-type="string" table:style-name="ce1">
            <text:p>https://rtais.wto.org/UI/PublicShowRTAIDCard.aspx?rtaid=11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eur-lex.europa.eu/legal-content/EN/TXT/?uri=OJ:L:1996:035:TOC</text:p>
          </table:table-cell>
          <table:table-cell office:value-type="string" table:style-name="ce1">
            <text:p>https://eur-lex.europa.eu/legal-content/EN/TXT/?uri=OJ:L:1996:035:TOC</text:p>
          </table:table-cell>
          <table:table-cell office:value-type="string" table:style-name="ce1">
            <text:p>https://eur-lex.europa.eu/legal-content/EN/TXT/?uri=OJ:L:1996:035:TOC</text:p>
          </table:table-cell>
        </table:table-row>
        <table:table-row table:style-name="ro1">
          <table:table-cell office:value-type="string" table:style-name="ce1">
            <text:p>120</text:p>
          </table:table-cell>
          <table:table-cell office:value-type="string" table:style-name="ce1">
            <text:p>EU Treaty</text:p>
          </table:table-cell>
          <table:table-cell office:value-type="string" table:style-name="ce1">
            <text:p>https://rtais.wto.org/UI/PublicShowRTAIDCard.aspx?rtaid=12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uri=CELEX:12012M/TXT</text:p>
          </table:table-cell>
          <table:table-cell office:value-type="string" table:style-name="ce1">
            <text:p>http://eur-lex.europa.eu/legal-content/EN/TXT/?uri=CELEX:12012M/TXT</text:p>
          </table:table-cell>
          <table:table-cell office:value-type="string" table:style-name="ce1">
            <text:p>http://eur-lex.europa.eu/legal-content/EN/TXT/?uri=CELEX:12012M/TXT</text:p>
          </table:table-cell>
        </table:table-row>
        <table:table-row table:style-name="ro1">
          <table:table-cell office:value-type="string" table:style-name="ce1">
            <text:p>121</text:p>
          </table:table-cell>
          <table:table-cell office:value-type="string" table:style-name="ce1">
            <text:p>Common Market for Eastern and Southern Africa (COMESA)</text:p>
          </table:table-cell>
          <table:table-cell office:value-type="string" table:style-name="ce1">
            <text:p>https://rtais.wto.org/UI/PublicShowRTAIDCard.aspx?rtaid=12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comesa.int/wp-content/uploads/2020/07/Comesa-Treaty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22</text:p>
          </table:table-cell>
          <table:table-cell office:value-type="string" table:style-name="ce1">
            <text:p>North American Free Trade Agreement (NAFTA)</text:p>
          </table:table-cell>
          <table:table-cell office:value-type="string" table:style-name="ce1">
            <text:p>https://rtais.wto.org/UI/PublicShowRTAIDCard.aspx?rtaid=122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s://www.international.gc.ca/trade-commerce/trade-agreements-accords-commerciaux/agr-acc/nafta-alena/fta-ale/index.aspx?lang=eng&amp;_ga=2.200833390.1111631596.1599230882-2115953780.1599230882</text:p>
          </table:table-cell>
          <table:table-cell/>
          <table:table-cell/>
        </table:table-row>
        <table:table-row table:style-name="ro1">
          <table:table-cell office:value-type="string" table:style-name="ce1">
            <text:p>123</text:p>
          </table:table-cell>
          <table:table-cell office:value-type="string" table:style-name="ce1">
            <text:p>EC (15) Enlargement</text:p>
          </table:table-cell>
          <table:table-cell office:value-type="string" table:style-name="ce1">
            <text:p>https://rtais.wto.org/UI/PublicShowRTAIDCard.aspx?rtaid=12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uri=OJ:C:1994:241:TOC</text:p>
          </table:table-cell>
          <table:table-cell/>
          <table:table-cell/>
        </table:table-row>
        <table:table-row table:style-name="ro1">
          <table:table-cell office:value-type="string" table:style-name="ce1">
            <text:p>124</text:p>
          </table:table-cell>
          <table:table-cell office:value-type="string" table:style-name="ce1">
            <text:p>South Asian Preferential Trade Arrangement (SAPTA)</text:p>
          </table:table-cell>
          <table:table-cell office:value-type="string" table:style-name="ce1">
            <text:p>https://rtais.wto.org/UI/PublicShowRTAIDCard.aspx?rtaid=12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124/TOA/English/Agreement_SAARC_SAPTA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25</text:p>
          </table:table-cell>
          <table:table-cell office:value-type="string" table:style-name="ce1">
            <text:p>EFTA - Israel</text:p>
          </table:table-cell>
          <table:table-cell office:value-type="string" table:style-name="ce1">
            <text:p>https://rtais.wto.org/UI/PublicShowRTAIDCard.aspx?rtaid=12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efta.int/trade-relations/free-trade-network/israel</text:p>
          </table:table-cell>
          <table:table-cell/>
          <table:table-cell/>
        </table:table-row>
        <table:table-row table:style-name="ro1">
          <table:table-cell office:value-type="string" table:style-name="ce1">
            <text:p>126</text:p>
          </table:table-cell>
          <table:table-cell office:value-type="string" table:style-name="ce1">
            <text:p>ASEAN Free Trade Area (AFTA)</text:p>
          </table:table-cell>
          <table:table-cell office:value-type="string" table:style-name="ce1">
            <text:p>https://rtais.wto.org/UI/PublicShowRTAIDCard.aspx?rtaid=126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../rtadocs/126/TOA/English/AFTA_Legal_Tex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27</text:p>
          </table:table-cell>
          <table:table-cell office:value-type="string" table:style-name="ce1">
            <text:p>Andean Community (CAN)</text:p>
          </table:table-cell>
          <table:table-cell office:value-type="string" table:style-name="ce1">
            <text:p>https://rtais.wto.org/UI/PublicShowRTAIDCard.aspx?rtaid=12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sice.oas.org/Trade/Junac/Carta_Ag/index.asp</text:p>
          </table:table-cell>
          <table:table-cell/>
          <table:table-cell office:value-type="string" table:style-name="ce1">
            <text:p>http://intranet.comunidadandina.org/IDocumentos/c_Newdocs.asp?GruDoc=14</text:p>
          </table:table-cell>
        </table:table-row>
        <table:table-row table:style-name="ro1">
          <table:table-cell office:value-type="string" table:style-name="ce1">
            <text:p>128</text:p>
          </table:table-cell>
          <table:table-cell office:value-type="string" table:style-name="ce1">
            <text:p>Economic Cooperation Organization (ECO)</text:p>
          </table:table-cell>
          <table:table-cell office:value-type="string" table:style-name="ce1">
            <text:p>https://rtais.wto.org/UI/PublicShowRTAIDCard.aspx?rtaid=12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its.worldbank.org/GPTAD/PDF/archive/ECO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29</text:p>
          </table:table-cell>
          <table:table-cell office:value-type="string" table:style-name="ce1">
            <text:p>EFTA - Türkiye</text:p>
          </table:table-cell>
          <table:table-cell office:value-type="string" table:style-name="ce1">
            <text:p>https://rtais.wto.org/UI/PublicShowRTAIDCard.aspx?rtaid=129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www.efta.int/free-trade/free-trade-agreements/turkey.aspx</text:p>
          </table:table-cell>
          <table:table-cell/>
          <table:table-cell/>
        </table:table-row>
        <table:table-row table:style-name="ro1">
          <table:table-cell office:value-type="string" table:style-name="ce1">
            <text:p>130</text:p>
          </table:table-cell>
          <table:table-cell office:value-type="string" table:style-name="ce1">
            <text:p>Southern Common Market (MERCOSUR)</text:p>
          </table:table-cell>
          <table:table-cell office:value-type="string" table:style-name="ce1">
            <text:p>https://rtais.wto.org/UI/PublicShowRTAIDCard.aspx?rtaid=13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sice.oas.org/Mercosur/instmt_e.asp</text:p>
          </table:table-cell>
          <table:table-cell/>
          <table:table-cell office:value-type="string" table:style-name="ce1">
            <text:p>http://www.sice.oas.org/Mercosur/instmt_s.asp</text:p>
          </table:table-cell>
        </table:table-row>
        <table:table-row table:style-name="ro1">
          <table:table-cell office:value-type="string" table:style-name="ce1">
            <text:p>131</text:p>
          </table:table-cell>
          <table:table-cell office:value-type="string" table:style-name="ce1">
            <text:p>Lao People's Democratic Republic - Thailand</text:p>
          </table:table-cell>
          <table:table-cell office:value-type="string" table:style-name="ce1">
            <text:p>https://rtais.wto.org/UI/PublicShowRTAIDCard.aspx?rtaid=13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laoftpd.com/wp-content/uploads/2019/01/Lao-thaiTrade-agreements-en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32</text:p>
          </table:table-cell>
          <table:table-cell office:value-type="string" table:style-name="ce1">
            <text:p>EC (12) Enlargement</text:p>
          </table:table-cell>
          <table:table-cell office:value-type="string" table:style-name="ce1">
            <text:p>https://rtais.wto.org/UI/PublicShowRTAIDCard.aspx?rtaid=13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uri=OJ:L:1985:302:TOC</text:p>
          </table:table-cell>
          <table:table-cell/>
          <table:table-cell/>
        </table:table-row>
        <table:table-row table:style-name="ro1">
          <table:table-cell office:value-type="string" table:style-name="ce1">
            <text:p>133</text:p>
          </table:table-cell>
          <table:table-cell office:value-type="string" table:style-name="ce1">
            <text:p>United States - Israel</text:p>
          </table:table-cell>
          <table:table-cell office:value-type="string" table:style-name="ce1">
            <text:p>https://rtais.wto.org/UI/PublicShowRTAIDCard.aspx?rtaid=13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ustr.gov/sites/default/files/files/agreements/FTA/israel/Israel%20FTA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34</text:p>
          </table:table-cell>
          <table:table-cell office:value-type="string" table:style-name="ce1">
            <text:p>Australia - New Zealand Closer Economic Relations Trade Agreement (ANZCERTA)</text:p>
          </table:table-cell>
          <table:table-cell office:value-type="string" table:style-name="ce1">
            <text:p>https://rtais.wto.org/UI/PublicShowRTAIDCard.aspx?rtaid=13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dfat.gov.au/trade/agreements/in-force/anzcerta/Pages/australia-new-zealand-closer-economic-relations-trade-agreement.aspx</text:p>
          </table:table-cell>
          <table:table-cell/>
          <table:table-cell/>
        </table:table-row>
        <table:table-row table:style-name="ro1">
          <table:table-cell office:value-type="string" table:style-name="ce1">
            <text:p>135</text:p>
          </table:table-cell>
          <table:table-cell office:value-type="string" table:style-name="ce1">
            <text:p>Latin American Integration Association (LAIA)</text:p>
          </table:table-cell>
          <table:table-cell office:value-type="string" table:style-name="ce1">
            <text:p>https://rtais.wto.org/UI/PublicShowRTAIDCard.aspx?rtaid=13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135/TOA/English/RTA15N1_E.docx</text:p>
          </table:table-cell>
          <table:table-cell office:value-type="string" table:style-name="ce1">
            <text:p>../rtadocs/135/TOA/French/RTA15N1_F.docx</text:p>
          </table:table-cell>
          <table:table-cell office:value-type="string" table:style-name="ce1">
            <text:p>../rtadocs/135/TOA/Spanish/RTA15N1_S.docx</text:p>
          </table:table-cell>
        </table:table-row>
        <table:table-row table:style-name="ro1">
          <table:table-cell office:value-type="string" table:style-name="ce1">
            <text:p>136</text:p>
          </table:table-cell>
          <table:table-cell office:value-type="string" table:style-name="ce1">
            <text:p>South Pacific Regional Trade and Economic Cooperation Agreement (SPARTECA)</text:p>
          </table:table-cell>
          <table:table-cell office:value-type="string" table:style-name="ce1">
            <text:p>https://rtais.wto.org/UI/PublicShowRTAIDCard.aspx?rtaid=13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mcttt.gov.fj/wp-content/uploads/2018/10/SPARTECA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37</text:p>
          </table:table-cell>
          <table:table-cell office:value-type="string" table:style-name="ce1">
            <text:p>EC (10) Enlargement</text:p>
          </table:table-cell>
          <table:table-cell office:value-type="string" table:style-name="ce1">
            <text:p>https://rtais.wto.org/UI/PublicShowRTAIDCard.aspx?rtaid=13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uri=OJ:L:1979:291:TOC</text:p>
          </table:table-cell>
          <table:table-cell/>
          <table:table-cell/>
        </table:table-row>
        <table:table-row table:style-name="ro1">
          <table:table-cell office:value-type="string" table:style-name="ce1">
            <text:p>138</text:p>
          </table:table-cell>
          <table:table-cell office:value-type="string" table:style-name="ce1">
            <text:p>EU - Syria</text:p>
          </table:table-cell>
          <table:table-cell office:value-type="string" table:style-name="ce1">
            <text:p>https://rtais.wto.org/UI/PublicShowRTAIDCard.aspx?rtaid=13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qid=1399543172698&amp;uri=CELEX:21977A0118(05)</text:p>
          </table:table-cell>
          <table:table-cell office:value-type="string" table:style-name="ce1">
            <text:p>http://eur-lex.europa.eu/legal-content/EN/TXT/?qid=1399543172698&amp;uri=CELEX:21977A0118(05)</text:p>
          </table:table-cell>
          <table:table-cell office:value-type="string" table:style-name="ce1">
            <text:p>http://eur-lex.europa.eu/legal-content/EN/TXT/?qid=1399543172698&amp;uri=CELEX:21977A0118(05)</text:p>
          </table:table-cell>
        </table:table-row>
        <table:table-row table:style-name="ro1">
          <table:table-cell office:value-type="string" table:style-name="ce1">
            <text:p>139</text:p>
          </table:table-cell>
          <table:table-cell office:value-type="string" table:style-name="ce1">
            <text:p>Australia - Papua New Guinea (PATCRA)</text:p>
          </table:table-cell>
          <table:table-cell office:value-type="string" table:style-name="ce1">
            <text:p>https://rtais.wto.org/UI/PublicShowRTAIDCard.aspx?rtaid=13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139/TOA/English/PATCRAAgreemen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40</text:p>
          </table:table-cell>
          <table:table-cell office:value-type="string" table:style-name="ce1">
            <text:p>Asia Pacific Trade Agreement (APTA)</text:p>
          </table:table-cell>
          <table:table-cell office:value-type="string" table:style-name="ce1">
            <text:p>https://rtais.wto.org/UI/PublicShowRTAIDCard.aspx?rtaid=14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unescap.org/apta/agreement-text</text:p>
          </table:table-cell>
          <table:table-cell/>
          <table:table-cell/>
        </table:table-row>
        <table:table-row table:style-name="ro1">
          <table:table-cell office:value-type="string" table:style-name="ce1">
            <text:p>141</text:p>
          </table:table-cell>
          <table:table-cell office:value-type="string" table:style-name="ce1">
            <text:p>Caribbean Community and Common Market (CARICOM)</text:p>
          </table:table-cell>
          <table:table-cell office:value-type="string" table:style-name="ce1">
            <text:p>https://rtais.wto.org/UI/PublicShowRTAIDCard.aspx?rtaid=14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sice.oas.org/CARICOM/instmt_e.asp</text:p>
          </table:table-cell>
          <table:table-cell/>
          <table:table-cell/>
        </table:table-row>
        <table:table-row table:style-name="ro1">
          <table:table-cell office:value-type="string" table:style-name="ce1">
            <text:p>142</text:p>
          </table:table-cell>
          <table:table-cell office:value-type="string" table:style-name="ce1">
            <text:p>EU - Norway</text:p>
          </table:table-cell>
          <table:table-cell office:value-type="string" table:style-name="ce1">
            <text:p>https://rtais.wto.org/UI/PublicShowRTAIDCard.aspx?rtaid=14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qid=1399391371763&amp;uri=CELEX:21973A0514(01)</text:p>
          </table:table-cell>
          <table:table-cell office:value-type="string" table:style-name="ce1">
            <text:p>http://eur-lex.europa.eu/legal-content/EN/TXT/?qid=1399391371763&amp;uri=CELEX:21973A0514(01)</text:p>
          </table:table-cell>
          <table:table-cell office:value-type="string" table:style-name="ce1">
            <text:p>http://eur-lex.europa.eu/legal-content/EN/TXT/?qid=1399391371763&amp;uri=CELEX:21973A0514(01)</text:p>
          </table:table-cell>
        </table:table-row>
        <table:table-row table:style-name="ro1">
          <table:table-cell office:value-type="string" table:style-name="ce1">
            <text:p>143</text:p>
          </table:table-cell>
          <table:table-cell office:value-type="string" table:style-name="ce1">
            <text:p>EU - Iceland</text:p>
          </table:table-cell>
          <table:table-cell office:value-type="string" table:style-name="ce1">
            <text:p>https://rtais.wto.org/UI/PublicShowRTAIDCard.aspx?rtaid=14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qid=1399389051991&amp;uri=CELEX:21972A0722(05)</text:p>
          </table:table-cell>
          <table:table-cell office:value-type="string" table:style-name="ce1">
            <text:p>http://eur-lex.europa.eu/legal-content/EN/TXT/?qid=1399389051991&amp;uri=CELEX:21972A0722(05)</text:p>
          </table:table-cell>
          <table:table-cell office:value-type="string" table:style-name="ce1">
            <text:p>http://eur-lex.europa.eu/legal-content/EN/TXT/?qid=1399389051991&amp;uri=CELEX:21972A0722(05)</text:p>
          </table:table-cell>
        </table:table-row>
        <table:table-row table:style-name="ro1">
          <table:table-cell office:value-type="string" table:style-name="ce1">
            <text:p>144</text:p>
          </table:table-cell>
          <table:table-cell office:value-type="string" table:style-name="ce1">
            <text:p>EU - Switzerland - Liechtenstein</text:p>
          </table:table-cell>
          <table:table-cell office:value-type="string" table:style-name="ce1">
            <text:p>https://rtais.wto.org/UI/PublicShowRTAIDCard.aspx?rtaid=14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qid=1399542828541&amp;uri=CELEX:21972A0722(03)</text:p>
          </table:table-cell>
          <table:table-cell office:value-type="string" table:style-name="ce1">
            <text:p>http://eur-lex.europa.eu/legal-content/EN/TXT/?qid=1399542828541&amp;uri=CELEX:21972A0722(03)</text:p>
          </table:table-cell>
          <table:table-cell office:value-type="string" table:style-name="ce1">
            <text:p>http://eur-lex.europa.eu/legal-content/EN/TXT/?qid=1399542828541&amp;uri=CELEX:21972A0722(03)</text:p>
          </table:table-cell>
        </table:table-row>
        <table:table-row table:style-name="ro1">
          <table:table-cell office:value-type="string" table:style-name="ce1">
            <text:p>145</text:p>
          </table:table-cell>
          <table:table-cell office:value-type="string" table:style-name="ce1">
            <text:p>EC (9) Enlargement</text:p>
          </table:table-cell>
          <table:table-cell office:value-type="string" table:style-name="ce1">
            <text:p>https://rtais.wto.org/UI/PublicShowRTAIDCard.aspx?rtaid=14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eur-lex.europa.eu/legal-content/EN/TXT/?uri=OJ%3AL%3A1972%3A073%3ATOC</text:p>
          </table:table-cell>
          <table:table-cell/>
          <table:table-cell/>
        </table:table-row>
        <table:table-row table:style-name="ro1">
          <table:table-cell office:value-type="string" table:style-name="ce1">
            <text:p>146</text:p>
          </table:table-cell>
          <table:table-cell office:value-type="string" table:style-name="ce1">
            <text:p>Global System of Trade Preferences among Developing Countries (GSTP)</text:p>
          </table:table-cell>
          <table:table-cell office:value-type="string" table:style-name="ce1">
            <text:p>https://rtais.wto.org/UI/PublicShowRTAIDCard.aspx?rtaid=14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146/TOA/English/ToA_GSTP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47</text:p>
          </table:table-cell>
          <table:table-cell office:value-type="string" table:style-name="ce1">
            <text:p>Protocol on Trade Negotiations (PTN)</text:p>
          </table:table-cell>
          <table:table-cell office:value-type="string" table:style-name="ce1">
            <text:p>https://rtais.wto.org/UI/PublicShowRTAIDCard.aspx?rtaid=14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147/TOA/English/L-3598_Eng.PDF</text:p>
          </table:table-cell>
          <table:table-cell office:value-type="string" table:style-name="ce1">
            <text:p>../rtadocs/147/TOA/French/L-3598_Fr.PDF</text:p>
          </table:table-cell>
          <table:table-cell office:value-type="string" table:style-name="ce1">
            <text:p>../rtadocs/147/TOA/Spanish/L-3598_Span.PDF</text:p>
          </table:table-cell>
        </table:table-row>
        <table:table-row table:style-name="ro1">
          <table:table-cell office:value-type="string" table:style-name="ce1">
            <text:p>148</text:p>
          </table:table-cell>
          <table:table-cell office:value-type="string" table:style-name="ce1">
            <text:p>EU – Overseas Countries and Territories (OCT)</text:p>
          </table:table-cell>
          <table:table-cell office:value-type="string" table:style-name="ce1">
            <text:p>https://rtais.wto.org/UI/PublicShowRTAIDCard.aspx?rtaid=14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S/TXT/?qid=1504794329050&amp;uri=CELEX%3A32013D0755</text:p>
          </table:table-cell>
          <table:table-cell office:value-type="string" table:style-name="ce1">
            <text:p>http://eur-lex.europa.eu/legal-content/ES/TXT/?qid=1504794329050&amp;uri=CELEX%3A32013D0755</text:p>
          </table:table-cell>
          <table:table-cell office:value-type="string" table:style-name="ce1">
            <text:p>http://eur-lex.europa.eu/legal-content/ES/TXT/?qid=1504794329050&amp;uri=CELEX%3A32013D0755</text:p>
          </table:table-cell>
        </table:table-row>
        <table:table-row table:style-name="ro1">
          <table:table-cell office:value-type="string" table:style-name="ce1">
            <text:p>149</text:p>
          </table:table-cell>
          <table:table-cell office:value-type="string" table:style-name="ce1">
            <text:p>EFTA - Accession of Iceland</text:p>
          </table:table-cell>
          <table:table-cell office:value-type="string" table:style-name="ce1">
            <text:p>https://rtais.wto.org/UI/PublicShowRTAIDCard.aspx?rtaid=14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efta.int/legal-texts/efta-convention</text:p>
          </table:table-cell>
          <table:table-cell/>
          <table:table-cell/>
        </table:table-row>
        <table:table-row table:style-name="ro1">
          <table:table-cell office:value-type="string" table:style-name="ce1">
            <text:p>150</text:p>
          </table:table-cell>
          <table:table-cell office:value-type="string" table:style-name="ce1">
            <text:p>Tripartite Agreement</text:p>
          </table:table-cell>
          <table:table-cell office:value-type="string" table:style-name="ce1">
            <text:p>https://rtais.wto.org/UI/PublicShowRTAIDCard.aspx?rtaid=15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800291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151</text:p>
          </table:table-cell>
          <table:table-cell office:value-type="string" table:style-name="ce1">
            <text:p>Central American Common Market (CACM)</text:p>
          </table:table-cell>
          <table:table-cell office:value-type="string" table:style-name="ce1">
            <text:p>https://rtais.wto.org/UI/PublicShowRTAIDCard.aspx?rtaid=151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://www.sice.oas.org/SICA/instmt_s.asp</text:p>
          </table:table-cell>
        </table:table-row>
        <table:table-row table:style-name="ro1">
          <table:table-cell office:value-type="string" table:style-name="ce1">
            <text:p>152</text:p>
          </table:table-cell>
          <table:table-cell office:value-type="string" table:style-name="ce1">
            <text:p>European Free Trade Association (EFTA)</text:p>
          </table:table-cell>
          <table:table-cell office:value-type="string" table:style-name="ce1">
            <text:p>https://rtais.wto.org/UI/PublicShowRTAIDCard.aspx?rtaid=15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efta.int/legal-texts/efta-convention.aspx</text:p>
          </table:table-cell>
          <table:table-cell/>
          <table:table-cell/>
        </table:table-row>
        <table:table-row table:style-name="ro1">
          <table:table-cell office:value-type="string" table:style-name="ce1">
            <text:p>153</text:p>
          </table:table-cell>
          <table:table-cell office:value-type="string" table:style-name="ce1">
            <text:p>Pakistan - China</text:p>
          </table:table-cell>
          <table:table-cell office:value-type="string" table:style-name="ce1">
            <text:p>https://rtais.wto.org/UI/PublicShowRTAIDCard.aspx?rtaid=15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commerce.gov.pk/about-us/trade-agreements/pak-china-free-trade-agreement-in-goods-investment/</text:p>
          </table:table-cell>
          <table:table-cell/>
          <table:table-cell/>
        </table:table-row>
        <table:table-row table:style-name="ro1">
          <table:table-cell office:value-type="string" table:style-name="ce1">
            <text:p>154</text:p>
          </table:table-cell>
          <table:table-cell office:value-type="string" table:style-name="ce1">
            <text:p>EU - Montenegro</text:p>
          </table:table-cell>
          <table:table-cell office:value-type="string" table:style-name="ce1">
            <text:p>https://rtais.wto.org/UI/PublicShowRTAIDCard.aspx?rtaid=15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qid=1474016437229&amp;uri=CELEX:02010A0429(01)-20150201</text:p>
          </table:table-cell>
          <table:table-cell office:value-type="string" table:style-name="ce1">
            <text:p>http://eur-lex.europa.eu/legal-content/EN/TXT/?qid=1474016437229&amp;uri=CELEX:02010A0429(01)-20150201</text:p>
          </table:table-cell>
          <table:table-cell office:value-type="string" table:style-name="ce1">
            <text:p>http://eur-lex.europa.eu/legal-content/EN/TXT/?qid=1474016437229&amp;uri=CELEX:02010A0429(01)-20150201</text:p>
          </table:table-cell>
        </table:table-row>
        <table:table-row table:style-name="ro1">
          <table:table-cell office:value-type="string" table:style-name="ce1">
            <text:p>155</text:p>
          </table:table-cell>
          <table:table-cell office:value-type="string" table:style-name="ce1">
            <text:p>Australia - Gulf Cooperation Council (GCC)</text:p>
          </table:table-cell>
          <table:table-cell office:value-type="string" table:style-name="ce1">
            <text:p>https://rtais.wto.org/UI/PublicShowRTAIDCard.aspx?rtaid=155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156</text:p>
          </table:table-cell>
          <table:table-cell office:value-type="string" table:style-name="ce1">
            <text:p>Australia - China</text:p>
          </table:table-cell>
          <table:table-cell office:value-type="string" table:style-name="ce1">
            <text:p>https://rtais.wto.org/UI/PublicShowRTAIDCard.aspx?rtaid=15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dfat.gov.au/trade/agreements/in-force/chafta/official-documents/Pages/official-documents.aspx</text:p>
          </table:table-cell>
          <table:table-cell/>
          <table:table-cell/>
        </table:table-row>
        <table:table-row table:style-name="ro1">
          <table:table-cell office:value-type="string" table:style-name="ce1">
            <text:p>157</text:p>
          </table:table-cell>
          <table:table-cell office:value-type="string" table:style-name="ce1">
            <text:p>Australia - Chile</text:p>
          </table:table-cell>
          <table:table-cell office:value-type="string" table:style-name="ce1">
            <text:p>https://rtais.wto.org/UI/PublicShowRTAIDCard.aspx?rtaid=15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dfat.gov.au/trade/agreements/in-force/aclfta/fta-text-implementation/Pages/table-of-contents</text:p>
          </table:table-cell>
          <table:table-cell/>
          <table:table-cell office:value-type="string" table:style-name="ce1">
            <text:p>https://www.subrei.gob.cl/acuerdos-comerciales/acuerdos-comerciales-vigentes/australia</text:p>
          </table:table-cell>
        </table:table-row>
        <table:table-row table:style-name="ro1">
          <table:table-cell office:value-type="string" table:style-name="ce1">
            <text:p>158</text:p>
          </table:table-cell>
          <table:table-cell office:value-type="string" table:style-name="ce1">
            <text:p>EU - India</text:p>
          </table:table-cell>
          <table:table-cell office:value-type="string" table:style-name="ce1">
            <text:p>https://rtais.wto.org/UI/PublicShowRTAIDCard.aspx?rtaid=158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159</text:p>
          </table:table-cell>
          <table:table-cell office:value-type="string" table:style-name="ce1">
            <text:p>EFTA - Canada</text:p>
          </table:table-cell>
          <table:table-cell office:value-type="string" table:style-name="ce1">
            <text:p>https://rtais.wto.org/UI/PublicShowRTAIDCard.aspx?rtaid=15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efta.int/free-trade/free-trade-agreements/canada</text:p>
          </table:table-cell>
          <table:table-cell office:value-type="string" table:style-name="ce1">
            <text:p>http://international.gc.ca/trade-commerce/trade-agreements-accords-commerciaux/agr-acc/european-association-europeenne/fta-ale/index.aspx?lang=fra</text:p>
          </table:table-cell>
          <table:table-cell/>
        </table:table-row>
        <table:table-row table:style-name="ro1">
          <table:table-cell office:value-type="string" table:style-name="ce1">
            <text:p>160</text:p>
          </table:table-cell>
          <table:table-cell office:value-type="string" table:style-name="ce1">
            <text:p>Canada - CARICOM</text:p>
          </table:table-cell>
          <table:table-cell office:value-type="string" table:style-name="ce1">
            <text:p>https://rtais.wto.org/UI/PublicShowRTAIDCard.aspx?rtaid=160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161</text:p>
          </table:table-cell>
          <table:table-cell office:value-type="string" table:style-name="ce1">
            <text:p>Canada - Dominican Republic</text:p>
          </table:table-cell>
          <table:table-cell office:value-type="string" table:style-name="ce1">
            <text:p>https://rtais.wto.org/UI/PublicShowRTAIDCard.aspx?rtaid=161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162</text:p>
          </table:table-cell>
          <table:table-cell office:value-type="string" table:style-name="ce1">
            <text:p>Canada - Colombia</text:p>
          </table:table-cell>
          <table:table-cell office:value-type="string" table:style-name="ce1">
            <text:p>https://rtais.wto.org/UI/PublicShowRTAIDCard.aspx?rtaid=16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international.gc.ca/trade-commerce/trade-agreements-accords-commerciaux/agr-acc/colombia-colombie/fta-ale/index.aspx?lang=eng</text:p>
          </table:table-cell>
          <table:table-cell office:value-type="string" table:style-name="ce1">
            <text:p>http://international.gc.ca/trade-commerce/trade-agreements-accords-commerciaux/agr-acc/colombia-colombie/fta-ale/index.aspx?lang=fra</text:p>
          </table:table-cell>
          <table:table-cell office:value-type="string" table:style-name="ce1">
            <text:p>http://www.tlc.gov.co/acuerdos/vigente/acuerdo-de-promocion-comercial-entre-la-republica/3-acuerdo-comercial/2-4-desarrollo-del-acuerdo-comercial/2-1-texto-del-acuerdo-comercial-con-canada</text:p>
          </table:table-cell>
        </table:table-row>
        <table:table-row table:style-name="ro1">
          <table:table-cell office:value-type="string" table:style-name="ce1">
            <text:p>163</text:p>
          </table:table-cell>
          <table:table-cell office:value-type="string" table:style-name="ce1">
            <text:p>Canada - El Salvador - Guatemala - Honduras - Nicaragua</text:p>
          </table:table-cell>
          <table:table-cell office:value-type="string" table:style-name="ce1">
            <text:p>https://rtais.wto.org/UI/PublicShowRTAIDCard.aspx?rtaid=163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164</text:p>
          </table:table-cell>
          <table:table-cell office:value-type="string" table:style-name="ce1">
            <text:p>Canada - Singapore</text:p>
          </table:table-cell>
          <table:table-cell office:value-type="string" table:style-name="ce1">
            <text:p>https://rtais.wto.org/UI/PublicShowRTAIDCard.aspx?rtaid=164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165</text:p>
          </table:table-cell>
          <table:table-cell office:value-type="string" table:style-name="ce1">
            <text:p>Korea, Republic of - Mexico</text:p>
          </table:table-cell>
          <table:table-cell office:value-type="string" table:style-name="ce1">
            <text:p>https://rtais.wto.org/UI/PublicShowRTAIDCard.aspx?rtaid=165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167</text:p>
          </table:table-cell>
          <table:table-cell office:value-type="string" table:style-name="ce1">
            <text:p>EU - Korea, Republic of</text:p>
          </table:table-cell>
          <table:table-cell office:value-type="string" table:style-name="ce1">
            <text:p>https://rtais.wto.org/UI/PublicShowRTAIDCard.aspx?rtaid=16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qid=1399390040762&amp;uri=CELEX:22011A0514(01)</text:p>
          </table:table-cell>
          <table:table-cell office:value-type="string" table:style-name="ce1">
            <text:p>http://eur-lex.europa.eu/legal-content/EN/TXT/?qid=1399390040762&amp;uri=CELEX:22011A0514(01)</text:p>
          </table:table-cell>
          <table:table-cell office:value-type="string" table:style-name="ce1">
            <text:p>http://eur-lex.europa.eu/legal-content/EN/TXT/?qid=1399390040762&amp;uri=CELEX:22011A0514(01)</text:p>
          </table:table-cell>
        </table:table-row>
        <table:table-row table:style-name="ro1">
          <table:table-cell office:value-type="string" table:style-name="ce1">
            <text:p>168</text:p>
          </table:table-cell>
          <table:table-cell office:value-type="string" table:style-name="ce1">
            <text:p>Canada - Korea, Republic of</text:p>
          </table:table-cell>
          <table:table-cell office:value-type="string" table:style-name="ce1">
            <text:p>https://rtais.wto.org/UI/PublicShowRTAIDCard.aspx?rtaid=16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international.gc.ca/trade-commerce/trade-agreements-accords-commerciaux/agr-acc/korea-coree/fta-ale/index.aspx?lang=eng</text:p>
          </table:table-cell>
          <table:table-cell office:value-type="string" table:style-name="ce1">
            <text:p>http://international.gc.ca/trade-commerce/trade-agreements-accords-commerciaux/agr-acc/korea-coree/fta-ale/index.aspx?lang=fra</text:p>
          </table:table-cell>
          <table:table-cell/>
        </table:table-row>
        <table:table-row table:style-name="ro1">
          <table:table-cell office:value-type="string" table:style-name="ce1">
            <text:p>169</text:p>
          </table:table-cell>
          <table:table-cell office:value-type="string" table:style-name="ce1">
            <text:p>ASEAN - Korea, Republic of</text:p>
          </table:table-cell>
          <table:table-cell office:value-type="string" table:style-name="ce1">
            <text:p>https://rtais.wto.org/UI/PublicShowRTAIDCard.aspx?rtaid=16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enterprisesg.gov.sg/-/media/esg/files/non-financial-assistance/for-companies/free-trade-agreements/asean-korea-fta/akfta_legal_tex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70</text:p>
          </table:table-cell>
          <table:table-cell office:value-type="string" table:style-name="ce1">
            <text:p>Japan - Viet Nam</text:p>
          </table:table-cell>
          <table:table-cell office:value-type="string" table:style-name="ce1">
            <text:p>https://rtais.wto.org/UI/PublicShowRTAIDCard.aspx?rtaid=17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mofa.go.jp/region/asia-paci/vietnam/epa0812/agreemen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71</text:p>
          </table:table-cell>
          <table:table-cell office:value-type="string" table:style-name="ce1">
            <text:p>Japan - Korea, Republic of</text:p>
          </table:table-cell>
          <table:table-cell office:value-type="string" table:style-name="ce1">
            <text:p>https://rtais.wto.org/UI/PublicShowRTAIDCard.aspx?rtaid=171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172</text:p>
          </table:table-cell>
          <table:table-cell office:value-type="string" table:style-name="ce1">
            <text:p>Japan - Indonesia</text:p>
          </table:table-cell>
          <table:table-cell office:value-type="string" table:style-name="ce1">
            <text:p>https://rtais.wto.org/UI/PublicShowRTAIDCard.aspx?rtaid=17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mofa.go.jp/region/asia-paci/indonesia/epa0708/index.html</text:p>
          </table:table-cell>
          <table:table-cell/>
          <table:table-cell/>
        </table:table-row>
        <table:table-row table:style-name="ro1">
          <table:table-cell office:value-type="string" table:style-name="ce1">
            <text:p>173</text:p>
          </table:table-cell>
          <table:table-cell office:value-type="string" table:style-name="ce1">
            <text:p>India - Japan</text:p>
          </table:table-cell>
          <table:table-cell office:value-type="string" table:style-name="ce1">
            <text:p>https://rtais.wto.org/UI/PublicShowRTAIDCard.aspx?rtaid=17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mofa.go.jp/region/asia-paci/india/epa201102/pdfs/ijcepa_ba_e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74</text:p>
          </table:table-cell>
          <table:table-cell office:value-type="string" table:style-name="ce1">
            <text:p>Japan - Gulf Cooperation Council (GCC)</text:p>
          </table:table-cell>
          <table:table-cell office:value-type="string" table:style-name="ce1">
            <text:p>https://rtais.wto.org/UI/PublicShowRTAIDCard.aspx?rtaid=174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175</text:p>
          </table:table-cell>
          <table:table-cell office:value-type="string" table:style-name="ce1">
            <text:p>Japan - Australia</text:p>
          </table:table-cell>
          <table:table-cell office:value-type="string" table:style-name="ce1">
            <text:p>https://rtais.wto.org/UI/PublicShowRTAIDCard.aspx?rtaid=17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mofa.go.jp/files/000044322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76</text:p>
          </table:table-cell>
          <table:table-cell office:value-type="string" table:style-name="ce1">
            <text:p>ASEAN - Japan</text:p>
          </table:table-cell>
          <table:table-cell office:value-type="string" table:style-name="ce1">
            <text:p>https://rtais.wto.org/UI/PublicShowRTAIDCard.aspx?rtaid=17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mofa.go.jp/policy/economy/fta/asean.html</text:p>
          </table:table-cell>
          <table:table-cell/>
          <table:table-cell/>
        </table:table-row>
        <table:table-row table:style-name="ro1">
          <table:table-cell office:value-type="string" table:style-name="ce1">
            <text:p>177</text:p>
          </table:table-cell>
          <table:table-cell office:value-type="string" table:style-name="ce1">
            <text:p>EFTA - Colombia</text:p>
          </table:table-cell>
          <table:table-cell office:value-type="string" table:style-name="ce1">
            <text:p>https://rtais.wto.org/UI/PublicShowRTAIDCard.aspx?rtaid=17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efta.int/trade-relations/free-trade-network/colombia</text:p>
          </table:table-cell>
          <table:table-cell/>
          <table:table-cell office:value-type="string" table:style-name="ce1">
            <text:p>https://www.efta.int/trade-relations/free-trade-network/colombia</text:p>
          </table:table-cell>
        </table:table-row>
        <table:table-row table:style-name="ro1">
          <table:table-cell office:value-type="string" table:style-name="ce1">
            <text:p>178</text:p>
          </table:table-cell>
          <table:table-cell office:value-type="string" table:style-name="ce1">
            <text:p>EFTA - Peru</text:p>
          </table:table-cell>
          <table:table-cell office:value-type="string" table:style-name="ce1">
            <text:p>https://rtais.wto.org/UI/PublicShowRTAIDCard.aspx?rtaid=17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efta.int/trade-relations/free-trade-network/peru</text:p>
          </table:table-cell>
          <table:table-cell/>
          <table:table-cell office:value-type="string" table:style-name="ce1">
            <text:p>https://www.efta.int/trade-relations/free-trade-network/peru</text:p>
          </table:table-cell>
        </table:table-row>
        <table:table-row table:style-name="ro1">
          <table:table-cell office:value-type="string" table:style-name="ce1">
            <text:p>179</text:p>
          </table:table-cell>
          <table:table-cell office:value-type="string" table:style-name="ce1">
            <text:p>Japan - Switzerland</text:p>
          </table:table-cell>
          <table:table-cell office:value-type="string" table:style-name="ce1">
            <text:p>https://rtais.wto.org/UI/PublicShowRTAIDCard.aspx?rtaid=17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mofa.go.jp/region/europe/switzerland/epa0902/agreemen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80</text:p>
          </table:table-cell>
          <table:table-cell office:value-type="string" table:style-name="ce1">
            <text:p>United States - Peru</text:p>
          </table:table-cell>
          <table:table-cell office:value-type="string" table:style-name="ce1">
            <text:p>https://rtais.wto.org/UI/PublicShowRTAIDCard.aspx?rtaid=18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ustr.gov/trade-agreements/free-trade-agreements/peru-tpa/final-text</text:p>
          </table:table-cell>
          <table:table-cell/>
          <table:table-cell office:value-type="string" table:style-name="ce1">
            <text:p>http://www.acuerdoscomerciales.gob.pe/En_Vigencia/EEUU/inicio.html</text:p>
          </table:table-cell>
        </table:table-row>
        <table:table-row table:style-name="ro1">
          <table:table-cell office:value-type="string" table:style-name="ce1">
            <text:p>181</text:p>
          </table:table-cell>
          <table:table-cell office:value-type="string" table:style-name="ce1">
            <text:p>United States - Panama</text:p>
          </table:table-cell>
          <table:table-cell office:value-type="string" table:style-name="ce1">
            <text:p>https://rtais.wto.org/UI/PublicShowRTAIDCard.aspx?rtaid=18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ustr.gov/trade-agreements/free-trade-agreements/panama-tpa/final-text</text:p>
          </table:table-cell>
          <table:table-cell/>
          <table:table-cell office:value-type="string" table:style-name="ce1">
            <text:p>https://www.mici.gob.pa/tratados-comerciales-vigentes/tpc-panama-estados-unidos</text:p>
          </table:table-cell>
        </table:table-row>
        <table:table-row table:style-name="ro1">
          <table:table-cell office:value-type="string" table:style-name="ce1">
            <text:p>182</text:p>
          </table:table-cell>
          <table:table-cell office:value-type="string" table:style-name="ce1">
            <text:p>United States - Oman</text:p>
          </table:table-cell>
          <table:table-cell office:value-type="string" table:style-name="ce1">
            <text:p>https://rtais.wto.org/UI/PublicShowRTAIDCard.aspx?rtaid=18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ustr.gov/trade-agreements/free-trade-agreements/oman-fta/final-text</text:p>
          </table:table-cell>
          <table:table-cell/>
          <table:table-cell/>
        </table:table-row>
        <table:table-row table:style-name="ro1">
          <table:table-cell office:value-type="string" table:style-name="ce1">
            <text:p>183</text:p>
          </table:table-cell>
          <table:table-cell office:value-type="string" table:style-name="ce1">
            <text:p>Korea, Republic of - United States</text:p>
          </table:table-cell>
          <table:table-cell office:value-type="string" table:style-name="ce1">
            <text:p>https://rtais.wto.org/UI/PublicShowRTAIDCard.aspx?rtaid=18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ustr.gov/trade-agreements/free-trade-agreements/korus-fta/final-text</text:p>
          </table:table-cell>
          <table:table-cell/>
          <table:table-cell/>
        </table:table-row>
        <table:table-row table:style-name="ro1">
          <table:table-cell office:value-type="string" table:style-name="ce1">
            <text:p>186</text:p>
          </table:table-cell>
          <table:table-cell office:value-type="string" table:style-name="ce1">
            <text:p>Malaysia - Australia</text:p>
          </table:table-cell>
          <table:table-cell office:value-type="string" table:style-name="ce1">
            <text:p>https://rtais.wto.org/UI/PublicShowRTAIDCard.aspx?rtaid=18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dfat.gov.au/trade/agreements/in-force/mafta/Pages/malaysia-australia-fta#full-text</text:p>
          </table:table-cell>
          <table:table-cell/>
          <table:table-cell/>
        </table:table-row>
        <table:table-row table:style-name="ro1">
          <table:table-cell office:value-type="string" table:style-name="ce1">
            <text:p>187</text:p>
          </table:table-cell>
          <table:table-cell office:value-type="string" table:style-name="ce1">
            <text:p>Pakistan - Malaysia</text:p>
          </table:table-cell>
          <table:table-cell office:value-type="string" table:style-name="ce1">
            <text:p>https://rtais.wto.org/UI/PublicShowRTAIDCard.aspx?rtaid=18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commerce.gov.pk/wp-content/uploads/pdf/PAk-Malaysia-FTA(TXT)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88</text:p>
          </table:table-cell>
          <table:table-cell office:value-type="string" table:style-name="ce1">
            <text:p>South Asian Free Trade Agreement (SAFTA)</text:p>
          </table:table-cell>
          <table:table-cell office:value-type="string" table:style-name="ce1">
            <text:p>https://rtais.wto.org/UI/PublicShowRTAIDCard.aspx?rtaid=18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commerce.gov.in/writereaddata/trade/safta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89</text:p>
          </table:table-cell>
          <table:table-cell office:value-type="string" table:style-name="ce1">
            <text:p>Panama - Chile</text:p>
          </table:table-cell>
          <table:table-cell office:value-type="string" table:style-name="ce1">
            <text:p>https://rtais.wto.org/UI/PublicShowRTAIDCard.aspx?rtaid=189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s://www.mici.gob.pa/tratados-comerciales-vigentes/tlc-panama-chile</text:p>
          </table:table-cell>
        </table:table-row>
        <table:table-row table:style-name="ro1">
          <table:table-cell office:value-type="string" table:style-name="ce1">
            <text:p>190</text:p>
          </table:table-cell>
          <table:table-cell office:value-type="string" table:style-name="ce1">
            <text:p>African Common Market</text:p>
          </table:table-cell>
          <table:table-cell office:value-type="string" table:style-name="ce1">
            <text:p>https://rtais.wto.org/UI/PublicShowRTAIDCard.aspx?rtaid=19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760013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191</text:p>
          </table:table-cell>
          <table:table-cell office:value-type="string" table:style-name="ce1">
            <text:p>Albania - Bosnia and Herzegovina</text:p>
          </table:table-cell>
          <table:table-cell office:value-type="string" table:style-name="ce1">
            <text:p>https://rtais.wto.org/UI/PublicShowRTAIDCard.aspx?rtaid=191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81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81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81/1"&amp;language=3&amp;ct=DDFSpanish</text:p>
          </table:table-cell>
        </table:table-row>
        <table:table-row table:style-name="ro1">
          <table:table-cell office:value-type="string" table:style-name="ce1">
            <text:p>192</text:p>
          </table:table-cell>
          <table:table-cell office:value-type="string" table:style-name="ce1">
            <text:p>Albania - Bulgaria</text:p>
          </table:table-cell>
          <table:table-cell office:value-type="string" table:style-name="ce1">
            <text:p>https://rtais.wto.org/UI/PublicShowRTAIDCard.aspx?rtaid=192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67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67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67/1"&amp;language=3&amp;ct=DDFSpanish</text:p>
          </table:table-cell>
        </table:table-row>
        <table:table-row table:style-name="ro1">
          <table:table-cell office:value-type="string" table:style-name="ce1">
            <text:p>193</text:p>
          </table:table-cell>
          <table:table-cell office:value-type="string" table:style-name="ce1">
            <text:p>Albania - North Macedonia</text:p>
          </table:table-cell>
          <table:table-cell office:value-type="string" table:style-name="ce1">
            <text:p>https://rtais.wto.org/UI/PublicShowRTAIDCard.aspx?rtaid=193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82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82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82/1"&amp;language=3&amp;ct=DDFSpanish</text:p>
          </table:table-cell>
        </table:table-row>
        <table:table-row table:style-name="ro1">
          <table:table-cell office:value-type="string" table:style-name="ce1">
            <text:p>194</text:p>
          </table:table-cell>
          <table:table-cell office:value-type="string" table:style-name="ce1">
            <text:p>Albania - Moldova</text:p>
          </table:table-cell>
          <table:table-cell office:value-type="string" table:style-name="ce1">
            <text:p>https://rtais.wto.org/UI/PublicShowRTAIDCard.aspx?rtaid=194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83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83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83/1"&amp;language=3&amp;ct=DDFSpanish</text:p>
          </table:table-cell>
        </table:table-row>
        <table:table-row table:style-name="ro1">
          <table:table-cell office:value-type="string" table:style-name="ce1">
            <text:p>195</text:p>
          </table:table-cell>
          <table:table-cell office:value-type="string" table:style-name="ce1">
            <text:p>Albania - Romania</text:p>
          </table:table-cell>
          <table:table-cell office:value-type="string" table:style-name="ce1">
            <text:p>https://rtais.wto.org/UI/PublicShowRTAIDCard.aspx?rtaid=195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80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80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80/1"&amp;language=3&amp;ct=DDFSpanish</text:p>
          </table:table-cell>
        </table:table-row>
        <table:table-row table:style-name="ro1">
          <table:table-cell office:value-type="string" table:style-name="ce1">
            <text:p>196</text:p>
          </table:table-cell>
          <table:table-cell office:value-type="string" table:style-name="ce1">
            <text:p>Albania - Serbia and Montenegro</text:p>
          </table:table-cell>
          <table:table-cell office:value-type="string" table:style-name="ce1">
            <text:p>https://rtais.wto.org/UI/PublicShowRTAIDCard.aspx?rtaid=196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78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78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78/1"&amp;language=3&amp;ct=DDFSpanish</text:p>
          </table:table-cell>
        </table:table-row>
        <table:table-row table:style-name="ro1">
          <table:table-cell office:value-type="string" table:style-name="ce1">
            <text:p>197</text:p>
          </table:table-cell>
          <table:table-cell office:value-type="string" table:style-name="ce1">
            <text:p>Albania - UNMIC/Kosovo</text:p>
          </table:table-cell>
          <table:table-cell office:value-type="string" table:style-name="ce1">
            <text:p>https://rtais.wto.org/UI/PublicShowRTAIDCard.aspx?rtaid=197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68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68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68/1"&amp;language=3&amp;ct=DDFSpanish</text:p>
          </table:table-cell>
        </table:table-row>
        <table:table-row table:style-name="ro1">
          <table:table-cell office:value-type="string" table:style-name="ce1">
            <text:p>198</text:p>
          </table:table-cell>
          <table:table-cell office:value-type="string" table:style-name="ce1">
            <text:p>Arab Common Market</text:p>
          </table:table-cell>
          <table:table-cell office:value-type="string" table:style-name="ce1">
            <text:p>https://rtais.wto.org/UI/PublicShowRTAIDCard.aspx?rtaid=198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780034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199</text:p>
          </table:table-cell>
          <table:table-cell office:value-type="string" table:style-name="ce1">
            <text:p>Arusha Agreement</text:p>
          </table:table-cell>
          <table:table-cell office:value-type="string" table:style-name="ce1">
            <text:p>https://rtais.wto.org/UI/PublicShowRTAIDCard.aspx?rtaid=199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830169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00</text:p>
          </table:table-cell>
          <table:table-cell office:value-type="string" table:style-name="ce1">
            <text:p>Australia - New Zealand Free Trade Agreement</text:p>
          </table:table-cell>
          <table:table-cell office:value-type="string" table:style-name="ce1">
            <text:p>https://rtais.wto.org/UI/PublicShowRTAIDCard.aspx?rtaid=20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780185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01</text:p>
          </table:table-cell>
          <table:table-cell office:value-type="string" table:style-name="ce1">
            <text:p>Borneo Free Trade Area</text:p>
          </table:table-cell>
          <table:table-cell office:value-type="string" table:style-name="ce1">
            <text:p>https://rtais.wto.org/UI/PublicShowRTAIDCard.aspx?rtaid=201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202</text:p>
          </table:table-cell>
          <table:table-cell office:value-type="string" table:style-name="ce1">
            <text:p>Bulgaria - Bosnia and Herzegovina</text:p>
          </table:table-cell>
          <table:table-cell office:value-type="string" table:style-name="ce1">
            <text:p>https://rtais.wto.org/UI/PublicShowRTAIDCard.aspx?rtaid=202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94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94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94/1"&amp;language=3&amp;ct=DDFSpanish</text:p>
          </table:table-cell>
        </table:table-row>
        <table:table-row table:style-name="ro1">
          <table:table-cell office:value-type="string" table:style-name="ce1">
            <text:p>203</text:p>
          </table:table-cell>
          <table:table-cell office:value-type="string" table:style-name="ce1">
            <text:p>Bulgaria - Estonia</text:p>
          </table:table-cell>
          <table:table-cell office:value-type="string" table:style-name="ce1">
            <text:p>https://rtais.wto.org/UI/PublicShowRTAIDCard.aspx?rtaid=203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49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49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49/1"&amp;language=3&amp;ct=DDFSpanish</text:p>
          </table:table-cell>
        </table:table-row>
        <table:table-row table:style-name="ro1">
          <table:table-cell office:value-type="string" table:style-name="ce1">
            <text:p>204</text:p>
          </table:table-cell>
          <table:table-cell office:value-type="string" table:style-name="ce1">
            <text:p>Bulgaria - North Macedonia</text:p>
          </table:table-cell>
          <table:table-cell office:value-type="string" table:style-name="ce1">
            <text:p>https://rtais.wto.org/UI/PublicShowRTAIDCard.aspx?rtaid=204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90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90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90/1"&amp;language=3&amp;ct=DDFSpanish</text:p>
          </table:table-cell>
        </table:table-row>
        <table:table-row table:style-name="ro1">
          <table:table-cell office:value-type="string" table:style-name="ce1">
            <text:p>205</text:p>
          </table:table-cell>
          <table:table-cell office:value-type="string" table:style-name="ce1">
            <text:p>Bulgaria - Israel</text:p>
          </table:table-cell>
          <table:table-cell office:value-type="string" table:style-name="ce1">
            <text:p>https://rtais.wto.org/UI/PublicShowRTAIDCard.aspx?rtaid=205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50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50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50/1"&amp;language=3&amp;ct=DDFSpanish</text:p>
          </table:table-cell>
        </table:table-row>
        <table:table-row table:style-name="ro1">
          <table:table-cell office:value-type="string" table:style-name="ce1">
            <text:p>206</text:p>
          </table:table-cell>
          <table:table-cell office:value-type="string" table:style-name="ce1">
            <text:p>Bulgaria - Latvia</text:p>
          </table:table-cell>
          <table:table-cell office:value-type="string" table:style-name="ce1">
            <text:p>https://rtais.wto.org/UI/PublicShowRTAIDCard.aspx?rtaid=206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51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51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51/1"&amp;language=3&amp;ct=DDFSpanish</text:p>
          </table:table-cell>
        </table:table-row>
        <table:table-row table:style-name="ro1">
          <table:table-cell office:value-type="string" table:style-name="ce1">
            <text:p>207</text:p>
          </table:table-cell>
          <table:table-cell office:value-type="string" table:style-name="ce1">
            <text:p>Bulgaria - Lithuania</text:p>
          </table:table-cell>
          <table:table-cell office:value-type="string" table:style-name="ce1">
            <text:p>https://rtais.wto.org/UI/PublicShowRTAIDCard.aspx?rtaid=207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52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52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52/1"&amp;language=3&amp;ct=DDFSpanish</text:p>
          </table:table-cell>
        </table:table-row>
        <table:table-row table:style-name="ro1">
          <table:table-cell office:value-type="string" table:style-name="ce1">
            <text:p>208</text:p>
          </table:table-cell>
          <table:table-cell office:value-type="string" table:style-name="ce1">
            <text:p>Bulgaria - Serbia and Montenegro</text:p>
          </table:table-cell>
          <table:table-cell office:value-type="string" table:style-name="ce1">
            <text:p>https://rtais.wto.org/UI/PublicShowRTAIDCard.aspx?rtaid=208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95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95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95/1"&amp;language=3&amp;ct=DDFSpanish</text:p>
          </table:table-cell>
        </table:table-row>
        <table:table-row table:style-name="ro1">
          <table:table-cell office:value-type="string" table:style-name="ce1">
            <text:p>209</text:p>
          </table:table-cell>
          <table:table-cell office:value-type="string" table:style-name="ce1">
            <text:p>Bulgaria - Slovak Republic Free Trade Agreement</text:p>
          </table:table-cell>
          <table:table-cell office:value-type="string" table:style-name="ce1">
            <text:p>https://rtais.wto.org/UI/PublicShowRTAIDCard.aspx?rtaid=209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42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42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42/1"&amp;language=3&amp;ct=DDFSpanish</text:p>
          </table:table-cell>
        </table:table-row>
        <table:table-row table:style-name="ro1">
          <table:table-cell office:value-type="string" table:style-name="ce1">
            <text:p>210</text:p>
          </table:table-cell>
          <table:table-cell office:value-type="string" table:style-name="ce1">
            <text:p>Bulgaria - Slovenia</text:p>
          </table:table-cell>
          <table:table-cell office:value-type="string" table:style-name="ce1">
            <text:p>https://rtais.wto.org/UI/PublicShowRTAIDCard.aspx?rtaid=21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33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33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33/1"&amp;language=3&amp;ct=DDFSpanish</text:p>
          </table:table-cell>
        </table:table-row>
        <table:table-row table:style-name="ro1">
          <table:table-cell office:value-type="string" table:style-name="ce1">
            <text:p>211</text:p>
          </table:table-cell>
          <table:table-cell office:value-type="string" table:style-name="ce1">
            <text:p>Bulgaria - Türkiye</text:p>
          </table:table-cell>
          <table:table-cell office:value-type="string" table:style-name="ce1">
            <text:p>https://rtais.wto.org/UI/PublicShowRTAIDCard.aspx?rtaid=211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72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72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72/1"&amp;language=3&amp;ct=DDFSpanish</text:p>
          </table:table-cell>
        </table:table-row>
        <table:table-row table:style-name="ro1">
          <table:table-cell office:value-type="string" table:style-name="ce1">
            <text:p>212</text:p>
          </table:table-cell>
          <table:table-cell office:value-type="string" table:style-name="ce1">
            <text:p>Canada - US Free Trade Agreement (CUSFTA)</text:p>
          </table:table-cell>
          <table:table-cell office:value-type="string" table:style-name="ce1">
            <text:p>https://rtais.wto.org/UI/PublicShowRTAIDCard.aspx?rtaid=212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213</text:p>
          </table:table-cell>
          <table:table-cell office:value-type="string" table:style-name="ce1">
            <text:p>Caribbean Free Trade Association (CARIFTA)</text:p>
          </table:table-cell>
          <table:table-cell office:value-type="string" table:style-name="ce1">
            <text:p>https://rtais.wto.org/UI/PublicShowRTAIDCard.aspx?rtaid=213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810052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14</text:p>
          </table:table-cell>
          <table:table-cell office:value-type="string" table:style-name="ce1">
            <text:p>Central American Free Trade Area</text:p>
          </table:table-cell>
          <table:table-cell office:value-type="string" table:style-name="ce1">
            <text:p>https://rtais.wto.org/UI/PublicShowRTAIDCard.aspx?rtaid=214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720001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15</text:p>
          </table:table-cell>
          <table:table-cell office:value-type="string" table:style-name="ce1">
            <text:p>Central European Free Trade Agreement (CEFTA)</text:p>
          </table:table-cell>
          <table:table-cell office:value-type="string" table:style-name="ce1">
            <text:p>https://rtais.wto.org/UI/PublicShowRTAIDCard.aspx?rtaid=215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1/3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1/3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1/3"&amp;language=3&amp;ct=DDFSpanish</text:p>
          </table:table-cell>
        </table:table-row>
        <table:table-row table:style-name="ro1">
          <table:table-cell office:value-type="string" table:style-name="ce1">
            <text:p>216</text:p>
          </table:table-cell>
          <table:table-cell office:value-type="string" table:style-name="ce1">
            <text:p>Central European Free Trade Agreement (CEFTA) - Accession of Bulgaria</text:p>
          </table:table-cell>
          <table:table-cell office:value-type="string" table:style-name="ce1">
            <text:p>https://rtais.wto.org/UI/PublicShowRTAIDCard.aspx?rtaid=216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1/10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1/10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1/10"&amp;language=3&amp;ct=DDFSpanish</text:p>
          </table:table-cell>
        </table:table-row>
        <table:table-row table:style-name="ro1">
          <table:table-cell office:value-type="string" table:style-name="ce1">
            <text:p>217</text:p>
          </table:table-cell>
          <table:table-cell office:value-type="string" table:style-name="ce1">
            <text:p>Central European Free Trade Agreement (CEFTA) - Accession of Romania</text:p>
          </table:table-cell>
          <table:table-cell office:value-type="string" table:style-name="ce1">
            <text:p>https://rtais.wto.org/UI/PublicShowRTAIDCard.aspx?rtaid=217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1/5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1/5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1/5"&amp;language=3&amp;ct=DDFSpanish</text:p>
          </table:table-cell>
        </table:table-row>
        <table:table-row table:style-name="ro1">
          <table:table-cell office:value-type="string" table:style-name="ce1">
            <text:p>218</text:p>
          </table:table-cell>
          <table:table-cell office:value-type="string" table:style-name="ce1">
            <text:p>Central European Free Trade Agreement (CEFTA) - Accession of Slovenia</text:p>
          </table:table-cell>
          <table:table-cell office:value-type="string" table:style-name="ce1">
            <text:p>https://rtais.wto.org/UI/PublicShowRTAIDCard.aspx?rtaid=218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1/4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1/4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1/4"&amp;language=3&amp;ct=DDFSpanish</text:p>
          </table:table-cell>
        </table:table-row>
        <table:table-row table:style-name="ro1">
          <table:table-cell office:value-type="string" table:style-name="ce1">
            <text:p>219</text:p>
          </table:table-cell>
          <table:table-cell office:value-type="string" table:style-name="ce1">
            <text:p>Croatia - Albania</text:p>
          </table:table-cell>
          <table:table-cell office:value-type="string" table:style-name="ce1">
            <text:p>https://rtais.wto.org/UI/PublicShowRTAIDCard.aspx?rtaid=219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66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66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66/1"&amp;language=3&amp;ct=DDFSpanish</text:p>
          </table:table-cell>
        </table:table-row>
        <table:table-row table:style-name="ro1">
          <table:table-cell office:value-type="string" table:style-name="ce1">
            <text:p>220</text:p>
          </table:table-cell>
          <table:table-cell office:value-type="string" table:style-name="ce1">
            <text:p>Croatia - Bosnia and Herzegovina</text:p>
          </table:table-cell>
          <table:table-cell office:value-type="string" table:style-name="ce1">
            <text:p>https://rtais.wto.org/UI/PublicShowRTAIDCard.aspx?rtaid=22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59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59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59/1"&amp;language=3&amp;ct=DDFSpanish</text:p>
          </table:table-cell>
        </table:table-row>
        <table:table-row table:style-name="ro1">
          <table:table-cell office:value-type="string" table:style-name="ce1">
            <text:p>221</text:p>
          </table:table-cell>
          <table:table-cell office:value-type="string" table:style-name="ce1">
            <text:p>Croatia - North Macedonia</text:p>
          </table:table-cell>
          <table:table-cell office:value-type="string" table:style-name="ce1">
            <text:p>https://rtais.wto.org/UI/PublicShowRTAIDCard.aspx?rtaid=221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97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97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97/1"&amp;language=3&amp;ct=DDFSpanish</text:p>
          </table:table-cell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Croatia - Serbia and Montenegro</text:p>
          </table:table-cell>
          <table:table-cell office:value-type="string" table:style-name="ce1">
            <text:p>https://rtais.wto.org/UI/PublicShowRTAIDCard.aspx?rtaid=222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205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205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205/1"&amp;language=3&amp;ct=DDFSpanish</text:p>
          </table:table-cell>
        </table:table-row>
        <table:table-row table:style-name="ro1">
          <table:table-cell office:value-type="string" table:style-name="ce1">
            <text:p>223</text:p>
          </table:table-cell>
          <table:table-cell office:value-type="string" table:style-name="ce1">
            <text:p>Czech Republic - Bulgaria Free Trade Agreement</text:p>
          </table:table-cell>
          <table:table-cell office:value-type="string" table:style-name="ce1">
            <text:p>https://rtais.wto.org/UI/PublicShowRTAIDCard.aspx?rtaid=223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41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41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41/1"&amp;language=3&amp;ct=DDFSpanish</text:p>
          </table:table-cell>
        </table:table-row>
        <table:table-row table:style-name="ro1">
          <table:table-cell office:value-type="string" table:style-name="ce1">
            <text:p>224</text:p>
          </table:table-cell>
          <table:table-cell office:value-type="string" table:style-name="ce1">
            <text:p>Czech Republic - Estonia</text:p>
          </table:table-cell>
          <table:table-cell office:value-type="string" table:style-name="ce1">
            <text:p>https://rtais.wto.org/UI/PublicShowRTAIDCard.aspx?rtaid=224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62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62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62/1"&amp;language=3&amp;ct=DDFSpanish</text:p>
          </table:table-cell>
        </table:table-row>
        <table:table-row table:style-name="ro1">
          <table:table-cell office:value-type="string" table:style-name="ce1">
            <text:p>225</text:p>
          </table:table-cell>
          <table:table-cell office:value-type="string" table:style-name="ce1">
            <text:p>Czech Republic - Israel</text:p>
          </table:table-cell>
          <table:table-cell office:value-type="string" table:style-name="ce1">
            <text:p>https://rtais.wto.org/UI/PublicShowRTAIDCard.aspx?rtaid=225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56/2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56/2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56/2"&amp;language=3&amp;ct=DDFSpanish</text:p>
          </table:table-cell>
        </table:table-row>
        <table:table-row table:style-name="ro1">
          <table:table-cell office:value-type="string" table:style-name="ce1">
            <text:p>226</text:p>
          </table:table-cell>
          <table:table-cell office:value-type="string" table:style-name="ce1">
            <text:p>Czech Republic - Latvia</text:p>
          </table:table-cell>
          <table:table-cell office:value-type="string" table:style-name="ce1">
            <text:p>https://rtais.wto.org/UI/PublicShowRTAIDCard.aspx?rtaid=226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45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45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45/1"&amp;language=3&amp;ct=DDFSpanish</text:p>
          </table:table-cell>
        </table:table-row>
        <table:table-row table:style-name="ro1">
          <table:table-cell office:value-type="string" table:style-name="ce1">
            <text:p>227</text:p>
          </table:table-cell>
          <table:table-cell office:value-type="string" table:style-name="ce1">
            <text:p>Czech Republic - Lithuania</text:p>
          </table:table-cell>
          <table:table-cell office:value-type="string" table:style-name="ce1">
            <text:p>https://rtais.wto.org/UI/PublicShowRTAIDCard.aspx?rtaid=227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46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46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46/1"&amp;language=3&amp;ct=DDFSpanish</text:p>
          </table:table-cell>
        </table:table-row>
        <table:table-row table:style-name="ro1">
          <table:table-cell office:value-type="string" table:style-name="ce1">
            <text:p>228</text:p>
          </table:table-cell>
          <table:table-cell office:value-type="string" table:style-name="ce1">
            <text:p>Czech Republic - Romania Free Trade Agreement</text:p>
          </table:table-cell>
          <table:table-cell office:value-type="string" table:style-name="ce1">
            <text:p>https://rtais.wto.org/UI/PublicShowRTAIDCard.aspx?rtaid=228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26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26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26/1"&amp;language=3&amp;ct=DDFSpanish</text:p>
          </table:table-cell>
        </table:table-row>
        <table:table-row table:style-name="ro1">
          <table:table-cell office:value-type="string" table:style-name="ce1">
            <text:p>229</text:p>
          </table:table-cell>
          <table:table-cell office:value-type="string" table:style-name="ce1">
            <text:p>Czech Republic - Slovak Republic Customs Union</text:p>
          </table:table-cell>
          <table:table-cell office:value-type="string" table:style-name="ce1">
            <text:p>https://rtais.wto.org/UI/PublicShowRTAIDCard.aspx?rtaid=229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1700118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30</text:p>
          </table:table-cell>
          <table:table-cell office:value-type="string" table:style-name="ce1">
            <text:p>Czech Republic - Slovenia</text:p>
          </table:table-cell>
          <table:table-cell office:value-type="string" table:style-name="ce1">
            <text:p>https://rtais.wto.org/UI/PublicShowRTAIDCard.aspx?rtaid=23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1770208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31</text:p>
          </table:table-cell>
          <table:table-cell office:value-type="string" table:style-name="ce1">
            <text:p>Czech Republic - Türkiye</text:p>
          </table:table-cell>
          <table:table-cell office:value-type="string" table:style-name="ce1">
            <text:p>https://rtais.wto.org/UI/PublicShowRTAIDCard.aspx?rtaid=231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67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67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67/1"&amp;language=3&amp;ct=DDFSpanish</text:p>
          </table:table-cell>
        </table:table-row>
        <table:table-row table:style-name="ro1">
          <table:table-cell office:value-type="string" table:style-name="ce1">
            <text:p>232</text:p>
          </table:table-cell>
          <table:table-cell office:value-type="string" table:style-name="ce1">
            <text:p>EC - Algeria</text:p>
          </table:table-cell>
          <table:table-cell office:value-type="string" table:style-name="ce1">
            <text:p>https://rtais.wto.org/UI/PublicShowRTAIDCard.aspx?rtaid=232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233</text:p>
          </table:table-cell>
          <table:table-cell office:value-type="string" table:style-name="ce1">
            <text:p>EC - Algeria Interim Agreement of 1976</text:p>
          </table:table-cell>
          <table:table-cell office:value-type="string" table:style-name="ce1">
            <text:p>https://rtais.wto.org/UI/PublicShowRTAIDCard.aspx?rtaid=233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234</text:p>
          </table:table-cell>
          <table:table-cell office:value-type="string" table:style-name="ce1">
            <text:p>EC - Austria Agreement of 1972</text:p>
          </table:table-cell>
          <table:table-cell office:value-type="string" table:style-name="ce1">
            <text:p>https://rtais.wto.org/UI/PublicShowRTAIDCard.aspx?rtaid=234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870048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35</text:p>
          </table:table-cell>
          <table:table-cell office:value-type="string" table:style-name="ce1">
            <text:p>EC - Bulgaria Europe Agreement</text:p>
          </table:table-cell>
          <table:table-cell office:value-type="string" table:style-name="ce1">
            <text:p>https://rtais.wto.org/UI/PublicShowRTAIDCard.aspx?rtaid=235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236</text:p>
          </table:table-cell>
          <table:table-cell office:value-type="string" table:style-name="ce1">
            <text:p>EC - Bulgaria Interim Agreement</text:p>
          </table:table-cell>
          <table:table-cell office:value-type="string" table:style-name="ce1">
            <text:p>https://rtais.wto.org/UI/PublicShowRTAIDCard.aspx?rtaid=236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080544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37</text:p>
          </table:table-cell>
          <table:table-cell office:value-type="string" table:style-name="ce1">
            <text:p>EC - Cyprus Association Agreement</text:p>
          </table:table-cell>
          <table:table-cell office:value-type="string" table:style-name="ce1">
            <text:p>https://rtais.wto.org/UI/PublicShowRTAIDCard.aspx?rtaid=237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880152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38</text:p>
          </table:table-cell>
          <table:table-cell office:value-type="string" table:style-name="ce1">
            <text:p>EC - Czech and Slovak Federal Republic Interim Agreement</text:p>
          </table:table-cell>
          <table:table-cell office:value-type="string" table:style-name="ce1">
            <text:p>https://rtais.wto.org/UI/PublicShowRTAIDCard.aspx?rtaid=238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1610090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39</text:p>
          </table:table-cell>
          <table:table-cell office:value-type="string" table:style-name="ce1">
            <text:p>EC - Czech Republic Europe Agreement</text:p>
          </table:table-cell>
          <table:table-cell office:value-type="string" table:style-name="ce1">
            <text:p>https://rtais.wto.org/UI/PublicShowRTAIDCard.aspx?rtaid=239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8/6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8/6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8/6"&amp;language=3&amp;ct=DDFSpanish</text:p>
          </table:table-cell>
        </table:table-row>
        <table:table-row table:style-name="ro1">
          <table:table-cell office:value-type="string" table:style-name="ce1">
            <text:p>240</text:p>
          </table:table-cell>
          <table:table-cell office:value-type="string" table:style-name="ce1">
            <text:p>EC - Egypt Agreement of 1972</text:p>
          </table:table-cell>
          <table:table-cell office:value-type="string" table:style-name="ce1">
            <text:p>https://rtais.wto.org/UI/PublicShowRTAIDCard.aspx?rtaid=24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890110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41</text:p>
          </table:table-cell>
          <table:table-cell office:value-type="string" table:style-name="ce1">
            <text:p>EC - Egypt Cooperation Agreement</text:p>
          </table:table-cell>
          <table:table-cell office:value-type="string" table:style-name="ce1">
            <text:p>https://rtais.wto.org/UI/PublicShowRTAIDCard.aspx?rtaid=241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242</text:p>
          </table:table-cell>
          <table:table-cell office:value-type="string" table:style-name="ce1">
            <text:p>EC - Egypt Interim Agreement of 1977</text:p>
          </table:table-cell>
          <table:table-cell office:value-type="string" table:style-name="ce1">
            <text:p>https://rtais.wto.org/UI/PublicShowRTAIDCard.aspx?rtaid=242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243</text:p>
          </table:table-cell>
          <table:table-cell office:value-type="string" table:style-name="ce1">
            <text:p>EC - Estonia Agreement</text:p>
          </table:table-cell>
          <table:table-cell office:value-type="string" table:style-name="ce1">
            <text:p>https://rtais.wto.org/UI/PublicShowRTAIDCard.aspx?rtaid=243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8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8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8/1"&amp;language=3&amp;ct=DDFSpanish</text:p>
          </table:table-cell>
        </table:table-row>
        <table:table-row table:style-name="ro1">
          <table:table-cell office:value-type="string" table:style-name="ce1">
            <text:p>244</text:p>
          </table:table-cell>
          <table:table-cell office:value-type="string" table:style-name="ce1">
            <text:p>EC - Faeroe Islands Agreement of 1992</text:p>
          </table:table-cell>
          <table:table-cell office:value-type="string" table:style-name="ce1">
            <text:p>https://rtais.wto.org/UI/PublicShowRTAIDCard.aspx?rtaid=244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21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21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21/1"&amp;language=3&amp;ct=DDFSpanish</text:p>
          </table:table-cell>
        </table:table-row>
        <table:table-row table:style-name="ro1">
          <table:table-cell office:value-type="string" table:style-name="ce1">
            <text:p>245</text:p>
          </table:table-cell>
          <table:table-cell office:value-type="string" table:style-name="ce1">
            <text:p>EC - Finland Agreement</text:p>
          </table:table-cell>
          <table:table-cell office:value-type="string" table:style-name="ce1">
            <text:p>https://rtais.wto.org/UI/PublicShowRTAIDCard.aspx?rtaid=245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890176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46</text:p>
          </table:table-cell>
          <table:table-cell office:value-type="string" table:style-name="ce1">
            <text:p>EC - Greece Additional Protocol</text:p>
          </table:table-cell>
          <table:table-cell office:value-type="string" table:style-name="ce1">
            <text:p>https://rtais.wto.org/UI/PublicShowRTAIDCard.aspx?rtaid=246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080033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47</text:p>
          </table:table-cell>
          <table:table-cell office:value-type="string" table:style-name="ce1">
            <text:p>EEC - Greece Association Agreement</text:p>
          </table:table-cell>
          <table:table-cell office:value-type="string" table:style-name="ce1">
            <text:p>https://rtais.wto.org/UI/PublicShowRTAIDCard.aspx?rtaid=247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750087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48</text:p>
          </table:table-cell>
          <table:table-cell office:value-type="string" table:style-name="ce1">
            <text:p>EC - Hungary Europe Agreement</text:p>
          </table:table-cell>
          <table:table-cell office:value-type="string" table:style-name="ce1">
            <text:p>https://rtais.wto.org/UI/PublicShowRTAIDCard.aspx?rtaid=248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249</text:p>
          </table:table-cell>
          <table:table-cell office:value-type="string" table:style-name="ce1">
            <text:p>EC - Hungary Interim Agreement of 1991</text:p>
          </table:table-cell>
          <table:table-cell office:value-type="string" table:style-name="ce1">
            <text:p>https://rtais.wto.org/UI/PublicShowRTAIDCard.aspx?rtaid=249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1610090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50</text:p>
          </table:table-cell>
          <table:table-cell office:value-type="string" table:style-name="ce1">
            <text:p>EC - Israel Agreement of 1970</text:p>
          </table:table-cell>
          <table:table-cell office:value-type="string" table:style-name="ce1">
            <text:p>https://rtais.wto.org/UI/PublicShowRTAIDCard.aspx?rtaid=25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840003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51</text:p>
          </table:table-cell>
          <table:table-cell office:value-type="string" table:style-name="ce1">
            <text:p>EC - Israel Agreement of 1975</text:p>
          </table:table-cell>
          <table:table-cell office:value-type="string" table:style-name="ce1">
            <text:p>https://rtais.wto.org/UI/PublicShowRTAIDCard.aspx?rtaid=251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252</text:p>
          </table:table-cell>
          <table:table-cell office:value-type="string" table:style-name="ce1">
            <text:p>EC - Jordan Cooperation Agreement</text:p>
          </table:table-cell>
          <table:table-cell office:value-type="string" table:style-name="ce1">
            <text:p>https://rtais.wto.org/UI/PublicShowRTAIDCard.aspx?rtaid=252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253</text:p>
          </table:table-cell>
          <table:table-cell office:value-type="string" table:style-name="ce1">
            <text:p>EC - Jordan Interim Agreement of 1977</text:p>
          </table:table-cell>
          <table:table-cell office:value-type="string" table:style-name="ce1">
            <text:p>https://rtais.wto.org/UI/PublicShowRTAIDCard.aspx?rtaid=253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254</text:p>
          </table:table-cell>
          <table:table-cell office:value-type="string" table:style-name="ce1">
            <text:p>EC - Latvia Agreement</text:p>
          </table:table-cell>
          <table:table-cell office:value-type="string" table:style-name="ce1">
            <text:p>https://rtais.wto.org/UI/PublicShowRTAIDCard.aspx?rtaid=254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255</text:p>
          </table:table-cell>
          <table:table-cell office:value-type="string" table:style-name="ce1">
            <text:p>EC - Lebanon Agreement of 1972</text:p>
          </table:table-cell>
          <table:table-cell office:value-type="string" table:style-name="ce1">
            <text:p>https://rtais.wto.org/UI/PublicShowRTAIDCard.aspx?rtaid=255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256</text:p>
          </table:table-cell>
          <table:table-cell office:value-type="string" table:style-name="ce1">
            <text:p>EC - Lebanon Cooperation Agreement</text:p>
          </table:table-cell>
          <table:table-cell office:value-type="string" table:style-name="ce1">
            <text:p>https://rtais.wto.org/UI/PublicShowRTAIDCard.aspx?rtaid=256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257</text:p>
          </table:table-cell>
          <table:table-cell office:value-type="string" table:style-name="ce1">
            <text:p>EC - Lebanon Interim Agreement of 1977</text:p>
          </table:table-cell>
          <table:table-cell office:value-type="string" table:style-name="ce1">
            <text:p>https://rtais.wto.org/UI/PublicShowRTAIDCard.aspx?rtaid=257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258</text:p>
          </table:table-cell>
          <table:table-cell office:value-type="string" table:style-name="ce1">
            <text:p>EC - Lithuania</text:p>
          </table:table-cell>
          <table:table-cell office:value-type="string" table:style-name="ce1">
            <text:p>https://rtais.wto.org/UI/PublicShowRTAIDCard.aspx?rtaid=258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9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9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9/1"&amp;language=3&amp;ct=DDFSpanish</text:p>
          </table:table-cell>
        </table:table-row>
        <table:table-row table:style-name="ro1">
          <table:table-cell office:value-type="string" table:style-name="ce1">
            <text:p>259</text:p>
          </table:table-cell>
          <table:table-cell office:value-type="string" table:style-name="ce1">
            <text:p>EC - Malta Association Agreement</text:p>
          </table:table-cell>
          <table:table-cell office:value-type="string" table:style-name="ce1">
            <text:p>https://rtais.wto.org/UI/PublicShowRTAIDCard.aspx?rtaid=259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840158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60</text:p>
          </table:table-cell>
          <table:table-cell office:value-type="string" table:style-name="ce1">
            <text:p>EC - Morocco Association Agreement of 1969</text:p>
          </table:table-cell>
          <table:table-cell office:value-type="string" table:style-name="ce1">
            <text:p>https://rtais.wto.org/UI/PublicShowRTAIDCard.aspx?rtaid=26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820129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61</text:p>
          </table:table-cell>
          <table:table-cell office:value-type="string" table:style-name="ce1">
            <text:p>EC - Morocco Cooperation Agreement</text:p>
          </table:table-cell>
          <table:table-cell office:value-type="string" table:style-name="ce1">
            <text:p>https://rtais.wto.org/UI/PublicShowRTAIDCard.aspx?rtaid=261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262</text:p>
          </table:table-cell>
          <table:table-cell office:value-type="string" table:style-name="ce1">
            <text:p>EC - Morocco Interim Agreement</text:p>
          </table:table-cell>
          <table:table-cell office:value-type="string" table:style-name="ce1">
            <text:p>https://rtais.wto.org/UI/PublicShowRTAIDCard.aspx?rtaid=262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263</text:p>
          </table:table-cell>
          <table:table-cell office:value-type="string" table:style-name="ce1">
            <text:p>EC – Overseas Countries and Territories 1 (OCT)</text:p>
          </table:table-cell>
          <table:table-cell office:value-type="string" table:style-name="ce1">
            <text:p>https://rtais.wto.org/UI/PublicShowRTAIDCard.aspx?rtaid=263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264</text:p>
          </table:table-cell>
          <table:table-cell office:value-type="string" table:style-name="ce1">
            <text:p>EC - Poland Europe Agreement</text:p>
          </table:table-cell>
          <table:table-cell office:value-type="string" table:style-name="ce1">
            <text:p>https://rtais.wto.org/UI/PublicShowRTAIDCard.aspx?rtaid=264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265</text:p>
          </table:table-cell>
          <table:table-cell office:value-type="string" table:style-name="ce1">
            <text:p>EC - Poland Interim Agreement of 1991</text:p>
          </table:table-cell>
          <table:table-cell office:value-type="string" table:style-name="ce1">
            <text:p>https://rtais.wto.org/UI/PublicShowRTAIDCard.aspx?rtaid=265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1610090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66</text:p>
          </table:table-cell>
          <table:table-cell office:value-type="string" table:style-name="ce1">
            <text:p>EC - Portugal Agreement of 1972</text:p>
          </table:table-cell>
          <table:table-cell office:value-type="string" table:style-name="ce1">
            <text:p>https://rtais.wto.org/UI/PublicShowRTAIDCard.aspx?rtaid=266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870041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67</text:p>
          </table:table-cell>
          <table:table-cell office:value-type="string" table:style-name="ce1">
            <text:p>EC - Portugal Interim Agreement</text:p>
          </table:table-cell>
          <table:table-cell office:value-type="string" table:style-name="ce1">
            <text:p>https://rtais.wto.org/UI/PublicShowRTAIDCard.aspx?rtaid=267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268</text:p>
          </table:table-cell>
          <table:table-cell office:value-type="string" table:style-name="ce1">
            <text:p>EC - Romania Europe Agreement</text:p>
          </table:table-cell>
          <table:table-cell office:value-type="string" table:style-name="ce1">
            <text:p>https://rtais.wto.org/UI/PublicShowRTAIDCard.aspx?rtaid=268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269</text:p>
          </table:table-cell>
          <table:table-cell office:value-type="string" table:style-name="ce1">
            <text:p>EC - Romania Interim Agreement</text:p>
          </table:table-cell>
          <table:table-cell office:value-type="string" table:style-name="ce1">
            <text:p>https://rtais.wto.org/UI/PublicShowRTAIDCard.aspx?rtaid=269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080545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70</text:p>
          </table:table-cell>
          <table:table-cell office:value-type="string" table:style-name="ce1">
            <text:p>EC - Slovak Republic Europe Agreement</text:p>
          </table:table-cell>
          <table:table-cell office:value-type="string" table:style-name="ce1">
            <text:p>https://rtais.wto.org/UI/PublicShowRTAIDCard.aspx?rtaid=27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8/7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8/7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8/7"&amp;language=3&amp;ct=DDFSpanish</text:p>
          </table:table-cell>
        </table:table-row>
        <table:table-row table:style-name="ro1">
          <table:table-cell office:value-type="string" table:style-name="ce1">
            <text:p>272</text:p>
          </table:table-cell>
          <table:table-cell office:value-type="string" table:style-name="ce1">
            <text:p>EC - Slovenia Cooperation Agreement</text:p>
          </table:table-cell>
          <table:table-cell office:value-type="string" table:style-name="ce1">
            <text:p>https://rtais.wto.org/UI/PublicShowRTAIDCard.aspx?rtaid=272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0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0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0/1"&amp;language=3&amp;ct=DDFSpanish</text:p>
          </table:table-cell>
        </table:table-row>
        <table:table-row table:style-name="ro1">
          <table:table-cell office:value-type="string" table:style-name="ce1">
            <text:p>273</text:p>
          </table:table-cell>
          <table:table-cell office:value-type="string" table:style-name="ce1">
            <text:p>EC - Slovenia Europe Agreement</text:p>
          </table:table-cell>
          <table:table-cell office:value-type="string" table:style-name="ce1">
            <text:p>https://rtais.wto.org/UI/PublicShowRTAIDCard.aspx?rtaid=273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46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46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46/1"&amp;language=3&amp;ct=DDFSpanish</text:p>
          </table:table-cell>
        </table:table-row>
        <table:table-row table:style-name="ro1">
          <table:table-cell office:value-type="string" table:style-name="ce1">
            <text:p>274</text:p>
          </table:table-cell>
          <table:table-cell office:value-type="string" table:style-name="ce1">
            <text:p>EC - Slovenia Interim Agreement</text:p>
          </table:table-cell>
          <table:table-cell office:value-type="string" table:style-name="ce1">
            <text:p>https://rtais.wto.org/UI/PublicShowRTAIDCard.aspx?rtaid=274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32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32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32/1"&amp;language=3&amp;ct=DDFSpanish</text:p>
          </table:table-cell>
        </table:table-row>
        <table:table-row table:style-name="ro1">
          <table:table-cell office:value-type="string" table:style-name="ce1">
            <text:p>275</text:p>
          </table:table-cell>
          <table:table-cell office:value-type="string" table:style-name="ce1">
            <text:p>EC - Spain Agreement of 1970</text:p>
          </table:table-cell>
          <table:table-cell office:value-type="string" table:style-name="ce1">
            <text:p>https://rtais.wto.org/UI/PublicShowRTAIDCard.aspx?rtaid=275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840001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76</text:p>
          </table:table-cell>
          <table:table-cell office:value-type="string" table:style-name="ce1">
            <text:p>EC - Sweden Agreement</text:p>
          </table:table-cell>
          <table:table-cell office:value-type="string" table:style-name="ce1">
            <text:p>https://rtais.wto.org/UI/PublicShowRTAIDCard.aspx?rtaid=276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870045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77</text:p>
          </table:table-cell>
          <table:table-cell office:value-type="string" table:style-name="ce1">
            <text:p>EC - Syria Interim Agreement of 1977</text:p>
          </table:table-cell>
          <table:table-cell office:value-type="string" table:style-name="ce1">
            <text:p>https://rtais.wto.org/UI/PublicShowRTAIDCard.aspx?rtaid=277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278</text:p>
          </table:table-cell>
          <table:table-cell office:value-type="string" table:style-name="ce1">
            <text:p>EC - Tunisia Association Agreement of 1969</text:p>
          </table:table-cell>
          <table:table-cell office:value-type="string" table:style-name="ce1">
            <text:p>https://rtais.wto.org/UI/PublicShowRTAIDCard.aspx?rtaid=278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820122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79</text:p>
          </table:table-cell>
          <table:table-cell office:value-type="string" table:style-name="ce1">
            <text:p>EC - Tunisia Cooperation Agreement</text:p>
          </table:table-cell>
          <table:table-cell office:value-type="string" table:style-name="ce1">
            <text:p>https://rtais.wto.org/UI/PublicShowRTAIDCard.aspx?rtaid=279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280</text:p>
          </table:table-cell>
          <table:table-cell office:value-type="string" table:style-name="ce1">
            <text:p>EC - Tunisia Interim Agreement of 1976</text:p>
          </table:table-cell>
          <table:table-cell office:value-type="string" table:style-name="ce1">
            <text:p>https://rtais.wto.org/UI/PublicShowRTAIDCard.aspx?rtaid=28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281</text:p>
          </table:table-cell>
          <table:table-cell office:value-type="string" table:style-name="ce1">
            <text:p>EC - Türkiye Additional Protocol</text:p>
          </table:table-cell>
          <table:table-cell office:value-type="string" table:style-name="ce1">
            <text:p>https://rtais.wto.org/UI/PublicShowRTAIDCard.aspx?rtaid=281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840303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82</text:p>
          </table:table-cell>
          <table:table-cell office:value-type="string" table:style-name="ce1">
            <text:p>EEC - Türkiye Association Agreement of 1963</text:p>
          </table:table-cell>
          <table:table-cell office:value-type="string" table:style-name="ce1">
            <text:p>https://rtais.wto.org/UI/PublicShowRTAIDCard.aspx?rtaid=282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770095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83</text:p>
          </table:table-cell>
          <table:table-cell office:value-type="string" table:style-name="ce1">
            <text:p>EC - Türkiye Association Agreement of 1973</text:p>
          </table:table-cell>
          <table:table-cell office:value-type="string" table:style-name="ce1">
            <text:p>https://rtais.wto.org/UI/PublicShowRTAIDCard.aspx?rtaid=283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890196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84</text:p>
          </table:table-cell>
          <table:table-cell office:value-type="string" table:style-name="ce1">
            <text:p>EC - Yugoslavia, Socialist Federal Republic of, Interim Agreement</text:p>
          </table:table-cell>
          <table:table-cell office:value-type="string" table:style-name="ce1">
            <text:p>https://rtais.wto.org/UI/PublicShowRTAIDCard.aspx?rtaid=284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285</text:p>
          </table:table-cell>
          <table:table-cell office:value-type="string" table:style-name="ce1">
            <text:p>EFTA - Bulgaria</text:p>
          </table:table-cell>
          <table:table-cell office:value-type="string" table:style-name="ce1">
            <text:p>https://rtais.wto.org/UI/PublicShowRTAIDCard.aspx?rtaid=285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../rtadocs/285/TOA/English/7257A1.RFT</text:p>
          </table:table-cell>
          <table:table-cell/>
          <table:table-cell/>
        </table:table-row>
        <table:table-row table:style-name="ro1">
          <table:table-cell office:value-type="string" table:style-name="ce1">
            <text:p>286</text:p>
          </table:table-cell>
          <table:table-cell office:value-type="string" table:style-name="ce1">
            <text:p>EFTA - Czech Republic Agreement</text:p>
          </table:table-cell>
          <table:table-cell office:value-type="string" table:style-name="ce1">
            <text:p>https://rtais.wto.org/UI/PublicShowRTAIDCard.aspx?rtaid=286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1630156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87</text:p>
          </table:table-cell>
          <table:table-cell office:value-type="string" table:style-name="ce1">
            <text:p>EFTA - Czechoslovakia</text:p>
          </table:table-cell>
          <table:table-cell office:value-type="string" table:style-name="ce1">
            <text:p>https://rtais.wto.org/UI/PublicShowRTAIDCard.aspx?rtaid=287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1630156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88</text:p>
          </table:table-cell>
          <table:table-cell office:value-type="string" table:style-name="ce1">
            <text:p>EFTA - Estonia Free Trade Agreement</text:p>
          </table:table-cell>
          <table:table-cell office:value-type="string" table:style-name="ce1">
            <text:p>https://rtais.wto.org/UI/PublicShowRTAIDCard.aspx?rtaid=288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28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28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28/1"&amp;language=3&amp;ct=DDFSpanish</text:p>
          </table:table-cell>
        </table:table-row>
        <table:table-row table:style-name="ro1">
          <table:table-cell office:value-type="string" table:style-name="ce1">
            <text:p>289</text:p>
          </table:table-cell>
          <table:table-cell office:value-type="string" table:style-name="ce1">
            <text:p>EFTA - Hungary Agreement</text:p>
          </table:table-cell>
          <table:table-cell office:value-type="string" table:style-name="ce1">
            <text:p>https://rtais.wto.org/UI/PublicShowRTAIDCard.aspx?rtaid=289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1740203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90</text:p>
          </table:table-cell>
          <table:table-cell office:value-type="string" table:style-name="ce1">
            <text:p>EFTA - Latvia</text:p>
          </table:table-cell>
          <table:table-cell office:value-type="string" table:style-name="ce1">
            <text:p>https://rtais.wto.org/UI/PublicShowRTAIDCard.aspx?rtaid=29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29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29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29/1"&amp;language=3&amp;ct=DDFSpanish</text:p>
          </table:table-cell>
        </table:table-row>
        <table:table-row table:style-name="ro1">
          <table:table-cell office:value-type="string" table:style-name="ce1">
            <text:p>291</text:p>
          </table:table-cell>
          <table:table-cell office:value-type="string" table:style-name="ce1">
            <text:p>EFTA - Lithuania</text:p>
          </table:table-cell>
          <table:table-cell office:value-type="string" table:style-name="ce1">
            <text:p>https://rtais.wto.org/UI/PublicShowRTAIDCard.aspx?rtaid=291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30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30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30/1"&amp;language=3&amp;ct=DDFSpanish</text:p>
          </table:table-cell>
        </table:table-row>
        <table:table-row table:style-name="ro1">
          <table:table-cell office:value-type="string" table:style-name="ce1">
            <text:p>292</text:p>
          </table:table-cell>
          <table:table-cell office:value-type="string" table:style-name="ce1">
            <text:p>EFTA - Poland Agreement</text:p>
          </table:table-cell>
          <table:table-cell office:value-type="string" table:style-name="ce1">
            <text:p>https://rtais.wto.org/UI/PublicShowRTAIDCard.aspx?rtaid=292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1750037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93</text:p>
          </table:table-cell>
          <table:table-cell office:value-type="string" table:style-name="ce1">
            <text:p>EFTA - Romania Free Trade Agreement</text:p>
          </table:table-cell>
          <table:table-cell office:value-type="string" table:style-name="ce1">
            <text:p>https://rtais.wto.org/UI/PublicShowRTAIDCard.aspx?rtaid=293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1710053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94</text:p>
          </table:table-cell>
          <table:table-cell office:value-type="string" table:style-name="ce1">
            <text:p>EFTA - Slovak Republic Agreement</text:p>
          </table:table-cell>
          <table:table-cell office:value-type="string" table:style-name="ce1">
            <text:p>https://rtais.wto.org/UI/PublicShowRTAIDCard.aspx?rtaid=294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1630156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95</text:p>
          </table:table-cell>
          <table:table-cell office:value-type="string" table:style-name="ce1">
            <text:p>EFTA - Slovenia</text:p>
          </table:table-cell>
          <table:table-cell office:value-type="string" table:style-name="ce1">
            <text:p>https://rtais.wto.org/UI/PublicShowRTAIDCard.aspx?rtaid=295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 20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 20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 20/1"&amp;language=3&amp;ct=DDFSpanish</text:p>
          </table:table-cell>
        </table:table-row>
        <table:table-row table:style-name="ro1">
          <table:table-cell office:value-type="string" table:style-name="ce1">
            <text:p>296</text:p>
          </table:table-cell>
          <table:table-cell office:value-type="string" table:style-name="ce1">
            <text:p>EFTA - Spain Agreement</text:p>
          </table:table-cell>
          <table:table-cell office:value-type="string" table:style-name="ce1">
            <text:p>https://rtais.wto.org/UI/PublicShowRTAIDCard.aspx?rtaid=296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297</text:p>
          </table:table-cell>
          <table:table-cell office:value-type="string" table:style-name="ce1">
            <text:p>El Salvador - Nicaragua Free Trade Area</text:p>
          </table:table-cell>
          <table:table-cell office:value-type="string" table:style-name="ce1">
            <text:p>https://rtais.wto.org/UI/PublicShowRTAIDCard.aspx?rtaid=297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300113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98</text:p>
          </table:table-cell>
          <table:table-cell office:value-type="string" table:style-name="ce1">
            <text:p>Equatorial Customs Union - Cameroon Association</text:p>
          </table:table-cell>
          <table:table-cell office:value-type="string" table:style-name="ce1">
            <text:p>https://rtais.wto.org/UI/PublicShowRTAIDCard.aspx?rtaid=298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760372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299</text:p>
          </table:table-cell>
          <table:table-cell office:value-type="string" table:style-name="ce1">
            <text:p>Estonia - Faeroe Islands</text:p>
          </table:table-cell>
          <table:table-cell office:value-type="string" table:style-name="ce1">
            <text:p>https://rtais.wto.org/UI/PublicShowRTAIDCard.aspx?rtaid=299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64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64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64/1"&amp;language=3&amp;ct=DDFSpanish</text:p>
          </table:table-cell>
        </table:table-row>
        <table:table-row table:style-name="ro1">
          <table:table-cell office:value-type="string" table:style-name="ce1">
            <text:p>300</text:p>
          </table:table-cell>
          <table:table-cell office:value-type="string" table:style-name="ce1">
            <text:p>Estonia - Latvia - Lithuania</text:p>
          </table:table-cell>
          <table:table-cell office:value-type="string" table:style-name="ce1">
            <text:p>https://rtais.wto.org/UI/PublicShowRTAIDCard.aspx?rtaid=30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77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77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77/1"&amp;language=3&amp;ct=DDFSpanish</text:p>
          </table:table-cell>
        </table:table-row>
        <table:table-row table:style-name="ro1">
          <table:table-cell office:value-type="string" table:style-name="ce1">
            <text:p>301</text:p>
          </table:table-cell>
          <table:table-cell office:value-type="string" table:style-name="ce1">
            <text:p>Estonia - Norway Free Trade Agreement</text:p>
          </table:table-cell>
          <table:table-cell office:value-type="string" table:style-name="ce1">
            <text:p>https://rtais.wto.org/UI/PublicShowRTAIDCard.aspx?rtaid=301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1650218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302</text:p>
          </table:table-cell>
          <table:table-cell office:value-type="string" table:style-name="ce1">
            <text:p>Estonia - Sweden Free Trade Agreement</text:p>
          </table:table-cell>
          <table:table-cell office:value-type="string" table:style-name="ce1">
            <text:p>https://rtais.wto.org/UI/PublicShowRTAIDCard.aspx?rtaid=302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1630143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303</text:p>
          </table:table-cell>
          <table:table-cell office:value-type="string" table:style-name="ce1">
            <text:p>Estonia - Switzerland Free Trade Agreement</text:p>
          </table:table-cell>
          <table:table-cell office:value-type="string" table:style-name="ce1">
            <text:p>https://rtais.wto.org/UI/PublicShowRTAIDCard.aspx?rtaid=303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1710055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304</text:p>
          </table:table-cell>
          <table:table-cell office:value-type="string" table:style-name="ce1">
            <text:p>Estonia - Ukraine</text:p>
          </table:table-cell>
          <table:table-cell office:value-type="string" table:style-name="ce1">
            <text:p>https://rtais.wto.org/UI/PublicShowRTAIDCard.aspx?rtaid=304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08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08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08/1"&amp;language=3&amp;ct=DDFSpanish</text:p>
          </table:table-cell>
        </table:table-row>
        <table:table-row table:style-name="ro1">
          <table:table-cell office:value-type="string" table:style-name="ce1">
            <text:p>305</text:p>
          </table:table-cell>
          <table:table-cell office:value-type="string" table:style-name="ce1">
            <text:p>Finland - Bulgaria</text:p>
          </table:table-cell>
          <table:table-cell office:value-type="string" table:style-name="ce1">
            <text:p>https://rtais.wto.org/UI/PublicShowRTAIDCard.aspx?rtaid=305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306</text:p>
          </table:table-cell>
          <table:table-cell office:value-type="string" table:style-name="ce1">
            <text:p>Finland - Czechoslovakia Agreement</text:p>
          </table:table-cell>
          <table:table-cell office:value-type="string" table:style-name="ce1">
            <text:p>https://rtais.wto.org/UI/PublicShowRTAIDCard.aspx?rtaid=306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307</text:p>
          </table:table-cell>
          <table:table-cell office:value-type="string" table:style-name="ce1">
            <text:p>Finland - Estonia Protocol</text:p>
          </table:table-cell>
          <table:table-cell office:value-type="string" table:style-name="ce1">
            <text:p>https://rtais.wto.org/UI/PublicShowRTAIDCard.aspx?rtaid=307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1670016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308</text:p>
          </table:table-cell>
          <table:table-cell office:value-type="string" table:style-name="ce1">
            <text:p>Finland - German Democratic Republic Agreement</text:p>
          </table:table-cell>
          <table:table-cell office:value-type="string" table:style-name="ce1">
            <text:p>https://rtais.wto.org/UI/PublicShowRTAIDCard.aspx?rtaid=308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309</text:p>
          </table:table-cell>
          <table:table-cell office:value-type="string" table:style-name="ce1">
            <text:p>Finland - Hungary Agreement</text:p>
          </table:table-cell>
          <table:table-cell office:value-type="string" table:style-name="ce1">
            <text:p>https://rtais.wto.org/UI/PublicShowRTAIDCard.aspx?rtaid=309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310</text:p>
          </table:table-cell>
          <table:table-cell office:value-type="string" table:style-name="ce1">
            <text:p>Finland - Latvia Protocol</text:p>
          </table:table-cell>
          <table:table-cell office:value-type="string" table:style-name="ce1">
            <text:p>https://rtais.wto.org/UI/PublicShowRTAIDCard.aspx?rtaid=31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1670016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311</text:p>
          </table:table-cell>
          <table:table-cell office:value-type="string" table:style-name="ce1">
            <text:p>Finland - Lithuania Protocol</text:p>
          </table:table-cell>
          <table:table-cell office:value-type="string" table:style-name="ce1">
            <text:p>https://rtais.wto.org/UI/PublicShowRTAIDCard.aspx?rtaid=311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1670016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312</text:p>
          </table:table-cell>
          <table:table-cell office:value-type="string" table:style-name="ce1">
            <text:p>Finland - Poland Agreement</text:p>
          </table:table-cell>
          <table:table-cell office:value-type="string" table:style-name="ce1">
            <text:p>https://rtais.wto.org/UI/PublicShowRTAIDCard.aspx?rtaid=312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313</text:p>
          </table:table-cell>
          <table:table-cell office:value-type="string" table:style-name="ce1">
            <text:p>Finland-European Free Trade Association (FINEFTA)</text:p>
          </table:table-cell>
          <table:table-cell office:value-type="string" table:style-name="ce1">
            <text:p>https://rtais.wto.org/UI/PublicShowRTAIDCard.aspx?rtaid=313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314</text:p>
          </table:table-cell>
          <table:table-cell office:value-type="string" table:style-name="ce1">
            <text:p>North Macedonia - Bosnia and Herzegovina</text:p>
          </table:table-cell>
          <table:table-cell office:value-type="string" table:style-name="ce1">
            <text:p>https://rtais.wto.org/UI/PublicShowRTAIDCard.aspx?rtaid=314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200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200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200/1"&amp;language=3&amp;ct=DDFSpanish</text:p>
          </table:table-cell>
        </table:table-row>
        <table:table-row table:style-name="ro1">
          <table:table-cell office:value-type="string" table:style-name="ce1">
            <text:p>315</text:p>
          </table:table-cell>
          <table:table-cell office:value-type="string" table:style-name="ce1">
            <text:p>Ghana - Upper Volta Trade Agreement</text:p>
          </table:table-cell>
          <table:table-cell office:value-type="string" table:style-name="ce1">
            <text:p>https://rtais.wto.org/UI/PublicShowRTAIDCard.aspx?rtaid=315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750288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316</text:p>
          </table:table-cell>
          <table:table-cell office:value-type="string" table:style-name="ce1">
            <text:p>Gulf Cooperation Council (GCC)</text:p>
          </table:table-cell>
          <table:table-cell office:value-type="string" table:style-name="ce1">
            <text:p>https://rtais.wto.org/UI/PublicShowRTAIDCard.aspx?rtaid=316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1110029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317</text:p>
          </table:table-cell>
          <table:table-cell office:value-type="string" table:style-name="ce1">
            <text:p>Hungary - Estonia</text:p>
          </table:table-cell>
          <table:table-cell office:value-type="string" table:style-name="ce1">
            <text:p>https://rtais.wto.org/UI/PublicShowRTAIDCard.aspx?rtaid=317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28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28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28/1"&amp;language=3&amp;ct=DDFSpanish</text:p>
          </table:table-cell>
        </table:table-row>
        <table:table-row table:style-name="ro1">
          <table:table-cell office:value-type="string" table:style-name="ce1">
            <text:p>318</text:p>
          </table:table-cell>
          <table:table-cell office:value-type="string" table:style-name="ce1">
            <text:p>Hungary - Israel</text:p>
          </table:table-cell>
          <table:table-cell office:value-type="string" table:style-name="ce1">
            <text:p>https://rtais.wto.org/UI/PublicShowRTAIDCard.aspx?rtaid=318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54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54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54/1"&amp;language=3&amp;ct=DDFSpanish</text:p>
          </table:table-cell>
        </table:table-row>
        <table:table-row table:style-name="ro1">
          <table:table-cell office:value-type="string" table:style-name="ce1">
            <text:p>319</text:p>
          </table:table-cell>
          <table:table-cell office:value-type="string" table:style-name="ce1">
            <text:p>Hungary - Latvia</text:p>
          </table:table-cell>
          <table:table-cell office:value-type="string" table:style-name="ce1">
            <text:p>https://rtais.wto.org/UI/PublicShowRTAIDCard.aspx?rtaid=319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84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84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84/1"&amp;language=3&amp;ct=DDFSpanish</text:p>
          </table:table-cell>
        </table:table-row>
        <table:table-row table:style-name="ro1">
          <table:table-cell office:value-type="string" table:style-name="ce1">
            <text:p>320</text:p>
          </table:table-cell>
          <table:table-cell office:value-type="string" table:style-name="ce1">
            <text:p>Hungary - Lithuania</text:p>
          </table:table-cell>
          <table:table-cell office:value-type="string" table:style-name="ce1">
            <text:p>https://rtais.wto.org/UI/PublicShowRTAIDCard.aspx?rtaid=32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83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83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83/1"&amp;language=3&amp;ct=DDFSpanish</text:p>
          </table:table-cell>
        </table:table-row>
        <table:table-row table:style-name="ro1">
          <table:table-cell office:value-type="string" table:style-name="ce1">
            <text:p>321</text:p>
          </table:table-cell>
          <table:table-cell office:value-type="string" table:style-name="ce1">
            <text:p>Hungary - Slovenia Free Trade Agreement</text:p>
          </table:table-cell>
          <table:table-cell office:value-type="string" table:style-name="ce1">
            <text:p>https://rtais.wto.org/UI/PublicShowRTAIDCard.aspx?rtaid=321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9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9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9/1"&amp;language=3&amp;ct=DDFSpanish</text:p>
          </table:table-cell>
        </table:table-row>
        <table:table-row table:style-name="ro1">
          <table:table-cell office:value-type="string" table:style-name="ce1">
            <text:p>322</text:p>
          </table:table-cell>
          <table:table-cell office:value-type="string" table:style-name="ce1">
            <text:p>Hungary - Türkiye</text:p>
          </table:table-cell>
          <table:table-cell office:value-type="string" table:style-name="ce1">
            <text:p>https://rtais.wto.org/UI/PublicShowRTAIDCard.aspx?rtaid=322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58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58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58/1"&amp;language=3&amp;ct=DDFSpanish</text:p>
          </table:table-cell>
        </table:table-row>
        <table:table-row table:style-name="ro1">
          <table:table-cell office:value-type="string" table:style-name="ce1">
            <text:p>323</text:p>
          </table:table-cell>
          <table:table-cell office:value-type="string" table:style-name="ce1">
            <text:p>Ireland - United Kingdom Free Trade Area</text:p>
          </table:table-cell>
          <table:table-cell office:value-type="string" table:style-name="ce1">
            <text:p>https://rtais.wto.org/UI/PublicShowRTAIDCard.aspx?rtaid=323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780267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324</text:p>
          </table:table-cell>
          <table:table-cell office:value-type="string" table:style-name="ce1">
            <text:p>Latin American Free Trade Association (LAFTA)</text:p>
          </table:table-cell>
          <table:table-cell office:value-type="string" table:style-name="ce1">
            <text:p>https://rtais.wto.org/UI/PublicShowRTAIDCard.aspx?rtaid=324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730069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325</text:p>
          </table:table-cell>
          <table:table-cell office:value-type="string" table:style-name="ce1">
            <text:p>Latvia - Norway Free Trade Agreement</text:p>
          </table:table-cell>
          <table:table-cell office:value-type="string" table:style-name="ce1">
            <text:p>https://rtais.wto.org/UI/PublicShowRTAIDCard.aspx?rtaid=325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1650218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326</text:p>
          </table:table-cell>
          <table:table-cell office:value-type="string" table:style-name="ce1">
            <text:p>Latvia - Sweden Free Trade Agreement</text:p>
          </table:table-cell>
          <table:table-cell office:value-type="string" table:style-name="ce1">
            <text:p>https://rtais.wto.org/UI/PublicShowRTAIDCard.aspx?rtaid=326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1630143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327</text:p>
          </table:table-cell>
          <table:table-cell office:value-type="string" table:style-name="ce1">
            <text:p>Latvia - Switzerland Free Trade Agreement</text:p>
          </table:table-cell>
          <table:table-cell office:value-type="string" table:style-name="ce1">
            <text:p>https://rtais.wto.org/UI/PublicShowRTAIDCard.aspx?rtaid=327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1710055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328</text:p>
          </table:table-cell>
          <table:table-cell office:value-type="string" table:style-name="ce1">
            <text:p>Lithuania - Norway Free Trade Agreement</text:p>
          </table:table-cell>
          <table:table-cell office:value-type="string" table:style-name="ce1">
            <text:p>https://rtais.wto.org/UI/PublicShowRTAIDCard.aspx?rtaid=328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1650218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329</text:p>
          </table:table-cell>
          <table:table-cell office:value-type="string" table:style-name="ce1">
            <text:p>Lithuania - Sweden Free Trade Agreement</text:p>
          </table:table-cell>
          <table:table-cell office:value-type="string" table:style-name="ce1">
            <text:p>https://rtais.wto.org/UI/PublicShowRTAIDCard.aspx?rtaid=329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1630143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330</text:p>
          </table:table-cell>
          <table:table-cell office:value-type="string" table:style-name="ce1">
            <text:p>Lithuania - Switzerland Free-Trade Agreement</text:p>
          </table:table-cell>
          <table:table-cell office:value-type="string" table:style-name="ce1">
            <text:p>https://rtais.wto.org/UI/PublicShowRTAIDCard.aspx?rtaid=33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1710055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331</text:p>
          </table:table-cell>
          <table:table-cell office:value-type="string" table:style-name="ce1">
            <text:p>Moldova - Bosnia and Herzegovina</text:p>
          </table:table-cell>
          <table:table-cell office:value-type="string" table:style-name="ce1">
            <text:p>https://rtais.wto.org/UI/PublicShowRTAIDCard.aspx?rtaid=331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87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87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87/1"&amp;language=3&amp;ct=DDFSpanish</text:p>
          </table:table-cell>
        </table:table-row>
        <table:table-row table:style-name="ro1">
          <table:table-cell office:value-type="string" table:style-name="ce1">
            <text:p>332</text:p>
          </table:table-cell>
          <table:table-cell office:value-type="string" table:style-name="ce1">
            <text:p>Moldova - Bulgaria</text:p>
          </table:table-cell>
          <table:table-cell office:value-type="string" table:style-name="ce1">
            <text:p>https://rtais.wto.org/UI/PublicShowRTAIDCard.aspx?rtaid=332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86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86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86/1"&amp;language=3&amp;ct=DDFSpanish</text:p>
          </table:table-cell>
        </table:table-row>
        <table:table-row table:style-name="ro1">
          <table:table-cell office:value-type="string" table:style-name="ce1">
            <text:p>333</text:p>
          </table:table-cell>
          <table:table-cell office:value-type="string" table:style-name="ce1">
            <text:p>Moldova - Croatia</text:p>
          </table:table-cell>
          <table:table-cell office:value-type="string" table:style-name="ce1">
            <text:p>https://rtais.wto.org/UI/PublicShowRTAIDCard.aspx?rtaid=333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89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89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89/1"&amp;language=3&amp;ct=DDFSpanish</text:p>
          </table:table-cell>
        </table:table-row>
        <table:table-row table:style-name="ro1">
          <table:table-cell office:value-type="string" table:style-name="ce1">
            <text:p>334</text:p>
          </table:table-cell>
          <table:table-cell office:value-type="string" table:style-name="ce1">
            <text:p>Moldova - North Macedonia</text:p>
          </table:table-cell>
          <table:table-cell office:value-type="string" table:style-name="ce1">
            <text:p>https://rtais.wto.org/UI/PublicShowRTAIDCard.aspx?rtaid=334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88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88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88/1"&amp;language=3&amp;ct=DDFSpanish</text:p>
          </table:table-cell>
        </table:table-row>
        <table:table-row table:style-name="ro1">
          <table:table-cell office:value-type="string" table:style-name="ce1">
            <text:p>335</text:p>
          </table:table-cell>
          <table:table-cell office:value-type="string" table:style-name="ce1">
            <text:p>Moldova - Serbia and Montenegro</text:p>
          </table:table-cell>
          <table:table-cell office:value-type="string" table:style-name="ce1">
            <text:p>https://rtais.wto.org/UI/PublicShowRTAIDCard.aspx?rtaid=335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90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90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90/1"&amp;language=3&amp;ct=DDFSpanish</text:p>
          </table:table-cell>
        </table:table-row>
        <table:table-row table:style-name="ro1">
          <table:table-cell office:value-type="string" table:style-name="ce1">
            <text:p>336</text:p>
          </table:table-cell>
          <table:table-cell office:value-type="string" table:style-name="ce1">
            <text:p>Poland - Faeroe Islands</text:p>
          </table:table-cell>
          <table:table-cell office:value-type="string" table:style-name="ce1">
            <text:p>https://rtais.wto.org/UI/PublicShowRTAIDCard.aspx?rtaid=336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78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78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78/1"&amp;language=3&amp;ct=DDFSpanish</text:p>
          </table:table-cell>
        </table:table-row>
        <table:table-row table:style-name="ro1">
          <table:table-cell office:value-type="string" table:style-name="ce1">
            <text:p>337</text:p>
          </table:table-cell>
          <table:table-cell office:value-type="string" table:style-name="ce1">
            <text:p>Poland - Israel</text:p>
          </table:table-cell>
          <table:table-cell office:value-type="string" table:style-name="ce1">
            <text:p>https://rtais.wto.org/UI/PublicShowRTAIDCard.aspx?rtaid=337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65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65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65/1"&amp;language=3&amp;ct=DDFSpanish</text:p>
          </table:table-cell>
        </table:table-row>
        <table:table-row table:style-name="ro1">
          <table:table-cell office:value-type="string" table:style-name="ce1">
            <text:p>338</text:p>
          </table:table-cell>
          <table:table-cell office:value-type="string" table:style-name="ce1">
            <text:p>Poland - Latvia</text:p>
          </table:table-cell>
          <table:table-cell office:value-type="string" table:style-name="ce1">
            <text:p>https://rtais.wto.org/UI/PublicShowRTAIDCard.aspx?rtaid=338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80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80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80/1"&amp;language=3&amp;ct=DDFSpanish</text:p>
          </table:table-cell>
        </table:table-row>
        <table:table-row table:style-name="ro1">
          <table:table-cell office:value-type="string" table:style-name="ce1">
            <text:p>339</text:p>
          </table:table-cell>
          <table:table-cell office:value-type="string" table:style-name="ce1">
            <text:p>Poland - Lithuania</text:p>
          </table:table-cell>
          <table:table-cell office:value-type="string" table:style-name="ce1">
            <text:p>https://rtais.wto.org/UI/PublicShowRTAIDCard.aspx?rtaid=339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49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49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49/1"&amp;language=3&amp;ct=DDFSpanish</text:p>
          </table:table-cell>
        </table:table-row>
        <table:table-row table:style-name="ro1">
          <table:table-cell office:value-type="string" table:style-name="ce1">
            <text:p>340</text:p>
          </table:table-cell>
          <table:table-cell office:value-type="string" table:style-name="ce1">
            <text:p>Romania - Bosnia and Herzegovina</text:p>
          </table:table-cell>
          <table:table-cell office:value-type="string" table:style-name="ce1">
            <text:p>https://rtais.wto.org/UI/PublicShowRTAIDCard.aspx?rtaid=34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91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91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91/1"&amp;language=3&amp;ct=DDFSpanish</text:p>
          </table:table-cell>
        </table:table-row>
        <table:table-row table:style-name="ro1">
          <table:table-cell office:value-type="string" table:style-name="ce1">
            <text:p>341</text:p>
          </table:table-cell>
          <table:table-cell office:value-type="string" table:style-name="ce1">
            <text:p>Romania - North Macedonia</text:p>
          </table:table-cell>
          <table:table-cell office:value-type="string" table:style-name="ce1">
            <text:p>https://rtais.wto.org/UI/PublicShowRTAIDCard.aspx?rtaid=341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93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93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93/1"&amp;language=3&amp;ct=DDFSpanish</text:p>
          </table:table-cell>
        </table:table-row>
        <table:table-row table:style-name="ro1">
          <table:table-cell office:value-type="string" table:style-name="ce1">
            <text:p>342</text:p>
          </table:table-cell>
          <table:table-cell office:value-type="string" table:style-name="ce1">
            <text:p>Romania - Israel</text:p>
          </table:table-cell>
          <table:table-cell office:value-type="string" table:style-name="ce1">
            <text:p>https://rtais.wto.org/UI/PublicShowRTAIDCard.aspx?rtaid=342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99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99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99/1"&amp;language=3&amp;ct=DDFSpanish</text:p>
          </table:table-cell>
        </table:table-row>
        <table:table-row table:style-name="ro1">
          <table:table-cell office:value-type="string" table:style-name="ce1">
            <text:p>343</text:p>
          </table:table-cell>
          <table:table-cell office:value-type="string" table:style-name="ce1">
            <text:p>Romania - Moldova</text:p>
          </table:table-cell>
          <table:table-cell office:value-type="string" table:style-name="ce1">
            <text:p>https://rtais.wto.org/UI/PublicShowRTAIDCard.aspx?rtaid=343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44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44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44/1"&amp;language=3&amp;ct=DDFSpanish</text:p>
          </table:table-cell>
        </table:table-row>
        <table:table-row table:style-name="ro1">
          <table:table-cell office:value-type="string" table:style-name="ce1">
            <text:p>344</text:p>
          </table:table-cell>
          <table:table-cell office:value-type="string" table:style-name="ce1">
            <text:p>Romania - Serbia and Montenegro</text:p>
          </table:table-cell>
          <table:table-cell office:value-type="string" table:style-name="ce1">
            <text:p>https://rtais.wto.org/UI/PublicShowRTAIDCard.aspx?rtaid=344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92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92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92/1"&amp;language=3&amp;ct=DDFSpanish</text:p>
          </table:table-cell>
        </table:table-row>
        <table:table-row table:style-name="ro1">
          <table:table-cell office:value-type="string" table:style-name="ce1">
            <text:p>345</text:p>
          </table:table-cell>
          <table:table-cell office:value-type="string" table:style-name="ce1">
            <text:p>Romania - Türkiye</text:p>
          </table:table-cell>
          <table:table-cell office:value-type="string" table:style-name="ce1">
            <text:p>https://rtais.wto.org/UI/PublicShowRTAIDCard.aspx?rtaid=345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59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59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59/1"&amp;language=3&amp;ct=DDFSpanish</text:p>
          </table:table-cell>
        </table:table-row>
        <table:table-row table:style-name="ro1">
          <table:table-cell office:value-type="string" table:style-name="ce1">
            <text:p>346</text:p>
          </table:table-cell>
          <table:table-cell office:value-type="string" table:style-name="ce1">
            <text:p>Slovak Republic - Estonia</text:p>
          </table:table-cell>
          <table:table-cell office:value-type="string" table:style-name="ce1">
            <text:p>https://rtais.wto.org/UI/PublicShowRTAIDCard.aspx?rtaid=346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63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63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63/1"&amp;language=3&amp;ct=DDFSpanish</text:p>
          </table:table-cell>
        </table:table-row>
        <table:table-row table:style-name="ro1">
          <table:table-cell office:value-type="string" table:style-name="ce1">
            <text:p>347</text:p>
          </table:table-cell>
          <table:table-cell office:value-type="string" table:style-name="ce1">
            <text:p>Slovak Republic - Israel</text:p>
          </table:table-cell>
          <table:table-cell office:value-type="string" table:style-name="ce1">
            <text:p>https://rtais.wto.org/UI/PublicShowRTAIDCard.aspx?rtaid=347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57/2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57/2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57/2"&amp;language=3&amp;ct=DDFSpanish</text:p>
          </table:table-cell>
        </table:table-row>
        <table:table-row table:style-name="ro1">
          <table:table-cell office:value-type="string" table:style-name="ce1">
            <text:p>348</text:p>
          </table:table-cell>
          <table:table-cell office:value-type="string" table:style-name="ce1">
            <text:p>Slovak Republic - Latvia</text:p>
          </table:table-cell>
          <table:table-cell office:value-type="string" table:style-name="ce1">
            <text:p>https://rtais.wto.org/UI/PublicShowRTAIDCard.aspx?rtaid=348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47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47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47/1"&amp;language=3&amp;ct=DDFSpanish</text:p>
          </table:table-cell>
        </table:table-row>
        <table:table-row table:style-name="ro1">
          <table:table-cell office:value-type="string" table:style-name="ce1">
            <text:p>349</text:p>
          </table:table-cell>
          <table:table-cell office:value-type="string" table:style-name="ce1">
            <text:p>Slovak Republic - Lithuania</text:p>
          </table:table-cell>
          <table:table-cell office:value-type="string" table:style-name="ce1">
            <text:p>https://rtais.wto.org/UI/PublicShowRTAIDCard.aspx?rtaid=349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48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48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48/1"&amp;language=3&amp;ct=DDFSpanish</text:p>
          </table:table-cell>
        </table:table-row>
        <table:table-row table:style-name="ro1">
          <table:table-cell office:value-type="string" table:style-name="ce1">
            <text:p>350</text:p>
          </table:table-cell>
          <table:table-cell office:value-type="string" table:style-name="ce1">
            <text:p>Slovak Republic - Romania Free Trade Agreement</text:p>
          </table:table-cell>
          <table:table-cell office:value-type="string" table:style-name="ce1">
            <text:p>https://rtais.wto.org/UI/PublicShowRTAIDCard.aspx?rtaid=35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27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27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27/1"&amp;language=3&amp;ct=DDFSpanish</text:p>
          </table:table-cell>
        </table:table-row>
        <table:table-row table:style-name="ro1">
          <table:table-cell office:value-type="string" table:style-name="ce1">
            <text:p>351</text:p>
          </table:table-cell>
          <table:table-cell office:value-type="string" table:style-name="ce1">
            <text:p>Slovak Republic - Slovenia Free Trade Agreement</text:p>
          </table:table-cell>
          <table:table-cell office:value-type="string" table:style-name="ce1">
            <text:p>https://rtais.wto.org/UI/PublicShowRTAIDCard.aspx?rtaid=351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352</text:p>
          </table:table-cell>
          <table:table-cell office:value-type="string" table:style-name="ce1">
            <text:p>Slovak Republic - Türkiye</text:p>
          </table:table-cell>
          <table:table-cell office:value-type="string" table:style-name="ce1">
            <text:p>https://rtais.wto.org/UI/PublicShowRTAIDCard.aspx?rtaid=352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68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68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68/1"&amp;language=3&amp;ct=DDFSpanish</text:p>
          </table:table-cell>
        </table:table-row>
        <table:table-row table:style-name="ro1">
          <table:table-cell office:value-type="string" table:style-name="ce1">
            <text:p>353</text:p>
          </table:table-cell>
          <table:table-cell office:value-type="string" table:style-name="ce1">
            <text:p>Slovenia - Bosnia and Herzegovina</text:p>
          </table:table-cell>
          <table:table-cell office:value-type="string" table:style-name="ce1">
            <text:p>https://rtais.wto.org/UI/PublicShowRTAIDCard.aspx?rtaid=353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31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31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31/1"&amp;language=3&amp;ct=DDFSpanish</text:p>
          </table:table-cell>
        </table:table-row>
        <table:table-row table:style-name="ro1">
          <table:table-cell office:value-type="string" table:style-name="ce1">
            <text:p>354</text:p>
          </table:table-cell>
          <table:table-cell office:value-type="string" table:style-name="ce1">
            <text:p>Slovenia - Croatia</text:p>
          </table:table-cell>
          <table:table-cell office:value-type="string" table:style-name="ce1">
            <text:p>https://rtais.wto.org/UI/PublicShowRTAIDCard.aspx?rtaid=354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55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55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55/1"&amp;language=3&amp;ct=DDFSpanish</text:p>
          </table:table-cell>
        </table:table-row>
        <table:table-row table:style-name="ro1">
          <table:table-cell office:value-type="string" table:style-name="ce1">
            <text:p>355</text:p>
          </table:table-cell>
          <table:table-cell office:value-type="string" table:style-name="ce1">
            <text:p>Slovenia - Estonia</text:p>
          </table:table-cell>
          <table:table-cell office:value-type="string" table:style-name="ce1">
            <text:p>https://rtais.wto.org/UI/PublicShowRTAIDCard.aspx?rtaid=355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37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37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37/1"&amp;language=3&amp;ct=DDFSpanish</text:p>
          </table:table-cell>
        </table:table-row>
        <table:table-row table:style-name="ro1">
          <table:table-cell office:value-type="string" table:style-name="ce1">
            <text:p>356</text:p>
          </table:table-cell>
          <table:table-cell office:value-type="string" table:style-name="ce1">
            <text:p>Slovenia - North Macedonia</text:p>
          </table:table-cell>
          <table:table-cell office:value-type="string" table:style-name="ce1">
            <text:p>https://rtais.wto.org/UI/PublicShowRTAIDCard.aspx?rtaid=356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36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36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36/1"&amp;language=3&amp;ct=DDFSpanish</text:p>
          </table:table-cell>
        </table:table-row>
        <table:table-row table:style-name="ro1">
          <table:table-cell office:value-type="string" table:style-name="ce1">
            <text:p>357</text:p>
          </table:table-cell>
          <table:table-cell office:value-type="string" table:style-name="ce1">
            <text:p>Slovenia - Israel</text:p>
          </table:table-cell>
          <table:table-cell office:value-type="string" table:style-name="ce1">
            <text:p>https://rtais.wto.org/UI/PublicShowRTAIDCard.aspx?rtaid=357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66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66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66/1"&amp;language=3&amp;ct=DDFSpanish</text:p>
          </table:table-cell>
        </table:table-row>
        <table:table-row table:style-name="ro1">
          <table:table-cell office:value-type="string" table:style-name="ce1">
            <text:p>358</text:p>
          </table:table-cell>
          <table:table-cell office:value-type="string" table:style-name="ce1">
            <text:p>Slovenia - Latvia</text:p>
          </table:table-cell>
          <table:table-cell office:value-type="string" table:style-name="ce1">
            <text:p>https://rtais.wto.org/UI/PublicShowRTAIDCard.aspx?rtaid=358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34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34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34/1"&amp;language=3&amp;ct=DDFSpanish</text:p>
          </table:table-cell>
        </table:table-row>
        <table:table-row table:style-name="ro1">
          <table:table-cell office:value-type="string" table:style-name="ce1">
            <text:p>359</text:p>
          </table:table-cell>
          <table:table-cell office:value-type="string" table:style-name="ce1">
            <text:p>Slovenia - Lithuania</text:p>
          </table:table-cell>
          <table:table-cell office:value-type="string" table:style-name="ce1">
            <text:p>https://rtais.wto.org/UI/PublicShowRTAIDCard.aspx?rtaid=359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35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35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35/1"&amp;language=3&amp;ct=DDFSpanish</text:p>
          </table:table-cell>
        </table:table-row>
        <table:table-row table:style-name="ro1">
          <table:table-cell office:value-type="string" table:style-name="ce1">
            <text:p>360</text:p>
          </table:table-cell>
          <table:table-cell office:value-type="string" table:style-name="ce1">
            <text:p>South Africa - Southern Rhodesia Customs Union</text:p>
          </table:table-cell>
          <table:table-cell office:value-type="string" table:style-name="ce1">
            <text:p>https://rtais.wto.org/UI/PublicShowRTAIDCard.aspx?rtaid=36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320113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361</text:p>
          </table:table-cell>
          <table:table-cell office:value-type="string" table:style-name="ce1">
            <text:p>Türkiye - Estonia</text:p>
          </table:table-cell>
          <table:table-cell office:value-type="string" table:style-name="ce1">
            <text:p>https://rtais.wto.org/UI/PublicShowRTAIDCard.aspx?rtaid=361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70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70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70/1"&amp;language=3&amp;ct=DDFSpanish</text:p>
          </table:table-cell>
        </table:table-row>
        <table:table-row table:style-name="ro1">
          <table:table-cell office:value-type="string" table:style-name="ce1">
            <text:p>362</text:p>
          </table:table-cell>
          <table:table-cell office:value-type="string" table:style-name="ce1">
            <text:p>Türkiye - Latvia</text:p>
          </table:table-cell>
          <table:table-cell office:value-type="string" table:style-name="ce1">
            <text:p>https://rtais.wto.org/UI/PublicShowRTAIDCard.aspx?rtaid=362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16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16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16/1"&amp;language=3&amp;ct=DDFSpanish</text:p>
          </table:table-cell>
        </table:table-row>
        <table:table-row table:style-name="ro1">
          <table:table-cell office:value-type="string" table:style-name="ce1">
            <text:p>363</text:p>
          </table:table-cell>
          <table:table-cell office:value-type="string" table:style-name="ce1">
            <text:p>Türkiye - Lithuania</text:p>
          </table:table-cell>
          <table:table-cell office:value-type="string" table:style-name="ce1">
            <text:p>https://rtais.wto.org/UI/PublicShowRTAIDCard.aspx?rtaid=363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61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61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61/1"&amp;language=3&amp;ct=DDFSpanish</text:p>
          </table:table-cell>
        </table:table-row>
        <table:table-row table:style-name="ro1">
          <table:table-cell office:value-type="string" table:style-name="ce1">
            <text:p>364</text:p>
          </table:table-cell>
          <table:table-cell office:value-type="string" table:style-name="ce1">
            <text:p>Türkiye - Poland</text:p>
          </table:table-cell>
          <table:table-cell office:value-type="string" table:style-name="ce1">
            <text:p>https://rtais.wto.org/UI/PublicShowRTAIDCard.aspx?rtaid=364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07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07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07/1"&amp;language=3&amp;ct=DDFSpanish</text:p>
          </table:table-cell>
        </table:table-row>
        <table:table-row table:style-name="ro1">
          <table:table-cell office:value-type="string" table:style-name="ce1">
            <text:p>365</text:p>
          </table:table-cell>
          <table:table-cell office:value-type="string" table:style-name="ce1">
            <text:p>Türkiye - Slovenia</text:p>
          </table:table-cell>
          <table:table-cell office:value-type="string" table:style-name="ce1">
            <text:p>https://rtais.wto.org/UI/PublicShowRTAIDCard.aspx?rtaid=365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docsonline.wto.org/imrd/gen_redirectsearchdirect.asp?RN=0&amp;searchtype=browse&amp;query=@meta_Symbol"WT/REG135/1"&amp;language=1&amp;ct=DDFEnglish</text:p>
          </table:table-cell>
          <table:table-cell office:value-type="string" table:style-name="ce1">
            <text:p>http://docsonline.wto.org/imrd/gen_redirectsearchdirect.asp?RN=0&amp;searchtype=browse&amp;query=@meta_Symbol"WT/REG135/1"&amp;language=2&amp;ct=DDFFrench</text:p>
          </table:table-cell>
          <table:table-cell office:value-type="string" table:style-name="ce1">
            <text:p>http://docsonline.wto.org/imrd/gen_redirectsearchdirect.asp?RN=0&amp;searchtype=browse&amp;query=@meta_Symbol"WT/REG135/1"&amp;language=3&amp;ct=DDFSpanish</text:p>
          </table:table-cell>
        </table:table-row>
        <table:table-row table:style-name="ro1">
          <table:table-cell office:value-type="string" table:style-name="ce1">
            <text:p>366</text:p>
          </table:table-cell>
          <table:table-cell office:value-type="string" table:style-name="ce1">
            <text:p>Yaoundé I</text:p>
          </table:table-cell>
          <table:table-cell office:value-type="string" table:style-name="ce1">
            <text:p>https://rtais.wto.org/UI/PublicShowRTAIDCard.aspx?rtaid=366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770102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367</text:p>
          </table:table-cell>
          <table:table-cell office:value-type="string" table:style-name="ce1">
            <text:p>Yaoundé II</text:p>
          </table:table-cell>
          <table:table-cell office:value-type="string" table:style-name="ce1">
            <text:p>https://rtais.wto.org/UI/PublicShowRTAIDCard.aspx?rtaid=367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830009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368</text:p>
          </table:table-cell>
          <table:table-cell office:value-type="string" table:style-name="ce1">
            <text:p>First Convention of Lomé</text:p>
          </table:table-cell>
          <table:table-cell office:value-type="string" table:style-name="ce1">
            <text:p>https://rtais.wto.org/UI/PublicShowRTAIDCard.aspx?rtaid=368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369</text:p>
          </table:table-cell>
          <table:table-cell office:value-type="string" table:style-name="ce1">
            <text:p>Second Convention of Lomé</text:p>
          </table:table-cell>
          <table:table-cell office:value-type="string" table:style-name="ce1">
            <text:p>https://rtais.wto.org/UI/PublicShowRTAIDCard.aspx?rtaid=369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sul-derivatives.stanford.edu/derivative?CSNID=90980229&amp;mediaType=application/pdf</text:p>
          </table:table-cell>
          <table:table-cell/>
          <table:table-cell/>
        </table:table-row>
        <table:table-row table:style-name="ro1">
          <table:table-cell office:value-type="string" table:style-name="ce1">
            <text:p>370</text:p>
          </table:table-cell>
          <table:table-cell office:value-type="string" table:style-name="ce1">
            <text:p>Third Convention of Lomé</text:p>
          </table:table-cell>
          <table:table-cell office:value-type="string" table:style-name="ce1">
            <text:p>https://rtais.wto.org/UI/PublicShowRTAIDCard.aspx?rtaid=37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373</text:p>
          </table:table-cell>
          <table:table-cell office:value-type="string" table:style-name="ce1">
            <text:p>Bay of Bengal Initiative on Multi-Sectoral Technical and Economic Cooperation (BIMSTEC)</text:p>
          </table:table-cell>
          <table:table-cell office:value-type="string" table:style-name="ce1">
            <text:p>https://rtais.wto.org/UI/PublicShowRTAIDCard.aspx?rtaid=373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385</text:p>
          </table:table-cell>
          <table:table-cell office:value-type="string" table:style-name="ce1">
            <text:p>Panama - Dominican Republic</text:p>
          </table:table-cell>
          <table:table-cell office:value-type="string" table:style-name="ce1">
            <text:p>https://rtais.wto.org/UI/PublicShowRTAIDCard.aspx?rtaid=385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://sice.oas.org/Trade/preftrade/PAN_DR/pandoms.asp</text:p>
          </table:table-cell>
        </table:table-row>
        <table:table-row table:style-name="ro1">
          <table:table-cell office:value-type="string" table:style-name="ce1">
            <text:p>386</text:p>
          </table:table-cell>
          <table:table-cell office:value-type="string" table:style-name="ce1">
            <text:p>EU - San Marino</text:p>
          </table:table-cell>
          <table:table-cell office:value-type="string" table:style-name="ce1">
            <text:p>https://rtais.wto.org/UI/PublicShowRTAIDCard.aspx?rtaid=38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qid=1399392072653&amp;uri=CELEX:22002A0328(01)</text:p>
          </table:table-cell>
          <table:table-cell office:value-type="string" table:style-name="ce1">
            <text:p>http://eur-lex.europa.eu/legal-content/EN/TXT/?qid=1399392072653&amp;uri=CELEX:22002A0328(01)</text:p>
          </table:table-cell>
          <table:table-cell office:value-type="string" table:style-name="ce1">
            <text:p>http://eur-lex.europa.eu/legal-content/EN/TXT/?qid=1399392072653&amp;uri=CELEX:22002A0328(01)</text:p>
          </table:table-cell>
        </table:table-row>
        <table:table-row table:style-name="ro1">
          <table:table-cell office:value-type="string" table:style-name="ce1">
            <text:p>389</text:p>
          </table:table-cell>
          <table:table-cell office:value-type="string" table:style-name="ce1">
            <text:p>India - Afghanistan</text:p>
          </table:table-cell>
          <table:table-cell office:value-type="string" table:style-name="ce1">
            <text:p>https://rtais.wto.org/UI/PublicShowRTAIDCard.aspx?rtaid=38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commerce.gov.in/international-trade/trade-agreements/trade-agreements-2/</text:p>
          </table:table-cell>
          <table:table-cell/>
          <table:table-cell/>
        </table:table-row>
        <table:table-row table:style-name="ro1">
          <table:table-cell office:value-type="string" table:style-name="ce1">
            <text:p>392</text:p>
          </table:table-cell>
          <table:table-cell office:value-type="string" table:style-name="ce1">
            <text:p>India - Nepal</text:p>
          </table:table-cell>
          <table:table-cell office:value-type="string" table:style-name="ce1">
            <text:p>https://rtais.wto.org/UI/PublicShowRTAIDCard.aspx?rtaid=39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commerce.gov.in/wp-content/uploads/2020/05/nepal.pdf</text:p>
          </table:table-cell>
          <table:table-cell/>
          <table:table-cell/>
        </table:table-row>
        <table:table-row table:style-name="ro1">
          <table:table-cell office:value-type="string" table:style-name="ce1">
            <text:p>413</text:p>
          </table:table-cell>
          <table:table-cell office:value-type="string" table:style-name="ce1">
            <text:p>Namibia - Zimbabwe</text:p>
          </table:table-cell>
          <table:table-cell office:value-type="string" table:style-name="ce1">
            <text:p>https://rtais.wto.org/UI/PublicShowRTAIDCard.aspx?rtaid=41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tradezimbabwe.com/trade-agreements/</text:p>
          </table:table-cell>
          <table:table-cell/>
          <table:table-cell/>
        </table:table-row>
        <table:table-row table:style-name="ro1">
          <table:table-cell office:value-type="string" table:style-name="ce1">
            <text:p>414</text:p>
          </table:table-cell>
          <table:table-cell office:value-type="string" table:style-name="ce1">
            <text:p>Panama - Costa Rica (Panama - Central America)</text:p>
          </table:table-cell>
          <table:table-cell office:value-type="string" table:style-name="ce1">
            <text:p>https://rtais.wto.org/UI/PublicShowRTAIDCard.aspx?rtaid=414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://www.sice.oas.org/Trade/Capan/indice.asp</text:p>
          </table:table-cell>
        </table:table-row>
        <table:table-row table:style-name="ro1">
          <table:table-cell office:value-type="string" table:style-name="ce1">
            <text:p>415</text:p>
          </table:table-cell>
          <table:table-cell office:value-type="string" table:style-name="ce1">
            <text:p>Panama - Guatemala (Panama - Central America)</text:p>
          </table:table-cell>
          <table:table-cell office:value-type="string" table:style-name="ce1">
            <text:p>https://rtais.wto.org/UI/PublicShowRTAIDCard.aspx?rtaid=415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://www.sice.oas.org/Trade/Capan/Protocol_PAN_GTM_s.asp</text:p>
          </table:table-cell>
        </table:table-row>
        <table:table-row table:style-name="ro1">
          <table:table-cell office:value-type="string" table:style-name="ce1">
            <text:p>416</text:p>
          </table:table-cell>
          <table:table-cell office:value-type="string" table:style-name="ce1">
            <text:p>Panama - Honduras (Panama - Central America)</text:p>
          </table:table-cell>
          <table:table-cell office:value-type="string" table:style-name="ce1">
            <text:p>https://rtais.wto.org/UI/PublicShowRTAIDCard.aspx?rtaid=416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://www.sice.oas.org/Trade/Capan/indice.asp</text:p>
          </table:table-cell>
        </table:table-row>
        <table:table-row table:style-name="ro1">
          <table:table-cell office:value-type="string" table:style-name="ce1">
            <text:p>417</text:p>
          </table:table-cell>
          <table:table-cell office:value-type="string" table:style-name="ce1">
            <text:p>Panama - Nicaragua (Panama - Central America)</text:p>
          </table:table-cell>
          <table:table-cell office:value-type="string" table:style-name="ce1">
            <text:p>https://rtais.wto.org/UI/PublicShowRTAIDCard.aspx?rtaid=417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://www.sice.oas.org/Trade/Capan/indice.asp</text:p>
          </table:table-cell>
        </table:table-row>
        <table:table-row table:style-name="ro1">
          <table:table-cell office:value-type="string" table:style-name="ce1">
            <text:p>424</text:p>
          </table:table-cell>
          <table:table-cell office:value-type="string" table:style-name="ce1">
            <text:p>Guatemala - Chinese Taipei</text:p>
          </table:table-cell>
          <table:table-cell office:value-type="string" table:style-name="ce1">
            <text:p>https://rtais.wto.org/UI/PublicShowRTAIDCard.aspx?rtaid=42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trade.gov.tw/english/Pages/List.aspx?nodeID=676</text:p>
          </table:table-cell>
          <table:table-cell/>
          <table:table-cell office:value-type="string" table:style-name="ce1">
            <text:p>http://www.mineco.gob.gt/node/540</text:p>
          </table:table-cell>
        </table:table-row>
        <table:table-row table:style-name="ro1">
          <table:table-cell office:value-type="string" table:style-name="ce1">
            <text:p>425</text:p>
          </table:table-cell>
          <table:table-cell office:value-type="string" table:style-name="ce1">
            <text:p>Panama - Chinese Taipei</text:p>
          </table:table-cell>
          <table:table-cell office:value-type="string" table:style-name="ce1">
            <text:p>https://rtais.wto.org/UI/PublicShowRTAIDCard.aspx?rtaid=42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425/TOA/English/Panama-Chinese%20Taipei%20Agreement.pdf</text:p>
          </table:table-cell>
          <table:table-cell/>
          <table:table-cell office:value-type="string" table:style-name="ce1">
            <text:p>https://www.mici.gob.pa/negociaciones-comerciales-internacionales/tratados-comerciales-vigentes</text:p>
          </table:table-cell>
        </table:table-row>
        <table:table-row table:style-name="ro1">
          <table:table-cell office:value-type="string" table:style-name="ce1">
            <text:p>437</text:p>
          </table:table-cell>
          <table:table-cell office:value-type="string" table:style-name="ce1">
            <text:p>ASEAN - Australia - New Zealand</text:p>
          </table:table-cell>
          <table:table-cell office:value-type="string" table:style-name="ce1">
            <text:p>https://rtais.wto.org/UI/PublicShowRTAIDCard.aspx?rtaid=43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asean.org/wp-content/uploads/images/archive/22260.pdf</text:p>
          </table:table-cell>
          <table:table-cell/>
          <table:table-cell/>
        </table:table-row>
        <table:table-row table:style-name="ro1">
          <table:table-cell office:value-type="string" table:style-name="ce1">
            <text:p>438</text:p>
          </table:table-cell>
          <table:table-cell office:value-type="string" table:style-name="ce1">
            <text:p>ASEAN - India</text:p>
          </table:table-cell>
          <table:table-cell office:value-type="string" table:style-name="ce1">
            <text:p>https://rtais.wto.org/UI/PublicShowRTAIDCard.aspx?rtaid=43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asean.org/?static_post=asean-india-free-trade-area-3</text:p>
          </table:table-cell>
          <table:table-cell/>
          <table:table-cell/>
        </table:table-row>
        <table:table-row table:style-name="ro1">
          <table:table-cell office:value-type="string" table:style-name="ce1">
            <text:p>453</text:p>
          </table:table-cell>
          <table:table-cell office:value-type="string" table:style-name="ce1">
            <text:p>Chile - Malaysia</text:p>
          </table:table-cell>
          <table:table-cell office:value-type="string" table:style-name="ce1">
            <text:p>https://rtais.wto.org/UI/PublicShowRTAIDCard.aspx?rtaid=45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fta.miti.gov.my/miti-fta/resources/Malaysia-Chile/MCFTA.pdf</text:p>
          </table:table-cell>
          <table:table-cell/>
          <table:table-cell office:value-type="string" table:style-name="ce1">
            <text:p>https://www.subrei.gob.cl/acuerdos-comerciales/acuerdos-comerciales-vigentes/malasia</text:p>
          </table:table-cell>
        </table:table-row>
        <table:table-row table:style-name="ro1">
          <table:table-cell office:value-type="string" table:style-name="ce1">
            <text:p>454</text:p>
          </table:table-cell>
          <table:table-cell office:value-type="string" table:style-name="ce1">
            <text:p>Iceland - China</text:p>
          </table:table-cell>
          <table:table-cell office:value-type="string" table:style-name="ce1">
            <text:p>https://rtais.wto.org/UI/PublicShowRTAIDCard.aspx?rtaid=45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government.is/topics/foreign-affairs/external-trade/free-trade-agreements/free-trade-agreement-between-iceland-and-china/</text:p>
          </table:table-cell>
          <table:table-cell/>
          <table:table-cell/>
        </table:table-row>
        <table:table-row table:style-name="ro1">
          <table:table-cell office:value-type="string" table:style-name="ce1">
            <text:p>462</text:p>
          </table:table-cell>
          <table:table-cell office:value-type="string" table:style-name="ce1">
            <text:p>EFTA - Gulf Cooperation Council (GCC)</text:p>
          </table:table-cell>
          <table:table-cell office:value-type="string" table:style-name="ce1">
            <text:p>https://rtais.wto.org/UI/PublicShowRTAIDCard.aspx?rtaid=46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efta.int/free-trade/free-trade-agreements/gcc</text:p>
          </table:table-cell>
          <table:table-cell/>
          <table:table-cell/>
        </table:table-row>
        <table:table-row table:style-name="ro1">
          <table:table-cell office:value-type="string" table:style-name="ce1">
            <text:p>464</text:p>
          </table:table-cell>
          <table:table-cell office:value-type="string" table:style-name="ce1">
            <text:p>EFTA - Thailand</text:p>
          </table:table-cell>
          <table:table-cell office:value-type="string" table:style-name="ce1">
            <text:p>https://rtais.wto.org/UI/PublicShowRTAIDCard.aspx?rtaid=464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468</text:p>
          </table:table-cell>
          <table:table-cell office:value-type="string" table:style-name="ce1">
            <text:p>EU - Eastern African Community (EAC) EPA</text:p>
          </table:table-cell>
          <table:table-cell office:value-type="string" table:style-name="ce1">
            <text:p>https://rtais.wto.org/UI/PublicShowRTAIDCard.aspx?rtaid=468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469</text:p>
          </table:table-cell>
          <table:table-cell office:value-type="string" table:style-name="ce1">
            <text:p>EU - Eastern and Southern Africa States</text:p>
          </table:table-cell>
          <table:table-cell office:value-type="string" table:style-name="ce1">
            <text:p>https://rtais.wto.org/UI/PublicShowRTAIDCard.aspx?rtaid=46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qid=1398352746247&amp;uri=CELEX:22012A0424(01)</text:p>
          </table:table-cell>
          <table:table-cell office:value-type="string" table:style-name="ce1">
            <text:p>http://eur-lex.europa.eu/legal-content/FR/TXT/?uri=uriserv:OJ.L_.2012.111.01.0001.01.FRA</text:p>
          </table:table-cell>
          <table:table-cell office:value-type="string" table:style-name="ce1">
            <text:p>http://eur-lex.europa.eu/legal-content/EN/TXT/?qid=1398352746247&amp;uri=CELEX:22012A0424(01)</text:p>
          </table:table-cell>
        </table:table-row>
        <table:table-row table:style-name="ro1">
          <table:table-cell office:value-type="string" table:style-name="ce1">
            <text:p>488</text:p>
          </table:table-cell>
          <table:table-cell office:value-type="string" table:style-name="ce1">
            <text:p>Hong Kong, China - New Zealand</text:p>
          </table:table-cell>
          <table:table-cell office:value-type="string" table:style-name="ce1">
            <text:p>https://rtais.wto.org/UI/PublicShowRTAIDCard.aspx?rtaid=48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mfatgovtnz2020.cwp.govt.nz/assets/Trade-agreements/Hong-Kong-China-CEP/NZ-HK-CEP.pdf</text:p>
          </table:table-cell>
          <table:table-cell/>
          <table:table-cell/>
        </table:table-row>
        <table:table-row table:style-name="ro1">
          <table:table-cell office:value-type="string" table:style-name="ce1">
            <text:p>489</text:p>
          </table:table-cell>
          <table:table-cell office:value-type="string" table:style-name="ce1">
            <text:p>New Zealand - Malaysia</text:p>
          </table:table-cell>
          <table:table-cell office:value-type="string" table:style-name="ce1">
            <text:p>https://rtais.wto.org/UI/PublicShowRTAIDCard.aspx?rtaid=48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mfatgovtnz2020.cwp.govt.nz/assets/Trade-agreements/Malaysia-NZ-FTA/mnzfta-text-of-agreemen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495</text:p>
          </table:table-cell>
          <table:table-cell office:value-type="string" table:style-name="ce1">
            <text:p>Peru - Singapore</text:p>
          </table:table-cell>
          <table:table-cell office:value-type="string" table:style-name="ce1">
            <text:p>https://rtais.wto.org/UI/PublicShowRTAIDCard.aspx?rtaid=49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enterprisesg.gov.sg/-/media/esg/files/non-financial-assistance/for-companies/free-trade-agreements/Peru_Singapore_FTA/Legal_text/PESFTA_Legal_Text.pdf</text:p>
          </table:table-cell>
          <table:table-cell/>
          <table:table-cell office:value-type="string" table:style-name="ce1">
            <text:p>http://www.acuerdoscomerciales.gob.pe/En_Vigencia/Singapur/inicio.html</text:p>
          </table:table-cell>
        </table:table-row>
        <table:table-row table:style-name="ro1">
          <table:table-cell office:value-type="string" table:style-name="ce1">
            <text:p>496</text:p>
          </table:table-cell>
          <table:table-cell office:value-type="string" table:style-name="ce1">
            <text:p>China - Singapore</text:p>
          </table:table-cell>
          <table:table-cell office:value-type="string" table:style-name="ce1">
            <text:p>https://rtais.wto.org/UI/PublicShowRTAIDCard.aspx?rtaid=49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enterprisesg.gov.sg/non-financial-assistance/for-singapore-companies/free-trade-agreements/ftas/singapore-ftas/-/media/ESG/Files/Non-Financial-Assistance/For-Companies/Free-Trade-Agreements/CSFTA/CSFTA</text:p>
          </table:table-cell>
          <table:table-cell/>
          <table:table-cell/>
        </table:table-row>
        <table:table-row table:style-name="ro1">
          <table:table-cell office:value-type="string" table:style-name="ce1">
            <text:p>499</text:p>
          </table:table-cell>
          <table:table-cell office:value-type="string" table:style-name="ce1">
            <text:p>Ukraine - Singapore</text:p>
          </table:table-cell>
          <table:table-cell office:value-type="string" table:style-name="ce1">
            <text:p>https://rtais.wto.org/UI/PublicShowRTAIDCard.aspx?rtaid=499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501</text:p>
          </table:table-cell>
          <table:table-cell office:value-type="string" table:style-name="ce1">
            <text:p>Türkiye - Faeroe Islands</text:p>
          </table:table-cell>
          <table:table-cell office:value-type="string" table:style-name="ce1">
            <text:p>https://rtais.wto.org/UI/PublicShowRTAIDCard.aspx?rtaid=50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trade.gov.tr/data/5b91124913b8770becf1e754/835163c2e5a886a45ccdaa4e098809ad.pdf</text:p>
          </table:table-cell>
          <table:table-cell/>
          <table:table-cell/>
        </table:table-row>
        <table:table-row table:style-name="ro1">
          <table:table-cell office:value-type="string" table:style-name="ce1">
            <text:p>502</text:p>
          </table:table-cell>
          <table:table-cell office:value-type="string" table:style-name="ce1">
            <text:p>Türkiye - Jordan</text:p>
          </table:table-cell>
          <table:table-cell office:value-type="string" table:style-name="ce1">
            <text:p>https://rtais.wto.org/UI/PublicShowRTAIDCard.aspx?rtaid=502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www.ekonomi.gov.tr/portal/content/conn/UCM/path/Contribution%20Folders/web_en/Trade%20Agreements/Free%20Trade%20Agreements/Jordan/ekler/2.%20Turkey-Jordan%20Agreement.pdf?lve</text:p>
          </table:table-cell>
          <table:table-cell/>
          <table:table-cell/>
        </table:table-row>
        <table:table-row table:style-name="ro1">
          <table:table-cell office:value-type="string" table:style-name="ce1">
            <text:p>509</text:p>
          </table:table-cell>
          <table:table-cell office:value-type="string" table:style-name="ce1">
            <text:p>Chile - Colombia</text:p>
          </table:table-cell>
          <table:table-cell office:value-type="string" table:style-name="ce1">
            <text:p>https://rtais.wto.org/UI/PublicShowRTAIDCard.aspx?rtaid=509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s://www.subrei.gob.cl/acuerdos-comerciales/acuerdos-comerciales-vigentes/colombia</text:p>
          </table:table-cell>
        </table:table-row>
        <table:table-row table:style-name="ro1">
          <table:table-cell office:value-type="string" table:style-name="ce1">
            <text:p>510</text:p>
          </table:table-cell>
          <table:table-cell office:value-type="string" table:style-name="ce1">
            <text:p>Chile - Guatemala (Chile - Central America)</text:p>
          </table:table-cell>
          <table:table-cell office:value-type="string" table:style-name="ce1">
            <text:p>https://rtais.wto.org/UI/PublicShowRTAIDCard.aspx?rtaid=510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s://www.subrei.gob.cl/acuerdos-comerciales/acuerdos-comerciales-vigentes/centroamerica</text:p>
          </table:table-cell>
        </table:table-row>
        <table:table-row table:style-name="ro1">
          <table:table-cell office:value-type="string" table:style-name="ce1">
            <text:p>511</text:p>
          </table:table-cell>
          <table:table-cell office:value-type="string" table:style-name="ce1">
            <text:p>Chile - Honduras (Chile - Central America)</text:p>
          </table:table-cell>
          <table:table-cell office:value-type="string" table:style-name="ce1">
            <text:p>https://rtais.wto.org/UI/PublicShowRTAIDCard.aspx?rtaid=511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s://www.subrei.gob.cl/acuerdos-comerciales/acuerdos-comerciales-vigentes/centroamerica</text:p>
          </table:table-cell>
        </table:table-row>
        <table:table-row table:style-name="ro1">
          <table:table-cell office:value-type="string" table:style-name="ce1">
            <text:p>514</text:p>
          </table:table-cell>
          <table:table-cell office:value-type="string" table:style-name="ce1">
            <text:p>Peru - Chile</text:p>
          </table:table-cell>
          <table:table-cell office:value-type="string" table:style-name="ce1">
            <text:p>https://rtais.wto.org/UI/PublicShowRTAIDCard.aspx?rtaid=514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s://www.subrei.gob.cl/acuerdos-comerciales/acuerdos-comerciales-vigentes/peru</text:p>
          </table:table-cell>
        </table:table-row>
        <table:table-row table:style-name="ro1">
          <table:table-cell office:value-type="string" table:style-name="ce1">
            <text:p>517</text:p>
          </table:table-cell>
          <table:table-cell office:value-type="string" table:style-name="ce1">
            <text:p>India - Mauritius</text:p>
          </table:table-cell>
          <table:table-cell office:value-type="string" table:style-name="ce1">
            <text:p>https://rtais.wto.org/UI/PublicShowRTAIDCard.aspx?rtaid=51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mauritiustrade.mu/ressources/pdf/cecpa-trade-agreemen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520</text:p>
          </table:table-cell>
          <table:table-cell office:value-type="string" table:style-name="ce1">
            <text:p>Southern Common Market (MERCOSUR) - India</text:p>
          </table:table-cell>
          <table:table-cell office:value-type="string" table:style-name="ce1">
            <text:p>https://rtais.wto.org/UI/PublicShowRTAIDCard.aspx?rtaid=52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commerce.gov.in/international-trade/trade-agreements/india-mercosur-pta/</text:p>
          </table:table-cell>
          <table:table-cell/>
          <table:table-cell office:value-type="string" table:style-name="ce1">
            <text:p>http://www.sice.oas.org/Trade/MRCSRIndia/Index_s.asp</text:p>
          </table:table-cell>
        </table:table-row>
        <table:table-row table:style-name="ro1">
          <table:table-cell office:value-type="string" table:style-name="ce1">
            <text:p>521</text:p>
          </table:table-cell>
          <table:table-cell office:value-type="string" table:style-name="ce1">
            <text:p>Southern Common Market (MERCOSUR) - Israel</text:p>
          </table:table-cell>
          <table:table-cell office:value-type="string" table:style-name="ce1">
            <text:p>https://rtais.wto.org/UI/PublicShowRTAIDCard.aspx?rtaid=52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sice.oas.org/Trade/MER_ISR/Index_e.asp</text:p>
          </table:table-cell>
          <table:table-cell/>
          <table:table-cell office:value-type="string" table:style-name="ce1">
            <text:p>http://www.sice.oas.org/Trade/MER_ISR/Index_s.asp</text:p>
          </table:table-cell>
        </table:table-row>
        <table:table-row table:style-name="ro1">
          <table:table-cell office:value-type="string" table:style-name="ce1">
            <text:p>527</text:p>
          </table:table-cell>
          <table:table-cell office:value-type="string" table:style-name="ce1">
            <text:p>El Salvador - Honduras - Chinese Taipei</text:p>
          </table:table-cell>
          <table:table-cell office:value-type="string" table:style-name="ce1">
            <text:p>https://rtais.wto.org/UI/PublicShowRTAIDCard.aspx?rtaid=527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www.trade.gov.tw/english/Pages/List.aspx?nodeID=678</text:p>
          </table:table-cell>
          <table:table-cell/>
          <table:table-cell office:value-type="string" table:style-name="ce1">
            <text:p>https://sde.gob.hn/2017/08/17/tlc-taiwan/</text:p>
          </table:table-cell>
        </table:table-row>
        <table:table-row table:style-name="ro1">
          <table:table-cell office:value-type="string" table:style-name="ce1">
            <text:p>530</text:p>
          </table:table-cell>
          <table:table-cell office:value-type="string" table:style-name="ce1">
            <text:p>United States - Colombia</text:p>
          </table:table-cell>
          <table:table-cell office:value-type="string" table:style-name="ce1">
            <text:p>https://rtais.wto.org/UI/PublicShowRTAIDCard.aspx?rtaid=53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ustr.gov/trade-agreements/free-trade-agreements/colombia-tpa/final-text</text:p>
          </table:table-cell>
          <table:table-cell/>
          <table:table-cell office:value-type="string" table:style-name="ce1">
            <text:p>http://www.tlc.gov.co/acuerdos/vigente/acuerdo-de-promocion-comercial-entre-la-republ-1/contenido/texto-final-del-acuerdo</text:p>
          </table:table-cell>
        </table:table-row>
        <table:table-row table:style-name="ro1">
          <table:table-cell office:value-type="string" table:style-name="ce1">
            <text:p>536</text:p>
          </table:table-cell>
          <table:table-cell office:value-type="string" table:style-name="ce1">
            <text:p>India - Australia</text:p>
          </table:table-cell>
          <table:table-cell office:value-type="string" table:style-name="ce1">
            <text:p>https://rtais.wto.org/UI/PublicShowRTAIDCard.aspx?rtaid=53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dfat.gov.au/trade/agreements/in-force/australia-india-ecta/australia-india-ecta-official-text</text:p>
          </table:table-cell>
          <table:table-cell/>
          <table:table-cell/>
        </table:table-row>
        <table:table-row table:style-name="ro1">
          <table:table-cell office:value-type="string" table:style-name="ce1">
            <text:p>537</text:p>
          </table:table-cell>
          <table:table-cell office:value-type="string" table:style-name="ce1">
            <text:p>Korea, Republic of - Australia</text:p>
          </table:table-cell>
          <table:table-cell office:value-type="string" table:style-name="ce1">
            <text:p>https://rtais.wto.org/UI/PublicShowRTAIDCard.aspx?rtaid=53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dfat.gov.au/trade/agreements/in-force/kafta/official-documents/Pages/full-text-of-kafta</text:p>
          </table:table-cell>
          <table:table-cell/>
          <table:table-cell/>
        </table:table-row>
        <table:table-row table:style-name="ro1">
          <table:table-cell office:value-type="string" table:style-name="ce1">
            <text:p>539</text:p>
          </table:table-cell>
          <table:table-cell office:value-type="string" table:style-name="ce1">
            <text:p>Türkiye - Chile</text:p>
          </table:table-cell>
          <table:table-cell office:value-type="string" table:style-name="ce1">
            <text:p>https://rtais.wto.org/UI/PublicShowRTAIDCard.aspx?rtaid=53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sice.oas.org/Trade/CHL_TUR_Final/CHL_TUR_Index_e.asp</text:p>
          </table:table-cell>
          <table:table-cell/>
          <table:table-cell office:value-type="string" table:style-name="ce1">
            <text:p>https://www.subrei.gob.cl/acuerdos-comerciales/acuerdos-comerciales-vigentes/turquia</text:p>
          </table:table-cell>
        </table:table-row>
        <table:table-row table:style-name="ro1">
          <table:table-cell office:value-type="string" table:style-name="ce1">
            <text:p>544</text:p>
          </table:table-cell>
          <table:table-cell office:value-type="string" table:style-name="ce1">
            <text:p>India - Malaysia</text:p>
          </table:table-cell>
          <table:table-cell office:value-type="string" table:style-name="ce1">
            <text:p>https://rtais.wto.org/UI/PublicShowRTAIDCard.aspx?rtaid=54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fta.miti.gov.my/miti-fta/resources/Malaysia-India/MICECA.pdf</text:p>
          </table:table-cell>
          <table:table-cell/>
          <table:table-cell/>
        </table:table-row>
        <table:table-row table:style-name="ro1">
          <table:table-cell office:value-type="string" table:style-name="ce1">
            <text:p>546</text:p>
          </table:table-cell>
          <table:table-cell office:value-type="string" table:style-name="ce1">
            <text:p>Indonesia - Australia</text:p>
          </table:table-cell>
          <table:table-cell office:value-type="string" table:style-name="ce1">
            <text:p>https://rtais.wto.org/UI/PublicShowRTAIDCard.aspx?rtaid=54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dfat.gov.au/trade/agreements/in-force/iacepa/iacepa-text/Pages/default</text:p>
          </table:table-cell>
          <table:table-cell/>
          <table:table-cell/>
        </table:table-row>
        <table:table-row table:style-name="ro1">
          <table:table-cell office:value-type="string" table:style-name="ce1">
            <text:p>560</text:p>
          </table:table-cell>
          <table:table-cell office:value-type="string" table:style-name="ce1">
            <text:p>Türkiye - Albania</text:p>
          </table:table-cell>
          <table:table-cell office:value-type="string" table:style-name="ce1">
            <text:p>https://rtais.wto.org/UI/PublicShowRTAIDCard.aspx?rtaid=56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560/TOA/English/01-MAIN_TEXT.doc</text:p>
          </table:table-cell>
          <table:table-cell/>
          <table:table-cell/>
        </table:table-row>
        <table:table-row table:style-name="ro1">
          <table:table-cell office:value-type="string" table:style-name="ce1">
            <text:p>561</text:p>
          </table:table-cell>
          <table:table-cell office:value-type="string" table:style-name="ce1">
            <text:p>Pakistan - Sri Lanka</text:p>
          </table:table-cell>
          <table:table-cell office:value-type="string" table:style-name="ce1">
            <text:p>https://rtais.wto.org/UI/PublicShowRTAIDCard.aspx?rtaid=56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commerce.gov.pk/wp-content/uploads/pdf/PSFTA_Tex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562</text:p>
          </table:table-cell>
          <table:table-cell office:value-type="string" table:style-name="ce1">
            <text:p>India - Bhutan</text:p>
          </table:table-cell>
          <table:table-cell office:value-type="string" table:style-name="ce1">
            <text:p>https://rtais.wto.org/UI/PublicShowRTAIDCard.aspx?rtaid=56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commerce.gov.in/wp-content/uploads/2020/05/MOC_636404697883366996_Agreement_between_India_Bhutan_12th_Nov_2016.pdf</text:p>
          </table:table-cell>
          <table:table-cell/>
          <table:table-cell/>
        </table:table-row>
        <table:table-row table:style-name="ro1">
          <table:table-cell office:value-type="string" table:style-name="ce1">
            <text:p>564</text:p>
          </table:table-cell>
          <table:table-cell office:value-type="string" table:style-name="ce1">
            <text:p>EU - Bosnia and Herzegovina</text:p>
          </table:table-cell>
          <table:table-cell office:value-type="string" table:style-name="ce1">
            <text:p>https://rtais.wto.org/UI/PublicShowRTAIDCard.aspx?rtaid=56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eur-lex.europa.eu/legal-content/en/TXT/?uri=OJ:L:2015:164:TOC</text:p>
          </table:table-cell>
          <table:table-cell office:value-type="string" table:style-name="ce1">
            <text:p>https://eur-lex.europa.eu/legal-content/en/TXT/?uri=OJ:L:2015:164:TOC</text:p>
          </table:table-cell>
          <table:table-cell office:value-type="string" table:style-name="ce1">
            <text:p>https://eur-lex.europa.eu/legal-content/en/TXT/?uri=OJ:L:2015:164:TOC</text:p>
          </table:table-cell>
        </table:table-row>
        <table:table-row table:style-name="ro1">
          <table:table-cell office:value-type="string" table:style-name="ce1">
            <text:p>566</text:p>
          </table:table-cell>
          <table:table-cell office:value-type="string" table:style-name="ce1">
            <text:p>Iceland - Faeroe Islands</text:p>
          </table:table-cell>
          <table:table-cell office:value-type="string" table:style-name="ce1">
            <text:p>https://rtais.wto.org/UI/PublicShowRTAIDCard.aspx?rtaid=56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d3b1dqw2kzexi.cloudfront.net/media/5351/hoyvikssattmalin-en.pdf</text:p>
          </table:table-cell>
          <table:table-cell/>
          <table:table-cell/>
        </table:table-row>
        <table:table-row table:style-name="ro1">
          <table:table-cell office:value-type="string" table:style-name="ce1">
            <text:p>567</text:p>
          </table:table-cell>
          <table:table-cell office:value-type="string" table:style-name="ce1">
            <text:p>Brunei Darussalam - Japan</text:p>
          </table:table-cell>
          <table:table-cell office:value-type="string" table:style-name="ce1">
            <text:p>https://rtais.wto.org/UI/PublicShowRTAIDCard.aspx?rtaid=56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mofa.go.jp/region/asia-paci/brunei/epa0706/agreemen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568</text:p>
          </table:table-cell>
          <table:table-cell office:value-type="string" table:style-name="ce1">
            <text:p>Canada - Jordan</text:p>
          </table:table-cell>
          <table:table-cell office:value-type="string" table:style-name="ce1">
            <text:p>https://rtais.wto.org/UI/PublicShowRTAIDCard.aspx?rtaid=56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international.gc.ca/trade-commerce/trade-agreements-accords-commerciaux/agr-acc/jordan-jordanie/fta-ale/index.aspx?lang=eng</text:p>
          </table:table-cell>
          <table:table-cell office:value-type="string" table:style-name="ce1">
            <text:p>http://international.gc.ca/trade-commerce/trade-agreements-accords-commerciaux/agr-acc/jordan-jordanie/fta-ale/index.aspx?lang=fra</text:p>
          </table:table-cell>
          <table:table-cell/>
        </table:table-row>
        <table:table-row table:style-name="ro1">
          <table:table-cell office:value-type="string" table:style-name="ce1">
            <text:p>570</text:p>
          </table:table-cell>
          <table:table-cell office:value-type="string" table:style-name="ce1">
            <text:p>Ukraine - Azerbaijan</text:p>
          </table:table-cell>
          <table:table-cell office:value-type="string" table:style-name="ce1">
            <text:p>https://rtais.wto.org/UI/PublicShowRTAIDCard.aspx?rtaid=57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570/TOA/English/FTA%20Ukraine%20-%20Azerbaijan_ToA.doc</text:p>
          </table:table-cell>
          <table:table-cell/>
          <table:table-cell/>
        </table:table-row>
        <table:table-row table:style-name="ro1">
          <table:table-cell office:value-type="string" table:style-name="ce1">
            <text:p>571</text:p>
          </table:table-cell>
          <table:table-cell office:value-type="string" table:style-name="ce1">
            <text:p>Ukraine - Belarus</text:p>
          </table:table-cell>
          <table:table-cell office:value-type="string" table:style-name="ce1">
            <text:p>https://rtais.wto.org/UI/PublicShowRTAIDCard.aspx?rtaid=57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571/TOA/English/FTA%20Ukraine%20-%20Belarus_ToA.doc</text:p>
          </table:table-cell>
          <table:table-cell/>
          <table:table-cell/>
        </table:table-row>
        <table:table-row table:style-name="ro1">
          <table:table-cell office:value-type="string" table:style-name="ce1">
            <text:p>572</text:p>
          </table:table-cell>
          <table:table-cell office:value-type="string" table:style-name="ce1">
            <text:p>Ukraine - Kazakhstan</text:p>
          </table:table-cell>
          <table:table-cell office:value-type="string" table:style-name="ce1">
            <text:p>https://rtais.wto.org/UI/PublicShowRTAIDCard.aspx?rtaid=57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572/TOA/English/FTA%20Ukraine%20-%20Kazakhstan_ToA.doc</text:p>
          </table:table-cell>
          <table:table-cell/>
          <table:table-cell/>
        </table:table-row>
        <table:table-row table:style-name="ro1">
          <table:table-cell office:value-type="string" table:style-name="ce1">
            <text:p>573</text:p>
          </table:table-cell>
          <table:table-cell office:value-type="string" table:style-name="ce1">
            <text:p>Ukraine - North Macedonia</text:p>
          </table:table-cell>
          <table:table-cell office:value-type="string" table:style-name="ce1">
            <text:p>https://rtais.wto.org/UI/PublicShowRTAIDCard.aspx?rtaid=57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573/TOA/English/Ukraine-FYROM-Agreement.doc</text:p>
          </table:table-cell>
          <table:table-cell/>
          <table:table-cell/>
        </table:table-row>
        <table:table-row table:style-name="ro1">
          <table:table-cell office:value-type="string" table:style-name="ce1">
            <text:p>574</text:p>
          </table:table-cell>
          <table:table-cell office:value-type="string" table:style-name="ce1">
            <text:p>Ukraine - Moldova, Republic of</text:p>
          </table:table-cell>
          <table:table-cell office:value-type="string" table:style-name="ce1">
            <text:p>https://rtais.wto.org/UI/PublicShowRTAIDCard.aspx?rtaid=57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574/TOA/English/FTA%20Ukraine%20-%20Moldova_ToA.doc</text:p>
          </table:table-cell>
          <table:table-cell/>
          <table:table-cell/>
        </table:table-row>
        <table:table-row table:style-name="ro1">
          <table:table-cell office:value-type="string" table:style-name="ce1">
            <text:p>576</text:p>
          </table:table-cell>
          <table:table-cell office:value-type="string" table:style-name="ce1">
            <text:p>Ukraine - Tajikistan</text:p>
          </table:table-cell>
          <table:table-cell office:value-type="string" table:style-name="ce1">
            <text:p>https://rtais.wto.org/UI/PublicShowRTAIDCard.aspx?rtaid=57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576/TOA/English/FTA%20Ukraine%20-%20Tajikistan_ToA.doc</text:p>
          </table:table-cell>
          <table:table-cell/>
          <table:table-cell/>
        </table:table-row>
        <table:table-row table:style-name="ro1">
          <table:table-cell office:value-type="string" table:style-name="ce1">
            <text:p>577</text:p>
          </table:table-cell>
          <table:table-cell office:value-type="string" table:style-name="ce1">
            <text:p>Ukraine - Turkmenistan</text:p>
          </table:table-cell>
          <table:table-cell office:value-type="string" table:style-name="ce1">
            <text:p>https://rtais.wto.org/UI/PublicShowRTAIDCard.aspx?rtaid=57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577/TOA/English/FTA%20Ukraine%20-%20Turkmenistan_ToA.doc</text:p>
          </table:table-cell>
          <table:table-cell/>
          <table:table-cell/>
        </table:table-row>
        <table:table-row table:style-name="ro1">
          <table:table-cell office:value-type="string" table:style-name="ce1">
            <text:p>578</text:p>
          </table:table-cell>
          <table:table-cell office:value-type="string" table:style-name="ce1">
            <text:p>Ukraine - Uzbekistan</text:p>
          </table:table-cell>
          <table:table-cell office:value-type="string" table:style-name="ce1">
            <text:p>https://rtais.wto.org/UI/PublicShowRTAIDCard.aspx?rtaid=57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578/TOA/English/FTA%20Ukraine%20-%20Uzbekistan_ToA.doc</text:p>
          </table:table-cell>
          <table:table-cell/>
          <table:table-cell/>
        </table:table-row>
        <table:table-row table:style-name="ro1">
          <table:table-cell office:value-type="string" table:style-name="ce1">
            <text:p>579</text:p>
          </table:table-cell>
          <table:table-cell office:value-type="string" table:style-name="ce1">
            <text:p>Common Economic Zone (CEZ)</text:p>
          </table:table-cell>
          <table:table-cell office:value-type="string" table:style-name="ce1">
            <text:p>https://rtais.wto.org/UI/PublicShowRTAIDCard.aspx?rtaid=579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../rtadocs/579/TOA/English/FTA%20Ukraine%20-%20Common%20Economic%20Zone_ToA.doc</text:p>
          </table:table-cell>
          <table:table-cell/>
          <table:table-cell/>
        </table:table-row>
        <table:table-row table:style-name="ro1">
          <table:table-cell office:value-type="string" table:style-name="ce1">
            <text:p>580</text:p>
          </table:table-cell>
          <table:table-cell office:value-type="string" table:style-name="ce1">
            <text:p>Ukraine - Russian Federation</text:p>
          </table:table-cell>
          <table:table-cell office:value-type="string" table:style-name="ce1">
            <text:p>https://rtais.wto.org/UI/PublicShowRTAIDCard.aspx?rtaid=58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../rtadocs/580/TOA/English/FTA%20Ukraine%20-%20Russian%20Federation_ToA.doc</text:p>
          </table:table-cell>
          <table:table-cell/>
          <table:table-cell/>
        </table:table-row>
        <table:table-row table:style-name="ro1">
          <table:table-cell office:value-type="string" table:style-name="ce1">
            <text:p>582</text:p>
          </table:table-cell>
          <table:table-cell office:value-type="string" table:style-name="ce1">
            <text:p>Pacific Island Countries Trade Agreement (PICTA)</text:p>
          </table:table-cell>
          <table:table-cell office:value-type="string" table:style-name="ce1">
            <text:p>https://rtais.wto.org/UI/PublicShowRTAIDCard.aspx?rtaid=58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582/TOA/English/PICTA-tex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583</text:p>
          </table:table-cell>
          <table:table-cell office:value-type="string" table:style-name="ce1">
            <text:p>Agadir Agreement</text:p>
          </table:table-cell>
          <table:table-cell office:value-type="string" table:style-name="ce1">
            <text:p>https://rtais.wto.org/UI/PublicShowRTAIDCard.aspx?rtaid=58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583/TOA/English/ToA.pdf</text:p>
          </table:table-cell>
          <table:table-cell/>
          <table:table-cell/>
        </table:table-row>
        <table:table-row table:style-name="ro1">
          <table:table-cell office:value-type="string" table:style-name="ce1">
            <text:p>598</text:p>
          </table:table-cell>
          <table:table-cell office:value-type="string" table:style-name="ce1">
            <text:p>EFTA - India</text:p>
          </table:table-cell>
          <table:table-cell office:value-type="string" table:style-name="ce1">
            <text:p>https://rtais.wto.org/UI/PublicShowRTAIDCard.aspx?rtaid=598</text:p>
          </table:table-cell>
          <table:table-cell office:value-type="string" table:style-name="ce1">
            <text:p>Early announcement-Signed</text:p>
          </table:table-cell>
          <table:table-cell office:value-type="string" table:style-name="ce1">
            <text:p>https://www.efta.int/free-trade/free-trade-agreements/india</text:p>
          </table:table-cell>
          <table:table-cell/>
          <table:table-cell/>
        </table:table-row>
        <table:table-row table:style-name="ro1">
          <table:table-cell office:value-type="string" table:style-name="ce1">
            <text:p>600</text:p>
          </table:table-cell>
          <table:table-cell office:value-type="string" table:style-name="ce1">
            <text:p>EFTA - Albania</text:p>
          </table:table-cell>
          <table:table-cell office:value-type="string" table:style-name="ce1">
            <text:p>https://rtais.wto.org/UI/PublicShowRTAIDCard.aspx?rtaid=60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efta.int/free-trade/free-trade-agreements/albania.aspx</text:p>
          </table:table-cell>
          <table:table-cell/>
          <table:table-cell/>
        </table:table-row>
        <table:table-row table:style-name="ro1">
          <table:table-cell office:value-type="string" table:style-name="ce1">
            <text:p>601</text:p>
          </table:table-cell>
          <table:table-cell office:value-type="string" table:style-name="ce1">
            <text:p>EFTA - Indonesia</text:p>
          </table:table-cell>
          <table:table-cell office:value-type="string" table:style-name="ce1">
            <text:p>https://rtais.wto.org/UI/PublicShowRTAIDCard.aspx?rtaid=60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efta.int/free-trade/free-trade-agreement/indonesia</text:p>
          </table:table-cell>
          <table:table-cell/>
          <table:table-cell/>
        </table:table-row>
        <table:table-row table:style-name="ro1">
          <table:table-cell office:value-type="string" table:style-name="ce1">
            <text:p>602</text:p>
          </table:table-cell>
          <table:table-cell office:value-type="string" table:style-name="ce1">
            <text:p>EFTA - Malaysia</text:p>
          </table:table-cell>
          <table:table-cell office:value-type="string" table:style-name="ce1">
            <text:p>https://rtais.wto.org/UI/PublicShowRTAIDCard.aspx?rtaid=602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603</text:p>
          </table:table-cell>
          <table:table-cell office:value-type="string" table:style-name="ce1">
            <text:p>EFTA - Serbia</text:p>
          </table:table-cell>
          <table:table-cell office:value-type="string" table:style-name="ce1">
            <text:p>https://rtais.wto.org/UI/PublicShowRTAIDCard.aspx?rtaid=60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efta.int/free-trade/free-trade-agreements/serbia.aspx</text:p>
          </table:table-cell>
          <table:table-cell/>
          <table:table-cell/>
        </table:table-row>
        <table:table-row table:style-name="ro1">
          <table:table-cell office:value-type="string" table:style-name="ce1">
            <text:p>604</text:p>
          </table:table-cell>
          <table:table-cell office:value-type="string" table:style-name="ce1">
            <text:p>EFTA - Ukraine</text:p>
          </table:table-cell>
          <table:table-cell office:value-type="string" table:style-name="ce1">
            <text:p>https://rtais.wto.org/UI/PublicShowRTAIDCard.aspx?rtaid=60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efta.int/trade-relations/free-trade-network/ukraine</text:p>
          </table:table-cell>
          <table:table-cell/>
          <table:table-cell/>
        </table:table-row>
        <table:table-row table:style-name="ro1">
          <table:table-cell office:value-type="string" table:style-name="ce1">
            <text:p>605</text:p>
          </table:table-cell>
          <table:table-cell office:value-type="string" table:style-name="ce1">
            <text:p>EU - CARIFORUM States</text:p>
          </table:table-cell>
          <table:table-cell office:value-type="string" table:style-name="ce1">
            <text:p>https://rtais.wto.org/UI/PublicShowRTAIDCard.aspx?rtaid=60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qid=1398342443880&amp;uri=CELEX:22008A1030(01)</text:p>
          </table:table-cell>
          <table:table-cell office:value-type="string" table:style-name="ce1">
            <text:p>http://eur-lex.europa.eu/legal-content/EN/TXT/?qid=1398342443880&amp;uri=CELEX:22008A1030(01)</text:p>
          </table:table-cell>
          <table:table-cell office:value-type="string" table:style-name="ce1">
            <text:p>http://eur-lex.europa.eu/legal-content/EN/TXT/?qid=1398342443880&amp;uri=CELEX:22008A1030(01)</text:p>
          </table:table-cell>
        </table:table-row>
        <table:table-row table:style-name="ro1">
          <table:table-cell office:value-type="string" table:style-name="ce1">
            <text:p>608</text:p>
          </table:table-cell>
          <table:table-cell office:value-type="string" table:style-name="ce1">
            <text:p>Canada - Panama</text:p>
          </table:table-cell>
          <table:table-cell office:value-type="string" table:style-name="ce1">
            <text:p>https://rtais.wto.org/UI/PublicShowRTAIDCard.aspx?rtaid=60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international.gc.ca/trade-commerce/trade-agreements-accords-commerciaux/agr-acc/panama/fta-ale/index.aspx?lang=eng</text:p>
          </table:table-cell>
          <table:table-cell office:value-type="string" table:style-name="ce1">
            <text:p>http://international.gc.ca/trade-commerce/trade-agreements-accords-commerciaux/agr-acc/panama/fta-ale/index.aspx?lang=fra</text:p>
          </table:table-cell>
          <table:table-cell office:value-type="string" table:style-name="ce1">
            <text:p>https://www.mici.gob.pa/tratados-comerciales-vigentes/tlc-panama-canada</text:p>
          </table:table-cell>
        </table:table-row>
        <table:table-row table:style-name="ro1">
          <table:table-cell office:value-type="string" table:style-name="ce1">
            <text:p>619</text:p>
          </table:table-cell>
          <table:table-cell office:value-type="string" table:style-name="ce1">
            <text:p>EU - Canada</text:p>
          </table:table-cell>
          <table:table-cell office:value-type="string" table:style-name="ce1">
            <text:p>https://rtais.wto.org/UI/PublicShowRTAIDCard.aspx?rtaid=61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eur-lex.europa.eu/legal-content/EN/TXT/?uri=OJ:L:2017:011:TOC</text:p>
          </table:table-cell>
          <table:table-cell office:value-type="string" table:style-name="ce1">
            <text:p>https://eur-lex.europa.eu/legal-content/EN/TXT/?uri=OJ:L:2017:011:TOC</text:p>
          </table:table-cell>
          <table:table-cell office:value-type="string" table:style-name="ce1">
            <text:p>https://eur-lex.europa.eu/legal-content/EN/TXT/?uri=OJ:L:2017:011:TOC</text:p>
          </table:table-cell>
        </table:table-row>
        <table:table-row table:style-name="ro1">
          <table:table-cell office:value-type="string" table:style-name="ce1">
            <text:p>620</text:p>
          </table:table-cell>
          <table:table-cell office:value-type="string" table:style-name="ce1">
            <text:p>GUAM</text:p>
          </table:table-cell>
          <table:table-cell office:value-type="string" table:style-name="ce1">
            <text:p>https://rtais.wto.org/UI/PublicShowRTAIDCard.aspx?rtaid=62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620/TOA/English/GUUAM%20Agreemen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621</text:p>
          </table:table-cell>
          <table:table-cell office:value-type="string" table:style-name="ce1">
            <text:p>EFTA - SACU</text:p>
          </table:table-cell>
          <table:table-cell office:value-type="string" table:style-name="ce1">
            <text:p>https://rtais.wto.org/UI/PublicShowRTAIDCard.aspx?rtaid=62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efta.int/trade-relations/free-trade-network/southern-african-customs-union-sacu</text:p>
          </table:table-cell>
          <table:table-cell/>
          <table:table-cell/>
        </table:table-row>
        <table:table-row table:style-name="ro1">
          <table:table-cell office:value-type="string" table:style-name="ce1">
            <text:p>622</text:p>
          </table:table-cell>
          <table:table-cell office:value-type="string" table:style-name="ce1">
            <text:p>Japan - Philippines</text:p>
          </table:table-cell>
          <table:table-cell office:value-type="string" table:style-name="ce1">
            <text:p>https://rtais.wto.org/UI/PublicShowRTAIDCard.aspx?rtaid=62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mofa.go.jp/region/asia-paci/philippine/epa0609/index.html</text:p>
          </table:table-cell>
          <table:table-cell/>
          <table:table-cell/>
        </table:table-row>
        <table:table-row table:style-name="ro1">
          <table:table-cell office:value-type="string" table:style-name="ce1">
            <text:p>623</text:p>
          </table:table-cell>
          <table:table-cell office:value-type="string" table:style-name="ce1">
            <text:p>EU - Côte d'Ivoire</text:p>
          </table:table-cell>
          <table:table-cell office:value-type="string" table:style-name="ce1">
            <text:p>https://rtais.wto.org/UI/PublicShowRTAIDCard.aspx?rtaid=62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qid=1398352060784&amp;uri=CELEX:22009A0303(01)</text:p>
          </table:table-cell>
          <table:table-cell office:value-type="string" table:style-name="ce1">
            <text:p>http://eur-lex.europa.eu/legal-content/EN/TXT/?qid=1398352060784&amp;uri=CELEX:22009A0303(01)</text:p>
          </table:table-cell>
          <table:table-cell office:value-type="string" table:style-name="ce1">
            <text:p>http://eur-lex.europa.eu/legal-content/EN/TXT/?qid=1398352060784&amp;uri=CELEX:22009A0303(01)</text:p>
          </table:table-cell>
        </table:table-row>
        <table:table-row table:style-name="ro1">
          <table:table-cell office:value-type="string" table:style-name="ce1">
            <text:p>625</text:p>
          </table:table-cell>
          <table:table-cell office:value-type="string" table:style-name="ce1">
            <text:p>Chile - India</text:p>
          </table:table-cell>
          <table:table-cell office:value-type="string" table:style-name="ce1">
            <text:p>https://rtais.wto.org/UI/PublicShowRTAIDCard.aspx?rtaid=62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commerce.gov.in/international-trade/trade-agreements/india-chile-pta-preferential-trade-agreement-pta-with-chile/</text:p>
          </table:table-cell>
          <table:table-cell/>
          <table:table-cell office:value-type="string" table:style-name="ce1">
            <text:p>https://www.subrei.gob.cl/acuerdos-comerciales/acuerdos-comerciales-vigentes/india</text:p>
          </table:table-cell>
        </table:table-row>
        <table:table-row table:style-name="ro1">
          <table:table-cell office:value-type="string" table:style-name="ce1">
            <text:p>627</text:p>
          </table:table-cell>
          <table:table-cell office:value-type="string" table:style-name="ce1">
            <text:p>Türkiye - Serbia</text:p>
          </table:table-cell>
          <table:table-cell office:value-type="string" table:style-name="ce1">
            <text:p>https://rtais.wto.org/UI/PublicShowRTAIDCard.aspx?rtaid=62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trade.gov.tr/free-trade-agreements/serbia</text:p>
          </table:table-cell>
          <table:table-cell/>
          <table:table-cell/>
        </table:table-row>
        <table:table-row table:style-name="ro1">
          <table:table-cell office:value-type="string" table:style-name="ce1">
            <text:p>634</text:p>
          </table:table-cell>
          <table:table-cell office:value-type="string" table:style-name="ce1">
            <text:p>China - Norway</text:p>
          </table:table-cell>
          <table:table-cell office:value-type="string" table:style-name="ce1">
            <text:p>https://rtais.wto.org/UI/PublicShowRTAIDCard.aspx?rtaid=634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635</text:p>
          </table:table-cell>
          <table:table-cell office:value-type="string" table:style-name="ce1">
            <text:p>Switzerland - China</text:p>
          </table:table-cell>
          <table:table-cell office:value-type="string" table:style-name="ce1">
            <text:p>https://rtais.wto.org/UI/PublicShowRTAIDCard.aspx?rtaid=63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fta.mofcom.gov.cn/topic/enswiss.shtml</text:p>
          </table:table-cell>
          <table:table-cell/>
          <table:table-cell/>
        </table:table-row>
        <table:table-row table:style-name="ro1">
          <table:table-cell office:value-type="string" table:style-name="ce1">
            <text:p>636</text:p>
          </table:table-cell>
          <table:table-cell office:value-type="string" table:style-name="ce1">
            <text:p>Türkiye - Georgia</text:p>
          </table:table-cell>
          <table:table-cell office:value-type="string" table:style-name="ce1">
            <text:p>https://rtais.wto.org/UI/PublicShowRTAIDCard.aspx?rtaid=63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636/TOA/English/main%20text.doc</text:p>
          </table:table-cell>
          <table:table-cell/>
          <table:table-cell/>
        </table:table-row>
        <table:table-row table:style-name="ro1">
          <table:table-cell office:value-type="string" table:style-name="ce1">
            <text:p>638</text:p>
          </table:table-cell>
          <table:table-cell office:value-type="string" table:style-name="ce1">
            <text:p>Mauritius - Pakistan</text:p>
          </table:table-cell>
          <table:table-cell office:value-type="string" table:style-name="ce1">
            <text:p>https://rtais.wto.org/UI/PublicShowRTAIDCard.aspx?rtaid=63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mcci.org/en/global-marketplace/trade-agreements/mauritius-pakistan-pta/</text:p>
          </table:table-cell>
          <table:table-cell/>
          <table:table-cell/>
        </table:table-row>
        <table:table-row table:style-name="ro1">
          <table:table-cell office:value-type="string" table:style-name="ce1">
            <text:p>640</text:p>
          </table:table-cell>
          <table:table-cell office:value-type="string" table:style-name="ce1">
            <text:p>Comprehensive and Progressive Agreement for Trans-Pacific Partnership (CPTPP)</text:p>
          </table:table-cell>
          <table:table-cell office:value-type="string" table:style-name="ce1">
            <text:p>https://rtais.wto.org/UI/PublicShowRTAIDCard.aspx?rtaid=64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mfat.govt.nz/en/trade/free-trade-agreements/free-trade-agreements-in-force/cptpp/comprehensive-and-progressive-agreement-for-trans-pacific-partnership-text-and-resources/</text:p>
          </table:table-cell>
          <table:table-cell office:value-type="string" table:style-name="ce1">
            <text:p>https://international.gc.ca/trade-commerce/trade-agreements-accords-commerciaux/agr-acc/cptpp-ptpgp/text-texte/index.aspx?lang=fra</text:p>
          </table:table-cell>
          <table:table-cell office:value-type="string" table:style-name="ce1">
            <text:p>https://www.subrei.gob.cl/capitulos-del-acuerdo/</text:p>
          </table:table-cell>
        </table:table-row>
        <table:table-row table:style-name="ro1">
          <table:table-cell office:value-type="string" table:style-name="ce1">
            <text:p>643</text:p>
          </table:table-cell>
          <table:table-cell office:value-type="string" table:style-name="ce1">
            <text:p>Korea, Republic of - New Zealand</text:p>
          </table:table-cell>
          <table:table-cell office:value-type="string" table:style-name="ce1">
            <text:p>https://rtais.wto.org/UI/PublicShowRTAIDCard.aspx?rtaid=64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mfat.govt.nz/assets/Trade-agreements/Korea-NZ-FTA/NZ-Korea-FTA-consolidated-tex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645</text:p>
          </table:table-cell>
          <table:table-cell office:value-type="string" table:style-name="ce1">
            <text:p>Peru - Korea, Republic of</text:p>
          </table:table-cell>
          <table:table-cell office:value-type="string" table:style-name="ce1">
            <text:p>https://rtais.wto.org/UI/PublicShowRTAIDCard.aspx?rtaid=64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fta.go.kr//webmodule/_PSD_FTA/pe/1/eng.pdf</text:p>
          </table:table-cell>
          <table:table-cell/>
          <table:table-cell office:value-type="string" table:style-name="ce1">
            <text:p>http://www.acuerdoscomerciales.gob.pe/En_Vigencia/Corea_Sur/inicio.html</text:p>
          </table:table-cell>
        </table:table-row>
        <table:table-row table:style-name="ro1">
          <table:table-cell office:value-type="string" table:style-name="ce1">
            <text:p>646</text:p>
          </table:table-cell>
          <table:table-cell office:value-type="string" table:style-name="ce1">
            <text:p>Chile - Nicaragua (Chile - Central America)</text:p>
          </table:table-cell>
          <table:table-cell office:value-type="string" table:style-name="ce1">
            <text:p>https://rtais.wto.org/UI/PublicShowRTAIDCard.aspx?rtaid=646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s://www.subrei.gob.cl/acuerdos-comerciales/acuerdos-comerciales-vigentes/centroamerica</text:p>
          </table:table-cell>
        </table:table-row>
        <table:table-row table:style-name="ro1">
          <table:table-cell office:value-type="string" table:style-name="ce1">
            <text:p>649</text:p>
          </table:table-cell>
          <table:table-cell office:value-type="string" table:style-name="ce1">
            <text:p>Colombia - Mexico</text:p>
          </table:table-cell>
          <table:table-cell office:value-type="string" table:style-name="ce1">
            <text:p>https://rtais.wto.org/UI/PublicShowRTAIDCard.aspx?rtaid=649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://www.tlc.gov.co/acuerdos/vigente/tratado-de-libre-comercio-entre-los-estados-unidos</text:p>
          </table:table-cell>
        </table:table-row>
        <table:table-row table:style-name="ro1">
          <table:table-cell office:value-type="string" table:style-name="ce1">
            <text:p>651</text:p>
          </table:table-cell>
          <table:table-cell office:value-type="string" table:style-name="ce1">
            <text:p>Mexico - Uruguay</text:p>
          </table:table-cell>
          <table:table-cell office:value-type="string" table:style-name="ce1">
            <text:p>https://rtais.wto.org/UI/PublicShowRTAIDCard.aspx?rtaid=651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://www.economia.gob.mx/files/comunidad_negocios/tlcs/tlcs_americalatina/2004-07-14_TLC_Mexico-Uruguay.pdf</text:p>
          </table:table-cell>
        </table:table-row>
        <table:table-row table:style-name="ro1">
          <table:table-cell office:value-type="string" table:style-name="ce1">
            <text:p>659</text:p>
          </table:table-cell>
          <table:table-cell office:value-type="string" table:style-name="ce1">
            <text:p>Mexico - Cuba</text:p>
          </table:table-cell>
          <table:table-cell office:value-type="string" table:style-name="ce1">
            <text:p>https://rtais.wto.org/UI/PublicShowRTAIDCard.aspx?rtaid=659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://www.aladi.org/nsfaladi/textacdos.nsf/vacewebR?OpenView&amp;Start=1&amp;Count=800&amp;Expand=21#21</text:p>
          </table:table-cell>
        </table:table-row>
        <table:table-row table:style-name="ro1">
          <table:table-cell office:value-type="string" table:style-name="ce1">
            <text:p>661</text:p>
          </table:table-cell>
          <table:table-cell office:value-type="string" table:style-name="ce1">
            <text:p>Argentina - Mexico</text:p>
          </table:table-cell>
          <table:table-cell office:value-type="string" table:style-name="ce1">
            <text:p>https://rtais.wto.org/UI/PublicShowRTAIDCard.aspx?rtaid=661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://www.aladi.org/nsfaladi/textacdos.nsf/vacewebR?OpenView&amp;Start=1&amp;Count=800&amp;Expand=2#2</text:p>
          </table:table-cell>
        </table:table-row>
        <table:table-row table:style-name="ro1">
          <table:table-cell office:value-type="string" table:style-name="ce1">
            <text:p>662</text:p>
          </table:table-cell>
          <table:table-cell office:value-type="string" table:style-name="ce1">
            <text:p>Peru - Mexico</text:p>
          </table:table-cell>
          <table:table-cell office:value-type="string" table:style-name="ce1">
            <text:p>https://rtais.wto.org/UI/PublicShowRTAIDCard.aspx?rtaid=662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://www.acuerdoscomerciales.gob.pe/En_Vigencia/Mexico/inicio.html</text:p>
          </table:table-cell>
        </table:table-row>
        <table:table-row table:style-name="ro1">
          <table:table-cell office:value-type="string" table:style-name="ce1">
            <text:p>663</text:p>
          </table:table-cell>
          <table:table-cell office:value-type="string" table:style-name="ce1">
            <text:p>Brazil - Mexico</text:p>
          </table:table-cell>
          <table:table-cell office:value-type="string" table:style-name="ce1">
            <text:p>https://rtais.wto.org/UI/PublicShowRTAIDCard.aspx?rtaid=663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://www.aladi.org/nsfaladi/textacdos.nsf/vacewebR?OpenView&amp;Start=1&amp;Count=800&amp;Expand=22#22</text:p>
          </table:table-cell>
        </table:table-row>
        <table:table-row table:style-name="ro1">
          <table:table-cell office:value-type="string" table:style-name="ce1">
            <text:p>664</text:p>
          </table:table-cell>
          <table:table-cell office:value-type="string" table:style-name="ce1">
            <text:p>China - New Zealand</text:p>
          </table:table-cell>
          <table:table-cell office:value-type="string" table:style-name="ce1">
            <text:p>https://rtais.wto.org/UI/PublicShowRTAIDCard.aspx?rtaid=66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mfat.govt.nz/en/trade/free-trade-agreements/free-trade-agreements-in-force/nz-china-free-trade-agreement/new-zealand-china-fta-resources/</text:p>
          </table:table-cell>
          <table:table-cell/>
          <table:table-cell/>
        </table:table-row>
        <table:table-row table:style-name="ro1">
          <table:table-cell office:value-type="string" table:style-name="ce1">
            <text:p>665</text:p>
          </table:table-cell>
          <table:table-cell office:value-type="string" table:style-name="ce1">
            <text:p>Morocco - United Arab Emirates</text:p>
          </table:table-cell>
          <table:table-cell office:value-type="string" table:style-name="ce1">
            <text:p>https://rtais.wto.org/UI/PublicShowRTAIDCard.aspx?rtaid=665</text:p>
          </table:table-cell>
          <table:table-cell office:value-type="string" table:style-name="ce1">
            <text:p>In Force</text:p>
          </table:table-cell>
          <table:table-cell/>
          <table:table-cell office:value-type="string" table:style-name="ce1">
            <text:p>../rtadocs/665/TOA/French/ACR_EAU_Maroc.pdf</text:p>
          </table:table-cell>
          <table:table-cell/>
        </table:table-row>
        <table:table-row table:style-name="ro1">
          <table:table-cell office:value-type="string" table:style-name="ce1">
            <text:p>666</text:p>
          </table:table-cell>
          <table:table-cell office:value-type="string" table:style-name="ce1">
            <text:p>Peru - China</text:p>
          </table:table-cell>
          <table:table-cell office:value-type="string" table:style-name="ce1">
            <text:p>https://rtais.wto.org/UI/PublicShowRTAIDCard.aspx?rtaid=66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fta.mofcom.gov.cn/topic/enperu.shtml</text:p>
          </table:table-cell>
          <table:table-cell/>
          <table:table-cell office:value-type="string" table:style-name="ce1">
            <text:p>http://www.acuerdoscomerciales.gob.pe/En_Vigencia/China/inicio.html</text:p>
          </table:table-cell>
        </table:table-row>
        <table:table-row table:style-name="ro1">
          <table:table-cell office:value-type="string" table:style-name="ce1">
            <text:p>671</text:p>
          </table:table-cell>
          <table:table-cell office:value-type="string" table:style-name="ce1">
            <text:p>Nicaragua - Chinese Taipei</text:p>
          </table:table-cell>
          <table:table-cell office:value-type="string" table:style-name="ce1">
            <text:p>https://rtais.wto.org/UI/PublicShowRTAIDCard.aspx?rtaid=671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s://www.trade.gov.tw/english/Pages/List.aspx?nodeID=677</text:p>
          </table:table-cell>
          <table:table-cell/>
          <table:table-cell office:value-type="string" table:style-name="ce1">
            <text:p>http://www.sice.oas.org/Trade/NIC_TWN/NIC_TWN_s/index_s.asp</text:p>
          </table:table-cell>
        </table:table-row>
        <table:table-row table:style-name="ro1">
          <table:table-cell office:value-type="string" table:style-name="ce1">
            <text:p>672</text:p>
          </table:table-cell>
          <table:table-cell office:value-type="string" table:style-name="ce1">
            <text:p>Canada - Peru</text:p>
          </table:table-cell>
          <table:table-cell office:value-type="string" table:style-name="ce1">
            <text:p>https://rtais.wto.org/UI/PublicShowRTAIDCard.aspx?rtaid=67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international.gc.ca/trade-commerce/trade-agreements-accords-commerciaux/agr-acc/peru-perou/fta-ale/index.aspx?lang=eng</text:p>
          </table:table-cell>
          <table:table-cell office:value-type="string" table:style-name="ce1">
            <text:p>http://international.gc.ca/trade-commerce/trade-agreements-accords-commerciaux/agr-acc/peru-perou/fta-ale/index.aspx?lang=fra</text:p>
          </table:table-cell>
          <table:table-cell office:value-type="string" table:style-name="ce1">
            <text:p>http://www.acuerdoscomerciales.gob.pe/En_Vigencia/Canada/inicio.html</text:p>
          </table:table-cell>
        </table:table-row>
        <table:table-row table:style-name="ro1">
          <table:table-cell office:value-type="string" table:style-name="ce1">
            <text:p>676</text:p>
          </table:table-cell>
          <table:table-cell office:value-type="string" table:style-name="ce1">
            <text:p>EU - Central America</text:p>
          </table:table-cell>
          <table:table-cell office:value-type="string" table:style-name="ce1">
            <text:p>https://rtais.wto.org/UI/PublicShowRTAIDCard.aspx?rtaid=67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eur-lex.europa.eu/legal-content/EN/TXT/?uri=OJ:L:2012:346:TOC</text:p>
          </table:table-cell>
          <table:table-cell office:value-type="string" table:style-name="ce1">
            <text:p>https://eur-lex.europa.eu/legal-content/EN/TXT/?uri=OJ:L:2012:346:TOC</text:p>
          </table:table-cell>
          <table:table-cell office:value-type="string" table:style-name="ce1">
            <text:p>https://eur-lex.europa.eu/legal-content/EN/TXT/?uri=OJ:L:2012:346:TOC</text:p>
          </table:table-cell>
        </table:table-row>
        <table:table-row table:style-name="ro1">
          <table:table-cell office:value-type="string" table:style-name="ce1">
            <text:p>677</text:p>
          </table:table-cell>
          <table:table-cell office:value-type="string" table:style-name="ce1">
            <text:p>China - Costa Rica</text:p>
          </table:table-cell>
          <table:table-cell office:value-type="string" table:style-name="ce1">
            <text:p>https://rtais.wto.org/UI/PublicShowRTAIDCard.aspx?rtaid=67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sice.oas.org/Trade/CRI_CHN_FTA/Texts_Apr2010_e/CRI_CHN_ToC__PDF_e.asp</text:p>
          </table:table-cell>
          <table:table-cell/>
          <table:table-cell office:value-type="string" table:style-name="ce1">
            <text:p>http://www.comex.go.cr/tratados/china/texto-del-tratado-1/</text:p>
          </table:table-cell>
        </table:table-row>
        <table:table-row table:style-name="ro1">
          <table:table-cell office:value-type="string" table:style-name="ce1">
            <text:p>678</text:p>
          </table:table-cell>
          <table:table-cell office:value-type="string" table:style-name="ce1">
            <text:p>Costa Rica - Singapore</text:p>
          </table:table-cell>
          <table:table-cell office:value-type="string" table:style-name="ce1">
            <text:p>https://rtais.wto.org/UI/PublicShowRTAIDCard.aspx?rtaid=67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enterprisesg.gov.sg/non-financial-assistance/for-singapore-companies/free-trade-agreements/ftas/singapore-ftas/-/media/ESG/Files/Non-Financial-Assistance/For-Companies/Free-Trade-Agreements/Singapore_Costa_Rica_FTA/Legal_Text/costa20rica20scrfta20legal20text</text:p>
          </table:table-cell>
          <table:table-cell/>
          <table:table-cell office:value-type="string" table:style-name="ce1">
            <text:p>http://www.comex.go.cr/tratados/singapur/texto-del-tratado-1/</text:p>
          </table:table-cell>
        </table:table-row>
        <table:table-row table:style-name="ro1">
          <table:table-cell office:value-type="string" table:style-name="ce1">
            <text:p>680</text:p>
          </table:table-cell>
          <table:table-cell office:value-type="string" table:style-name="ce1">
            <text:p>EU - Cameroon</text:p>
          </table:table-cell>
          <table:table-cell office:value-type="string" table:style-name="ce1">
            <text:p>https://rtais.wto.org/UI/PublicShowRTAIDCard.aspx?rtaid=68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qid=1399560086045&amp;uri=CELEX:22009A0228(01)</text:p>
          </table:table-cell>
          <table:table-cell office:value-type="string" table:style-name="ce1">
            <text:p>http://eur-lex.europa.eu/legal-content/EN/TXT/?qid=1399560086045&amp;uri=CELEX:22009A0228(01)</text:p>
          </table:table-cell>
          <table:table-cell office:value-type="string" table:style-name="ce1">
            <text:p>http://eur-lex.europa.eu/legal-content/EN/TXT/?qid=1399560086045&amp;uri=CELEX:22009A0228(01)</text:p>
          </table:table-cell>
        </table:table-row>
        <table:table-row table:style-name="ro1">
          <table:table-cell office:value-type="string" table:style-name="ce1">
            <text:p>681</text:p>
          </table:table-cell>
          <table:table-cell office:value-type="string" table:style-name="ce1">
            <text:p>EU - Ukraine</text:p>
          </table:table-cell>
          <table:table-cell office:value-type="string" table:style-name="ce1">
            <text:p>https://rtais.wto.org/UI/PublicShowRTAIDCard.aspx?rtaid=68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eur-lex.europa.eu/legal-content/EN/TXT/?uri=OJ:L:2014:161:TOC</text:p>
          </table:table-cell>
          <table:table-cell office:value-type="string" table:style-name="ce1">
            <text:p>https://eur-lex.europa.eu/legal-content/EN/TXT/?uri=OJ:L:2014:161:TOC</text:p>
          </table:table-cell>
          <table:table-cell office:value-type="string" table:style-name="ce1">
            <text:p>https://eur-lex.europa.eu/legal-content/EN/TXT/?uri=OJ:L:2014:161:TOC</text:p>
          </table:table-cell>
        </table:table-row>
        <table:table-row table:style-name="ro1">
          <table:table-cell office:value-type="string" table:style-name="ce1">
            <text:p>683</text:p>
          </table:table-cell>
          <table:table-cell office:value-type="string" table:style-name="ce1">
            <text:p>Pacific Agreement on Closer Economic Relations Plus (PACER Plus)</text:p>
          </table:table-cell>
          <table:table-cell office:value-type="string" table:style-name="ce1">
            <text:p>https://rtais.wto.org/UI/PublicShowRTAIDCard.aspx?rtaid=683</text:p>
          </table:table-cell>
          <table:table-cell office:value-type="string" table:style-name="ce1">
            <text:p>In force for at least one Party</text:p>
          </table:table-cell>
          <table:table-cell office:value-type="string" table:style-name="ce1">
            <text:p>https://www.dfat.gov.au/trade/agreements/in-force/pacer/documents</text:p>
          </table:table-cell>
          <table:table-cell/>
          <table:table-cell/>
        </table:table-row>
        <table:table-row table:style-name="ro1">
          <table:table-cell office:value-type="string" table:style-name="ce1">
            <text:p>684</text:p>
          </table:table-cell>
          <table:table-cell office:value-type="string" table:style-name="ce1">
            <text:p>Chile - Thailand</text:p>
          </table:table-cell>
          <table:table-cell office:value-type="string" table:style-name="ce1">
            <text:p>https://rtais.wto.org/UI/PublicShowRTAIDCard.aspx?rtaid=68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sice.oas.org/Trade/CHL_THA_Final/CHL_THA_Index_PDF_e.asp</text:p>
          </table:table-cell>
          <table:table-cell/>
          <table:table-cell office:value-type="string" table:style-name="ce1">
            <text:p>https://www.subrei.gob.cl/acuerdos-comerciales/acuerdos-comerciales-vigentes/tailandia</text:p>
          </table:table-cell>
        </table:table-row>
        <table:table-row table:style-name="ro1">
          <table:table-cell office:value-type="string" table:style-name="ce1">
            <text:p>685</text:p>
          </table:table-cell>
          <table:table-cell office:value-type="string" table:style-name="ce1">
            <text:p>Chile - Viet Nam</text:p>
          </table:table-cell>
          <table:table-cell office:value-type="string" table:style-name="ce1">
            <text:p>https://rtais.wto.org/UI/PublicShowRTAIDCard.aspx?rtaid=68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mof.gov.vn/webcenter/portal/mof/r/lvtc/htqt/hnhttc/ftas/vcfta?_afrLoop=3049891482291683#%40%3F_afrLoop%3D3049891482291683%26centerWidth%3D670px%26leftWidth%3D286px%26rightWidth%3D0%26showFooter%3Dfalse%26showHeader%3Dfalse%26_adf.ctrl-state%3D2cyy764k6_235</text:p>
          </table:table-cell>
          <table:table-cell/>
          <table:table-cell office:value-type="string" table:style-name="ce1">
            <text:p>https://www.subrei.gob.cl/acuerdos-comerciales/acuerdos-comerciales-vigentes/vietnam</text:p>
          </table:table-cell>
        </table:table-row>
        <table:table-row table:style-name="ro1">
          <table:table-cell office:value-type="string" table:style-name="ce1">
            <text:p>689</text:p>
          </table:table-cell>
          <table:table-cell office:value-type="string" table:style-name="ce1">
            <text:p>EFTA - Hong Kong, China</text:p>
          </table:table-cell>
          <table:table-cell office:value-type="string" table:style-name="ce1">
            <text:p>https://rtais.wto.org/UI/PublicShowRTAIDCard.aspx?rtaid=68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efta.int/trade-relations/free-trade-network/hong-kong-china</text:p>
          </table:table-cell>
          <table:table-cell/>
          <table:table-cell/>
        </table:table-row>
        <table:table-row table:style-name="ro1">
          <table:table-cell office:value-type="string" table:style-name="ce1">
            <text:p>692</text:p>
          </table:table-cell>
          <table:table-cell office:value-type="string" table:style-name="ce1">
            <text:p>EU - Colombia, Ecuador and Peru</text:p>
          </table:table-cell>
          <table:table-cell office:value-type="string" table:style-name="ce1">
            <text:p>https://rtais.wto.org/UI/PublicShowRTAIDCard.aspx?rtaid=69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qid=1399559825164&amp;uri=CELEX:22012A1221(01)</text:p>
          </table:table-cell>
          <table:table-cell office:value-type="string" table:style-name="ce1">
            <text:p>http://eur-lex.europa.eu/legal-content/EN/TXT/?qid=1399559825164&amp;uri=CELEX:22012A1221(01)</text:p>
          </table:table-cell>
          <table:table-cell office:value-type="string" table:style-name="ce1">
            <text:p>http://eur-lex.europa.eu/legal-content/EN/TXT/?qid=1399559825164&amp;uri=CELEX:22012A1221(01)</text:p>
          </table:table-cell>
        </table:table-row>
        <table:table-row table:style-name="ro1">
          <table:table-cell office:value-type="string" table:style-name="ce1">
            <text:p>694</text:p>
          </table:table-cell>
          <table:table-cell office:value-type="string" table:style-name="ce1">
            <text:p>Canada - Ukraine</text:p>
          </table:table-cell>
          <table:table-cell office:value-type="string" table:style-name="ce1">
            <text:p>https://rtais.wto.org/UI/PublicShowRTAIDCard.aspx?rtaid=694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://international.gc.ca/trade-commerce/trade-agreements-accords-commerciaux/agr-acc/ukraine/text-texte/toc-tdm.aspx?lang=eng</text:p>
          </table:table-cell>
          <table:table-cell office:value-type="string" table:style-name="ce1">
            <text:p>http://international.gc.ca/trade-commerce/trade-agreements-accords-commerciaux/agr-acc/ukraine/text-texte/toc-tdm.aspx?lang=fra</text:p>
          </table:table-cell>
          <table:table-cell/>
        </table:table-row>
        <table:table-row table:style-name="ro1">
          <table:table-cell office:value-type="string" table:style-name="ce1">
            <text:p>695</text:p>
          </table:table-cell>
          <table:table-cell office:value-type="string" table:style-name="ce1">
            <text:p>Korea, Republic of - Colombia</text:p>
          </table:table-cell>
          <table:table-cell office:value-type="string" table:style-name="ce1">
            <text:p>https://rtais.wto.org/UI/PublicShowRTAIDCard.aspx?rtaid=69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customs.go.kr/engportal/cm/cntnts/cntntsView.do?mi=7308&amp;cntntsId=2332#</text:p>
          </table:table-cell>
          <table:table-cell/>
          <table:table-cell office:value-type="string" table:style-name="ce1">
            <text:p>http://www.tlc.gov.co/acuerdos/vigente/corea/contenido/normatividad/texto-del-acuerdo-espanol</text:p>
          </table:table-cell>
        </table:table-row>
        <table:table-row table:style-name="ro1">
          <table:table-cell office:value-type="string" table:style-name="ce1">
            <text:p>697</text:p>
          </table:table-cell>
          <table:table-cell office:value-type="string" table:style-name="ce1">
            <text:p>China - Korea, Republic of</text:p>
          </table:table-cell>
          <table:table-cell office:value-type="string" table:style-name="ce1">
            <text:p>https://rtais.wto.org/UI/PublicShowRTAIDCard.aspx?rtaid=69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fta.mofcom.gov.cn/topic/enkorea.shtml</text:p>
          </table:table-cell>
          <table:table-cell/>
          <table:table-cell/>
        </table:table-row>
        <table:table-row table:style-name="ro1">
          <table:table-cell office:value-type="string" table:style-name="ce1">
            <text:p>699</text:p>
          </table:table-cell>
          <table:table-cell office:value-type="string" table:style-name="ce1">
            <text:p>Korea, Republic of - Türkiye</text:p>
          </table:table-cell>
          <table:table-cell office:value-type="string" table:style-name="ce1">
            <text:p>https://rtais.wto.org/UI/PublicShowRTAIDCard.aspx?rtaid=69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trade.gov.tr/free-trade-agreements/republic-of-korea</text:p>
          </table:table-cell>
          <table:table-cell/>
          <table:table-cell/>
        </table:table-row>
        <table:table-row table:style-name="ro1">
          <table:table-cell office:value-type="string" table:style-name="ce1">
            <text:p>701</text:p>
          </table:table-cell>
          <table:table-cell office:value-type="string" table:style-name="ce1">
            <text:p>Korea, Republic of - Israel</text:p>
          </table:table-cell>
          <table:table-cell office:value-type="string" table:style-name="ce1">
            <text:p>https://rtais.wto.org/UI/PublicShowRTAIDCard.aspx?rtaid=70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fta.go.kr//main/situation/kfta/lov5/il/2/</text:p>
          </table:table-cell>
          <table:table-cell/>
          <table:table-cell/>
        </table:table-row>
        <table:table-row table:style-name="ro1">
          <table:table-cell office:value-type="string" table:style-name="ce1">
            <text:p>708</text:p>
          </table:table-cell>
          <table:table-cell office:value-type="string" table:style-name="ce1">
            <text:p>Türkiye - Montenegro</text:p>
          </table:table-cell>
          <table:table-cell office:value-type="string" table:style-name="ce1">
            <text:p>https://rtais.wto.org/UI/PublicShowRTAIDCard.aspx?rtaid=70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ticaret.gov.tr/data/5bfbfa0513b8762fa4955ca7/Karadag-TR-Mon%20FTA%20ENGLISH.pdf</text:p>
          </table:table-cell>
          <table:table-cell/>
          <table:table-cell/>
        </table:table-row>
        <table:table-row table:style-name="ro1">
          <table:table-cell office:value-type="string" table:style-name="ce1">
            <text:p>709</text:p>
          </table:table-cell>
          <table:table-cell office:value-type="string" table:style-name="ce1">
            <text:p>Korea, Republic of - Viet Nam</text:p>
          </table:table-cell>
          <table:table-cell office:value-type="string" table:style-name="ce1">
            <text:p>https://rtais.wto.org/UI/PublicShowRTAIDCard.aspx?rtaid=70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tocenter.vn/chuyen-de/12689-vkfta-full-content</text:p>
          </table:table-cell>
          <table:table-cell/>
          <table:table-cell/>
        </table:table-row>
        <table:table-row table:style-name="ro1">
          <table:table-cell office:value-type="string" table:style-name="ce1">
            <text:p>712</text:p>
          </table:table-cell>
          <table:table-cell office:value-type="string" table:style-name="ce1">
            <text:p>EU - Serbia</text:p>
          </table:table-cell>
          <table:table-cell office:value-type="string" table:style-name="ce1">
            <text:p>https://rtais.wto.org/UI/PublicShowRTAIDCard.aspx?rtaid=71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qid=1398343850958&amp;uri=CELEX:22013A1018(01)</text:p>
          </table:table-cell>
          <table:table-cell office:value-type="string" table:style-name="ce1">
            <text:p>http://eur-lex.europa.eu/legal-content/EN/TXT/?qid=1398343850958&amp;uri=CELEX:22013A1018(01)</text:p>
          </table:table-cell>
          <table:table-cell office:value-type="string" table:style-name="ce1">
            <text:p>http://eur-lex.europa.eu/legal-content/EN/TXT/?qid=1398343850958&amp;uri=CELEX:22013A1018(01)</text:p>
          </table:table-cell>
        </table:table-row>
        <table:table-row table:style-name="ro1">
          <table:table-cell office:value-type="string" table:style-name="ce1">
            <text:p>713</text:p>
          </table:table-cell>
          <table:table-cell office:value-type="string" table:style-name="ce1">
            <text:p>The Cross-Straits Economic Cooperation Framework Agreement (ECFA)</text:p>
          </table:table-cell>
          <table:table-cell office:value-type="string" table:style-name="ce1">
            <text:p>https://rtais.wto.org/UI/PublicShowRTAIDCard.aspx?rtaid=713</text:p>
          </table:table-cell>
          <table:table-cell office:value-type="string" table:style-name="ce1">
            <text:p>Early announcement-Signed</text:p>
          </table:table-cell>
          <table:table-cell office:value-type="string" table:style-name="ce1">
            <text:p>../rtadocs/713/TOA/English/Combined%20ECFA%20Tex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715</text:p>
          </table:table-cell>
          <table:table-cell office:value-type="string" table:style-name="ce1">
            <text:p>Korea, Republic of - India</text:p>
          </table:table-cell>
          <table:table-cell office:value-type="string" table:style-name="ce1">
            <text:p>https://rtais.wto.org/UI/PublicShowRTAIDCard.aspx?rtaid=71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commerce.gov.in/wp-content/uploads/2020/05/INDIA-KOREA-CEPA-2009.pdf</text:p>
          </table:table-cell>
          <table:table-cell/>
          <table:table-cell/>
        </table:table-row>
        <table:table-row table:style-name="ro1">
          <table:table-cell office:value-type="string" table:style-name="ce1">
            <text:p>718</text:p>
          </table:table-cell>
          <table:table-cell office:value-type="string" table:style-name="ce1">
            <text:p>India - SACU</text:p>
          </table:table-cell>
          <table:table-cell office:value-type="string" table:style-name="ce1">
            <text:p>https://rtais.wto.org/UI/PublicShowRTAIDCard.aspx?rtaid=718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722</text:p>
          </table:table-cell>
          <table:table-cell office:value-type="string" table:style-name="ce1">
            <text:p>Southern Common Market (MERCOSUR) - Egypt</text:p>
          </table:table-cell>
          <table:table-cell office:value-type="string" table:style-name="ce1">
            <text:p>https://rtais.wto.org/UI/PublicShowRTAIDCard.aspx?rtaid=72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sice.oas.org/Trade/MER_EGY/MER_EGY_e.asp</text:p>
          </table:table-cell>
          <table:table-cell/>
          <table:table-cell office:value-type="string" table:style-name="ce1">
            <text:p>https://www.mercosur.int/relacionamiento-externo/red-de-acuerdos/</text:p>
          </table:table-cell>
        </table:table-row>
        <table:table-row table:style-name="ro1">
          <table:table-cell office:value-type="string" table:style-name="ce1">
            <text:p>727</text:p>
          </table:table-cell>
          <table:table-cell office:value-type="string" table:style-name="ce1">
            <text:p>EFTA - Russian Federation / Belarus / Kazakhstan</text:p>
          </table:table-cell>
          <table:table-cell office:value-type="string" table:style-name="ce1">
            <text:p>https://rtais.wto.org/UI/PublicShowRTAIDCard.aspx?rtaid=727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739</text:p>
          </table:table-cell>
          <table:table-cell office:value-type="string" table:style-name="ce1">
            <text:p>EU - Malaysia</text:p>
          </table:table-cell>
          <table:table-cell office:value-type="string" table:style-name="ce1">
            <text:p>https://rtais.wto.org/UI/PublicShowRTAIDCard.aspx?rtaid=739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740</text:p>
          </table:table-cell>
          <table:table-cell office:value-type="string" table:style-name="ce1">
            <text:p>EFTA - Bosnia and Herzegovina</text:p>
          </table:table-cell>
          <table:table-cell office:value-type="string" table:style-name="ce1">
            <text:p>https://rtais.wto.org/UI/PublicShowRTAIDCard.aspx?rtaid=74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efta.int/trade-relations/free-trade-network/bosnia-and-herzegovina</text:p>
          </table:table-cell>
          <table:table-cell/>
          <table:table-cell/>
        </table:table-row>
        <table:table-row table:style-name="ro1">
          <table:table-cell office:value-type="string" table:style-name="ce1">
            <text:p>741</text:p>
          </table:table-cell>
          <table:table-cell office:value-type="string" table:style-name="ce1">
            <text:p>Costa Rica - Peru</text:p>
          </table:table-cell>
          <table:table-cell office:value-type="string" table:style-name="ce1">
            <text:p>https://rtais.wto.org/UI/PublicShowRTAIDCard.aspx?rtaid=741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://www.acuerdoscomerciales.gob.pe/En_Vigencia/Costa_Rica/inicio.html</text:p>
          </table:table-cell>
        </table:table-row>
        <table:table-row table:style-name="ro1">
          <table:table-cell office:value-type="string" table:style-name="ce1">
            <text:p>742</text:p>
          </table:table-cell>
          <table:table-cell office:value-type="string" table:style-name="ce1">
            <text:p>Panama - Peru</text:p>
          </table:table-cell>
          <table:table-cell office:value-type="string" table:style-name="ce1">
            <text:p>https://rtais.wto.org/UI/PublicShowRTAIDCard.aspx?rtaid=742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://www.acuerdoscomerciales.gob.pe/En_Vigencia/Panama/inicio.html</text:p>
          </table:table-cell>
        </table:table-row>
        <table:table-row table:style-name="ro1">
          <table:table-cell office:value-type="string" table:style-name="ce1">
            <text:p>746</text:p>
          </table:table-cell>
          <table:table-cell office:value-type="string" table:style-name="ce1">
            <text:p>Hong Kong, China - Chile</text:p>
          </table:table-cell>
          <table:table-cell office:value-type="string" table:style-name="ce1">
            <text:p>https://rtais.wto.org/UI/PublicShowRTAIDCard.aspx?rtaid=74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tid.gov.hk/english/trade_relations/hkclfta/text_agreement.html</text:p>
          </table:table-cell>
          <table:table-cell/>
          <table:table-cell office:value-type="string" table:style-name="ce1">
            <text:p>https://www.subrei.gob.cl/acuerdos-comerciales/acuerdos-comerciales-vigentes/hong-kong</text:p>
          </table:table-cell>
        </table:table-row>
        <table:table-row table:style-name="ro1">
          <table:table-cell office:value-type="string" table:style-name="ce1">
            <text:p>749</text:p>
          </table:table-cell>
          <table:table-cell office:value-type="string" table:style-name="ce1">
            <text:p>Peru - Honduras</text:p>
          </table:table-cell>
          <table:table-cell office:value-type="string" table:style-name="ce1">
            <text:p>https://rtais.wto.org/UI/PublicShowRTAIDCard.aspx?rtaid=749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://www.acuerdoscomerciales.gob.pe/En_Vigencia/Honduras/inicio.html</text:p>
          </table:table-cell>
        </table:table-row>
        <table:table-row table:style-name="ro1">
          <table:table-cell office:value-type="string" table:style-name="ce1">
            <text:p>752</text:p>
          </table:table-cell>
          <table:table-cell office:value-type="string" table:style-name="ce1">
            <text:p>Southern Common Market (MERCOSUR) - Southern African Customs Union (SACU)</text:p>
          </table:table-cell>
          <table:table-cell office:value-type="string" table:style-name="ce1">
            <text:p>https://rtais.wto.org/UI/PublicShowRTAIDCard.aspx?rtaid=75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sacu.int/docs/agreements/2016/mercosur-and-sacu-trade-agreement.pdf</text:p>
          </table:table-cell>
          <table:table-cell/>
          <table:table-cell office:value-type="string" table:style-name="ce1">
            <text:p>http://www.sice.oas.org/TPD/MER_SACU/MER_SACU_s.ASP#Texts</text:p>
          </table:table-cell>
        </table:table-row>
        <table:table-row table:style-name="ro1">
          <table:table-cell office:value-type="string" table:style-name="ce1">
            <text:p>755</text:p>
          </table:table-cell>
          <table:table-cell office:value-type="string" table:style-name="ce1">
            <text:p>Colombia - Northern Triangle (El Salvador, Guatemala, Honduras)</text:p>
          </table:table-cell>
          <table:table-cell office:value-type="string" table:style-name="ce1">
            <text:p>https://rtais.wto.org/UI/PublicShowRTAIDCard.aspx?rtaid=755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://www.sice.oas.org/TPD/COL_Norte/Text/Index_s.asp</text:p>
          </table:table-cell>
        </table:table-row>
        <table:table-row table:style-name="ro1">
          <table:table-cell office:value-type="string" table:style-name="ce1">
            <text:p>759</text:p>
          </table:table-cell>
          <table:table-cell office:value-type="string" table:style-name="ce1">
            <text:p>EU - Pacific States</text:p>
          </table:table-cell>
          <table:table-cell office:value-type="string" table:style-name="ce1">
            <text:p>https://rtais.wto.org/UI/PublicShowRTAIDCard.aspx?rtaid=75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qid=1399391908038&amp;uri=CELEX:22009A1016(01)</text:p>
          </table:table-cell>
          <table:table-cell office:value-type="string" table:style-name="ce1">
            <text:p>http://eur-lex.europa.eu/legal-content/EN/TXT/?qid=1399391908038&amp;uri=CELEX:22009A1016(01)</text:p>
          </table:table-cell>
          <table:table-cell office:value-type="string" table:style-name="ce1">
            <text:p>http://eur-lex.europa.eu/legal-content/EN/TXT/?qid=1399391908038&amp;uri=CELEX:22009A1016(01)</text:p>
          </table:table-cell>
        </table:table-row>
        <table:table-row table:style-name="ro1">
          <table:table-cell office:value-type="string" table:style-name="ce1">
            <text:p>760</text:p>
          </table:table-cell>
          <table:table-cell office:value-type="string" table:style-name="ce1">
            <text:p>Japan - Peru</text:p>
          </table:table-cell>
          <table:table-cell office:value-type="string" table:style-name="ce1">
            <text:p>https://rtais.wto.org/UI/PublicShowRTAIDCard.aspx?rtaid=76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mofa.go.jp/region/latin/peru/epa201105/index.html</text:p>
          </table:table-cell>
          <table:table-cell/>
          <table:table-cell office:value-type="string" table:style-name="ce1">
            <text:p>http://www.acuerdoscomerciales.gob.pe/En_Vigencia/Japon/inicio.html</text:p>
          </table:table-cell>
        </table:table-row>
        <table:table-row table:style-name="ro1">
          <table:table-cell office:value-type="string" table:style-name="ce1">
            <text:p>762</text:p>
          </table:table-cell>
          <table:table-cell office:value-type="string" table:style-name="ce1">
            <text:p>Treaty on a Free Trade Area between members of the Commonwealth of Independent States (CIS)</text:p>
          </table:table-cell>
          <table:table-cell office:value-type="string" table:style-name="ce1">
            <text:p>https://rtais.wto.org/UI/PublicShowRTAIDCard.aspx?rtaid=76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762/TOA/English/FTA%20CIS_Text%20with%20protocols.docx</text:p>
          </table:table-cell>
          <table:table-cell/>
          <table:table-cell/>
        </table:table-row>
        <table:table-row table:style-name="ro1">
          <table:table-cell office:value-type="string" table:style-name="ce1">
            <text:p>764</text:p>
          </table:table-cell>
          <table:table-cell office:value-type="string" table:style-name="ce1">
            <text:p>Dominican Republic - Central America</text:p>
          </table:table-cell>
          <table:table-cell office:value-type="string" table:style-name="ce1">
            <text:p>https://rtais.wto.org/UI/PublicShowRTAIDCard.aspx?rtaid=764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://sice.oas.org/Trade/camdrep/indice.asp</text:p>
          </table:table-cell>
        </table:table-row>
        <table:table-row table:style-name="ro1">
          <table:table-cell office:value-type="string" table:style-name="ce1">
            <text:p>765</text:p>
          </table:table-cell>
          <table:table-cell office:value-type="string" table:style-name="ce1">
            <text:p>EFTA - Montenegro</text:p>
          </table:table-cell>
          <table:table-cell office:value-type="string" table:style-name="ce1">
            <text:p>https://rtais.wto.org/UI/PublicShowRTAIDCard.aspx?rtaid=76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efta.int/trade-relations/free-trade-network/montenegro</text:p>
          </table:table-cell>
          <table:table-cell/>
          <table:table-cell/>
        </table:table-row>
        <table:table-row table:style-name="ro1">
          <table:table-cell office:value-type="string" table:style-name="ce1">
            <text:p>766</text:p>
          </table:table-cell>
          <table:table-cell office:value-type="string" table:style-name="ce1">
            <text:p>EFTA - Central America (Costa Rica and Panama)</text:p>
          </table:table-cell>
          <table:table-cell office:value-type="string" table:style-name="ce1">
            <text:p>https://rtais.wto.org/UI/PublicShowRTAIDCard.aspx?rtaid=76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efta.int/free-trade/Free-Trade-Agreements/central-american-states</text:p>
          </table:table-cell>
          <table:table-cell/>
          <table:table-cell office:value-type="string" table:style-name="ce1">
            <text:p>http://www.comex.go.cr/tratados/aelc/texto-del-tratado-1/</text:p>
          </table:table-cell>
        </table:table-row>
        <table:table-row table:style-name="ro1">
          <table:table-cell office:value-type="string" table:style-name="ce1">
            <text:p>773</text:p>
          </table:table-cell>
          <table:table-cell office:value-type="string" table:style-name="ce1">
            <text:p>Mexico - Bolivia, Plurinational State of</text:p>
          </table:table-cell>
          <table:table-cell office:value-type="string" table:style-name="ce1">
            <text:p>https://rtais.wto.org/UI/PublicShowRTAIDCard.aspx?rtaid=773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://www2.aladi.org/nsfaladi/textacdos.nsf/800d239280151ad283257d8000551d1f/3c1ff37fc6376ea9032579970061b04d?OpenDocument</text:p>
          </table:table-cell>
        </table:table-row>
        <table:table-row table:style-name="ro1">
          <table:table-cell office:value-type="string" table:style-name="ce1">
            <text:p>775</text:p>
          </table:table-cell>
          <table:table-cell office:value-type="string" table:style-name="ce1">
            <text:p>Ecuador - Mexico</text:p>
          </table:table-cell>
          <table:table-cell office:value-type="string" table:style-name="ce1">
            <text:p>https://rtais.wto.org/UI/PublicShowRTAIDCard.aspx?rtaid=775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://www2.aladi.org/nsfaladi/textacdos.nsf/vrenegowebR?OpenView&amp;Start=1&amp;Count=100&amp;Expand=1#1</text:p>
          </table:table-cell>
        </table:table-row>
        <table:table-row table:style-name="ro1">
          <table:table-cell office:value-type="string" table:style-name="ce1">
            <text:p>777</text:p>
          </table:table-cell>
          <table:table-cell office:value-type="string" table:style-name="ce1">
            <text:p>Mexico - Paraguay</text:p>
          </table:table-cell>
          <table:table-cell office:value-type="string" table:style-name="ce1">
            <text:p>https://rtais.wto.org/UI/PublicShowRTAIDCard.aspx?rtaid=777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://www.aladi.org/nsfaladi/textacdos.nsf/vrenegowebR?OpenView&amp;Start=1&amp;Count=100&amp;Expand=2#2</text:p>
          </table:table-cell>
        </table:table-row>
        <table:table-row table:style-name="ro1">
          <table:table-cell office:value-type="string" table:style-name="ce1">
            <text:p>779</text:p>
          </table:table-cell>
          <table:table-cell office:value-type="string" table:style-name="ce1">
            <text:p>Mexico - Panama</text:p>
          </table:table-cell>
          <table:table-cell office:value-type="string" table:style-name="ce1">
            <text:p>https://rtais.wto.org/UI/PublicShowRTAIDCard.aspx?rtaid=779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://www.sice.oas.org/tpd/mex_pan/Draft_MEX_PAN_FTA_s/Index_PDF_09.05.2014_s.asp</text:p>
          </table:table-cell>
        </table:table-row>
        <table:table-row table:style-name="ro1">
          <table:table-cell office:value-type="string" table:style-name="ce1">
            <text:p>806</text:p>
          </table:table-cell>
          <table:table-cell office:value-type="string" table:style-name="ce1">
            <text:p>Türkiye - Mauritius</text:p>
          </table:table-cell>
          <table:table-cell office:value-type="string" table:style-name="ce1">
            <text:p>https://rtais.wto.org/UI/PublicShowRTAIDCard.aspx?rtaid=80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mcci.org/trade_agreements_turkey.aspx</text:p>
          </table:table-cell>
          <table:table-cell/>
          <table:table-cell/>
        </table:table-row>
        <table:table-row table:style-name="ro1">
          <table:table-cell office:value-type="string" table:style-name="ce1">
            <text:p>823</text:p>
          </table:table-cell>
          <table:table-cell office:value-type="string" table:style-name="ce1">
            <text:p>Türkiye - Malaysia</text:p>
          </table:table-cell>
          <table:table-cell office:value-type="string" table:style-name="ce1">
            <text:p>https://rtais.wto.org/UI/PublicShowRTAIDCard.aspx?rtaid=82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fta.miti.gov.my/miti-fta/resources/Malaysia%20-%20Turkey/MTFTA_Main_Agreemen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825</text:p>
          </table:table-cell>
          <table:table-cell office:value-type="string" table:style-name="ce1">
            <text:p>Russian Federation - New Zealand</text:p>
          </table:table-cell>
          <table:table-cell office:value-type="string" table:style-name="ce1">
            <text:p>https://rtais.wto.org/UI/PublicShowRTAIDCard.aspx?rtaid=825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828</text:p>
          </table:table-cell>
          <table:table-cell office:value-type="string" table:style-name="ce1">
            <text:p>Russian Federation - Belarus</text:p>
          </table:table-cell>
          <table:table-cell office:value-type="string" table:style-name="ce1">
            <text:p>https://rtais.wto.org/UI/PublicShowRTAIDCard.aspx?rtaid=828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../rtadocs/828/TOA/English/RF-RB%20FTA_text%20with%20protocols.doc</text:p>
          </table:table-cell>
          <table:table-cell/>
          <table:table-cell/>
        </table:table-row>
        <table:table-row table:style-name="ro1">
          <table:table-cell office:value-type="string" table:style-name="ce1">
            <text:p>829</text:p>
          </table:table-cell>
          <table:table-cell office:value-type="string" table:style-name="ce1">
            <text:p>Russian Federation - Republic of Moldova</text:p>
          </table:table-cell>
          <table:table-cell office:value-type="string" table:style-name="ce1">
            <text:p>https://rtais.wto.org/UI/PublicShowRTAIDCard.aspx?rtaid=829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../rtadocs/829/TOA/English/RF-Moldova%20FTA_text%20%20with%20protocols.doc</text:p>
          </table:table-cell>
          <table:table-cell/>
          <table:table-cell/>
        </table:table-row>
        <table:table-row table:style-name="ro1">
          <table:table-cell office:value-type="string" table:style-name="ce1">
            <text:p>830</text:p>
          </table:table-cell>
          <table:table-cell office:value-type="string" table:style-name="ce1">
            <text:p>Russian Federation - Azerbaijan</text:p>
          </table:table-cell>
          <table:table-cell office:value-type="string" table:style-name="ce1">
            <text:p>https://rtais.wto.org/UI/PublicShowRTAIDCard.aspx?rtaid=83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830/TOA/English/RF-Azerbaijan%20FTA_text%20with%20protocols.doc</text:p>
          </table:table-cell>
          <table:table-cell/>
          <table:table-cell/>
        </table:table-row>
        <table:table-row table:style-name="ro1">
          <table:table-cell office:value-type="string" table:style-name="ce1">
            <text:p>832</text:p>
          </table:table-cell>
          <table:table-cell office:value-type="string" table:style-name="ce1">
            <text:p>Russian Federation - Kazakhstan</text:p>
          </table:table-cell>
          <table:table-cell office:value-type="string" table:style-name="ce1">
            <text:p>https://rtais.wto.org/UI/PublicShowRTAIDCard.aspx?rtaid=832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../rtadocs/832/TOA/English/RF-Kazakhstan%20FTA%20_text%20with%20protocols.doc</text:p>
          </table:table-cell>
          <table:table-cell/>
          <table:table-cell/>
        </table:table-row>
        <table:table-row table:style-name="ro1">
          <table:table-cell office:value-type="string" table:style-name="ce1">
            <text:p>834</text:p>
          </table:table-cell>
          <table:table-cell office:value-type="string" table:style-name="ce1">
            <text:p>Russian Federation - Tajikistan</text:p>
          </table:table-cell>
          <table:table-cell office:value-type="string" table:style-name="ce1">
            <text:p>https://rtais.wto.org/UI/PublicShowRTAIDCard.aspx?rtaid=834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../rtadocs/834/TOA/English/RF-Tajikistan%20FTA_text%20%20with%20protocols.doc</text:p>
          </table:table-cell>
          <table:table-cell/>
          <table:table-cell/>
        </table:table-row>
        <table:table-row table:style-name="ro1">
          <table:table-cell office:value-type="string" table:style-name="ce1">
            <text:p>835</text:p>
          </table:table-cell>
          <table:table-cell office:value-type="string" table:style-name="ce1">
            <text:p>Japan - Mongolia</text:p>
          </table:table-cell>
          <table:table-cell office:value-type="string" table:style-name="ce1">
            <text:p>https://rtais.wto.org/UI/PublicShowRTAIDCard.aspx?rtaid=83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mofa.go.jp/a_o/c_m2/mn/page3e_000298.html</text:p>
          </table:table-cell>
          <table:table-cell/>
          <table:table-cell/>
        </table:table-row>
        <table:table-row table:style-name="ro1">
          <table:table-cell office:value-type="string" table:style-name="ce1">
            <text:p>836</text:p>
          </table:table-cell>
          <table:table-cell office:value-type="string" table:style-name="ce1">
            <text:p>EU - Japan</text:p>
          </table:table-cell>
          <table:table-cell office:value-type="string" table:style-name="ce1">
            <text:p>https://rtais.wto.org/UI/PublicShowRTAIDCard.aspx?rtaid=83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eur-lex.europa.eu/legal-content/EN/TXT/?uri=OJ:L:2018:330:TOC</text:p>
          </table:table-cell>
          <table:table-cell office:value-type="string" table:style-name="ce1">
            <text:p>https://eur-lex.europa.eu/legal-content/EN/TXT/?uri=OJ:L:2018:330:TOC</text:p>
          </table:table-cell>
          <table:table-cell office:value-type="string" table:style-name="ce1">
            <text:p>https://eur-lex.europa.eu/legal-content/EN/TXT/?uri=OJ:L:2018:330:TOC</text:p>
          </table:table-cell>
        </table:table-row>
        <table:table-row table:style-name="ro1">
          <table:table-cell office:value-type="string" table:style-name="ce1">
            <text:p>838</text:p>
          </table:table-cell>
          <table:table-cell office:value-type="string" table:style-name="ce1">
            <text:p>East African Community (EAC) - Accession of Burundi and Rwanda</text:p>
          </table:table-cell>
          <table:table-cell office:value-type="string" table:style-name="ce1">
            <text:p>https://rtais.wto.org/UI/PublicShowRTAIDCard.aspx?rtaid=83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838/TOA/English/EAC_Treaty%20of%20Accession%20of%20Burundi.pdf</text:p>
          </table:table-cell>
          <table:table-cell/>
          <table:table-cell/>
        </table:table-row>
        <table:table-row table:style-name="ro1">
          <table:table-cell office:value-type="string" table:style-name="ce1">
            <text:p>839</text:p>
          </table:table-cell>
          <table:table-cell office:value-type="string" table:style-name="ce1">
            <text:p>Costa Rica - Colombia</text:p>
          </table:table-cell>
          <table:table-cell office:value-type="string" table:style-name="ce1">
            <text:p>https://rtais.wto.org/UI/PublicShowRTAIDCard.aspx?rtaid=839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://www.tlc.gov.co/acuerdos/vigente/costa-rica/texto-del-acuerdo-espanol</text:p>
          </table:table-cell>
        </table:table-row>
        <table:table-row table:style-name="ro1">
          <table:table-cell office:value-type="string" table:style-name="ce1">
            <text:p>840</text:p>
          </table:table-cell>
          <table:table-cell office:value-type="string" table:style-name="ce1">
            <text:p>EFTA - Viet Nam</text:p>
          </table:table-cell>
          <table:table-cell office:value-type="string" table:style-name="ce1">
            <text:p>https://rtais.wto.org/UI/PublicShowRTAIDCard.aspx?rtaid=840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843</text:p>
          </table:table-cell>
          <table:table-cell office:value-type="string" table:style-name="ce1">
            <text:p>Canada - MERCOSUR</text:p>
          </table:table-cell>
          <table:table-cell office:value-type="string" table:style-name="ce1">
            <text:p>https://rtais.wto.org/UI/PublicShowRTAIDCard.aspx?rtaid=843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>https://www.canada.ca/en/global-affairs/news/2018/03/minister-champagne-welcomes-agreement-to-launch-trade-negotiations-with-mercosur.html</text:p>
          </table:table-cell>
          <table:table-cell office:value-type="string" table:style-name="ce1">
            <text:p>https://www.canada.ca/fr/affaires-mondiales/nouvelles/2018/03/le-ministre-champagne-accueille-favorablement-lentente-concernant-le-lancement-de-negociations-commerciales-avec-le-mercosur.html</text:p>
          </table:table-cell>
          <table:table-cell office:value-type="string" table:style-name="ce1">
            <text:p>https://www.mercosur.int/mercosur-y-canada-comienzan-a-negociar-un-acuerdo-de-libre-comercio/</text:p>
          </table:table-cell>
        </table:table-row>
        <table:table-row table:style-name="ro1">
          <table:table-cell office:value-type="string" table:style-name="ce1">
            <text:p>844</text:p>
          </table:table-cell>
          <table:table-cell office:value-type="string" table:style-name="ce1">
            <text:p>Colombia - Israel</text:p>
          </table:table-cell>
          <table:table-cell office:value-type="string" table:style-name="ce1">
            <text:p>https://rtais.wto.org/UI/PublicShowRTAIDCard.aspx?rtaid=84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gov.il/BlobFolder/policy/israel-colombia-fta/he/sahar-hutz_agreements_colombia-en-agreement2020.pdf</text:p>
          </table:table-cell>
          <table:table-cell/>
          <table:table-cell office:value-type="string" table:style-name="ce1">
            <text:p>https://www.tlc.gov.co/acuerdos/vigente/israel/texto-del-acuerdo-comercial-con-israel-espanol</text:p>
          </table:table-cell>
        </table:table-row>
        <table:table-row table:style-name="ro1">
          <table:table-cell office:value-type="string" table:style-name="ce1">
            <text:p>847</text:p>
          </table:table-cell>
          <table:table-cell office:value-type="string" table:style-name="ce1">
            <text:p>EU - Singapore</text:p>
          </table:table-cell>
          <table:table-cell office:value-type="string" table:style-name="ce1">
            <text:p>https://rtais.wto.org/UI/PublicShowRTAIDCard.aspx?rtaid=84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eur-lex.europa.eu/legal-content/EN/TXT/?uri=OJ:L:2019:294:TOC</text:p>
          </table:table-cell>
          <table:table-cell office:value-type="string" table:style-name="ce1">
            <text:p>https://eur-lex.europa.eu/legal-content/EN/TXT/?uri=OJ:L:2019:294:TOC</text:p>
          </table:table-cell>
          <table:table-cell office:value-type="string" table:style-name="ce1">
            <text:p>https://eur-lex.europa.eu/legal-content/EN/TXT/?uri=OJ:L:2019:294:TOC</text:p>
          </table:table-cell>
        </table:table-row>
        <table:table-row table:style-name="ro1">
          <table:table-cell office:value-type="string" table:style-name="ce1">
            <text:p>848</text:p>
          </table:table-cell>
          <table:table-cell office:value-type="string" table:style-name="ce1">
            <text:p>EU - Georgia</text:p>
          </table:table-cell>
          <table:table-cell office:value-type="string" table:style-name="ce1">
            <text:p>https://rtais.wto.org/UI/PublicShowRTAIDCard.aspx?rtaid=84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PDF/?uri=OJ:L:2014:261:FULL&amp;from=EN</text:p>
          </table:table-cell>
          <table:table-cell office:value-type="string" table:style-name="ce1">
            <text:p>https://eur-lex.europa.eu/legal-content/FR/TXT/PDF/?uri=OJ:L:2014:261:FULL&amp;from=EN</text:p>
          </table:table-cell>
          <table:table-cell office:value-type="string" table:style-name="ce1">
            <text:p>https://eur-lex.europa.eu/legal-content/ES/TXT/PDF/?uri=OJ:L:2014:261:FULL&amp;from=EN</text:p>
          </table:table-cell>
        </table:table-row>
        <table:table-row table:style-name="ro1">
          <table:table-cell office:value-type="string" table:style-name="ce1">
            <text:p>849</text:p>
          </table:table-cell>
          <table:table-cell office:value-type="string" table:style-name="ce1">
            <text:p>EU - Armenia</text:p>
          </table:table-cell>
          <table:table-cell office:value-type="string" table:style-name="ce1">
            <text:p>https://rtais.wto.org/UI/PublicShowRTAIDCard.aspx?rtaid=84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eur-lex.europa.eu/legal-content/EN/TXT/?uri=CELEX:22018A0126(01)</text:p>
          </table:table-cell>
          <table:table-cell office:value-type="string" table:style-name="ce1">
            <text:p>https://eur-lex.europa.eu/legal-content/EN/TXT/?uri=CELEX:22018A0126(01)</text:p>
          </table:table-cell>
          <table:table-cell office:value-type="string" table:style-name="ce1">
            <text:p>https://eur-lex.europa.eu/legal-content/EN/TXT/?uri=CELEX:22018A0126(01)</text:p>
          </table:table-cell>
        </table:table-row>
        <table:table-row table:style-name="ro1">
          <table:table-cell office:value-type="string" table:style-name="ce1">
            <text:p>850</text:p>
          </table:table-cell>
          <table:table-cell office:value-type="string" table:style-name="ce1">
            <text:p>EU - Moldova, Republic of</text:p>
          </table:table-cell>
          <table:table-cell office:value-type="string" table:style-name="ce1">
            <text:p>https://rtais.wto.org/UI/PublicShowRTAIDCard.aspx?rtaid=85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eur-lex.europa.eu/legal-content/EN/TXT/?uri=OJ:L:2014:260:TOC</text:p>
          </table:table-cell>
          <table:table-cell office:value-type="string" table:style-name="ce1">
            <text:p>https://eur-lex.europa.eu/legal-content/EN/TXT/?uri=OJ:L:2014:260:TOC</text:p>
          </table:table-cell>
          <table:table-cell office:value-type="string" table:style-name="ce1">
            <text:p>https://eur-lex.europa.eu/legal-content/EN/TXT/?uri=OJ:L:2014:260:TOC</text:p>
          </table:table-cell>
        </table:table-row>
        <table:table-row table:style-name="ro1">
          <table:table-cell office:value-type="string" table:style-name="ce1">
            <text:p>857</text:p>
          </table:table-cell>
          <table:table-cell office:value-type="string" table:style-name="ce1">
            <text:p>Russian Federation - Belarus - Kazakhstan</text:p>
          </table:table-cell>
          <table:table-cell office:value-type="string" table:style-name="ce1">
            <text:p>https://rtais.wto.org/UI/PublicShowRTAIDCard.aspx?rtaid=857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../rtadocs/857/TOA/English/THE%20AGREEMENT%20ON%20THE%20CUSTOMS%20UNION.docx</text:p>
          </table:table-cell>
          <table:table-cell/>
          <table:table-cell/>
        </table:table-row>
        <table:table-row table:style-name="ro1">
          <table:table-cell office:value-type="string" table:style-name="ce1">
            <text:p>858</text:p>
          </table:table-cell>
          <table:table-cell office:value-type="string" table:style-name="ce1">
            <text:p>Russian Federation - Serbia</text:p>
          </table:table-cell>
          <table:table-cell office:value-type="string" table:style-name="ce1">
            <text:p>https://rtais.wto.org/UI/PublicShowRTAIDCard.aspx?rtaid=85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858/TOA/English/Russia-Yugoslavia%20FTA_text%20with%20protocols_Republic%20of%20Serbia.doc</text:p>
          </table:table-cell>
          <table:table-cell/>
          <table:table-cell/>
        </table:table-row>
        <table:table-row table:style-name="ro1">
          <table:table-cell office:value-type="string" table:style-name="ce1">
            <text:p>861</text:p>
          </table:table-cell>
          <table:table-cell office:value-type="string" table:style-name="ce1">
            <text:p>Russian Federation - Uzbekistan</text:p>
          </table:table-cell>
          <table:table-cell office:value-type="string" table:style-name="ce1">
            <text:p>https://rtais.wto.org/UI/PublicShowRTAIDCard.aspx?rtaid=86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861/TOA/English/Text%20of%20Agreement%20RF-Uzbekistan.docx</text:p>
          </table:table-cell>
          <table:table-cell/>
          <table:table-cell/>
        </table:table-row>
        <table:table-row table:style-name="ro1">
          <table:table-cell office:value-type="string" table:style-name="ce1">
            <text:p>862</text:p>
          </table:table-cell>
          <table:table-cell office:value-type="string" table:style-name="ce1">
            <text:p>Russian Federation - Turkmenistan</text:p>
          </table:table-cell>
          <table:table-cell office:value-type="string" table:style-name="ce1">
            <text:p>https://rtais.wto.org/UI/PublicShowRTAIDCard.aspx?rtaid=86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862/TOA/English/Text%20of%20Agreement%20RF-Turkmenistan.docx</text:p>
          </table:table-cell>
          <table:table-cell/>
          <table:table-cell/>
        </table:table-row>
        <table:table-row table:style-name="ro1">
          <table:table-cell office:value-type="string" table:style-name="ce1">
            <text:p>863</text:p>
          </table:table-cell>
          <table:table-cell office:value-type="string" table:style-name="ce1">
            <text:p>Mexico - Central America</text:p>
          </table:table-cell>
          <table:table-cell office:value-type="string" table:style-name="ce1">
            <text:p>https://rtais.wto.org/UI/PublicShowRTAIDCard.aspx?rtaid=863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://www.sice.oas.org/Trade/CACM_MEX_FTA/Index_s.asp</text:p>
          </table:table-cell>
        </table:table-row>
        <table:table-row table:style-name="ro1">
          <table:table-cell office:value-type="string" table:style-name="ce1">
            <text:p>865</text:p>
          </table:table-cell>
          <table:table-cell office:value-type="string" table:style-name="ce1">
            <text:p>EU - US TTIP</text:p>
          </table:table-cell>
          <table:table-cell office:value-type="string" table:style-name="ce1">
            <text:p>https://rtais.wto.org/UI/PublicShowRTAIDCard.aspx?rtaid=865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868</text:p>
          </table:table-cell>
          <table:table-cell office:value-type="string" table:style-name="ce1">
            <text:p>Ukraine - Montenegro</text:p>
          </table:table-cell>
          <table:table-cell office:value-type="string" table:style-name="ce1">
            <text:p>https://rtais.wto.org/UI/PublicShowRTAIDCard.aspx?rtaid=86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868/TOA/English/MUFTA%20Eng%20%2017%2011%202011.doc</text:p>
          </table:table-cell>
          <table:table-cell/>
          <table:table-cell/>
        </table:table-row>
        <table:table-row table:style-name="ro1">
          <table:table-cell office:value-type="string" table:style-name="ce1">
            <text:p>869</text:p>
          </table:table-cell>
          <table:table-cell office:value-type="string" table:style-name="ce1">
            <text:p>EU (28) Enlargement</text:p>
          </table:table-cell>
          <table:table-cell office:value-type="string" table:style-name="ce1">
            <text:p>https://rtais.wto.org/UI/PublicShowRTAIDCard.aspx?rtaid=86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uri=uriserv:OJ.L_.2012.112.01.0006.01.ENG&amp;toc=OJ:L:2012:112:TOC#L_2012112EN.01001001</text:p>
          </table:table-cell>
          <table:table-cell office:value-type="string" table:style-name="ce1">
            <text:p>http://eur-lex.europa.eu/legal-content/EN/TXT/?uri=uriserv:OJ.L_.2012.112.01.0006.01.ENG&amp;toc=OJ:L:2012:112:TOC#L_2012112EN.01001001</text:p>
          </table:table-cell>
          <table:table-cell office:value-type="string" table:style-name="ce1">
            <text:p>http://eur-lex.europa.eu/legal-content/EN/TXT/?uri=uriserv:OJ.L_.2012.112.01.0006.01.ENG&amp;toc=OJ:L:2012:112:TOC#L_2012112EN.01001001</text:p>
          </table:table-cell>
        </table:table-row>
        <table:table-row table:style-name="ro1">
          <table:table-cell office:value-type="string" table:style-name="ce1">
            <text:p>871</text:p>
          </table:table-cell>
          <table:table-cell office:value-type="string" table:style-name="ce1">
            <text:p>EU - Morocco</text:p>
          </table:table-cell>
          <table:table-cell office:value-type="string" table:style-name="ce1">
            <text:p>https://rtais.wto.org/UI/PublicShowRTAIDCard.aspx?rtaid=871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872</text:p>
          </table:table-cell>
          <table:table-cell office:value-type="string" table:style-name="ce1">
            <text:p>EU - Viet Nam</text:p>
          </table:table-cell>
          <table:table-cell office:value-type="string" table:style-name="ce1">
            <text:p>https://rtais.wto.org/UI/PublicShowRTAIDCard.aspx?rtaid=87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eur-lex.europa.eu/legal-content/EN/TXT/?uri=OJ:L:2020:186:TOC</text:p>
          </table:table-cell>
          <table:table-cell office:value-type="string" table:style-name="ce1">
            <text:p>https://eur-lex.europa.eu/legal-content/EN/TXT/?uri=OJ:L:2020:186:TOC</text:p>
          </table:table-cell>
          <table:table-cell office:value-type="string" table:style-name="ce1">
            <text:p>https://eur-lex.europa.eu/legal-content/EN/TXT/?uri=OJ:L:2020:186:TOC</text:p>
          </table:table-cell>
        </table:table-row>
        <table:table-row table:style-name="ro1">
          <table:table-cell office:value-type="string" table:style-name="ce1">
            <text:p>873</text:p>
          </table:table-cell>
          <table:table-cell office:value-type="string" table:style-name="ce1">
            <text:p>India - Thailand</text:p>
          </table:table-cell>
          <table:table-cell office:value-type="string" table:style-name="ce1">
            <text:p>https://rtais.wto.org/UI/PublicShowRTAIDCard.aspx?rtaid=87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commerce.gov.in/international-trade/trade-agreements/framework-agreement-with-thailand/</text:p>
          </table:table-cell>
          <table:table-cell/>
          <table:table-cell/>
        </table:table-row>
        <table:table-row table:style-name="ro1">
          <table:table-cell office:value-type="string" table:style-name="ce1">
            <text:p>874</text:p>
          </table:table-cell>
          <table:table-cell office:value-type="string" table:style-name="ce1">
            <text:p>New Zealand - Chinese Taipei</text:p>
          </table:table-cell>
          <table:table-cell office:value-type="string" table:style-name="ce1">
            <text:p>https://rtais.wto.org/UI/PublicShowRTAIDCard.aspx?rtaid=87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nzcio.com/assets/NZCIO-documents/ANZTEC-Final-Text-10-July-2013-NZ.pdf</text:p>
          </table:table-cell>
          <table:table-cell/>
          <table:table-cell/>
        </table:table-row>
        <table:table-row table:style-name="ro1">
          <table:table-cell office:value-type="string" table:style-name="ce1">
            <text:p>878</text:p>
          </table:table-cell>
          <table:table-cell office:value-type="string" table:style-name="ce1">
            <text:p>Central American Common Market (CACM) - Accession of Panama</text:p>
          </table:table-cell>
          <table:table-cell office:value-type="string" table:style-name="ce1">
            <text:p>https://rtais.wto.org/UI/PublicShowRTAIDCard.aspx?rtaid=878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s://www.mici.gob.pa/acuerdos-comerciales-vigentes/protocolo-de-incorporacion-de-la-republica-de-panama-al-sistema-de-integracion-centroamericana</text:p>
          </table:table-cell>
        </table:table-row>
        <table:table-row table:style-name="ro1">
          <table:table-cell office:value-type="string" table:style-name="ce1">
            <text:p>881</text:p>
          </table:table-cell>
          <table:table-cell office:value-type="string" table:style-name="ce1">
            <text:p>El Salvador - Cuba</text:p>
          </table:table-cell>
          <table:table-cell office:value-type="string" table:style-name="ce1">
            <text:p>https://rtais.wto.org/UI/PublicShowRTAIDCard.aspx?rtaid=881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../rtadocs/881/TOA/Spanish/TOA%20El%20Salvador-Cuba.pdf</text:p>
          </table:table-cell>
        </table:table-row>
        <table:table-row table:style-name="ro1">
          <table:table-cell office:value-type="string" table:style-name="ce1">
            <text:p>885</text:p>
          </table:table-cell>
          <table:table-cell office:value-type="string" table:style-name="ce1">
            <text:p>EU - Thailand</text:p>
          </table:table-cell>
          <table:table-cell office:value-type="string" table:style-name="ce1">
            <text:p>https://rtais.wto.org/UI/PublicShowRTAIDCard.aspx?rtaid=885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886</text:p>
          </table:table-cell>
          <table:table-cell office:value-type="string" table:style-name="ce1">
            <text:p>Ukraine - Türkiye</text:p>
          </table:table-cell>
          <table:table-cell office:value-type="string" table:style-name="ce1">
            <text:p>https://rtais.wto.org/UI/PublicShowRTAIDCard.aspx?rtaid=886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887</text:p>
          </table:table-cell>
          <table:table-cell office:value-type="string" table:style-name="ce1">
            <text:p>Ukraine - Serbia</text:p>
          </table:table-cell>
          <table:table-cell office:value-type="string" table:style-name="ce1">
            <text:p>https://rtais.wto.org/UI/PublicShowRTAIDCard.aspx?rtaid=887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889</text:p>
          </table:table-cell>
          <table:table-cell office:value-type="string" table:style-name="ce1">
            <text:p>Pacific Alliance</text:p>
          </table:table-cell>
          <table:table-cell office:value-type="string" table:style-name="ce1">
            <text:p>https://rtais.wto.org/UI/PublicShowRTAIDCard.aspx?rtaid=889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s://alianzapacifico.net/download/acuerdo-marco-de-la-alianza-del-pacifico/</text:p>
          </table:table-cell>
        </table:table-row>
        <table:table-row table:style-name="ro1">
          <table:table-cell office:value-type="string" table:style-name="ce1">
            <text:p>890</text:p>
          </table:table-cell>
          <table:table-cell office:value-type="string" table:style-name="ce1">
            <text:p>Singapore - Chinese Taipei</text:p>
          </table:table-cell>
          <table:table-cell office:value-type="string" table:style-name="ce1">
            <text:p>https://rtais.wto.org/UI/PublicShowRTAIDCard.aspx?rtaid=89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enterprisesg.gov.sg/industries/wholesale-trade/astep</text:p>
          </table:table-cell>
          <table:table-cell/>
          <table:table-cell/>
        </table:table-row>
        <table:table-row table:style-name="ro1">
          <table:table-cell office:value-type="string" table:style-name="ce1">
            <text:p>896</text:p>
          </table:table-cell>
          <table:table-cell office:value-type="string" table:style-name="ce1">
            <text:p>EU - West Africa EPA</text:p>
          </table:table-cell>
          <table:table-cell office:value-type="string" table:style-name="ce1">
            <text:p>https://rtais.wto.org/UI/PublicShowRTAIDCard.aspx?rtaid=896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897</text:p>
          </table:table-cell>
          <table:table-cell office:value-type="string" table:style-name="ce1">
            <text:p>EU - SADC</text:p>
          </table:table-cell>
          <table:table-cell office:value-type="string" table:style-name="ce1">
            <text:p>https://rtais.wto.org/UI/PublicShowRTAIDCard.aspx?rtaid=89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eur-lex.europa.eu/legal-content/EN/TXT/?uri=OJ:L:2016:250:TOC</text:p>
          </table:table-cell>
          <table:table-cell office:value-type="string" table:style-name="ce1">
            <text:p>https://eur-lex.europa.eu/legal-content/EN/TXT/?uri=OJ:L:2016:250:TOC</text:p>
          </table:table-cell>
          <table:table-cell office:value-type="string" table:style-name="ce1">
            <text:p>https://eur-lex.europa.eu/legal-content/EN/TXT/?uri=OJ:L:2016:250:TOC</text:p>
          </table:table-cell>
        </table:table-row>
        <table:table-row table:style-name="ro1">
          <table:table-cell office:value-type="string" table:style-name="ce1">
            <text:p>899</text:p>
          </table:table-cell>
          <table:table-cell office:value-type="string" table:style-name="ce1">
            <text:p>Indonesia - Korea, Republic of</text:p>
          </table:table-cell>
          <table:table-cell office:value-type="string" table:style-name="ce1">
            <text:p>https://rtais.wto.org/UI/PublicShowRTAIDCard.aspx?rtaid=89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fta.go.kr/main/situation/kfta/lov3/id/2/</text:p>
          </table:table-cell>
          <table:table-cell/>
          <table:table-cell/>
        </table:table-row>
        <table:table-row table:style-name="ro1">
          <table:table-cell office:value-type="string" table:style-name="ce1">
            <text:p>901</text:p>
          </table:table-cell>
          <table:table-cell office:value-type="string" table:style-name="ce1">
            <text:p>Korea, Republic of - Central America</text:p>
          </table:table-cell>
          <table:table-cell office:value-type="string" table:style-name="ce1">
            <text:p>https://rtais.wto.org/UI/PublicShowRTAIDCard.aspx?rtaid=90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customs.go.kr/engportal/cm/cntnts/cntntsView.do?mi=7308&amp;cntntsId=2332#</text:p>
          </table:table-cell>
          <table:table-cell/>
          <table:table-cell office:value-type="string" table:style-name="ce1">
            <text:p>https://mici.gob.pa/tratados-comerciales-vigentes/tratado-de-libre-comercio-entre-la-republica-de-corea-y-las-republicas-de-centroamerica</text:p>
          </table:table-cell>
        </table:table-row>
        <table:table-row table:style-name="ro1">
          <table:table-cell office:value-type="string" table:style-name="ce1">
            <text:p>906</text:p>
          </table:table-cell>
          <table:table-cell office:value-type="string" table:style-name="ce1">
            <text:p>Chile - Indonesia</text:p>
          </table:table-cell>
          <table:table-cell office:value-type="string" table:style-name="ce1">
            <text:p>https://rtais.wto.org/UI/PublicShowRTAIDCard.aspx?rtaid=90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ditjenppi.kemendag.go.id/assets/files/publikasi/doc_20190319_perjanjian-kemitraan-ekonomi-komprehensif-indonesia-chile-indonesia-chile-cepa.pdf</text:p>
          </table:table-cell>
          <table:table-cell/>
          <table:table-cell office:value-type="string" table:style-name="ce1">
            <text:p>https://www.subrei.gob.cl/acuerdos-comerciales/acuerdos-comerciales-vigentes/indonesia</text:p>
          </table:table-cell>
        </table:table-row>
        <table:table-row table:style-name="ro1">
          <table:table-cell office:value-type="string" table:style-name="ce1">
            <text:p>907</text:p>
          </table:table-cell>
          <table:table-cell office:value-type="string" table:style-name="ce1">
            <text:p>EU - Colombia and Peru - Accession of Ecuador</text:p>
          </table:table-cell>
          <table:table-cell office:value-type="string" table:style-name="ce1">
            <text:p>https://rtais.wto.org/UI/PublicShowRTAIDCard.aspx?rtaid=90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uri=OJ:L:2016:356:TOC</text:p>
          </table:table-cell>
          <table:table-cell office:value-type="string" table:style-name="ce1">
            <text:p>http://eur-lex.europa.eu/legal-content/FR/TXT/?uri=OJ%3AL%3A2016%3A356%3ATOC</text:p>
          </table:table-cell>
          <table:table-cell office:value-type="string" table:style-name="ce1">
            <text:p>https://eur-lex.europa.eu/legal-content/ES/TXT/PDF/?uri=OJ:L:2016:356:FULL&amp;from=EN</text:p>
          </table:table-cell>
        </table:table-row>
        <table:table-row table:style-name="ro1">
          <table:table-cell office:value-type="string" table:style-name="ce1">
            <text:p>909</text:p>
          </table:table-cell>
          <table:table-cell office:value-type="string" table:style-name="ce1">
            <text:p>Eurasian Economic Union (EAEU)</text:p>
          </table:table-cell>
          <table:table-cell office:value-type="string" table:style-name="ce1">
            <text:p>https://rtais.wto.org/UI/PublicShowRTAIDCard.aspx?rtaid=90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909/TOA/English/EAEU%20Treaty%20(unofficial%20translation).doc</text:p>
          </table:table-cell>
          <table:table-cell/>
          <table:table-cell/>
        </table:table-row>
        <table:table-row table:style-name="ro1">
          <table:table-cell office:value-type="string" table:style-name="ce1">
            <text:p>910</text:p>
          </table:table-cell>
          <table:table-cell office:value-type="string" table:style-name="ce1">
            <text:p>Eurasian Economic Union (EAEU) - Accession of Armenia</text:p>
          </table:table-cell>
          <table:table-cell office:value-type="string" table:style-name="ce1">
            <text:p>https://rtais.wto.org/UI/PublicShowRTAIDCard.aspx?rtaid=91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910/TOA/English/Accession%20Treaty_RF%20Jul%2005.docx</text:p>
          </table:table-cell>
          <table:table-cell/>
          <table:table-cell/>
        </table:table-row>
        <table:table-row table:style-name="ro1">
          <table:table-cell office:value-type="string" table:style-name="ce1">
            <text:p>911</text:p>
          </table:table-cell>
          <table:table-cell office:value-type="string" table:style-name="ce1">
            <text:p>Canada - Honduras</text:p>
          </table:table-cell>
          <table:table-cell office:value-type="string" table:style-name="ce1">
            <text:p>https://rtais.wto.org/UI/PublicShowRTAIDCard.aspx?rtaid=91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international.gc.ca/trade-commerce/trade-agreements-accords-commerciaux/agr-acc/honduras/fta-ale/index.aspx?lang=eng</text:p>
          </table:table-cell>
          <table:table-cell office:value-type="string" table:style-name="ce1">
            <text:p>http://international.gc.ca/trade-commerce/trade-agreements-accords-commerciaux/agr-acc/honduras/fta-ale/index.aspx?lang=fra</text:p>
          </table:table-cell>
          <table:table-cell office:value-type="string" table:style-name="ce1">
            <text:p>https://sde.gob.hn/2017/08/17/canada/</text:p>
          </table:table-cell>
        </table:table-row>
        <table:table-row table:style-name="ro1">
          <table:table-cell office:value-type="string" table:style-name="ce1">
            <text:p>921</text:p>
          </table:table-cell>
          <table:table-cell office:value-type="string" table:style-name="ce1">
            <text:p>Gulf Cooperation Council (GCC) - Singapore</text:p>
          </table:table-cell>
          <table:table-cell office:value-type="string" table:style-name="ce1">
            <text:p>https://rtais.wto.org/UI/PublicShowRTAIDCard.aspx?rtaid=92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enterprisesg.gov.sg/non-financial-assistance/for-singapore-companies/free-trade-agreements/ftas/singapore-ftas/-/media//ESG/Files/Non-Financial-Assistance/For-Companies/Free-Trade-Agreements/GSFTA/Legal_Text/the_gulf_cooperation_council_gsfta_legal_text</text:p>
          </table:table-cell>
          <table:table-cell/>
          <table:table-cell/>
        </table:table-row>
        <table:table-row table:style-name="ro1">
          <table:table-cell office:value-type="string" table:style-name="ce1">
            <text:p>922</text:p>
          </table:table-cell>
          <table:table-cell office:value-type="string" table:style-name="ce1">
            <text:p>Eurasian Economic Union (EAEU) - Accession of the Kyrgyz Republic</text:p>
          </table:table-cell>
          <table:table-cell office:value-type="string" table:style-name="ce1">
            <text:p>https://rtais.wto.org/UI/PublicShowRTAIDCard.aspx?rtaid=92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922/TOA/English/Treaty%20on%20accession_KR_EAEU_UnoffTransENG.doc</text:p>
          </table:table-cell>
          <table:table-cell/>
          <table:table-cell/>
        </table:table-row>
        <table:table-row table:style-name="ro1">
          <table:table-cell office:value-type="string" table:style-name="ce1">
            <text:p>930</text:p>
          </table:table-cell>
          <table:table-cell office:value-type="string" table:style-name="ce1">
            <text:p>Türkiye - Kosovo</text:p>
          </table:table-cell>
          <table:table-cell office:value-type="string" table:style-name="ce1">
            <text:p>https://rtais.wto.org/UI/PublicShowRTAIDCard.aspx?rtaid=93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trade.gov.tr/free-trade-agreements/kosovo</text:p>
          </table:table-cell>
          <table:table-cell/>
          <table:table-cell/>
        </table:table-row>
        <table:table-row table:style-name="ro1">
          <table:table-cell office:value-type="string" table:style-name="ce1">
            <text:p>931</text:p>
          </table:table-cell>
          <table:table-cell office:value-type="string" table:style-name="ce1">
            <text:p>Türkiye - Moldova, Republic of</text:p>
          </table:table-cell>
          <table:table-cell office:value-type="string" table:style-name="ce1">
            <text:p>https://rtais.wto.org/UI/PublicShowRTAIDCard.aspx?rtaid=93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931/TOA/English/1-Turkey-Moldova%20FTA%20Main%20Text%2010%20Sept%202014.doc</text:p>
          </table:table-cell>
          <table:table-cell/>
          <table:table-cell/>
        </table:table-row>
        <table:table-row table:style-name="ro1">
          <table:table-cell office:value-type="string" table:style-name="ce1">
            <text:p>935</text:p>
          </table:table-cell>
          <table:table-cell office:value-type="string" table:style-name="ce1">
            <text:p>Türkiye - Singapore</text:p>
          </table:table-cell>
          <table:table-cell office:value-type="string" table:style-name="ce1">
            <text:p>https://rtais.wto.org/UI/PublicShowRTAIDCard.aspx?rtaid=93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enterprisesg.gov.sg/-/media/esg/files/non-financial-assistance/for-companies/free-trade-agreements/trsfta/turkey-legal-text-trsfta.pdf?la=en</text:p>
          </table:table-cell>
          <table:table-cell/>
          <table:table-cell/>
        </table:table-row>
        <table:table-row table:style-name="ro1">
          <table:table-cell office:value-type="string" table:style-name="ce1">
            <text:p>948</text:p>
          </table:table-cell>
          <table:table-cell office:value-type="string" table:style-name="ce1">
            <text:p>Southern African Development Community (SADC) - Accession of Seychelles</text:p>
          </table:table-cell>
          <table:table-cell office:value-type="string" table:style-name="ce1">
            <text:p>https://rtais.wto.org/UI/PublicShowRTAIDCard.aspx?rtaid=94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948/TOA/English/SADC%20Protocol_on_Trade1996.pdf</text:p>
          </table:table-cell>
          <table:table-cell/>
          <table:table-cell/>
        </table:table-row>
        <table:table-row table:style-name="ro1">
          <table:table-cell office:value-type="string" table:style-name="ce1">
            <text:p>949</text:p>
          </table:table-cell>
          <table:table-cell office:value-type="string" table:style-name="ce1">
            <text:p>EU - Philippines</text:p>
          </table:table-cell>
          <table:table-cell office:value-type="string" table:style-name="ce1">
            <text:p>https://rtais.wto.org/UI/PublicShowRTAIDCard.aspx?rtaid=949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950</text:p>
          </table:table-cell>
          <table:table-cell office:value-type="string" table:style-name="ce1">
            <text:p>EFTA - Central America - Accession of Guatemala</text:p>
          </table:table-cell>
          <table:table-cell office:value-type="string" table:style-name="ce1">
            <text:p>https://rtais.wto.org/UI/PublicShowRTAIDCard.aspx?rtaid=950</text:p>
          </table:table-cell>
          <table:table-cell office:value-type="string" table:style-name="ce1">
            <text:p>Early announcement-Signed</text:p>
          </table:table-cell>
          <table:table-cell office:value-type="string" table:style-name="ce1">
            <text:p>http://www.efta.int/free-trade/Free-Trade-Agreements/central-american-states%20</text:p>
          </table:table-cell>
          <table:table-cell/>
          <table:table-cell/>
        </table:table-row>
        <table:table-row table:style-name="ro1">
          <table:table-cell office:value-type="string" table:style-name="ce1">
            <text:p>952</text:p>
          </table:table-cell>
          <table:table-cell office:value-type="string" table:style-name="ce1">
            <text:p>Indonesia - Pakistan</text:p>
          </table:table-cell>
          <table:table-cell office:value-type="string" table:style-name="ce1">
            <text:p>https://rtais.wto.org/UI/PublicShowRTAIDCard.aspx?rtaid=95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commerce.gov.pk/wp-content/uploads/pdf/Indonesia_Pakistan_PTA.pdf</text:p>
          </table:table-cell>
          <table:table-cell/>
          <table:table-cell/>
        </table:table-row>
        <table:table-row table:style-name="ro1">
          <table:table-cell office:value-type="string" table:style-name="ce1">
            <text:p>953</text:p>
          </table:table-cell>
          <table:table-cell office:value-type="string" table:style-name="ce1">
            <text:p>EFTA - Georgia</text:p>
          </table:table-cell>
          <table:table-cell office:value-type="string" table:style-name="ce1">
            <text:p>https://rtais.wto.org/UI/PublicShowRTAIDCard.aspx?rtaid=95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efta.int/trade-relations/free-trade-network/georgia</text:p>
          </table:table-cell>
          <table:table-cell/>
          <table:table-cell/>
        </table:table-row>
        <table:table-row table:style-name="ro1">
          <table:table-cell office:value-type="string" table:style-name="ce1">
            <text:p>954</text:p>
          </table:table-cell>
          <table:table-cell office:value-type="string" table:style-name="ce1">
            <text:p>EFTA - Philippines</text:p>
          </table:table-cell>
          <table:table-cell office:value-type="string" table:style-name="ce1">
            <text:p>https://rtais.wto.org/UI/PublicShowRTAIDCard.aspx?rtaid=95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efta.int/trade-relations/free-trade-network/philippines</text:p>
          </table:table-cell>
          <table:table-cell/>
          <table:table-cell/>
        </table:table-row>
        <table:table-row table:style-name="ro1">
          <table:table-cell office:value-type="string" table:style-name="ce1">
            <text:p>957</text:p>
          </table:table-cell>
          <table:table-cell office:value-type="string" table:style-name="ce1">
            <text:p>EU - Tunisia</text:p>
          </table:table-cell>
          <table:table-cell office:value-type="string" table:style-name="ce1">
            <text:p>https://rtais.wto.org/UI/PublicShowRTAIDCard.aspx?rtaid=957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966</text:p>
          </table:table-cell>
          <table:table-cell office:value-type="string" table:style-name="ce1">
            <text:p>South Asian Free Trade Agreement (SAFTA) - Accession of Afghanistan</text:p>
          </table:table-cell>
          <table:table-cell office:value-type="string" table:style-name="ce1">
            <text:p>https://rtais.wto.org/UI/PublicShowRTAIDCard.aspx?rtaid=96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966/TOA/English/21_19_SAFTA_Protocol_on_Afghanistan.doc</text:p>
          </table:table-cell>
          <table:table-cell/>
          <table:table-cell/>
        </table:table-row>
        <table:table-row table:style-name="ro1">
          <table:table-cell office:value-type="string" table:style-name="ce1">
            <text:p>971</text:p>
          </table:table-cell>
          <table:table-cell office:value-type="string" table:style-name="ce1">
            <text:p>EFTA - Ecuador</text:p>
          </table:table-cell>
          <table:table-cell office:value-type="string" table:style-name="ce1">
            <text:p>https://rtais.wto.org/UI/PublicShowRTAIDCard.aspx?rtaid=97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efta.int/trade-relations/free-trade-network/ecuador</text:p>
          </table:table-cell>
          <table:table-cell/>
          <table:table-cell office:value-type="string" table:style-name="ce1">
            <text:p>https://www.efta.int/trade-relations/free-trade-network/ecuador</text:p>
          </table:table-cell>
        </table:table-row>
        <table:table-row table:style-name="ro1">
          <table:table-cell office:value-type="string" table:style-name="ce1">
            <text:p>973</text:p>
          </table:table-cell>
          <table:table-cell office:value-type="string" table:style-name="ce1">
            <text:p>Eurasian Economic Union (EAEU) - Viet Nam</text:p>
          </table:table-cell>
          <table:table-cell office:value-type="string" table:style-name="ce1">
            <text:p>https://rtais.wto.org/UI/PublicShowRTAIDCard.aspx?rtaid=97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973/TOA/English/FTA%20text.docx</text:p>
          </table:table-cell>
          <table:table-cell/>
          <table:table-cell/>
        </table:table-row>
        <table:table-row table:style-name="ro1">
          <table:table-cell office:value-type="string" table:style-name="ce1">
            <text:p>982</text:p>
          </table:table-cell>
          <table:table-cell office:value-type="string" table:style-name="ce1">
            <text:p>EU - Indonesia</text:p>
          </table:table-cell>
          <table:table-cell office:value-type="string" table:style-name="ce1">
            <text:p>https://rtais.wto.org/UI/PublicShowRTAIDCard.aspx?rtaid=982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983</text:p>
          </table:table-cell>
          <table:table-cell office:value-type="string" table:style-name="ce1">
            <text:p>Common Market for Eastern and Southern Africa (COMESA) - Accession of Egypt</text:p>
          </table:table-cell>
          <table:table-cell office:value-type="string" table:style-name="ce1">
            <text:p>https://rtais.wto.org/UI/PublicShowRTAIDCard.aspx?rtaid=98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983/TOA/English/COMESA%20TREATY.pdf</text:p>
          </table:table-cell>
          <table:table-cell/>
          <table:table-cell/>
        </table:table-row>
        <table:table-row table:style-name="ro1">
          <table:table-cell office:value-type="string" table:style-name="ce1">
            <text:p>991</text:p>
          </table:table-cell>
          <table:table-cell office:value-type="string" table:style-name="ce1">
            <text:p>China - Georgia</text:p>
          </table:table-cell>
          <table:table-cell office:value-type="string" table:style-name="ce1">
            <text:p>https://rtais.wto.org/UI/PublicShowRTAIDCard.aspx?rtaid=99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fta.mofcom.gov.cn/topic/engeorgia.shtml</text:p>
          </table:table-cell>
          <table:table-cell/>
          <table:table-cell/>
        </table:table-row>
        <table:table-row table:style-name="ro1">
          <table:table-cell office:value-type="string" table:style-name="ce1">
            <text:p>992</text:p>
          </table:table-cell>
          <table:table-cell office:value-type="string" table:style-name="ce1">
            <text:p>Hong Kong, China - Georgia</text:p>
          </table:table-cell>
          <table:table-cell office:value-type="string" table:style-name="ce1">
            <text:p>https://rtais.wto.org/UI/PublicShowRTAIDCard.aspx?rtaid=99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tid.gov.hk/english/ita/fta/hkgefta/text_agreement.html</text:p>
          </table:table-cell>
          <table:table-cell/>
          <table:table-cell/>
        </table:table-row>
        <table:table-row table:style-name="ro1">
          <table:table-cell office:value-type="string" table:style-name="ce1">
            <text:p>994</text:p>
          </table:table-cell>
          <table:table-cell office:value-type="string" table:style-name="ce1">
            <text:p>ASEAN - Hong Kong, China</text:p>
          </table:table-cell>
          <table:table-cell office:value-type="string" table:style-name="ce1">
            <text:p>https://rtais.wto.org/UI/PublicShowRTAIDCard.aspx?rtaid=99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tid.gov.hk/english/ita/fta/hkasean/index.html</text:p>
          </table:table-cell>
          <table:table-cell/>
          <table:table-cell/>
        </table:table-row>
        <table:table-row table:style-name="ro1">
          <table:table-cell office:value-type="string" table:style-name="ce1">
            <text:p>995</text:p>
          </table:table-cell>
          <table:table-cell office:value-type="string" table:style-name="ce1">
            <text:p>EU - New Zealand</text:p>
          </table:table-cell>
          <table:table-cell office:value-type="string" table:style-name="ce1">
            <text:p>https://rtais.wto.org/UI/PublicShowRTAIDCard.aspx?rtaid=99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eur-lex.europa.eu/legal-content/EN/TXT/PDF/?uri=OJ:L_202400866#page=1</text:p>
          </table:table-cell>
          <table:table-cell office:value-type="string" table:style-name="ce1">
            <text:p>https://eur-lex.europa.eu/legal-content/FR/TXT/PDF/?uri=OJ:L_202400866</text:p>
          </table:table-cell>
          <table:table-cell office:value-type="string" table:style-name="ce1">
            <text:p>https://eur-lex.europa.eu/legal-content/ES/TXT/PDF/?uri=OJ:L_202400866</text:p>
          </table:table-cell>
        </table:table-row>
        <table:table-row table:style-name="ro1">
          <table:table-cell office:value-type="string" table:style-name="ce1">
            <text:p>1002</text:p>
          </table:table-cell>
          <table:table-cell office:value-type="string" table:style-name="ce1">
            <text:p>EU - Ghana</text:p>
          </table:table-cell>
          <table:table-cell office:value-type="string" table:style-name="ce1">
            <text:p>https://rtais.wto.org/UI/PublicShowRTAIDCard.aspx?rtaid=100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eur-lex.europa.eu/legal-content/EN/TXT/?uri=uriserv:OJ.L_.2016.287.01.0003.01.ENG&amp;toc=OJ:L:2016:287:TOC</text:p>
          </table:table-cell>
          <table:table-cell office:value-type="string" table:style-name="ce1">
            <text:p>https://eur-lex.europa.eu/legal-content/EN/TXT/?uri=uriserv:OJ.L_.2016.287.01.0003.01.ENG&amp;toc=OJ:L:2016:287:TOC</text:p>
          </table:table-cell>
          <table:table-cell office:value-type="string" table:style-name="ce1">
            <text:p>https://eur-lex.europa.eu/legal-content/EN/TXT/?uri=uriserv:OJ.L_.2016.287.01.0003.01.ENG&amp;toc=OJ:L:2016:287:TOC</text:p>
          </table:table-cell>
        </table:table-row>
        <table:table-row table:style-name="ro1">
          <table:table-cell office:value-type="string" table:style-name="ce1">
            <text:p>1009</text:p>
          </table:table-cell>
          <table:table-cell office:value-type="string" table:style-name="ce1">
            <text:p>Common Market for Eastern and Southern Africa (COMESA) - Accession of Seychelles</text:p>
          </table:table-cell>
          <table:table-cell office:value-type="string" table:style-name="ce1">
            <text:p>https://rtais.wto.org/UI/PublicShowRTAIDCard.aspx?rtaid=100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comesa.int/wp-content/uploads/2019/02/comesa-treaty-revised-20092012_with-zaire_final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022</text:p>
          </table:table-cell>
          <table:table-cell office:value-type="string" table:style-name="ce1">
            <text:p>EFTA - MERCOSUR</text:p>
          </table:table-cell>
          <table:table-cell office:value-type="string" table:style-name="ce1">
            <text:p>https://rtais.wto.org/UI/PublicShowRTAIDCard.aspx?rtaid=1022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1026</text:p>
          </table:table-cell>
          <table:table-cell office:value-type="string" table:style-name="ce1">
            <text:p>Latin American Integration Association (LAIA) - Accession of Cuba</text:p>
          </table:table-cell>
          <table:table-cell office:value-type="string" table:style-name="ce1">
            <text:p>https://rtais.wto.org/UI/PublicShowRTAIDCard.aspx?rtaid=1026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://www2.aladi.org/biblioteca/publicaciones/aladi/acuerdos/Art_14/es/02/A14TM_002_Adhesion_004.pdf</text:p>
          </table:table-cell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Eurasian Economic Union (EAEU) - Iran</text:p>
          </table:table-cell>
          <table:table-cell office:value-type="string" table:style-name="ce1">
            <text:p>https://rtais.wto.org/UI/PublicShowRTAIDCard.aspx?rtaid=102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eec.eaeunion.org/upload/medialibrary/77b/FTA-EAEU_Iran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029</text:p>
          </table:table-cell>
          <table:table-cell office:value-type="string" table:style-name="ce1">
            <text:p>Hong Kong, China - Macao, China</text:p>
          </table:table-cell>
          <table:table-cell office:value-type="string" table:style-name="ce1">
            <text:p>https://rtais.wto.org/UI/PublicShowRTAIDCard.aspx?rtaid=102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tid.gov.hk/english/ita/fta/hkmacao/files/full_text_of_the_agreemen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030</text:p>
          </table:table-cell>
          <table:table-cell office:value-type="string" table:style-name="ce1">
            <text:p>Hong Kong, China - Australia</text:p>
          </table:table-cell>
          <table:table-cell office:value-type="string" table:style-name="ce1">
            <text:p>https://rtais.wto.org/UI/PublicShowRTAIDCard.aspx?rtaid=103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dfat.gov.au/trade/agreements/in-force/a-hkfta/a-hkfta-text/Pages/default</text:p>
          </table:table-cell>
          <table:table-cell/>
          <table:table-cell/>
        </table:table-row>
        <table:table-row table:style-name="ro1">
          <table:table-cell office:value-type="string" table:style-name="ce1">
            <text:p>1032</text:p>
          </table:table-cell>
          <table:table-cell office:value-type="string" table:style-name="ce1">
            <text:p>Peru - Australia</text:p>
          </table:table-cell>
          <table:table-cell office:value-type="string" table:style-name="ce1">
            <text:p>https://rtais.wto.org/UI/PublicShowRTAIDCard.aspx?rtaid=103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dfat.gov.au/trade/agreements/in-force/pafta/full-text/Pages/fta-text-and-associated-documents</text:p>
          </table:table-cell>
          <table:table-cell/>
          <table:table-cell office:value-type="string" table:style-name="ce1">
            <text:p>http://www.acuerdoscomerciales.gob.pe/En_Vigencia/Australia/inicio.html</text:p>
          </table:table-cell>
        </table:table-row>
        <table:table-row table:style-name="ro1">
          <table:table-cell office:value-type="string" table:style-name="ce1">
            <text:p>1034</text:p>
          </table:table-cell>
          <table:table-cell office:value-type="string" table:style-name="ce1">
            <text:p>China - Mauritius</text:p>
          </table:table-cell>
          <table:table-cell office:value-type="string" table:style-name="ce1">
            <text:p>https://rtais.wto.org/UI/PublicShowRTAIDCard.aspx?rtaid=103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fta.mofcom.gov.cn/topic/enmauritius.shtml</text:p>
          </table:table-cell>
          <table:table-cell/>
          <table:table-cell/>
        </table:table-row>
        <table:table-row table:style-name="ro1">
          <table:table-cell office:value-type="string" table:style-name="ce1">
            <text:p>1035</text:p>
          </table:table-cell>
          <table:table-cell office:value-type="string" table:style-name="ce1">
            <text:p>Republic of Moldova - China</text:p>
          </table:table-cell>
          <table:table-cell office:value-type="string" table:style-name="ce1">
            <text:p>https://rtais.wto.org/UI/PublicShowRTAIDCard.aspx?rtaid=1035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1048</text:p>
          </table:table-cell>
          <table:table-cell office:value-type="string" table:style-name="ce1">
            <text:p>El Salvador - Ecuador</text:p>
          </table:table-cell>
          <table:table-cell office:value-type="string" table:style-name="ce1">
            <text:p>https://rtais.wto.org/UI/PublicShowRTAIDCard.aspx?rtaid=1048</text:p>
          </table:table-cell>
          <table:table-cell office:value-type="string" table:style-name="ce1">
            <text:p>In Force</text:p>
          </table:table-cell>
          <table:table-cell/>
          <table:table-cell/>
          <table:table-cell office:value-type="string" table:style-name="ce1">
            <text:p>http://infotrade.minec.gob.sv/ecuador/wp-content/uploads/sites/15/2017/11/26.01.2017-ACUERDO-DE-ALCANCE-PARCIAL-SALVADOR-ECUADOR-y-ANEXOS.pdf</text:p>
          </table:table-cell>
        </table:table-row>
        <table:table-row table:style-name="ro1">
          <table:table-cell office:value-type="string" table:style-name="ce1">
            <text:p>1056</text:p>
          </table:table-cell>
          <table:table-cell office:value-type="string" table:style-name="ce1">
            <text:p>EFTA - Kosovo</text:p>
          </table:table-cell>
          <table:table-cell office:value-type="string" table:style-name="ce1">
            <text:p>https://rtais.wto.org/UI/PublicShowRTAIDCard.aspx?rtaid=1056</text:p>
          </table:table-cell>
          <table:table-cell office:value-type="string" table:style-name="ce1">
            <text:p>Early announcement-Under negotiat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</table:table-row>
        <table:table-row table:style-name="ro1">
          <table:table-cell office:value-type="string" table:style-name="ce1">
            <text:p>1071</text:p>
          </table:table-cell>
          <table:table-cell office:value-type="string" table:style-name="ce1">
            <text:p>Kazakhstan - Azerbaijan</text:p>
          </table:table-cell>
          <table:table-cell office:value-type="string" table:style-name="ce1">
            <text:p>https://rtais.wto.org/UI/PublicShowRTAIDCard.aspx?rtaid=107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adilet.zan.kz/rus/docs/Z990000394_</text:p>
          </table:table-cell>
          <table:table-cell/>
          <table:table-cell/>
        </table:table-row>
        <table:table-row table:style-name="ro1">
          <table:table-cell office:value-type="string" table:style-name="ce1">
            <text:p>1072</text:p>
          </table:table-cell>
          <table:table-cell office:value-type="string" table:style-name="ce1">
            <text:p>Kyrgyz Republic - Azerbaijan</text:p>
          </table:table-cell>
          <table:table-cell office:value-type="string" table:style-name="ce1">
            <text:p>https://rtais.wto.org/UI/PublicShowRTAIDCard.aspx?rtaid=107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1072/TOA/English/Kyrgyz-Azerbaijan%20FTA_Eng.docx</text:p>
          </table:table-cell>
          <table:table-cell/>
          <table:table-cell/>
        </table:table-row>
        <table:table-row table:style-name="ro1">
          <table:table-cell office:value-type="string" table:style-name="ce1">
            <text:p>1087</text:p>
          </table:table-cell>
          <table:table-cell office:value-type="string" table:style-name="ce1">
            <text:p>United States-Mexico-Canada Agreement (USMCA/CUSMA/T-MEC)</text:p>
          </table:table-cell>
          <table:table-cell office:value-type="string" table:style-name="ce1">
            <text:p>https://rtais.wto.org/UI/PublicShowRTAIDCard.aspx?rtaid=108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ustr.gov/trade-agreements/free-trade-agreements/united-states-mexico-canada-agreement/agreement-between</text:p>
          </table:table-cell>
          <table:table-cell office:value-type="string" table:style-name="ce1">
            <text:p>https://www.international.gc.ca/trade-commerce/trade-agreements-accords-commerciaux/agr-acc/cusma-aceum/text-texte/toc-tdm.aspx?lang=fra</text:p>
          </table:table-cell>
          <table:table-cell office:value-type="string" table:style-name="ce1">
            <text:p>https://www.gob.mx/t-mec/acciones-y-programas/textos-finales-del-tratado-entre-mexico-estados-unidos-y-canada-t-mec-202730?state=published</text:p>
          </table:table-cell>
        </table:table-row>
        <table:table-row table:style-name="ro1">
          <table:table-cell office:value-type="string" table:style-name="ce1">
            <text:p>1091</text:p>
          </table:table-cell>
          <table:table-cell office:value-type="string" table:style-name="ce1">
            <text:p>United Kingdom - Japan</text:p>
          </table:table-cell>
          <table:table-cell office:value-type="string" table:style-name="ce1">
            <text:p>https://rtais.wto.org/UI/PublicShowRTAIDCard.aspx?rtaid=109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gov.uk/government/publications/ukjapan-agreement-for-a-comprehensive-economic-partnership-cs-japan-no12020</text:p>
          </table:table-cell>
          <table:table-cell/>
          <table:table-cell/>
        </table:table-row>
        <table:table-row table:style-name="ro1">
          <table:table-cell office:value-type="string" table:style-name="ce1">
            <text:p>1092</text:p>
          </table:table-cell>
          <table:table-cell office:value-type="string" table:style-name="ce1">
            <text:p>China - Cambodia</text:p>
          </table:table-cell>
          <table:table-cell office:value-type="string" table:style-name="ce1">
            <text:p>https://rtais.wto.org/UI/PublicShowRTAIDCard.aspx?rtaid=109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fta.mofcom.gov.cn/cambodia/cambodia_special.shtml</text:p>
          </table:table-cell>
          <table:table-cell/>
          <table:table-cell/>
        </table:table-row>
        <table:table-row table:style-name="ro1">
          <table:table-cell office:value-type="string" table:style-name="ce1">
            <text:p>1093</text:p>
          </table:table-cell>
          <table:table-cell office:value-type="string" table:style-name="ce1">
            <text:p>EU - Pacific States - Accession of Samoa</text:p>
          </table:table-cell>
          <table:table-cell office:value-type="string" table:style-name="ce1">
            <text:p>https://rtais.wto.org/UI/PublicShowRTAIDCard.aspx?rtaid=109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eur-lex.europa.eu/legal-content/EN/TXT/?uri=OJ:L:2018:333:TOC</text:p>
          </table:table-cell>
          <table:table-cell office:value-type="string" table:style-name="ce1">
            <text:p>https://eur-lex.europa.eu/legal-content/EN/TXT/?uri=OJ:L:2018:333:TOC</text:p>
          </table:table-cell>
          <table:table-cell office:value-type="string" table:style-name="ce1">
            <text:p>https://eur-lex.europa.eu/legal-content/EN/TXT/?uri=OJ:L:2018:333:TOC</text:p>
          </table:table-cell>
        </table:table-row>
        <table:table-row table:style-name="ro1">
          <table:table-cell office:value-type="string" table:style-name="ce1">
            <text:p>1094</text:p>
          </table:table-cell>
          <table:table-cell office:value-type="string" table:style-name="ce1">
            <text:p>EU - Pacific States - Accession of Solomon Islands</text:p>
          </table:table-cell>
          <table:table-cell office:value-type="string" table:style-name="ce1">
            <text:p>https://rtais.wto.org/UI/PublicShowRTAIDCard.aspx?rtaid=109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eur-lex.europa.eu/legal-content/EN/TXT/?uri=OJ:L:2020:085:TOC</text:p>
          </table:table-cell>
          <table:table-cell office:value-type="string" table:style-name="ce1">
            <text:p>https://eur-lex.europa.eu/legal-content/EN/TXT/?uri=OJ:L:2020:085:TOC</text:p>
          </table:table-cell>
          <table:table-cell office:value-type="string" table:style-name="ce1">
            <text:p>https://eur-lex.europa.eu/legal-content/EN/TXT/?uri=OJ:L:2020:085:TOC</text:p>
          </table:table-cell>
        </table:table-row>
        <table:table-row table:style-name="ro1">
          <table:table-cell office:value-type="string" table:style-name="ce1">
            <text:p>1096</text:p>
          </table:table-cell>
          <table:table-cell office:value-type="string" table:style-name="ce1">
            <text:p>United Kingdom - Colombia, Ecuador and Peru</text:p>
          </table:table-cell>
          <table:table-cell office:value-type="string" table:style-name="ce1">
            <text:p>https://rtais.wto.org/UI/PublicShowRTAIDCard.aspx?rtaid=109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assets.publishing.service.gov.uk/government/uploads/system/uploads/attachment_data/file/808914/MS_22.2019_Andean_Trade.pdf</text:p>
          </table:table-cell>
          <table:table-cell/>
          <table:table-cell office:value-type="string" table:style-name="ce1">
            <text:p>http://www.acuerdoscomerciales.gob.pe/En_Vigencia/Reino_Unido/inicio.html</text:p>
          </table:table-cell>
        </table:table-row>
        <table:table-row table:style-name="ro1">
          <table:table-cell office:value-type="string" table:style-name="ce1">
            <text:p>1097</text:p>
          </table:table-cell>
          <table:table-cell office:value-type="string" table:style-name="ce1">
            <text:p>United Kingdom - CARIFORUM States</text:p>
          </table:table-cell>
          <table:table-cell office:value-type="string" table:style-name="ce1">
            <text:p>https://rtais.wto.org/UI/PublicShowRTAIDCard.aspx?rtaid=109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gov.uk/government/publications/ms-no182019-economic-partnership-agreement-between-the-cariforum-states-of-the-one-part-and-the-united-kingdom-of-great-britain-and-northern-ire</text:p>
          </table:table-cell>
          <table:table-cell/>
          <table:table-cell/>
        </table:table-row>
        <table:table-row table:style-name="ro1">
          <table:table-cell office:value-type="string" table:style-name="ce1">
            <text:p>1098</text:p>
          </table:table-cell>
          <table:table-cell office:value-type="string" table:style-name="ce1">
            <text:p>United Kingdom - Central America</text:p>
          </table:table-cell>
          <table:table-cell office:value-type="string" table:style-name="ce1">
            <text:p>https://rtais.wto.org/UI/PublicShowRTAIDCard.aspx?rtaid=109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assets.publishing.service.gov.uk/government/uploads/system/uploads/attachment_data/file/823557/MS_32.2019_Agreement_establishing_an_association_between_the_UK_and_Central_America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099</text:p>
          </table:table-cell>
          <table:table-cell office:value-type="string" table:style-name="ce1">
            <text:p>United Kingdom - Chile</text:p>
          </table:table-cell>
          <table:table-cell office:value-type="string" table:style-name="ce1">
            <text:p>https://rtais.wto.org/UI/PublicShowRTAIDCard.aspx?rtaid=109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gov.uk/government/publications/cs-chile-no22019-ukchile-agreement-establishing-an-association</text:p>
          </table:table-cell>
          <table:table-cell/>
          <table:table-cell/>
        </table:table-row>
        <table:table-row table:style-name="ro1">
          <table:table-cell office:value-type="string" table:style-name="ce1">
            <text:p>1100</text:p>
          </table:table-cell>
          <table:table-cell office:value-type="string" table:style-name="ce1">
            <text:p>United Kingdom - Côte d'Ivoire</text:p>
          </table:table-cell>
          <table:table-cell office:value-type="string" table:style-name="ce1">
            <text:p>https://rtais.wto.org/UI/PublicShowRTAIDCard.aspx?rtaid=110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gov.uk/government/publications/ukcote-divoire-stepping-stone-economic-partnership-agreement-cs-cote-divoire-no12020</text:p>
          </table:table-cell>
          <table:table-cell/>
          <table:table-cell/>
        </table:table-row>
        <table:table-row table:style-name="ro1">
          <table:table-cell office:value-type="string" table:style-name="ce1">
            <text:p>1101</text:p>
          </table:table-cell>
          <table:table-cell office:value-type="string" table:style-name="ce1">
            <text:p>United Kingdom - Eastern and Southern Africa States</text:p>
          </table:table-cell>
          <table:table-cell office:value-type="string" table:style-name="ce1">
            <text:p>https://rtais.wto.org/UI/PublicShowRTAIDCard.aspx?rtaid=110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gov.uk/government/publications/ms-no42019-agreement-establishing-an-economic-partnership-agreement-between-the-eastern-and-southern-africa-states-and-the-uk</text:p>
          </table:table-cell>
          <table:table-cell/>
          <table:table-cell/>
        </table:table-row>
        <table:table-row table:style-name="ro1">
          <table:table-cell office:value-type="string" table:style-name="ce1">
            <text:p>1102</text:p>
          </table:table-cell>
          <table:table-cell office:value-type="string" table:style-name="ce1">
            <text:p>United Kingdom - Faeroe Islands</text:p>
          </table:table-cell>
          <table:table-cell office:value-type="string" table:style-name="ce1">
            <text:p>https://rtais.wto.org/UI/PublicShowRTAIDCard.aspx?rtaid=110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assets.publishing.service.gov.uk/government/uploads/system/uploads/attachment_data/file/780113/CS_Denmark_1.2019_FTA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103</text:p>
          </table:table-cell>
          <table:table-cell office:value-type="string" table:style-name="ce1">
            <text:p>United Kingdom - Georgia</text:p>
          </table:table-cell>
          <table:table-cell office:value-type="string" table:style-name="ce1">
            <text:p>https://rtais.wto.org/UI/PublicShowRTAIDCard.aspx?rtaid=110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assets.publishing.service.gov.uk/government/uploads/system/uploads/attachment_data/file/844167/CS_Georgia_1.2019_UK_Georgia_Strategic_Partnership_and_Cooperation_Agreemen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104</text:p>
          </table:table-cell>
          <table:table-cell office:value-type="string" table:style-name="ce1">
            <text:p>United Kingdom - Norway and Iceland</text:p>
          </table:table-cell>
          <table:table-cell office:value-type="string" table:style-name="ce1">
            <text:p>https://rtais.wto.org/UI/PublicShowRTAIDCard.aspx?rtaid=1104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s://assets.publishing.service.gov.uk/government/uploads/system/uploads/attachment_data/file/944837/MS_8.2020_Agreement_Trade_in_Goods_between_the_UK__Norway___Iceland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105</text:p>
          </table:table-cell>
          <table:table-cell office:value-type="string" table:style-name="ce1">
            <text:p>United Kingdom - Israel</text:p>
          </table:table-cell>
          <table:table-cell office:value-type="string" table:style-name="ce1">
            <text:p>https://rtais.wto.org/UI/PublicShowRTAIDCard.aspx?rtaid=110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assets.publishing.service.gov.uk/government/uploads/system/uploads/attachment_data/file/781440/CS_Israel_1.2019_Trade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106</text:p>
          </table:table-cell>
          <table:table-cell office:value-type="string" table:style-name="ce1">
            <text:p>United Kingdom - Jordan</text:p>
          </table:table-cell>
          <table:table-cell office:value-type="string" table:style-name="ce1">
            <text:p>https://rtais.wto.org/UI/PublicShowRTAIDCard.aspx?rtaid=110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gov.uk/government/publications/ukjordan-agreement-establishing-an-association-cs-jordan-no12019</text:p>
          </table:table-cell>
          <table:table-cell/>
          <table:table-cell/>
        </table:table-row>
        <table:table-row table:style-name="ro1">
          <table:table-cell office:value-type="string" table:style-name="ce1">
            <text:p>1107</text:p>
          </table:table-cell>
          <table:table-cell office:value-type="string" table:style-name="ce1">
            <text:p>United Kingdom - Kosovo</text:p>
          </table:table-cell>
          <table:table-cell office:value-type="string" table:style-name="ce1">
            <text:p>https://rtais.wto.org/UI/PublicShowRTAIDCard.aspx?rtaid=110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assets.publishing.service.gov.uk/government/uploads/system/uploads/attachment_data/file/854384/CS_Kosovo_1.2019_UK_Kosovo_Partnership__Trade_and_Cooperation_Agreemen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108</text:p>
          </table:table-cell>
          <table:table-cell office:value-type="string" table:style-name="ce1">
            <text:p>United Kingdom - Lebanon</text:p>
          </table:table-cell>
          <table:table-cell office:value-type="string" table:style-name="ce1">
            <text:p>https://rtais.wto.org/UI/PublicShowRTAIDCard.aspx?rtaid=110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assets.publishing.service.gov.uk/government/uploads/system/uploads/attachment_data/file/840961/CS_Lebanon_1.2019_Agreement_establishing_an_Association_between_the_United_Kingdom_of_Great_Britain_and_Northern_Ireland_and_the_Republic_of_Lebanon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110</text:p>
          </table:table-cell>
          <table:table-cell office:value-type="string" table:style-name="ce1">
            <text:p>United Kingdom - Morocco</text:p>
          </table:table-cell>
          <table:table-cell office:value-type="string" table:style-name="ce1">
            <text:p>https://rtais.wto.org/UI/PublicShowRTAIDCard.aspx?rtaid=111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assets.publishing.service.gov.uk/government/uploads/system/uploads/attachment_data/file/854581/CS_Morocco_2.2019_UK_Morocco_Agreement_establishing_an_Association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111</text:p>
          </table:table-cell>
          <table:table-cell office:value-type="string" table:style-name="ce1">
            <text:p>United Kingdom - Pacific States</text:p>
          </table:table-cell>
          <table:table-cell office:value-type="string" table:style-name="ce1">
            <text:p>https://rtais.wto.org/UI/PublicShowRTAIDCard.aspx?rtaid=111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gov.uk/government/publications/ms-no152019-interim-economic-partnership-agreement-between-the-united-kingdom-of-great-britain-and-northern-ireland-and-the-pacific-states</text:p>
          </table:table-cell>
          <table:table-cell/>
          <table:table-cell/>
        </table:table-row>
        <table:table-row table:style-name="ro1">
          <table:table-cell office:value-type="string" table:style-name="ce1">
            <text:p>1112</text:p>
          </table:table-cell>
          <table:table-cell office:value-type="string" table:style-name="ce1">
            <text:p>United Kingdom - Palestine</text:p>
          </table:table-cell>
          <table:table-cell office:value-type="string" table:style-name="ce1">
            <text:p>https://rtais.wto.org/UI/PublicShowRTAIDCard.aspx?rtaid=111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assets.publishing.service.gov.uk/government/uploads/system/uploads/attachment_data/file/781389/MS_14.2019_IPTP_PLO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113</text:p>
          </table:table-cell>
          <table:table-cell office:value-type="string" table:style-name="ce1">
            <text:p>United Kingdom - Korea, Republic of</text:p>
          </table:table-cell>
          <table:table-cell office:value-type="string" table:style-name="ce1">
            <text:p>https://rtais.wto.org/UI/PublicShowRTAIDCard.aspx?rtaid=111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gov.uk/government/publications/ukkorea-free-trade-agreement-with-exchange-of-notes-cs-korea-no12019</text:p>
          </table:table-cell>
          <table:table-cell/>
          <table:table-cell/>
        </table:table-row>
        <table:table-row table:style-name="ro1">
          <table:table-cell office:value-type="string" table:style-name="ce1">
            <text:p>1114</text:p>
          </table:table-cell>
          <table:table-cell office:value-type="string" table:style-name="ce1">
            <text:p>United Kingdom - SACU and Mozambique</text:p>
          </table:table-cell>
          <table:table-cell office:value-type="string" table:style-name="ce1">
            <text:p>https://rtais.wto.org/UI/PublicShowRTAIDCard.aspx?rtaid=111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www.sacu.int/docs/agreements/2021/SACU-Mozambique-UK-EPA-EN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115</text:p>
          </table:table-cell>
          <table:table-cell office:value-type="string" table:style-name="ce1">
            <text:p>United Kingdom - Switzerland - Liechtenstein</text:p>
          </table:table-cell>
          <table:table-cell office:value-type="string" table:style-name="ce1">
            <text:p>https://rtais.wto.org/UI/PublicShowRTAIDCard.aspx?rtaid=111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gov.uk/government/publications/cs-switzerland-no42019-ukswitzerland-trade-agreement</text:p>
          </table:table-cell>
          <table:table-cell office:value-type="string" table:style-name="ce1">
            <text:p>https://www.seco.admin.ch/seco/fr/home/Aussenwirtschaftspolitik_Wirtschaftliche_Zusammenarbeit/Wirtschaftsbeziehungen/brexit.html</text:p>
          </table:table-cell>
          <table:table-cell/>
        </table:table-row>
        <table:table-row table:style-name="ro1">
          <table:table-cell office:value-type="string" table:style-name="ce1">
            <text:p>1116</text:p>
          </table:table-cell>
          <table:table-cell office:value-type="string" table:style-name="ce1">
            <text:p>United Kingdom - Tunisia</text:p>
          </table:table-cell>
          <table:table-cell office:value-type="string" table:style-name="ce1">
            <text:p>https://rtais.wto.org/UI/PublicShowRTAIDCard.aspx?rtaid=111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gov.uk/government/publications/cs-tunisia-no12019-uktunisia-agreement-establishing-an-association</text:p>
          </table:table-cell>
          <table:table-cell/>
          <table:table-cell/>
        </table:table-row>
        <table:table-row table:style-name="ro1">
          <table:table-cell office:value-type="string" table:style-name="ce1">
            <text:p>1117</text:p>
          </table:table-cell>
          <table:table-cell office:value-type="string" table:style-name="ce1">
            <text:p>United Kingdom - Ukraine</text:p>
          </table:table-cell>
          <table:table-cell office:value-type="string" table:style-name="ce1">
            <text:p>https://rtais.wto.org/UI/PublicShowRTAIDCard.aspx?rtaid=111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assets.publishing.service.gov.uk/government/uploads/system/uploads/attachment_data/file/934935/CS_Ukraine_1.2020_UK_Ukraine_Political_Free_Trade_Strat_Partner_Agreemen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118</text:p>
          </table:table-cell>
          <table:table-cell office:value-type="string" table:style-name="ce1">
            <text:p>United Kingdom - Albania</text:p>
          </table:table-cell>
          <table:table-cell office:value-type="string" table:style-name="ce1">
            <text:p>https://rtais.wto.org/UI/PublicShowRTAIDCard.aspx?rtaid=111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gov.uk/government/publications/ukalbania-partnership-trade-and-cooperation-agreement-cs-albania-no12021</text:p>
          </table:table-cell>
          <table:table-cell/>
          <table:table-cell/>
        </table:table-row>
        <table:table-row table:style-name="ro1">
          <table:table-cell office:value-type="string" table:style-name="ce1">
            <text:p>1121</text:p>
          </table:table-cell>
          <table:table-cell office:value-type="string" table:style-name="ce1">
            <text:p>United Kingdom - Cameroon</text:p>
          </table:table-cell>
          <table:table-cell office:value-type="string" table:style-name="ce1">
            <text:p>https://rtais.wto.org/UI/PublicShowRTAIDCard.aspx?rtaid=112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gov.uk/government/publications/ukcameroon-interim-agreement-establishing-an-economic-partnership-ms-no22021</text:p>
          </table:table-cell>
          <table:table-cell/>
          <table:table-cell/>
        </table:table-row>
        <table:table-row table:style-name="ro1">
          <table:table-cell office:value-type="string" table:style-name="ce1">
            <text:p>1122</text:p>
          </table:table-cell>
          <table:table-cell office:value-type="string" table:style-name="ce1">
            <text:p>United Kingdom - Egypt</text:p>
          </table:table-cell>
          <table:table-cell office:value-type="string" table:style-name="ce1">
            <text:p>https://rtais.wto.org/UI/PublicShowRTAIDCard.aspx?rtaid=112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assets.publishing.service.gov.uk/government/uploads/system/uploads/attachment_data/file/943572/CS_Egypt_1.2020_Agreement_establishing_an_Association_with_Egyp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123</text:p>
          </table:table-cell>
          <table:table-cell office:value-type="string" table:style-name="ce1">
            <text:p>United Kingdom - Ghana</text:p>
          </table:table-cell>
          <table:table-cell office:value-type="string" table:style-name="ce1">
            <text:p>https://rtais.wto.org/UI/PublicShowRTAIDCard.aspx?rtaid=112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gov.uk/government/publications/ukghana-interim-trade-partnership-agreement-cs-ghana-no12021</text:p>
          </table:table-cell>
          <table:table-cell/>
          <table:table-cell/>
        </table:table-row>
        <table:table-row table:style-name="ro1">
          <table:table-cell office:value-type="string" table:style-name="ce1">
            <text:p>1124</text:p>
          </table:table-cell>
          <table:table-cell office:value-type="string" table:style-name="ce1">
            <text:p>United Kingdom - Mexico</text:p>
          </table:table-cell>
          <table:table-cell office:value-type="string" table:style-name="ce1">
            <text:p>https://rtais.wto.org/UI/PublicShowRTAIDCard.aspx?rtaid=112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gov.uk/government/publications/ukmexico-trade-continuity-agreement-cs-mexico-no12021</text:p>
          </table:table-cell>
          <table:table-cell/>
          <table:table-cell office:value-type="string" table:style-name="ce1">
            <text:p>http://www.dof.gob.mx/nota_detalle.php?codigo=5619907&amp;fecha=01/06/2021</text:p>
          </table:table-cell>
        </table:table-row>
        <table:table-row table:style-name="ro1">
          <table:table-cell office:value-type="string" table:style-name="ce1">
            <text:p>1125</text:p>
          </table:table-cell>
          <table:table-cell office:value-type="string" table:style-name="ce1">
            <text:p>United Kingdom - Moldova, Republic of</text:p>
          </table:table-cell>
          <table:table-cell office:value-type="string" table:style-name="ce1">
            <text:p>https://rtais.wto.org/UI/PublicShowRTAIDCard.aspx?rtaid=112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gov.uk/government/collections/uk-moldova-strategic-partnership-trade-and-cooperation-agreement</text:p>
          </table:table-cell>
          <table:table-cell/>
          <table:table-cell/>
        </table:table-row>
        <table:table-row table:style-name="ro1">
          <table:table-cell office:value-type="string" table:style-name="ce1">
            <text:p>1126</text:p>
          </table:table-cell>
          <table:table-cell office:value-type="string" table:style-name="ce1">
            <text:p>United Kingdom - North Macedonia</text:p>
          </table:table-cell>
          <table:table-cell office:value-type="string" table:style-name="ce1">
            <text:p>https://rtais.wto.org/UI/PublicShowRTAIDCard.aspx?rtaid=112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assets.publishing.service.gov.uk/government/uploads/system/uploads/attachment_data/file/942963/CS_N_Macedonia_1.2020_Partnership_Trade_and_Cooperation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127</text:p>
          </table:table-cell>
          <table:table-cell office:value-type="string" table:style-name="ce1">
            <text:p>United Kingdom - Serbia</text:p>
          </table:table-cell>
          <table:table-cell office:value-type="string" table:style-name="ce1">
            <text:p>https://rtais.wto.org/UI/PublicShowRTAIDCard.aspx?rtaid=112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gov.uk/government/publications/ukserbia-partnership-trade-and-cooperation-agreement-cs-serbia-no12021</text:p>
          </table:table-cell>
          <table:table-cell/>
          <table:table-cell/>
        </table:table-row>
        <table:table-row table:style-name="ro1">
          <table:table-cell office:value-type="string" table:style-name="ce1">
            <text:p>1128</text:p>
          </table:table-cell>
          <table:table-cell office:value-type="string" table:style-name="ce1">
            <text:p>United Kingdom - Singapore</text:p>
          </table:table-cell>
          <table:table-cell office:value-type="string" table:style-name="ce1">
            <text:p>https://rtais.wto.org/UI/PublicShowRTAIDCard.aspx?rtaid=112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assets.publishing.service.gov.uk/government/uploads/system/uploads/attachment_data/file/944339/CS_Singapore_1.2020_Free_Trade_Agreemen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129</text:p>
          </table:table-cell>
          <table:table-cell office:value-type="string" table:style-name="ce1">
            <text:p>United Kingdom - Türkiye</text:p>
          </table:table-cell>
          <table:table-cell office:value-type="string" table:style-name="ce1">
            <text:p>https://rtais.wto.org/UI/PublicShowRTAIDCard.aspx?rtaid=112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assets.publishing.service.gov.uk/government/uploads/system/uploads/attachment_data/file/963851/CS_Turkey_1.2021_UK_Turkey_Free_Trade_Agreemen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130</text:p>
          </table:table-cell>
          <table:table-cell office:value-type="string" table:style-name="ce1">
            <text:p>United Kingdom - Viet Nam</text:p>
          </table:table-cell>
          <table:table-cell office:value-type="string" table:style-name="ce1">
            <text:p>https://rtais.wto.org/UI/PublicShowRTAIDCard.aspx?rtaid=113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assets.publishing.service.gov.uk/government/uploads/system/uploads/attachment_data/file/949053/ccs1220795270-uk-vietnam-free-trade-agreement-tex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133</text:p>
          </table:table-cell>
          <table:table-cell office:value-type="string" table:style-name="ce1">
            <text:p>United Kingdom - Canada</text:p>
          </table:table-cell>
          <table:table-cell office:value-type="string" table:style-name="ce1">
            <text:p>https://rtais.wto.org/UI/PublicShowRTAIDCard.aspx?rtaid=113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gov.uk/government/publications/ukcanada-agreement-on-trade-continuity-cs-canada-no12020</text:p>
          </table:table-cell>
          <table:table-cell office:value-type="string" table:style-name="ce1">
            <text:p>https://www.international.gc.ca/trade-commerce/trade-agreements-accords-commerciaux/agr-acc/cuktca-acccru/read_agreement-consultez_accord.aspx?lang=fra</text:p>
          </table:table-cell>
          <table:table-cell/>
        </table:table-row>
        <table:table-row table:style-name="ro1">
          <table:table-cell office:value-type="string" table:style-name="ce1">
            <text:p>1134</text:p>
          </table:table-cell>
          <table:table-cell office:value-type="string" table:style-name="ce1">
            <text:p>United Kingdom - Kenya</text:p>
          </table:table-cell>
          <table:table-cell office:value-type="string" table:style-name="ce1">
            <text:p>https://rtais.wto.org/UI/PublicShowRTAIDCard.aspx?rtaid=113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assets.publishing.service.gov.uk/government/uploads/system/uploads/attachment_data/file/945516/MS_9.2020_Economic_Partnership_Agreement_UK_Kenya_Member_of_East_Africa_Community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137</text:p>
          </table:table-cell>
          <table:table-cell office:value-type="string" table:style-name="ce1">
            <text:p>EU - United Kingdom</text:p>
          </table:table-cell>
          <table:table-cell office:value-type="string" table:style-name="ce1">
            <text:p>https://rtais.wto.org/UI/PublicShowRTAIDCard.aspx?rtaid=113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eur-lex.europa.eu/legal-content/EN/TXT/?uri=CELEX%3A22021A0430%2801%29&amp;qid=1625583778831</text:p>
          </table:table-cell>
          <table:table-cell office:value-type="string" table:style-name="ce1">
            <text:p>https://eur-lex.europa.eu/legal-content/EN/TXT/?uri=CELEX%3A22021A0430%2801%29&amp;qid=1625583778831</text:p>
          </table:table-cell>
          <table:table-cell office:value-type="string" table:style-name="ce1">
            <text:p>https://eur-lex.europa.eu/legal-content/EN/TXT/?uri=CELEX%3A22021A0430%2801%29&amp;qid=1625583778831</text:p>
          </table:table-cell>
        </table:table-row>
        <table:table-row table:style-name="ro1">
          <table:table-cell office:value-type="string" table:style-name="ce1">
            <text:p>1141</text:p>
          </table:table-cell>
          <table:table-cell office:value-type="string" table:style-name="ce1">
            <text:p>United Kingdom - Colombia</text:p>
          </table:table-cell>
          <table:table-cell office:value-type="string" table:style-name="ce1">
            <text:p>https://rtais.wto.org/UI/PublicShowRTAIDCard.aspx?rtaid=1141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https://www.gov.uk/government/publications/ms-no222019-trade-agreement-between-the-united-kingdom-of-great-britain-and-northern-ireland-of-the-one-part-and-the-republic-of-colombia-the-r</text:p>
          </table:table-cell>
          <table:table-cell/>
          <table:table-cell/>
        </table:table-row>
        <table:table-row table:style-name="ro1">
          <table:table-cell office:value-type="string" table:style-name="ce1">
            <text:p>1144</text:p>
          </table:table-cell>
          <table:table-cell office:value-type="string" table:style-name="ce1">
            <text:p>United Kingdom - Pacific States - Accession of Samoa</text:p>
          </table:table-cell>
          <table:table-cell office:value-type="string" table:style-name="ce1">
            <text:p>https://rtais.wto.org/UI/PublicShowRTAIDCard.aspx?rtaid=1144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gov.uk/government/publications/ms-no152019-interim-economic-partnership-agreement-between-the-united-kingdom-of-great-britain-and-northern-ireland-and-the-pacific-states</text:p>
          </table:table-cell>
          <table:table-cell/>
          <table:table-cell/>
        </table:table-row>
        <table:table-row table:style-name="ro1">
          <table:table-cell office:value-type="string" table:style-name="ce1">
            <text:p>1145</text:p>
          </table:table-cell>
          <table:table-cell office:value-type="string" table:style-name="ce1">
            <text:p>United Kingdom - Pacific States - Accession of Solomon Islands</text:p>
          </table:table-cell>
          <table:table-cell office:value-type="string" table:style-name="ce1">
            <text:p>https://rtais.wto.org/UI/PublicShowRTAIDCard.aspx?rtaid=114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gov.uk/government/publications/ms-no152019-interim-economic-partnership-agreement-between-the-united-kingdom-of-great-britain-and-northern-ireland-and-the-pacific-states</text:p>
          </table:table-cell>
          <table:table-cell/>
          <table:table-cell/>
        </table:table-row>
        <table:table-row table:style-name="ro1">
          <table:table-cell office:value-type="string" table:style-name="ce1">
            <text:p>1147</text:p>
          </table:table-cell>
          <table:table-cell office:value-type="string" table:style-name="ce1">
            <text:p>Ukraine - Israel</text:p>
          </table:table-cell>
          <table:table-cell office:value-type="string" table:style-name="ce1">
            <text:p>https://rtais.wto.org/UI/PublicShowRTAIDCard.aspx?rtaid=114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gov.il/BlobFolder/policy/isr-ukraine-fta/he/sahar-hutz_agreements_israel-ukraine-fta-en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148</text:p>
          </table:table-cell>
          <table:table-cell office:value-type="string" table:style-name="ce1">
            <text:p>EU - Eastern and Southern Africa States - Accession of Comoros</text:p>
          </table:table-cell>
          <table:table-cell office:value-type="string" table:style-name="ce1">
            <text:p>https://rtais.wto.org/UI/PublicShowRTAIDCard.aspx?rtaid=114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eur-lex.europa.eu/legal-content/EN/TXT/?uri=OJ%3AJOL_2012_111_R_0001_01</text:p>
          </table:table-cell>
          <table:table-cell office:value-type="string" table:style-name="ce1">
            <text:p>https://eur-lex.europa.eu/legal-content/EN/TXT/?uri=OJ%3AJOL_2012_111_R_0001_01</text:p>
          </table:table-cell>
          <table:table-cell office:value-type="string" table:style-name="ce1">
            <text:p>https://eur-lex.europa.eu/legal-content/EN/TXT/?uri=OJ%3AJOL_2012_111_R_0001_01</text:p>
          </table:table-cell>
        </table:table-row>
        <table:table-row table:style-name="ro1">
          <table:table-cell office:value-type="string" table:style-name="ce1">
            <text:p>1149</text:p>
          </table:table-cell>
          <table:table-cell office:value-type="string" table:style-name="ce1">
            <text:p>Eurasian Economic Union (EAEU) - Serbia</text:p>
          </table:table-cell>
          <table:table-cell office:value-type="string" table:style-name="ce1">
            <text:p>https://rtais.wto.org/UI/PublicShowRTAIDCard.aspx?rtaid=114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eec.eaeunion.org/upload/medialibrary/56c/Agreemen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151</text:p>
          </table:table-cell>
          <table:table-cell office:value-type="string" table:style-name="ce1">
            <text:p>Mozambique - Indonesia</text:p>
          </table:table-cell>
          <table:table-cell office:value-type="string" table:style-name="ce1">
            <text:p>https://rtais.wto.org/UI/PublicShowRTAIDCard.aspx?rtaid=115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../rtadocs/1151/TOA/English/Acordo%20Mocambique-Indonesia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152</text:p>
          </table:table-cell>
          <table:table-cell office:value-type="string" table:style-name="ce1">
            <text:p>United Kingdom - Australia</text:p>
          </table:table-cell>
          <table:table-cell office:value-type="string" table:style-name="ce1">
            <text:p>https://rtais.wto.org/UI/PublicShowRTAIDCard.aspx?rtaid=115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dfat.gov.au/trade/agreements/in-force/aukfta/official-text</text:p>
          </table:table-cell>
          <table:table-cell/>
          <table:table-cell/>
        </table:table-row>
        <table:table-row table:style-name="ro1">
          <table:table-cell office:value-type="string" table:style-name="ce1">
            <text:p>1154</text:p>
          </table:table-cell>
          <table:table-cell office:value-type="string" table:style-name="ce1">
            <text:p>EFTA - Moldova, Republic of</text:p>
          </table:table-cell>
          <table:table-cell office:value-type="string" table:style-name="ce1">
            <text:p>https://rtais.wto.org/UI/PublicShowRTAIDCard.aspx?rtaid=1154</text:p>
          </table:table-cell>
          <table:table-cell office:value-type="string" table:style-name="ce1">
            <text:p>In force for at least one Party</text:p>
          </table:table-cell>
          <table:table-cell office:value-type="string" table:style-name="ce1">
            <text:p>https://www.efta.int/sites/default/files/documents/legal-texts/free-trade-relations/moldova/EFTA-Moldova_Main_Agreemen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161</text:p>
          </table:table-cell>
          <table:table-cell office:value-type="string" table:style-name="ce1">
            <text:p>United Kingdom - New Zealand</text:p>
          </table:table-cell>
          <table:table-cell office:value-type="string" table:style-name="ce1">
            <text:p>https://rtais.wto.org/UI/PublicShowRTAIDCard.aspx?rtaid=116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mfat.govt.nz/assets/Trade-agreements/UK-NZ-FTA/NZ-UK-Free-Trade-Agreement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168</text:p>
          </table:table-cell>
          <table:table-cell office:value-type="string" table:style-name="ce1">
            <text:p>Korea, Republic of - Cambodia</text:p>
          </table:table-cell>
          <table:table-cell office:value-type="string" table:style-name="ce1">
            <text:p>https://rtais.wto.org/UI/PublicShowRTAIDCard.aspx?rtaid=116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fta.go.kr/main/situation/kfta/lov5/kh/2/</text:p>
          </table:table-cell>
          <table:table-cell/>
          <table:table-cell/>
        </table:table-row>
        <table:table-row table:style-name="ro1">
          <table:table-cell office:value-type="string" table:style-name="ce1">
            <text:p>1170</text:p>
          </table:table-cell>
          <table:table-cell office:value-type="string" table:style-name="ce1">
            <text:p>ASEAN Free Trade Area (AFTA)</text:p>
          </table:table-cell>
          <table:table-cell office:value-type="string" table:style-name="ce1">
            <text:p>https://rtais.wto.org/UI/PublicShowRTAIDCard.aspx?rtaid=117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asean.org/asean-trade-in-goods-agreement-atiga/</text:p>
          </table:table-cell>
          <table:table-cell/>
          <table:table-cell/>
        </table:table-row>
        <table:table-row table:style-name="ro1">
          <table:table-cell office:value-type="string" table:style-name="ce1">
            <text:p>1171</text:p>
          </table:table-cell>
          <table:table-cell office:value-type="string" table:style-name="ce1">
            <text:p>ASEAN Trade in Services Agreement (ATISA)</text:p>
          </table:table-cell>
          <table:table-cell office:value-type="string" table:style-name="ce1">
            <text:p>https://rtais.wto.org/UI/PublicShowRTAIDCard.aspx?rtaid=1171</text:p>
          </table:table-cell>
          <table:table-cell office:value-type="string" table:style-name="ce1">
            <text:p>In force for at least one Party</text:p>
          </table:table-cell>
          <table:table-cell office:value-type="string" table:style-name="ce1">
            <text:p>https://agreement.asean.org/media/download/20201111041414.pdf</text:p>
          </table:table-cell>
          <table:table-cell/>
          <table:table-cell/>
        </table:table-row>
        <table:table-row table:style-name="ro1">
          <table:table-cell office:value-type="string" table:style-name="ce1">
            <text:p>1173</text:p>
          </table:table-cell>
          <table:table-cell office:value-type="string" table:style-name="ce1">
            <text:p>United Kingdom - Iceland, Liechtenstein and Norway</text:p>
          </table:table-cell>
          <table:table-cell office:value-type="string" table:style-name="ce1">
            <text:p>https://rtais.wto.org/UI/PublicShowRTAIDCard.aspx?rtaid=117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gov.uk/government/publications/free-trade-agreement-between-iceland-the-principality-of-liechtenstein-and-the-kingdom-of-norway-and-the-united-kingdom-of-great-britain-and-northern</text:p>
          </table:table-cell>
          <table:table-cell/>
          <table:table-cell/>
        </table:table-row>
        <table:table-row table:style-name="ro1">
          <table:table-cell office:value-type="string" table:style-name="ce1">
            <text:p>1175</text:p>
          </table:table-cell>
          <table:table-cell office:value-type="string" table:style-name="ce1">
            <text:p>Türkiye - Bolivarian Republic of Venezuela</text:p>
          </table:table-cell>
          <table:table-cell office:value-type="string" table:style-name="ce1">
            <text:p>https://rtais.wto.org/UI/PublicShowRTAIDCard.aspx?rtaid=1175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trade.gov.tr/free-trade-agreements/venezuela</text:p>
          </table:table-cell>
          <table:table-cell/>
          <table:table-cell office:value-type="string" table:style-name="ce1">
            <text:p>https://www.tradex.com.ve/wp-content/uploads/2019/04/Acuerdo-Venezuela-Turqu%C3%ADa-1.pdf</text:p>
          </table:table-cell>
        </table:table-row>
        <table:table-row table:style-name="ro1">
          <table:table-cell office:value-type="string" table:style-name="ce1">
            <text:p>1176</text:p>
          </table:table-cell>
          <table:table-cell office:value-type="string" table:style-name="ce1">
            <text:p>EFTA - Türkiye</text:p>
          </table:table-cell>
          <table:table-cell office:value-type="string" table:style-name="ce1">
            <text:p>https://rtais.wto.org/UI/PublicShowRTAIDCard.aspx?rtaid=1176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efta.int/trade-relations/free-trade-network/turkiye</text:p>
          </table:table-cell>
          <table:table-cell/>
          <table:table-cell/>
        </table:table-row>
        <table:table-row table:style-name="ro1">
          <table:table-cell office:value-type="string" table:style-name="ce1">
            <text:p>1177</text:p>
          </table:table-cell>
          <table:table-cell office:value-type="string" table:style-name="ce1">
            <text:p>Türkiye - Bosnia and Herzegovina</text:p>
          </table:table-cell>
          <table:table-cell office:value-type="string" table:style-name="ce1">
            <text:p>https://rtais.wto.org/UI/PublicShowRTAIDCard.aspx?rtaid=1177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trade.gov.tr/free-trade-agreements/bosnia-herzegovina</text:p>
          </table:table-cell>
          <table:table-cell/>
          <table:table-cell/>
        </table:table-row>
        <table:table-row table:style-name="ro1">
          <table:table-cell office:value-type="string" table:style-name="ce1">
            <text:p>1198</text:p>
          </table:table-cell>
          <table:table-cell office:value-type="string" table:style-name="ce1">
            <text:p>India - United Arab Emirates</text:p>
          </table:table-cell>
          <table:table-cell office:value-type="string" table:style-name="ce1">
            <text:p>https://rtais.wto.org/UI/PublicShowRTAIDCard.aspx?rtaid=119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commerce.gov.in/international-trade/trade-agreements/comprehensive-economic-partnership-agreement-between-the-government-of-the-republic-of-india-and-the-government-of-the-united-arab-emirates-uae/</text:p>
          </table:table-cell>
          <table:table-cell/>
          <table:table-cell/>
        </table:table-row>
        <table:table-row table:style-name="ro1">
          <table:table-cell office:value-type="string" table:style-name="ce1">
            <text:p>1209</text:p>
          </table:table-cell>
          <table:table-cell office:value-type="string" table:style-name="ce1">
            <text:p>China - Nicaragua</text:p>
          </table:table-cell>
          <table:table-cell office:value-type="string" table:style-name="ce1">
            <text:p>https://rtais.wto.org/UI/PublicShowRTAIDCard.aspx?rtaid=120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fta.mofcom.gov.cn/nicaragua/nicaragua_special.shtml</text:p>
          </table:table-cell>
          <table:table-cell/>
          <table:table-cell office:value-type="string" table:style-name="ce1">
            <text:p>http://legislacion.asamblea.gob.ni/normaweb.nsf/($All)/15C7E3F76968DFF606258A6A00553313?OpenDocument</text:p>
          </table:table-cell>
        </table:table-row>
        <table:table-row table:style-name="ro1">
          <table:table-cell office:value-type="string" table:style-name="ce1">
            <text:p>1213</text:p>
          </table:table-cell>
          <table:table-cell office:value-type="string" table:style-name="ce1">
            <text:p>China - Ecuador</text:p>
          </table:table-cell>
          <table:table-cell office:value-type="string" table:style-name="ce1">
            <text:p>https://rtais.wto.org/UI/PublicShowRTAIDCard.aspx?rtaid=1213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fta.mofcom.gov.cn/topic/enecuador.shtml</text:p>
          </table:table-cell>
          <table:table-cell/>
          <table:table-cell office:value-type="string" table:style-name="ce1">
            <text:p>https://www.produccion.gob.ec/fta-ec/</text:p>
          </table:table-cell>
        </table:table-row>
        <table:table-row table:style-name="ro1">
          <table:table-cell office:value-type="string" table:style-name="ce1">
            <text:p>1220</text:p>
          </table:table-cell>
          <table:table-cell office:value-type="string" table:style-name="ce1">
            <text:p>EU - Kenya</text:p>
          </table:table-cell>
          <table:table-cell office:value-type="string" table:style-name="ce1">
            <text:p>https://rtais.wto.org/UI/PublicShowRTAIDCard.aspx?rtaid=122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policy.trade.ec.europa.eu/eu-trade-relationships-country-and-region/countries-and-regions/east-african-community-eac/eu-kenya-agreement/text-agreement_en</text:p>
          </table:table-cell>
          <table:table-cell/>
          <table:table-cell/>
        </table:table-row>
        <table:table-row table:style-name="ro1">
          <table:table-cell office:value-type="string" table:style-name="ce1">
            <text:p>1232</text:p>
          </table:table-cell>
          <table:table-cell office:value-type="string" table:style-name="ce1">
            <text:p>China - Serbia</text:p>
          </table:table-cell>
          <table:table-cell office:value-type="string" table:style-name="ce1">
            <text:p>https://rtais.wto.org/UI/PublicShowRTAIDCard.aspx?rtaid=1232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://fta.mofcom.gov.cn/topic/enserbia.shtml</text:p>
          </table:table-cell>
          <table:table-cell/>
          <table:table-cell/>
        </table:table-row>
        <table:table-row table:style-name="ro1">
          <table:table-cell office:value-type="string" table:style-name="ce1">
            <text:p>1248</text:p>
          </table:table-cell>
          <table:table-cell office:value-type="string" table:style-name="ce1">
            <text:p>Kazakhstan - Serbia</text:p>
          </table:table-cell>
          <table:table-cell office:value-type="string" table:style-name="ce1">
            <text:p>https://rtais.wto.org/UI/PublicShowRTAIDCard.aspx?rtaid=1248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adilet.zan.kz/rus/docs/Z1100000504</text:p>
          </table:table-cell>
          <table:table-cell/>
          <table:table-cell/>
        </table:table-row>
        <table:table-row table:style-name="ro1">
          <table:table-cell office:value-type="string" table:style-name="ce1">
            <text:p>1249</text:p>
          </table:table-cell>
          <table:table-cell office:value-type="string" table:style-name="ce1">
            <text:p>Kazakhstan - Uzbekistan</text:p>
          </table:table-cell>
          <table:table-cell office:value-type="string" table:style-name="ce1">
            <text:p>https://rtais.wto.org/UI/PublicShowRTAIDCard.aspx?rtaid=1249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adilet.zan.kz/rus/docs/Z980000224_</text:p>
          </table:table-cell>
          <table:table-cell/>
          <table:table-cell/>
        </table:table-row>
        <table:table-row table:style-name="ro1">
          <table:table-cell office:value-type="string" table:style-name="ce1">
            <text:p>1270</text:p>
          </table:table-cell>
          <table:table-cell office:value-type="string" table:style-name="ce1">
            <text:p>Canada - Ukraine</text:p>
          </table:table-cell>
          <table:table-cell office:value-type="string" table:style-name="ce1">
            <text:p>https://rtais.wto.org/UI/PublicShowRTAIDCard.aspx?rtaid=1270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international.gc.ca/trade-commerce/trade-agreements-accords-commerciaux/agr-acc/ukraine/text-texte/2023/toc-tdm.aspx?lang=eng</text:p>
          </table:table-cell>
          <table:table-cell office:value-type="string" table:style-name="ce1">
            <text:p>https://www.international.gc.ca/trade-commerce/trade-agreements-accords-commerciaux/agr-acc/ukraine/text-texte/2023/toc-tdm.aspx?lang=fra</text:p>
          </table:table-cell>
          <table:table-cell/>
        </table:table-row>
        <table:table-row table:style-name="ro1">
          <table:table-cell office:value-type="string" table:style-name="ce1">
            <text:p>1218</text:p>
          </table:table-cell>
          <table:table-cell office:value-type="string" table:style-name="ce1">
            <text:p>Comprehensive and Progressive Agreement for Trans-Pacific Partnership (CPTPP) - Accession of the United Kingdom</text:p>
          </table:table-cell>
          <table:table-cell office:value-type="string" table:style-name="ce1">
            <text:p>https://rtais.wto.org/UI/PublicShowRTAIDCard.aspx?rtaid=1218</text:p>
          </table:table-cell>
          <table:table-cell office:value-type="string" table:style-name="ce1">
            <text:p>In force for at least one Party</text:p>
          </table:table-cell>
          <table:table-cell office:value-type="string" table:style-name="ce1">
            <text:p>https://www.gov.uk/government/publications/accession-protocol-of-the-uk-to-the-cptpp</text:p>
          </table:table-cell>
          <table:table-cell/>
          <table:table-cell/>
        </table:table-row>
        <table:table-row table:style-name="ro1">
          <table:table-cell office:value-type="string" table:style-name="ce1">
            <text:p>1241</text:p>
          </table:table-cell>
          <table:table-cell office:value-type="string" table:style-name="ce1">
            <text:p>Türkiye - United Arab Emirates</text:p>
          </table:table-cell>
          <table:table-cell office:value-type="string" table:style-name="ce1">
            <text:p>https://rtais.wto.org/UI/PublicShowRTAIDCard.aspx?rtaid=1241</text:p>
          </table:table-cell>
          <table:table-cell office:value-type="string" table:style-name="ce1">
            <text:p>In Force</text:p>
          </table:table-cell>
          <table:table-cell office:value-type="string" table:style-name="ce1">
            <text:p>https://www.moec.gov.ae/documents/20121/1347101/UAE+-+Turkey+CEPA-+English+version+%28004%29.pdf/fc3cb5bc-e677-af67-756d-9f793efb8e91?t=1693550998365</text:p>
          </table:table-cell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